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379cm"/>
    </style:style>
    <style:style style:name="co19" style:family="table-column">
      <style:table-column-properties fo:break-before="auto" style:column-width="2.127cm"/>
    </style:style>
    <style:style style:name="co20" style:family="table-column">
      <style:table-column-properties fo:break-before="auto" style:column-width="1.175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401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72cm"/>
    </style:style>
    <style:style style:name="co25" style:family="table-column">
      <style:table-column-properties fo:break-before="auto" style:column-width="2.037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764cm"/>
    </style:style>
    <style:style style:name="co28" style:family="table-column">
      <style:table-column-properties fo:break-before="auto" style:column-width="1.605cm"/>
    </style:style>
    <style:style style:name="co29" style:family="table-column">
      <style:table-column-properties fo:break-before="auto" style:column-width="1.152cm"/>
    </style:style>
    <style:style style:name="co30" style:family="table-column">
      <style:table-column-properties fo:break-before="auto" style:column-width="1.356cm"/>
    </style:style>
    <style:style style:name="co31" style:family="table-column">
      <style:table-column-properties fo:break-before="auto" style:column-width="1.674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1.083cm"/>
    </style:style>
    <style:style style:name="co34" style:family="table-column">
      <style:table-column-properties fo:break-before="auto" style:column-width="1.787cm"/>
    </style:style>
    <style:style style:name="co35" style:family="table-column">
      <style:table-column-properties fo:break-before="auto" style:column-width="0.901cm"/>
    </style:style>
    <style:style style:name="co36" style:family="table-column">
      <style:table-column-properties fo:break-before="auto" style:column-width="0.788cm"/>
    </style:style>
    <style:style style:name="co37" style:family="table-column">
      <style:table-column-properties fo:break-before="auto" style:column-width="2.24cm"/>
    </style:style>
    <style:style style:name="co38" style:family="table-column">
      <style:table-column-properties fo:break-before="auto" style:column-width="0.561cm"/>
    </style:style>
    <style:style style:name="co39" style:family="table-column">
      <style:table-column-properties fo:break-before="auto" style:column-width="0.538cm"/>
    </style:style>
    <style:style style:name="co40" style:family="table-column">
      <style:table-column-properties fo:break-before="auto" style:column-width="0.517cm"/>
    </style:style>
    <style:style style:name="co41" style:family="table-column">
      <style:table-column-properties fo:break-before="auto" style:column-width="0.811cm"/>
    </style:style>
    <style:style style:name="co42" style:family="table-column">
      <style:table-column-properties fo:break-before="auto" style:column-width="1.039cm"/>
    </style:style>
    <style:style style:name="co43" style:family="table-column">
      <style:table-column-properties fo:break-before="auto" style:column-width="1.06cm"/>
    </style:style>
    <style:style style:name="co44" style:family="table-column">
      <style:table-column-properties fo:break-before="auto" style:column-width="2.332cm"/>
    </style:style>
    <style:style style:name="co45" style:family="table-column">
      <style:table-column-properties fo:break-before="auto" style:column-width="1.492cm"/>
    </style:style>
    <style:style style:name="co46" style:family="table-column">
      <style:table-column-properties fo:break-before="auto" style:column-width="0.766cm"/>
    </style:style>
    <style:style style:name="co47" style:family="table-column">
      <style:table-column-properties fo:break-before="auto" style:column-width="2.378cm"/>
    </style:style>
    <style:style style:name="co48" style:family="table-column">
      <style:table-column-properties fo:break-before="auto" style:column-width="2.286cm"/>
    </style:style>
    <style:style style:name="co49" style:family="table-column">
      <style:table-column-properties fo:break-before="auto" style:column-width="2.626cm"/>
    </style:style>
    <style:style style:name="co50" style:family="table-column">
      <style:table-column-properties fo:break-before="auto" style:column-width="0.834cm"/>
    </style:style>
    <style:style style:name="co51" style:family="table-column">
      <style:table-column-properties fo:break-before="auto" style:column-width="1.311cm"/>
    </style:style>
    <style:style style:name="co52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8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GIRONE_5f_A">
      <style:table-cell-properties fo:border="0.06pt solid #000000"/>
    </style:style>
    <style:style style:name="ce5" style:family="table-cell" style:parent-style-name="GIRONE_5f_B">
      <style:table-cell-properties fo:border="0.06pt solid #000000"/>
    </style:style>
    <style:style style:name="ce7" style:family="table-cell" style:parent-style-name="GIRONE_5f_C">
      <style:table-cell-properties fo:border="0.06pt solid #000000"/>
    </style:style>
    <style:style style:name="ce15" style:family="table-cell" style:parent-style-name="GIRONE_5f_D">
      <style:table-cell-properties fo:border="0.06pt solid #000000"/>
    </style:style>
    <style:style style:name="ce18" style:family="table-cell" style:parent-style-name="GIRONE_5f_E">
      <style:table-cell-properties fo:border="0.06pt solid #000000"/>
    </style:style>
    <style:style style:name="ce37" style:family="table-cell" style:parent-style-name="GIRONE_5f_F">
      <style:table-cell-properties fo:border="0.06pt solid #000000"/>
    </style:style>
    <style:style style:name="ce40" style:family="table-cell" style:parent-style-name="GIRONE_5f_G">
      <style:table-cell-properties fo:border="0.06pt solid #000000"/>
    </style:style>
    <style:style style:name="ce41" style:family="table-cell" style:parent-style-name="GIRONE_5f_H">
      <style:table-cell-properties fo:border="0.06pt solid #000000"/>
    </style:style>
    <style:style style:name="ce52" style:family="table-cell" style:parent-style-name="INTESTAZIONE">
      <style:table-cell-properties fo:border="0.06pt solid #000000"/>
      <style:paragraph-properties fo:margin-left="0cm"/>
    </style:style>
    <style:style style:name="ce43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3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5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31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112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113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11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92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93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97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99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7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15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121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122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129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130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131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116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7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11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134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135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145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146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1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151" style:family="table-cell" style:parent-style-name="Default">
      <style:text-properties fo:font-style="normal" style:font-style-asian="normal" style:font-style-complex="normal"/>
    </style:style>
    <style:style style:name="ce15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9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6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15" style:family="table-cell" style:parent-style-name="Default">
      <style:table-cell-properties fo:border-bottom="0.06pt dotted #000000" fo:border-left="none" fo:border-right="none" fo:border-top="0.06pt solid #000000"/>
    </style:style>
    <style:style style:name="ce27" style:family="table-cell" style:parent-style-name="Default">
      <style:table-cell-properties fo:border-bottom="0.06pt dotted #000000" fo:border-left="none" fo:border-right="none" fo:border-top="0.06pt dotted #000000"/>
    </style:style>
    <style:style style:name="ce28" style:family="table-cell" style:parent-style-name="Default">
      <style:table-cell-properties fo:border-bottom="0.06pt solid #000000" fo:border-left="none" fo:border-right="none" fo:border-top="0.06pt dotted #000000"/>
    </style:style>
    <style:style style:name="ce1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167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7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7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73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7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76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8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8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84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85" style:family="table-cell" style:parent-style-name="Default" style:data-style-name="N126">
      <style:table-cell-properties fo:border-bottom="0.06pt dotted #000000" fo:border-left="none" fo:border-right="0.06pt solid #000000" fo:border-top="0.06pt solid #000000"/>
    </style:style>
    <style:style style:name="ce186" style:family="table-cell" style:parent-style-name="Default" style:data-style-name="N126">
      <style:table-cell-properties fo:border-bottom="0.06pt dotted #000000" fo:border-left="none" fo:border-right="0.06pt solid #000000" fo:border-top="0.06pt dotted #000000"/>
    </style:style>
    <style:style style:name="ce187" style:family="table-cell" style:parent-style-name="Default" style:data-style-name="N126">
      <style:table-cell-properties fo:border-bottom="0.06pt dotted #000000" fo:border-left="none" fo:border-right="0.06pt solid #000000" fo:border-top="0.06pt dotted #000000"/>
      <style:text-properties fo:font-weight="normal" style:font-weight-asian="normal" style:font-weight-complex="normal"/>
    </style:style>
    <style:style style:name="ce188" style:family="table-cell" style:parent-style-name="Default" style:data-style-name="N126">
      <style:table-cell-properties fo:border-bottom="0.06pt solid #000000" fo:border-left="none" fo:border-right="0.06pt solid #000000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5" style:family="table-cell" style:parent-style-name="GIRONE_5f_A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216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217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21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219" style:family="table-cell" style:parent-style-name="GIRONE_5f_B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220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221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22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223" style:family="table-cell" style:parent-style-name="GIRONE_5f_C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224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225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226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227" style:family="table-cell" style:parent-style-name="GIRONE_5f_D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228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229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230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231" style:family="table-cell" style:parent-style-name="GIRONE_5f_E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232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233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234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235" style:family="table-cell" style:parent-style-name="GIRONE_5f_F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237" style:family="table-cell" style:parent-style-name="Default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23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239" style:family="table-cell" style:parent-style-name="GIRONE_5f_G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240" style:family="table-cell" style:parent-style-name="GIRONE_5f_H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41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24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243" style:family="table-cell" style:parent-style-name="GIRONE_5f_A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6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6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6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6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258" style:family="table-cell" style:parent-style-name="GIRONE_5f_B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6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6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6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6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265" style:family="table-cell" style:parent-style-name="GIRONE_5f_C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70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71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7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7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270" style:family="table-cell" style:parent-style-name="GIRONE_5f_D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7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77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7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8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275" style:family="table-cell" style:parent-style-name="GIRONE_5f_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88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8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9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9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283" style:family="table-cell" style:parent-style-name="GIRONE_5f_F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9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9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50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50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288" style:family="table-cell" style:parent-style-name="GIRONE_5f_G" style:data-style-name="N1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289" style:family="table-cell" style:parent-style-name="GIRONE_5f_H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0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291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506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0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508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50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1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51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512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1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51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515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1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51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305" style:family="table-cell" style:parent-style-name="GIRONE_5f_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19" style:family="table-cell" style:parent-style-name="Default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2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52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52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310" style:family="table-cell" style:parent-style-name="GIRONE_5f_G" style:data-style-name="N1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52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31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2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529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530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531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532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533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34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35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36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37" style:family="table-cell" style:parent-style-name="Default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0" style:base-cell-address="C_OUTPUT.U6"/>
    </style:style>
    <style:style style:name="ce57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1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5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OUTPUT.Z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OUTPUT.AE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OUTPUT.AE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OUTPUT.AF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OUTPUT.AJ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OUTPUT.AK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Valor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63" office:value-type="string" calcext:value-type="string">
            <text:p>Codice</text:p>
          </table:table-cell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Note</text:p>
          </table:table-cell>
          <table:table-cell table:style-name="ce101" office:value-type="string" calcext:value-type="string">
            <text:p>Girone</text:p>
          </table:table-cell>
          <table:table-cell table:style-name="ce33" office:value-type="string" calcext:value-type="string">
            <text:p>ID Nel Girone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12" office:value-type="string" calcext:value-type="string">
            <text:p>Nome</text:p>
          </table:table-cell>
          <table:table-cell/>
          <table:table-cell table:style-name="ce8" office:value-type="string" calcext:value-type="string">
            <text:p>N.</text:p>
            <text:p>Gara</text:p>
          </table:table-cell>
          <table:table-cell table:style-name="ce101" office:value-type="string" calcext:value-type="string">
            <text:p>Girone</text:p>
            <text:p>/</text:p>
            <text:p>Fase</text:p>
          </table:table-cell>
          <table:table-cell table:style-name="ce101" office:value-type="string" calcext:value-type="string">
            <text:p>Girone</text:p>
          </table:table-cell>
          <table:table-cell table:style-name="ce101" office:value-type="string" calcext:value-type="string">
            <text:p>Squadra</text:p>
            <text:p/>
            <text:p>A</text:p>
          </table:table-cell>
          <table:table-cell table:style-name="ce101" office:value-type="string" calcext:value-type="string">
            <text:p>Squadra</text:p>
            <text:p/>
            <text:p>B</text:p>
          </table:table-cell>
          <table:table-cell table:style-name="ce155" office:value-type="string" calcext:value-type="string">
            <text:p>Risultato</text:p>
            <text:p>Squadra</text:p>
            <text:p>A</text:p>
          </table:table-cell>
          <table:table-cell table:style-name="ce155" office:value-type="string" calcext:value-type="string">
            <text:p>Risultato</text:p>
            <text:p>Squadra</text:p>
            <text:p>B</text:p>
          </table:table-cell>
          <table:table-cell table:style-name="ce119" office:value-type="string" calcext:value-type="string">
            <text:p>Data</text:p>
          </table:table-cell>
          <table:table-cell table:style-name="ce119" office:value-type="string" calcext:value-type="string">
            <text:p>Ora</text:p>
          </table:table-cell>
          <table:table-cell table:style-name="ce101" office:value-type="string" calcext:value-type="string">
            <text:p>ID</text:p>
            <text:p>Campo</text:p>
          </table:table-cell>
          <table:table-cell table:style-name="ce12" office:value-type="string" calcext:value-type="string">
            <text:p>Nome Campo</text:p>
          </table:table-cell>
        </table:table-row>
        <table:table-row table:style-name="ro1">
          <table:table-cell table:style-name="ce10" office:value-type="string" calcext:value-type="string">
            <text:p>NOME_TORNEO</text:p>
          </table:table-cell>
          <table:table-cell table:style-name="ce13" office:value-type="string" calcext:value-type="string">
            <text:p>Torneo dell’Estat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64" table:formula="of:=[.H3]&amp;[.I3]" office:value-type="string" office:string-value="A1" calcext:value-type="string">
            <text:p>A1</text:p>
          </table:table-cell>
          <table:table-cell table:style-name="ce22" office:value-type="string" calcext:value-type="string">
            <text:p>Leoni</text:p>
          </table:table-cell>
          <table:table-cell table:style-name="ce22"/>
          <table:table-cell table:style-name="ce30" office:value-type="string" calcext:value-type="string">
            <text:p>A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3" office:value-type="string" calcext:value-type="string">
            <text:p>Cristo Re 1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14" table:formula="of:=VLOOKUP([.N3];B_PARTITE_GIRONI;2;0)" office:value-type="string" office:string-value="Girone" calcext:value-type="string">
            <text:p>Girone</text:p>
          </table:table-cell>
          <table:table-cell table:style-name="ce114" table:formula="of:=VLOOKUP([.N3];B_PARTITE_GIRONI;3;0)" office:value-type="string" office:string-value="A" calcext:value-type="string">
            <text:p>A</text:p>
          </table:table-cell>
          <table:table-cell table:style-name="ce92" table:formula="of:=VLOOKUP([.N3];B_PARTITE_GIRONI;6;0)" office:value-type="string" office:string-value="Leoni" calcext:value-type="string">
            <text:p>Leoni</text:p>
          </table:table-cell>
          <table:table-cell table:style-name="ce99" table:formula="of:=VLOOKUP([.N3];B_PARTITE_GIRONI;7;0)" office:value-type="string" office:string-value="Pantere" calcext:value-type="string">
            <text:p>Pantere</text:p>
          </table:table-cell>
          <table:table-cell table:style-name="ce156" office:value-type="float" office:value="72" calcext:value-type="float">
            <text:p>72</text:p>
          </table:table-cell>
          <table:table-cell table:style-name="ce156" office:value-type="float" office:value="49" calcext:value-type="float">
            <text:p>49</text:p>
          </table:table-cell>
          <table:table-cell table:style-name="ce120" office:value-type="date" office:date-value="2021-06-07" calcext:value-type="date">
            <text:p>lun 07/06/2021</text:p>
          </table:table-cell>
          <table:table-cell table:style-name="ce129" office:value-type="time" office:time-value="PT16H00M00S" calcext:value-type="time">
            <text:p>16:00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VLOOKUP([.W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64" table:formula="of:=[.H4]&amp;[.I4]" office:value-type="string" office:string-value="A2" calcext:value-type="string">
            <text:p>A2</text:p>
          </table:table-cell>
          <table:table-cell table:style-name="ce23" office:value-type="string" calcext:value-type="string">
            <text:p>Pantere</text:p>
          </table:table-cell>
          <table:table-cell table:style-name="ce23"/>
          <table:table-cell table:style-name="ce31" office:value-type="string" calcext:value-type="string">
            <text:p>A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38" office:value-type="string" calcext:value-type="string">
            <text:p>Cristo Re 2</text:p>
          </table:table-cell>
          <table:table-cell/>
          <table:table-cell table:style-name="ce113" office:value-type="float" office:value="2" calcext:value-type="float">
            <text:p>2</text:p>
          </table:table-cell>
          <table:table-cell table:style-name="ce31" table:formula="of:=VLOOKUP([.N4];B_PARTITE_GIRONI;2;0)" office:value-type="string" office:string-value="Girone" calcext:value-type="string">
            <text:p>Girone</text:p>
          </table:table-cell>
          <table:table-cell table:style-name="ce114" table:formula="of:=VLOOKUP([.N4];B_PARTITE_GIRONI;3;0)" office:value-type="string" office:string-value="B" calcext:value-type="string">
            <text:p>B</text:p>
          </table:table-cell>
          <table:table-cell table:style-name="ce93" table:formula="of:=VLOOKUP([.N4];B_PARTITE_GIRONI;6;0)" office:value-type="string" office:string-value="Giaguari" calcext:value-type="string">
            <text:p>Giaguari</text:p>
          </table:table-cell>
          <table:table-cell table:style-name="ce93" table:formula="of:=VLOOKUP([.N4];B_PARTITE_GIRONI;7;0)" office:value-type="string" office:string-value="Puma" calcext:value-type="string">
            <text:p>Puma</text:p>
          </table:table-cell>
          <table:table-cell table:style-name="ce157" office:value-type="float" office:value="51" calcext:value-type="float">
            <text:p>51</text:p>
          </table:table-cell>
          <table:table-cell table:style-name="ce157" office:value-type="float" office:value="67" calcext:value-type="float">
            <text:p>67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" calcext:value-type="float">
            <text:p>3</text:p>
          </table:table-cell>
          <table:table-cell table:style-name="ce64" table:formula="of:=[.H5]&amp;[.I5]" office:value-type="string" office:string-value="A3" calcext:value-type="string">
            <text:p>A3</text:p>
          </table:table-cell>
          <table:table-cell table:style-name="ce23" office:value-type="string" calcext:value-type="string">
            <text:p>Tigri</text:p>
          </table:table-cell>
          <table:table-cell table:style-name="ce23"/>
          <table:table-cell table:style-name="ce31" office:value-type="string" calcext:value-type="string">
            <text:p>A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38" office:value-type="string" calcext:value-type="string">
            <text:p>Basket Giovane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31" table:formula="of:=VLOOKUP([.N5];B_PARTITE_GIRONI;2;0)" office:value-type="string" office:string-value="Girone" calcext:value-type="string">
            <text:p>Girone</text:p>
          </table:table-cell>
          <table:table-cell table:style-name="ce114" table:formula="of:=VLOOKUP([.N5];B_PARTITE_GIRONI;3;0)" office:value-type="string" office:string-value="C" calcext:value-type="string">
            <text:p>C</text:p>
          </table:table-cell>
          <table:table-cell table:style-name="ce93" table:formula="of:=VLOOKUP([.N5];B_PARTITE_GIRONI;6;0)" office:value-type="string" office:string-value="Elefanti" calcext:value-type="string">
            <text:p>Elefanti</text:p>
          </table:table-cell>
          <table:table-cell table:style-name="ce93" table:formula="of:=VLOOKUP([.N5];B_PARTITE_GIRONI;7;0)" office:value-type="string" office:string-value="Giraffe" calcext:value-type="string">
            <text:p>Giraffe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100" calcext:value-type="float">
            <text:p>100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4" calcext:value-type="float">
            <text:p>4</text:p>
          </table:table-cell>
          <table:table-cell table:style-name="ce64" table:formula="of:=[.H6]&amp;[.I6]" office:value-type="string" office:string-value="A4" calcext:value-type="string">
            <text:p>A4</text:p>
          </table:table-cell>
          <table:table-cell table:style-name="ce23" office:value-type="string" calcext:value-type="string">
            <text:p>Ghepardi</text:p>
          </table:table-cell>
          <table:table-cell table:style-name="ce23"/>
          <table:table-cell table:style-name="ce31" office:value-type="string" calcext:value-type="string">
            <text:p>A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38" office:value-type="string" calcext:value-type="string">
            <text:p>Nuova Scuola</text:p>
          </table:table-cell>
          <table:table-cell/>
          <table:table-cell table:style-name="ce113" office:value-type="float" office:value="4" calcext:value-type="float">
            <text:p>4</text:p>
          </table:table-cell>
          <table:table-cell table:style-name="ce31" table:formula="of:=VLOOKUP([.N6];B_PARTITE_GIRONI;2;0)" office:value-type="string" office:string-value="Girone" calcext:value-type="string">
            <text:p>Girone</text:p>
          </table:table-cell>
          <table:table-cell table:style-name="ce114" table:formula="of:=VLOOKUP([.N6];B_PARTITE_GIRONI;3;0)" office:value-type="string" office:string-value="D" calcext:value-type="string">
            <text:p>D</text:p>
          </table:table-cell>
          <table:table-cell table:style-name="ce93" table:formula="of:=VLOOKUP([.N6];B_PARTITE_GIRONI;6;0)" office:value-type="string" office:string-value="Coccodrilli" calcext:value-type="string">
            <text:p>Coccodrilli</text:p>
          </table:table-cell>
          <table:table-cell table:style-name="ce93" table:formula="of:=VLOOKUP([.N6];B_PARTITE_GIRONI;7;0)" office:value-type="string" office:string-value="Pitoni" calcext:value-type="string">
            <text:p>Pitoni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float" office:value="68" calcext:value-type="float">
            <text:p>68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6H00M00S" calcext:value-type="time">
            <text:p>16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5" calcext:value-type="float">
            <text:p>5</text:p>
          </table:table-cell>
          <table:table-cell table:style-name="ce64" table:formula="of:=[.H7]&amp;[.I7]" office:value-type="string" office:string-value="B1" calcext:value-type="string">
            <text:p>B1</text:p>
          </table:table-cell>
          <table:table-cell table:style-name="ce23" office:value-type="string" calcext:value-type="string">
            <text:p>Giaguari</text:p>
          </table:table-cell>
          <table:table-cell table:style-name="ce23"/>
          <table:table-cell table:style-name="ce31" office:value-type="string" calcext:value-type="string">
            <text:p>B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38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113" office:value-type="float" office:value="5" calcext:value-type="float">
            <text:p>5</text:p>
          </table:table-cell>
          <table:table-cell table:style-name="ce31" table:formula="of:=VLOOKUP([.N7];B_PARTITE_GIRONI;2;0)" office:value-type="string" office:string-value="Girone" calcext:value-type="string">
            <text:p>Girone</text:p>
          </table:table-cell>
          <table:table-cell table:style-name="ce114" table:formula="of:=VLOOKUP([.N7];B_PARTITE_GIRONI;3;0)" office:value-type="string" office:string-value="A" calcext:value-type="string">
            <text:p>A</text:p>
          </table:table-cell>
          <table:table-cell table:style-name="ce93" table:formula="of:=VLOOKUP([.N7];B_PARTITE_GIRONI;6;0)" office:value-type="string" office:string-value="Tigri" calcext:value-type="string">
            <text:p>Tigri</text:p>
          </table:table-cell>
          <table:table-cell table:style-name="ce93" table:formula="of:=VLOOKUP([.N7];B_PARTITE_GIRONI;7;0)" office:value-type="string" office:string-value="Ghepardi" calcext:value-type="string">
            <text:p>Ghepardi</text:p>
          </table:table-cell>
          <table:table-cell table:style-name="ce157" office:value-type="float" office:value="79" calcext:value-type="float">
            <text:p>79</text:p>
          </table:table-cell>
          <table:table-cell table:style-name="ce157" office:value-type="float" office:value="48" calcext:value-type="float">
            <text:p>48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64" table:formula="of:=[.H8]&amp;[.I8]" office:value-type="string" office:string-value="B2" calcext:value-type="string">
            <text:p>B2</text:p>
          </table:table-cell>
          <table:table-cell table:style-name="ce23" office:value-type="string" calcext:value-type="string">
            <text:p>Puma</text:p>
          </table:table-cell>
          <table:table-cell table:style-name="ce23"/>
          <table:table-cell table:style-name="ce31" office:value-type="string" calcext:value-type="string">
            <text:p>B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6" calcext:value-type="float">
            <text:p>6</text:p>
          </table:table-cell>
          <table:table-cell table:style-name="ce38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113" office:value-type="float" office:value="6" calcext:value-type="float">
            <text:p>6</text:p>
          </table:table-cell>
          <table:table-cell table:style-name="ce31" table:formula="of:=VLOOKUP([.N8];B_PARTITE_GIRONI;2;0)" office:value-type="string" office:string-value="Girone" calcext:value-type="string">
            <text:p>Girone</text:p>
          </table:table-cell>
          <table:table-cell table:style-name="ce114" table:formula="of:=VLOOKUP([.N8];B_PARTITE_GIRONI;3;0)" office:value-type="string" office:string-value="B" calcext:value-type="string">
            <text:p>B</text:p>
          </table:table-cell>
          <table:table-cell table:style-name="ce93" table:formula="of:=VLOOKUP([.N8];B_PARTITE_GIRONI;6;0)" office:value-type="string" office:string-value="Linci" calcext:value-type="string">
            <text:p>Linci</text:p>
          </table:table-cell>
          <table:table-cell table:style-name="ce93" table:formula="of:=VLOOKUP([.N8];B_PARTITE_GIRONI;7;0)" office:value-type="string" office:string-value="Serval" calcext:value-type="string">
            <text:p>Serval</text:p>
          </table:table-cell>
          <table:table-cell table:style-name="ce157" office:value-type="float" office:value="88" calcext:value-type="float">
            <text:p>88</text:p>
          </table:table-cell>
          <table:table-cell table:style-name="ce157" office:value-type="float" office:value="62" calcext:value-type="float">
            <text:p>62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7" calcext:value-type="float">
            <text:p>7</text:p>
          </table:table-cell>
          <table:table-cell table:style-name="ce64" table:formula="of:=[.H9]&amp;[.I9]" office:value-type="string" office:string-value="B3" calcext:value-type="string">
            <text:p>B3</text:p>
          </table:table-cell>
          <table:table-cell table:style-name="ce23" office:value-type="string" calcext:value-type="string">
            <text:p>Linci</text:p>
          </table:table-cell>
          <table:table-cell table:style-name="ce23"/>
          <table:table-cell table:style-name="ce31" office:value-type="string" calcext:value-type="string">
            <text:p>B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7" calcext:value-type="float">
            <text:p>7</text:p>
          </table:table-cell>
          <table:table-cell table:style-name="ce38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113" office:value-type="float" office:value="7" calcext:value-type="float">
            <text:p>7</text:p>
          </table:table-cell>
          <table:table-cell table:style-name="ce31" table:formula="of:=VLOOKUP([.N9];B_PARTITE_GIRONI;2;0)" office:value-type="string" office:string-value="Girone" calcext:value-type="string">
            <text:p>Girone</text:p>
          </table:table-cell>
          <table:table-cell table:style-name="ce114" table:formula="of:=VLOOKUP([.N9];B_PARTITE_GIRONI;3;0)" office:value-type="string" office:string-value="C" calcext:value-type="string">
            <text:p>C</text:p>
          </table:table-cell>
          <table:table-cell table:style-name="ce93" table:formula="of:=VLOOKUP([.N9];B_PARTITE_GIRONI;6;0)" office:value-type="string" office:string-value="Ippopotami" calcext:value-type="string">
            <text:p>Ippopotami</text:p>
          </table:table-cell>
          <table:table-cell table:style-name="ce93" table:formula="of:=VLOOKUP([.N9];B_PARTITE_GIRONI;7;0)" office:value-type="string" office:string-value="Iguane" calcext:value-type="string">
            <text:p>Iguane</text:p>
          </table:table-cell>
          <table:table-cell table:style-name="ce157" office:value-type="float" office:value="96" calcext:value-type="float">
            <text:p>96</text:p>
          </table:table-cell>
          <table:table-cell table:style-name="ce157" office:value-type="float" office:value="25" calcext:value-type="float">
            <text:p>25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8" calcext:value-type="float">
            <text:p>8</text:p>
          </table:table-cell>
          <table:table-cell table:style-name="ce64" table:formula="of:=[.H10]&amp;[.I10]" office:value-type="string" office:string-value="B4" calcext:value-type="string">
            <text:p>B4</text:p>
          </table:table-cell>
          <table:table-cell table:style-name="ce23" office:value-type="string" calcext:value-type="string">
            <text:p>Serval</text:p>
          </table:table-cell>
          <table:table-cell table:style-name="ce23"/>
          <table:table-cell table:style-name="ce31" office:value-type="string" calcext:value-type="string">
            <text:p>B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38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113" office:value-type="float" office:value="8" calcext:value-type="float">
            <text:p>8</text:p>
          </table:table-cell>
          <table:table-cell table:style-name="ce31" table:formula="of:=VLOOKUP([.N10];B_PARTITE_GIRONI;2;0)" office:value-type="string" office:string-value="Girone" calcext:value-type="string">
            <text:p>Girone</text:p>
          </table:table-cell>
          <table:table-cell table:style-name="ce114" table:formula="of:=VLOOKUP([.N10];B_PARTITE_GIRONI;3;0)" office:value-type="string" office:string-value="D" calcext:value-type="string">
            <text:p>D</text:p>
          </table:table-cell>
          <table:table-cell table:style-name="ce93" table:formula="of:=VLOOKUP([.N10];B_PARTITE_GIRONI;6;0)" office:value-type="string" office:string-value="Aquile" calcext:value-type="string">
            <text:p>Aquile</text:p>
          </table:table-cell>
          <table:table-cell table:style-name="ce93" table:formula="of:=VLOOKUP([.N10];B_PARTITE_GIRONI;7;0)" office:value-type="string" office:string-value="Falchi" calcext:value-type="string">
            <text:p>Falchi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52" calcext:value-type="float">
            <text:p>52</text:p>
          </table:table-cell>
          <table:table-cell table:style-name="ce121" office:value-type="date" office:date-value="2021-06-07" calcext:value-type="date">
            <text:p>lun 07/06/2021</text:p>
          </table:table-cell>
          <table:table-cell table:style-name="ce130" office:value-type="time" office:time-value="PT18H00M00S" calcext:value-type="time">
            <text:p>18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9" calcext:value-type="float">
            <text:p>9</text:p>
          </table:table-cell>
          <table:table-cell table:style-name="ce64" table:formula="of:=[.H11]&amp;[.I11]" office:value-type="string" office:string-value="C1" calcext:value-type="string">
            <text:p>C1</text:p>
          </table:table-cell>
          <table:table-cell table:style-name="ce23" office:value-type="string" calcext:value-type="string">
            <text:p>Elefanti</text:p>
          </table:table-cell>
          <table:table-cell table:style-name="ce23"/>
          <table:table-cell table:style-name="ce31" office:value-type="string" calcext:value-type="string">
            <text:p>C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style-name="ce38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113" office:value-type="float" office:value="9" calcext:value-type="float">
            <text:p>9</text:p>
          </table:table-cell>
          <table:table-cell table:style-name="ce31" table:formula="of:=VLOOKUP([.N11];B_PARTITE_GIRONI;2;0)" office:value-type="string" office:string-value="Girone" calcext:value-type="string">
            <text:p>Girone</text:p>
          </table:table-cell>
          <table:table-cell table:style-name="ce114" table:formula="of:=VLOOKUP([.N11];B_PARTITE_GIRONI;3;0)" office:value-type="string" office:string-value="A" calcext:value-type="string">
            <text:p>A</text:p>
          </table:table-cell>
          <table:table-cell table:style-name="ce93" table:formula="of:=VLOOKUP([.N11];B_PARTITE_GIRONI;6;0)" office:value-type="string" office:string-value="Leoni" calcext:value-type="string">
            <text:p>Leoni</text:p>
          </table:table-cell>
          <table:table-cell table:style-name="ce93" table:formula="of:=VLOOKUP([.N11];B_PARTITE_GIRONI;7;0)" office:value-type="string" office:string-value="Tigri" calcext:value-type="string">
            <text:p>Tigri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float" office:value="22" calcext:value-type="float">
            <text:p>2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64" table:formula="of:=[.H12]&amp;[.I12]" office:value-type="string" office:string-value="C2" calcext:value-type="string">
            <text:p>C2</text:p>
          </table:table-cell>
          <table:table-cell table:style-name="ce23" office:value-type="string" calcext:value-type="string">
            <text:p>Giraffe</text:p>
          </table:table-cell>
          <table:table-cell table:style-name="ce23"/>
          <table:table-cell table:style-name="ce31" office:value-type="string" calcext:value-type="string">
            <text:p>C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38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113" office:value-type="float" office:value="10" calcext:value-type="float">
            <text:p>10</text:p>
          </table:table-cell>
          <table:table-cell table:style-name="ce31" table:formula="of:=VLOOKUP([.N12];B_PARTITE_GIRONI;2;0)" office:value-type="string" office:string-value="Girone" calcext:value-type="string">
            <text:p>Girone</text:p>
          </table:table-cell>
          <table:table-cell table:style-name="ce114" table:formula="of:=VLOOKUP([.N12];B_PARTITE_GIRONI;3;0)" office:value-type="string" office:string-value="B" calcext:value-type="string">
            <text:p>B</text:p>
          </table:table-cell>
          <table:table-cell table:style-name="ce93" table:formula="of:=VLOOKUP([.N12];B_PARTITE_GIRONI;6;0)" office:value-type="string" office:string-value="Giaguari" calcext:value-type="string">
            <text:p>Giaguari</text:p>
          </table:table-cell>
          <table:table-cell table:style-name="ce93" table:formula="of:=VLOOKUP([.N12];B_PARTITE_GIRONI;7;0)" office:value-type="string" office:string-value="Linci" calcext:value-type="string">
            <text:p>Linci</text:p>
          </table:table-cell>
          <table:table-cell table:style-name="ce157" office:value-type="float" office:value="47" calcext:value-type="float">
            <text:p>47</text:p>
          </table:table-cell>
          <table:table-cell table:style-name="ce157" office:value-type="float" office:value="56" calcext:value-type="float">
            <text:p>56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table:style-name="ce64" table:formula="of:=[.H13]&amp;[.I13]" office:value-type="string" office:string-value="C3" calcext:value-type="string">
            <text:p>C3</text:p>
          </table:table-cell>
          <table:table-cell table:style-name="ce23" office:value-type="string" calcext:value-type="string">
            <text:p>Ippopotami</text:p>
          </table:table-cell>
          <table:table-cell table:style-name="ce23"/>
          <table:table-cell table:style-name="ce31" office:value-type="string" calcext:value-type="string">
            <text:p>C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38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113" office:value-type="float" office:value="11" calcext:value-type="float">
            <text:p>11</text:p>
          </table:table-cell>
          <table:table-cell table:style-name="ce31" table:formula="of:=VLOOKUP([.N13];B_PARTITE_GIRONI;2;0)" office:value-type="string" office:string-value="Girone" calcext:value-type="string">
            <text:p>Girone</text:p>
          </table:table-cell>
          <table:table-cell table:style-name="ce114" table:formula="of:=VLOOKUP([.N13];B_PARTITE_GIRONI;3;0)" office:value-type="string" office:string-value="C" calcext:value-type="string">
            <text:p>C</text:p>
          </table:table-cell>
          <table:table-cell table:style-name="ce93" table:formula="of:=VLOOKUP([.N13];B_PARTITE_GIRONI;6;0)" office:value-type="string" office:string-value="Elefanti" calcext:value-type="string">
            <text:p>Elefanti</text:p>
          </table:table-cell>
          <table:table-cell table:style-name="ce93" table:formula="of:=VLOOKUP([.N13];B_PARTITE_GIRONI;7;0)" office:value-type="string" office:string-value="Ippopotami" calcext:value-type="string">
            <text:p>Ippopotami</text:p>
          </table:table-cell>
          <table:table-cell table:style-name="ce157" office:value-type="float" office:value="66" calcext:value-type="float">
            <text:p>66</text:p>
          </table:table-cell>
          <table:table-cell table:style-name="ce157" office:value-type="float" office:value="95" calcext:value-type="float">
            <text:p>95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table:style-name="ce64" table:formula="of:=[.H14]&amp;[.I14]" office:value-type="string" office:string-value="C4" calcext:value-type="string">
            <text:p>C4</text:p>
          </table:table-cell>
          <table:table-cell table:style-name="ce23" office:value-type="string" calcext:value-type="string">
            <text:p>Iguane</text:p>
          </table:table-cell>
          <table:table-cell table:style-name="ce23"/>
          <table:table-cell table:style-name="ce31" office:value-type="string" calcext:value-type="string">
            <text:p>C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38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113" office:value-type="float" office:value="12" calcext:value-type="float">
            <text:p>12</text:p>
          </table:table-cell>
          <table:table-cell table:style-name="ce31" table:formula="of:=VLOOKUP([.N14];B_PARTITE_GIRONI;2;0)" office:value-type="string" office:string-value="Girone" calcext:value-type="string">
            <text:p>Girone</text:p>
          </table:table-cell>
          <table:table-cell table:style-name="ce114" table:formula="of:=VLOOKUP([.N14];B_PARTITE_GIRONI;3;0)" office:value-type="string" office:string-value="D" calcext:value-type="string">
            <text:p>D</text:p>
          </table:table-cell>
          <table:table-cell table:style-name="ce93" table:formula="of:=VLOOKUP([.N14];B_PARTITE_GIRONI;6;0)" office:value-type="string" office:string-value="Coccodrilli" calcext:value-type="string">
            <text:p>Coccodrilli</text:p>
          </table:table-cell>
          <table:table-cell table:style-name="ce93" table:formula="of:=VLOOKUP([.N14];B_PARTITE_GIRONI;7;0)" office:value-type="string" office:string-value="Aquile" calcext:value-type="string">
            <text:p>Aquile</text:p>
          </table:table-cell>
          <table:table-cell table:style-name="ce157" office:value-type="float" office:value="21" calcext:value-type="float">
            <text:p>21</text:p>
          </table:table-cell>
          <table:table-cell table:style-name="ce157" office:value-type="float" office:value="29" calcext:value-type="float">
            <text:p>29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table:style-name="ce64" table:formula="of:=[.H15]&amp;[.I15]" office:value-type="string" office:string-value="D1" calcext:value-type="string">
            <text:p>D1</text:p>
          </table:table-cell>
          <table:table-cell table:style-name="ce23" office:value-type="string" calcext:value-type="string">
            <text:p>Coccodrilli</text:p>
          </table:table-cell>
          <table:table-cell table:style-name="ce23"/>
          <table:table-cell table:style-name="ce31" office:value-type="string" calcext:value-type="string">
            <text:p>D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3" calcext:value-type="float">
            <text:p>13</text:p>
          </table:table-cell>
          <table:table-cell table:style-name="ce38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113" office:value-type="float" office:value="13" calcext:value-type="float">
            <text:p>13</text:p>
          </table:table-cell>
          <table:table-cell table:style-name="ce31" table:formula="of:=VLOOKUP([.N15];B_PARTITE_GIRONI;2;0)" office:value-type="string" office:string-value="Girone" calcext:value-type="string">
            <text:p>Girone</text:p>
          </table:table-cell>
          <table:table-cell table:style-name="ce114" table:formula="of:=VLOOKUP([.N15];B_PARTITE_GIRONI;3;0)" office:value-type="string" office:string-value="A" calcext:value-type="string">
            <text:p>A</text:p>
          </table:table-cell>
          <table:table-cell table:style-name="ce93" table:formula="of:=VLOOKUP([.N15];B_PARTITE_GIRONI;6;0)" office:value-type="string" office:string-value="Pantere" calcext:value-type="string">
            <text:p>Pantere</text:p>
          </table:table-cell>
          <table:table-cell table:style-name="ce93" table:formula="of:=VLOOKUP([.N15];B_PARTITE_GIRONI;7;0)" office:value-type="string" office:string-value="Ghepardi" calcext:value-type="string">
            <text:p>Ghepardi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21" calcext:value-type="float">
            <text:p>21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table:style-name="ce64" table:formula="of:=[.H16]&amp;[.I16]" office:value-type="string" office:string-value="D2" calcext:value-type="string">
            <text:p>D2</text:p>
          </table:table-cell>
          <table:table-cell table:style-name="ce23" office:value-type="string" calcext:value-type="string">
            <text:p>Pitoni</text:p>
          </table:table-cell>
          <table:table-cell table:style-name="ce23"/>
          <table:table-cell table:style-name="ce31" office:value-type="string" calcext:value-type="string">
            <text:p>D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38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113" office:value-type="float" office:value="14" calcext:value-type="float">
            <text:p>14</text:p>
          </table:table-cell>
          <table:table-cell table:style-name="ce31" table:formula="of:=VLOOKUP([.N16];B_PARTITE_GIRONI;2;0)" office:value-type="string" office:string-value="Girone" calcext:value-type="string">
            <text:p>Girone</text:p>
          </table:table-cell>
          <table:table-cell table:style-name="ce114" table:formula="of:=VLOOKUP([.N16];B_PARTITE_GIRONI;3;0)" office:value-type="string" office:string-value="B" calcext:value-type="string">
            <text:p>B</text:p>
          </table:table-cell>
          <table:table-cell table:style-name="ce93" table:formula="of:=VLOOKUP([.N16];B_PARTITE_GIRONI;6;0)" office:value-type="string" office:string-value="Puma" calcext:value-type="string">
            <text:p>Puma</text:p>
          </table:table-cell>
          <table:table-cell table:style-name="ce93" table:formula="of:=VLOOKUP([.N16];B_PARTITE_GIRONI;7;0)" office:value-type="string" office:string-value="Serval" calcext:value-type="string">
            <text:p>Serval</text:p>
          </table:table-cell>
          <table:table-cell table:style-name="ce157" office:value-type="float" office:value="45" calcext:value-type="float">
            <text:p>45</text:p>
          </table:table-cell>
          <table:table-cell table:style-name="ce157" office:value-type="float" office:value="68" calcext:value-type="float">
            <text:p>68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table:style-name="ce64" table:formula="of:=[.H17]&amp;[.I17]" office:value-type="string" office:string-value="D3" calcext:value-type="string">
            <text:p>D3</text:p>
          </table:table-cell>
          <table:table-cell table:style-name="ce23" office:value-type="string" calcext:value-type="string">
            <text:p>Aquile</text:p>
          </table:table-cell>
          <table:table-cell table:style-name="ce23"/>
          <table:table-cell table:style-name="ce31" office:value-type="string" calcext:value-type="string">
            <text:p>D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5" calcext:value-type="float">
            <text:p>15</text:p>
          </table:table-cell>
          <table:table-cell table:style-name="ce38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113" office:value-type="float" office:value="15" calcext:value-type="float">
            <text:p>15</text:p>
          </table:table-cell>
          <table:table-cell table:style-name="ce31" table:formula="of:=VLOOKUP([.N17];B_PARTITE_GIRONI;2;0)" office:value-type="string" office:string-value="Girone" calcext:value-type="string">
            <text:p>Girone</text:p>
          </table:table-cell>
          <table:table-cell table:style-name="ce114" table:formula="of:=VLOOKUP([.N17];B_PARTITE_GIRONI;3;0)" office:value-type="string" office:string-value="C" calcext:value-type="string">
            <text:p>C</text:p>
          </table:table-cell>
          <table:table-cell table:style-name="ce93" table:formula="of:=VLOOKUP([.N17];B_PARTITE_GIRONI;6;0)" office:value-type="string" office:string-value="Giraffe" calcext:value-type="string">
            <text:p>Giraffe</text:p>
          </table:table-cell>
          <table:table-cell table:style-name="ce93" table:formula="of:=VLOOKUP([.N17];B_PARTITE_GIRONI;7;0)" office:value-type="string" office:string-value="Iguane" calcext:value-type="string">
            <text:p>Iguane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float" office:value="34" calcext:value-type="float">
            <text:p>3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16" calcext:value-type="float">
            <text:p>16</text:p>
          </table:table-cell>
          <table:table-cell table:style-name="ce64" table:formula="of:=[.H18]&amp;[.I18]" office:value-type="string" office:string-value="D4" calcext:value-type="string">
            <text:p>D4</text:p>
          </table:table-cell>
          <table:table-cell table:style-name="ce23" office:value-type="string" calcext:value-type="string">
            <text:p>Falchi</text:p>
          </table:table-cell>
          <table:table-cell table:style-name="ce23"/>
          <table:table-cell table:style-name="ce31" office:value-type="string" calcext:value-type="string">
            <text:p>D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16" calcext:value-type="float">
            <text:p>16</text:p>
          </table:table-cell>
          <table:table-cell table:style-name="ce38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113" office:value-type="float" office:value="16" calcext:value-type="float">
            <text:p>16</text:p>
          </table:table-cell>
          <table:table-cell table:style-name="ce31" table:formula="of:=VLOOKUP([.N18];B_PARTITE_GIRONI;2;0)" office:value-type="string" office:string-value="Girone" calcext:value-type="string">
            <text:p>Girone</text:p>
          </table:table-cell>
          <table:table-cell table:style-name="ce114" table:formula="of:=VLOOKUP([.N18];B_PARTITE_GIRONI;3;0)" office:value-type="string" office:string-value="D" calcext:value-type="string">
            <text:p>D</text:p>
          </table:table-cell>
          <table:table-cell table:style-name="ce93" table:formula="of:=VLOOKUP([.N18];B_PARTITE_GIRONI;6;0)" office:value-type="string" office:string-value="Pitoni" calcext:value-type="string">
            <text:p>Pitoni</text:p>
          </table:table-cell>
          <table:table-cell table:style-name="ce93" table:formula="of:=VLOOKUP([.N18];B_PARTITE_GIRONI;7;0)" office:value-type="string" office:string-value="Falchi" calcext:value-type="string">
            <text:p>Falchi</text:p>
          </table:table-cell>
          <table:table-cell table:style-name="ce157" office:value-type="float" office:value="83" calcext:value-type="float">
            <text:p>83</text:p>
          </table:table-cell>
          <table:table-cell table:style-name="ce157" office:value-type="float" office:value="57" calcext:value-type="float">
            <text:p>57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17" calcext:value-type="float">
            <text:p>17</text:p>
          </table:table-cell>
          <table:table-cell table:style-name="ce64" table:formula="of:=[.H19]&amp;[.I19]" office:value-type="string" office:string-value="E1" calcext:value-type="string">
            <text:p>E1</text:p>
          </table:table-cell>
          <table:table-cell table:style-name="ce23" office:value-type="string" calcext:value-type="string">
            <text:p>Bisonti</text:p>
          </table:table-cell>
          <table:table-cell table:style-name="ce23"/>
          <table:table-cell table:style-name="ce31" office:value-type="string" calcext:value-type="string">
            <text:p>E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17" calcext:value-type="float">
            <text:p>17</text:p>
          </table:table-cell>
          <table:table-cell table:style-name="ce38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113" office:value-type="float" office:value="17" calcext:value-type="float">
            <text:p>17</text:p>
          </table:table-cell>
          <table:table-cell table:style-name="ce31" table:formula="of:=VLOOKUP([.N19];B_PARTITE_GIRONI;2;0)" office:value-type="string" office:string-value="Girone" calcext:value-type="string">
            <text:p>Girone</text:p>
          </table:table-cell>
          <table:table-cell table:style-name="ce114" table:formula="of:=VLOOKUP([.N19];B_PARTITE_GIRONI;3;0)" office:value-type="string" office:string-value="E" calcext:value-type="string">
            <text:p>E</text:p>
          </table:table-cell>
          <table:table-cell table:style-name="ce93" table:formula="of:=VLOOKUP([.N19];B_PARTITE_GIRONI;6;0)" office:value-type="string" office:string-value="Bisonti" calcext:value-type="string">
            <text:p>Bisonti</text:p>
          </table:table-cell>
          <table:table-cell table:style-name="ce93" table:formula="of:=VLOOKUP([.N19];B_PARTITE_GIRONI;7;0)" office:value-type="string" office:string-value="Bufali" calcext:value-type="string">
            <text:p>Bufali</text:p>
          </table:table-cell>
          <table:table-cell table:style-name="ce157" office:value-type="float" office:value="86" calcext:value-type="float">
            <text:p>86</text:p>
          </table:table-cell>
          <table:table-cell table:style-name="ce157" office:value-type="float" office:value="97" calcext:value-type="float">
            <text:p>97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18" calcext:value-type="float">
            <text:p>18</text:p>
          </table:table-cell>
          <table:table-cell table:style-name="ce64" table:formula="of:=[.H20]&amp;[.I20]" office:value-type="string" office:string-value="E2" calcext:value-type="string">
            <text:p>E2</text:p>
          </table:table-cell>
          <table:table-cell table:style-name="ce23" office:value-type="string" calcext:value-type="string">
            <text:p>Bufali</text:p>
          </table:table-cell>
          <table:table-cell table:style-name="ce23"/>
          <table:table-cell table:style-name="ce31" office:value-type="string" calcext:value-type="string">
            <text:p>E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18" calcext:value-type="float">
            <text:p>18</text:p>
          </table:table-cell>
          <table:table-cell table:style-name="ce38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113" office:value-type="float" office:value="18" calcext:value-type="float">
            <text:p>18</text:p>
          </table:table-cell>
          <table:table-cell table:style-name="ce31" table:formula="of:=VLOOKUP([.N20];B_PARTITE_GIRONI;2;0)" office:value-type="string" office:string-value="Girone" calcext:value-type="string">
            <text:p>Girone</text:p>
          </table:table-cell>
          <table:table-cell table:style-name="ce114" table:formula="of:=VLOOKUP([.N20];B_PARTITE_GIRONI;3;0)" office:value-type="string" office:string-value="F" calcext:value-type="string">
            <text:p>F</text:p>
          </table:table-cell>
          <table:table-cell table:style-name="ce93" table:formula="of:=VLOOKUP([.N20];B_PARTITE_GIRONI;6;0)" office:value-type="string" office:string-value="Balene" calcext:value-type="string">
            <text:p>Balene</text:p>
          </table:table-cell>
          <table:table-cell table:style-name="ce93" table:formula="of:=VLOOKUP([.N20];B_PARTITE_GIRONI;7;0)" office:value-type="string" office:string-value="Gabbiani" calcext:value-type="string">
            <text:p>Gabbiani</text:p>
          </table:table-cell>
          <table:table-cell table:style-name="ce157" office:value-type="float" office:value="61" calcext:value-type="float">
            <text:p>61</text:p>
          </table:table-cell>
          <table:table-cell table:style-name="ce157" office:value-type="float" office:value="41" calcext:value-type="float">
            <text:p>41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19" calcext:value-type="float">
            <text:p>19</text:p>
          </table:table-cell>
          <table:table-cell table:style-name="ce64" table:formula="of:=[.H21]&amp;[.I21]" office:value-type="string" office:string-value="E3" calcext:value-type="string">
            <text:p>E3</text:p>
          </table:table-cell>
          <table:table-cell table:style-name="ce23" office:value-type="string" calcext:value-type="string">
            <text:p>Cervi</text:p>
          </table:table-cell>
          <table:table-cell table:style-name="ce23"/>
          <table:table-cell table:style-name="ce31" office:value-type="string" calcext:value-type="string">
            <text:p>E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19" calcext:value-type="float">
            <text:p>19</text:p>
          </table:table-cell>
          <table:table-cell table:style-name="ce38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113" office:value-type="float" office:value="19" calcext:value-type="float">
            <text:p>19</text:p>
          </table:table-cell>
          <table:table-cell table:style-name="ce31" table:formula="of:=VLOOKUP([.N21];B_PARTITE_GIRONI;2;0)" office:value-type="string" office:string-value="Girone" calcext:value-type="string">
            <text:p>Girone</text:p>
          </table:table-cell>
          <table:table-cell table:style-name="ce114" table:formula="of:=VLOOKUP([.N21];B_PARTITE_GIRONI;3;0)" office:value-type="string" office:string-value="G" calcext:value-type="string">
            <text:p>G</text:p>
          </table:table-cell>
          <table:table-cell table:style-name="ce93" table:formula="of:=VLOOKUP([.N21];B_PARTITE_GIRONI;6;0)" office:value-type="string" office:string-value="Istrici" calcext:value-type="string">
            <text:p>Istrici</text:p>
          </table:table-cell>
          <table:table-cell table:style-name="ce93" table:formula="of:=VLOOKUP([.N21];B_PARTITE_GIRONI;7;0)" office:value-type="string" office:string-value="Gorilla" calcext:value-type="string">
            <text:p>Gorilla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55" calcext:value-type="float">
            <text:p>55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64" table:formula="of:=[.H22]&amp;[.I22]" office:value-type="string" office:string-value="E4" calcext:value-type="string">
            <text:p>E4</text:p>
          </table:table-cell>
          <table:table-cell table:style-name="ce23" office:value-type="string" calcext:value-type="string">
            <text:p>Cinghiali</text:p>
          </table:table-cell>
          <table:table-cell table:style-name="ce23"/>
          <table:table-cell table:style-name="ce31" office:value-type="string" calcext:value-type="string">
            <text:p>E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38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113" office:value-type="float" office:value="20" calcext:value-type="float">
            <text:p>20</text:p>
          </table:table-cell>
          <table:table-cell table:style-name="ce31" table:formula="of:=VLOOKUP([.N22];B_PARTITE_GIRONI;2;0)" office:value-type="string" office:string-value="Girone" calcext:value-type="string">
            <text:p>Girone</text:p>
          </table:table-cell>
          <table:table-cell table:style-name="ce114" table:formula="of:=VLOOKUP([.N22];B_PARTITE_GIRONI;3;0)" office:value-type="string" office:string-value="H" calcext:value-type="string">
            <text:p>H</text:p>
          </table:table-cell>
          <table:table-cell table:style-name="ce93" table:formula="of:=VLOOKUP([.N22];B_PARTITE_GIRONI;6;0)" office:value-type="string" office:string-value="Piranha" calcext:value-type="string">
            <text:p>Piranha</text:p>
          </table:table-cell>
          <table:table-cell table:style-name="ce93" table:formula="of:=VLOOKUP([.N22];B_PARTITE_GIRONI;7;0)" office:value-type="string" office:string-value="Scorpioni" calcext:value-type="string">
            <text:p>Scorpioni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93" calcext:value-type="float">
            <text:p>93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1" calcext:value-type="float">
            <text:p>21</text:p>
          </table:table-cell>
          <table:table-cell table:style-name="ce64" table:formula="of:=[.H23]&amp;[.I23]" office:value-type="string" office:string-value="F1" calcext:value-type="string">
            <text:p>F1</text:p>
          </table:table-cell>
          <table:table-cell table:style-name="ce23" office:value-type="string" calcext:value-type="string">
            <text:p>Balene</text:p>
          </table:table-cell>
          <table:table-cell table:style-name="ce23"/>
          <table:table-cell table:style-name="ce31" office:value-type="string" calcext:value-type="string">
            <text:p>F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38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113" office:value-type="float" office:value="21" calcext:value-type="float">
            <text:p>21</text:p>
          </table:table-cell>
          <table:table-cell table:style-name="ce31" table:formula="of:=VLOOKUP([.N23];B_PARTITE_GIRONI;2;0)" office:value-type="string" office:string-value="Girone" calcext:value-type="string">
            <text:p>Girone</text:p>
          </table:table-cell>
          <table:table-cell table:style-name="ce114" table:formula="of:=VLOOKUP([.N23];B_PARTITE_GIRONI;3;0)" office:value-type="string" office:string-value="E" calcext:value-type="string">
            <text:p>E</text:p>
          </table:table-cell>
          <table:table-cell table:style-name="ce93" table:formula="of:=VLOOKUP([.N23];B_PARTITE_GIRONI;6;0)" office:value-type="string" office:string-value="Cervi" calcext:value-type="string">
            <text:p>Cervi</text:p>
          </table:table-cell>
          <table:table-cell table:style-name="ce93" table:formula="of:=VLOOKUP([.N23];B_PARTITE_GIRONI;7;0)" office:value-type="string" office:string-value="Cinghiali" calcext:value-type="string">
            <text:p>Cinghiali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20" calcext:value-type="float">
            <text:p>20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2" calcext:value-type="float">
            <text:p>22</text:p>
          </table:table-cell>
          <table:table-cell table:style-name="ce64" table:formula="of:=[.H24]&amp;[.I24]" office:value-type="string" office:string-value="F2" calcext:value-type="string">
            <text:p>F2</text:p>
          </table:table-cell>
          <table:table-cell table:style-name="ce23" office:value-type="string" calcext:value-type="string">
            <text:p>Gabbiani</text:p>
          </table:table-cell>
          <table:table-cell table:style-name="ce23"/>
          <table:table-cell table:style-name="ce31" office:value-type="string" calcext:value-type="string">
            <text:p>F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38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113" office:value-type="float" office:value="22" calcext:value-type="float">
            <text:p>22</text:p>
          </table:table-cell>
          <table:table-cell table:style-name="ce31" table:formula="of:=VLOOKUP([.N24];B_PARTITE_GIRONI;2;0)" office:value-type="string" office:string-value="Girone" calcext:value-type="string">
            <text:p>Girone</text:p>
          </table:table-cell>
          <table:table-cell table:style-name="ce114" table:formula="of:=VLOOKUP([.N24];B_PARTITE_GIRONI;3;0)" office:value-type="string" office:string-value="F" calcext:value-type="string">
            <text:p>F</text:p>
          </table:table-cell>
          <table:table-cell table:style-name="ce93" table:formula="of:=VLOOKUP([.N24];B_PARTITE_GIRONI;6;0)" office:value-type="string" office:string-value="Delfini" calcext:value-type="string">
            <text:p>Delfini</text:p>
          </table:table-cell>
          <table:table-cell table:style-name="ce93" table:formula="of:=VLOOKUP([.N24];B_PARTITE_GIRONI;7;0)" office:value-type="string" office:string-value="Fenicotteri" calcext:value-type="string">
            <text:p>Fenicotteri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46" calcext:value-type="float">
            <text:p>46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3" calcext:value-type="float">
            <text:p>23</text:p>
          </table:table-cell>
          <table:table-cell table:style-name="ce64" table:formula="of:=[.H25]&amp;[.I25]" office:value-type="string" office:string-value="F3" calcext:value-type="string">
            <text:p>F3</text:p>
          </table:table-cell>
          <table:table-cell table:style-name="ce23" office:value-type="string" calcext:value-type="string">
            <text:p>Delfini</text:p>
          </table:table-cell>
          <table:table-cell table:style-name="ce23"/>
          <table:table-cell table:style-name="ce31" office:value-type="string" calcext:value-type="string">
            <text:p>F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3" calcext:value-type="float">
            <text:p>23</text:p>
          </table:table-cell>
          <table:table-cell table:style-name="ce38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113" office:value-type="float" office:value="23" calcext:value-type="float">
            <text:p>23</text:p>
          </table:table-cell>
          <table:table-cell table:style-name="ce31" table:formula="of:=VLOOKUP([.N25];B_PARTITE_GIRONI;2;0)" office:value-type="string" office:string-value="Girone" calcext:value-type="string">
            <text:p>Girone</text:p>
          </table:table-cell>
          <table:table-cell table:style-name="ce114" table:formula="of:=VLOOKUP([.N25];B_PARTITE_GIRONI;3;0)" office:value-type="string" office:string-value="G" calcext:value-type="string">
            <text:p>G</text:p>
          </table:table-cell>
          <table:table-cell table:style-name="ce93" table:formula="of:=VLOOKUP([.N25];B_PARTITE_GIRONI;6;0)" office:value-type="string" office:string-value="Muli" calcext:value-type="string">
            <text:p>Muli</text:p>
          </table:table-cell>
          <table:table-cell table:style-name="ce93" table:formula="of:=VLOOKUP([.N25];B_PARTITE_GIRONI;7;0)" office:value-type="string" office:string-value="Orche" calcext:value-type="string">
            <text:p>Orche</text:p>
          </table:table-cell>
          <table:table-cell table:style-name="ce157" office:value-type="float" office:value="49" calcext:value-type="float">
            <text:p>49</text:p>
          </table:table-cell>
          <table:table-cell table:style-name="ce157" office:value-type="float" office:value="88" calcext:value-type="float">
            <text:p>88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4" calcext:value-type="float">
            <text:p>24</text:p>
          </table:table-cell>
          <table:table-cell table:style-name="ce64" table:formula="of:=[.H26]&amp;[.I26]" office:value-type="string" office:string-value="F4" calcext:value-type="string">
            <text:p>F4</text:p>
          </table:table-cell>
          <table:table-cell table:style-name="ce23" office:value-type="string" calcext:value-type="string">
            <text:p>Fenicotteri</text:p>
          </table:table-cell>
          <table:table-cell table:style-name="ce23"/>
          <table:table-cell table:style-name="ce31" office:value-type="string" calcext:value-type="string">
            <text:p>F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4" calcext:value-type="float">
            <text:p>24</text:p>
          </table:table-cell>
          <table:table-cell table:style-name="ce38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113" office:value-type="float" office:value="24" calcext:value-type="float">
            <text:p>24</text:p>
          </table:table-cell>
          <table:table-cell table:style-name="ce31" table:formula="of:=VLOOKUP([.N26];B_PARTITE_GIRONI;2;0)" office:value-type="string" office:string-value="Girone" calcext:value-type="string">
            <text:p>Girone</text:p>
          </table:table-cell>
          <table:table-cell table:style-name="ce114" table:formula="of:=VLOOKUP([.N26];B_PARTITE_GIRONI;3;0)" office:value-type="string" office:string-value="H" calcext:value-type="string">
            <text:p>H</text:p>
          </table:table-cell>
          <table:table-cell table:style-name="ce93" table:formula="of:=VLOOKUP([.N26];B_PARTITE_GIRONI;6;0)" office:value-type="string" office:string-value="Tonni" calcext:value-type="string">
            <text:p>Tonni</text:p>
          </table:table-cell>
          <table:table-cell table:style-name="ce93" table:formula="of:=VLOOKUP([.N26];B_PARTITE_GIRONI;7;0)" office:value-type="string" office:string-value="Zebre" calcext:value-type="string">
            <text:p>Zebre</text:p>
          </table:table-cell>
          <table:table-cell table:style-name="ce157" office:value-type="float" office:value="55" calcext:value-type="float">
            <text:p>55</text:p>
          </table:table-cell>
          <table:table-cell table:style-name="ce157" office:value-type="float" office:value="69" calcext:value-type="float">
            <text:p>69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5" calcext:value-type="float">
            <text:p>25</text:p>
          </table:table-cell>
          <table:table-cell table:style-name="ce64" table:formula="of:=[.H27]&amp;[.I27]" office:value-type="string" office:string-value="G1" calcext:value-type="string">
            <text:p>G1</text:p>
          </table:table-cell>
          <table:table-cell table:style-name="ce23" office:value-type="string" calcext:value-type="string">
            <text:p>Istrici</text:p>
          </table:table-cell>
          <table:table-cell table:style-name="ce23"/>
          <table:table-cell table:style-name="ce31" office:value-type="string" calcext:value-type="string">
            <text:p>G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38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113" office:value-type="float" office:value="25" calcext:value-type="float">
            <text:p>25</text:p>
          </table:table-cell>
          <table:table-cell table:style-name="ce31" table:formula="of:=VLOOKUP([.N27];B_PARTITE_GIRONI;2;0)" office:value-type="string" office:string-value="Girone" calcext:value-type="string">
            <text:p>Girone</text:p>
          </table:table-cell>
          <table:table-cell table:style-name="ce114" table:formula="of:=VLOOKUP([.N27];B_PARTITE_GIRONI;3;0)" office:value-type="string" office:string-value="A" calcext:value-type="string">
            <text:p>A</text:p>
          </table:table-cell>
          <table:table-cell table:style-name="ce93" table:formula="of:=VLOOKUP([.N27];B_PARTITE_GIRONI;6;0)" office:value-type="string" office:string-value="Leoni" calcext:value-type="string">
            <text:p>Leoni</text:p>
          </table:table-cell>
          <table:table-cell table:style-name="ce93" table:formula="of:=VLOOKUP([.N27];B_PARTITE_GIRONI;7;0)" office:value-type="string" office:string-value="Ghepardi" calcext:value-type="string">
            <text:p>Ghepardi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82" calcext:value-type="float">
            <text:p>8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26" calcext:value-type="float">
            <text:p>26</text:p>
          </table:table-cell>
          <table:table-cell table:style-name="ce64" table:formula="of:=[.H28]&amp;[.I28]" office:value-type="string" office:string-value="G2" calcext:value-type="string">
            <text:p>G2</text:p>
          </table:table-cell>
          <table:table-cell table:style-name="ce23" office:value-type="string" calcext:value-type="string">
            <text:p>Gorilla</text:p>
          </table:table-cell>
          <table:table-cell table:style-name="ce23"/>
          <table:table-cell table:style-name="ce31" office:value-type="string" calcext:value-type="string">
            <text:p>G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38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113" office:value-type="float" office:value="26" calcext:value-type="float">
            <text:p>26</text:p>
          </table:table-cell>
          <table:table-cell table:style-name="ce31" table:formula="of:=VLOOKUP([.N28];B_PARTITE_GIRONI;2;0)" office:value-type="string" office:string-value="Girone" calcext:value-type="string">
            <text:p>Girone</text:p>
          </table:table-cell>
          <table:table-cell table:style-name="ce114" table:formula="of:=VLOOKUP([.N28];B_PARTITE_GIRONI;3;0)" office:value-type="string" office:string-value="B" calcext:value-type="string">
            <text:p>B</text:p>
          </table:table-cell>
          <table:table-cell table:style-name="ce93" table:formula="of:=VLOOKUP([.N28];B_PARTITE_GIRONI;6;0)" office:value-type="string" office:string-value="Giaguari" calcext:value-type="string">
            <text:p>Giaguari</text:p>
          </table:table-cell>
          <table:table-cell table:style-name="ce93" table:formula="of:=VLOOKUP([.N28];B_PARTITE_GIRONI;7;0)" office:value-type="string" office:string-value="Serval" calcext:value-type="string">
            <text:p>Serval</text:p>
          </table:table-cell>
          <table:table-cell table:style-name="ce157" office:value-type="float" office:value="76" calcext:value-type="float">
            <text:p>76</text:p>
          </table:table-cell>
          <table:table-cell table:style-name="ce157" office:value-type="float" office:value="94" calcext:value-type="float">
            <text:p>9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64" table:formula="of:=[.H29]&amp;[.I29]" office:value-type="string" office:string-value="G3" calcext:value-type="string">
            <text:p>G3</text:p>
          </table:table-cell>
          <table:table-cell table:style-name="ce23" office:value-type="string" calcext:value-type="string">
            <text:p>Muli</text:p>
          </table:table-cell>
          <table:table-cell table:style-name="ce23"/>
          <table:table-cell table:style-name="ce31" office:value-type="string" calcext:value-type="string">
            <text:p>G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38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113" office:value-type="float" office:value="27" calcext:value-type="float">
            <text:p>27</text:p>
          </table:table-cell>
          <table:table-cell table:style-name="ce31" table:formula="of:=VLOOKUP([.N29];B_PARTITE_GIRONI;2;0)" office:value-type="string" office:string-value="Girone" calcext:value-type="string">
            <text:p>Girone</text:p>
          </table:table-cell>
          <table:table-cell table:style-name="ce114" table:formula="of:=VLOOKUP([.N29];B_PARTITE_GIRONI;3;0)" office:value-type="string" office:string-value="C" calcext:value-type="string">
            <text:p>C</text:p>
          </table:table-cell>
          <table:table-cell table:style-name="ce93" table:formula="of:=VLOOKUP([.N29];B_PARTITE_GIRONI;6;0)" office:value-type="string" office:string-value="Elefanti" calcext:value-type="string">
            <text:p>Elefanti</text:p>
          </table:table-cell>
          <table:table-cell table:style-name="ce93" table:formula="of:=VLOOKUP([.N29];B_PARTITE_GIRONI;7;0)" office:value-type="string" office:string-value="Iguane" calcext:value-type="string">
            <text:p>Iguane</text:p>
          </table:table-cell>
          <table:table-cell table:style-name="ce157" office:value-type="float" office:value="57" calcext:value-type="float">
            <text:p>57</text:p>
          </table:table-cell>
          <table:table-cell table:style-name="ce157" office:value-type="float" office:value="42" calcext:value-type="float">
            <text:p>42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7" office:value-type="float" office:value="28" calcext:value-type="float">
            <text:p>28</text:p>
          </table:table-cell>
          <table:table-cell table:style-name="ce64" table:formula="of:=[.H30]&amp;[.I30]" office:value-type="string" office:string-value="G4" calcext:value-type="string">
            <text:p>G4</text:p>
          </table:table-cell>
          <table:table-cell table:style-name="ce23" office:value-type="string" calcext:value-type="string">
            <text:p>Orche</text:p>
          </table:table-cell>
          <table:table-cell table:style-name="ce23"/>
          <table:table-cell table:style-name="ce31" office:value-type="string" calcext:value-type="string">
            <text:p>G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38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113" office:value-type="float" office:value="28" calcext:value-type="float">
            <text:p>28</text:p>
          </table:table-cell>
          <table:table-cell table:style-name="ce31" table:formula="of:=VLOOKUP([.N30];B_PARTITE_GIRONI;2;0)" office:value-type="string" office:string-value="Girone" calcext:value-type="string">
            <text:p>Girone</text:p>
          </table:table-cell>
          <table:table-cell table:style-name="ce114" table:formula="of:=VLOOKUP([.N30];B_PARTITE_GIRONI;3;0)" office:value-type="string" office:string-value="D" calcext:value-type="string">
            <text:p>D</text:p>
          </table:table-cell>
          <table:table-cell table:style-name="ce93" table:formula="of:=VLOOKUP([.N30];B_PARTITE_GIRONI;6;0)" office:value-type="string" office:string-value="Coccodrilli" calcext:value-type="string">
            <text:p>Coccodrilli</text:p>
          </table:table-cell>
          <table:table-cell table:style-name="ce93" table:formula="of:=VLOOKUP([.N30];B_PARTITE_GIRONI;7;0)" office:value-type="string" office:string-value="Falchi" calcext:value-type="string">
            <text:p>Falchi</text:p>
          </table:table-cell>
          <table:table-cell table:style-name="ce157" office:value-type="float" office:value="54" calcext:value-type="float">
            <text:p>54</text:p>
          </table:table-cell>
          <table:table-cell table:style-name="ce157" office:value-type="float" office:value="64" calcext:value-type="float">
            <text:p>64</text:p>
          </table:table-cell>
          <table:table-cell table:style-name="ce121" office:value-type="date" office:date-value="2021-06-08" calcext:value-type="date">
            <text:p>mar 08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7" office:value-type="float" office:value="29" calcext:value-type="float">
            <text:p>29</text:p>
          </table:table-cell>
          <table:table-cell table:style-name="ce64" table:formula="of:=[.H31]&amp;[.I31]" office:value-type="string" office:string-value="H1" calcext:value-type="string">
            <text:p>H1</text:p>
          </table:table-cell>
          <table:table-cell table:style-name="ce23" office:value-type="string" calcext:value-type="string">
            <text:p>Piranha</text:p>
          </table:table-cell>
          <table:table-cell table:style-name="ce23"/>
          <table:table-cell table:style-name="ce31" office:value-type="string" calcext:value-type="string">
            <text:p>H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7" office:value-type="float" office:value="29" calcext:value-type="float">
            <text:p>29</text:p>
          </table:table-cell>
          <table:table-cell table:style-name="ce38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113" office:value-type="float" office:value="29" calcext:value-type="float">
            <text:p>29</text:p>
          </table:table-cell>
          <table:table-cell table:style-name="ce31" table:formula="of:=VLOOKUP([.N31];B_PARTITE_GIRONI;2;0)" office:value-type="string" office:string-value="Girone" calcext:value-type="string">
            <text:p>Girone</text:p>
          </table:table-cell>
          <table:table-cell table:style-name="ce114" table:formula="of:=VLOOKUP([.N31];B_PARTITE_GIRONI;3;0)" office:value-type="string" office:string-value="E" calcext:value-type="string">
            <text:p>E</text:p>
          </table:table-cell>
          <table:table-cell table:style-name="ce93" table:formula="of:=VLOOKUP([.N31];B_PARTITE_GIRONI;6;0)" office:value-type="string" office:string-value="Bisonti" calcext:value-type="string">
            <text:p>Bisonti</text:p>
          </table:table-cell>
          <table:table-cell table:style-name="ce93" table:formula="of:=VLOOKUP([.N31];B_PARTITE_GIRONI;7;0)" office:value-type="string" office:string-value="Cervi" calcext:value-type="string">
            <text:p>Cervi</text:p>
          </table:table-cell>
          <table:table-cell table:style-name="ce157" office:value-type="float" office:value="20" calcext:value-type="float">
            <text:p>20</text:p>
          </table:table-cell>
          <table:table-cell table:style-name="ce157" office:value-type="float" office:value="0" calcext:value-type="float">
            <text:p>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64" table:formula="of:=[.H32]&amp;[.I32]" office:value-type="string" office:string-value="H2" calcext:value-type="string">
            <text:p>H2</text:p>
          </table:table-cell>
          <table:table-cell table:style-name="ce23" office:value-type="string" calcext:value-type="string">
            <text:p>Scorpioni</text:p>
          </table:table-cell>
          <table:table-cell table:style-name="ce23"/>
          <table:table-cell table:style-name="ce31" office:value-type="string" calcext:value-type="string">
            <text:p>H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style-name="ce38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113" office:value-type="float" office:value="30" calcext:value-type="float">
            <text:p>30</text:p>
          </table:table-cell>
          <table:table-cell table:style-name="ce31" table:formula="of:=VLOOKUP([.N32];B_PARTITE_GIRONI;2;0)" office:value-type="string" office:string-value="Girone" calcext:value-type="string">
            <text:p>Girone</text:p>
          </table:table-cell>
          <table:table-cell table:style-name="ce114" table:formula="of:=VLOOKUP([.N32];B_PARTITE_GIRONI;3;0)" office:value-type="string" office:string-value="F" calcext:value-type="string">
            <text:p>F</text:p>
          </table:table-cell>
          <table:table-cell table:style-name="ce93" table:formula="of:=VLOOKUP([.N32];B_PARTITE_GIRONI;6;0)" office:value-type="string" office:string-value="Balene" calcext:value-type="string">
            <text:p>Balene</text:p>
          </table:table-cell>
          <table:table-cell table:style-name="ce93" table:formula="of:=VLOOKUP([.N32];B_PARTITE_GIRONI;7;0)" office:value-type="string" office:string-value="Delfini" calcext:value-type="string">
            <text:p>Delfini</text:p>
          </table:table-cell>
          <table:table-cell table:style-name="ce157" office:value-type="float" office:value="64" calcext:value-type="float">
            <text:p>64</text:p>
          </table:table-cell>
          <table:table-cell table:style-name="ce157" office:value-type="float" office:value="24" calcext:value-type="float">
            <text:p>2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7" office:value-type="float" office:value="31" calcext:value-type="float">
            <text:p>31</text:p>
          </table:table-cell>
          <table:table-cell table:style-name="ce64" table:formula="of:=[.H33]&amp;[.I33]" office:value-type="string" office:string-value="H3" calcext:value-type="string">
            <text:p>H3</text:p>
          </table:table-cell>
          <table:table-cell table:style-name="ce23" office:value-type="string" calcext:value-type="string">
            <text:p>Tonni</text:p>
          </table:table-cell>
          <table:table-cell table:style-name="ce23"/>
          <table:table-cell table:style-name="ce31" office:value-type="string" calcext:value-type="string">
            <text:p>H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17" office:value-type="float" office:value="31" calcext:value-type="float">
            <text:p>31</text:p>
          </table:table-cell>
          <table:table-cell table:style-name="ce38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113" office:value-type="float" office:value="31" calcext:value-type="float">
            <text:p>31</text:p>
          </table:table-cell>
          <table:table-cell table:style-name="ce31" table:formula="of:=VLOOKUP([.N33];B_PARTITE_GIRONI;2;0)" office:value-type="string" office:string-value="Girone" calcext:value-type="string">
            <text:p>Girone</text:p>
          </table:table-cell>
          <table:table-cell table:style-name="ce114" table:formula="of:=VLOOKUP([.N33];B_PARTITE_GIRONI;3;0)" office:value-type="string" office:string-value="G" calcext:value-type="string">
            <text:p>G</text:p>
          </table:table-cell>
          <table:table-cell table:style-name="ce93" table:formula="of:=VLOOKUP([.N33];B_PARTITE_GIRONI;6;0)" office:value-type="string" office:string-value="Istrici" calcext:value-type="string">
            <text:p>Istrici</text:p>
          </table:table-cell>
          <table:table-cell table:style-name="ce93" table:formula="of:=VLOOKUP([.N33];B_PARTITE_GIRONI;7;0)" office:value-type="string" office:string-value="Muli" calcext:value-type="string">
            <text:p>Muli</text:p>
          </table:table-cell>
          <table:table-cell table:style-name="ce157" office:value-type="float" office:value="48" calcext:value-type="float">
            <text:p>48</text:p>
          </table:table-cell>
          <table:table-cell table:style-name="ce157" office:value-type="float" office:value="36" calcext:value-type="float">
            <text:p>36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0" office:value-type="float" office:value="32" calcext:value-type="float">
            <text:p>32</text:p>
          </table:table-cell>
          <table:table-cell table:style-name="ce64" table:formula="of:=[.H34]&amp;[.I34]" office:value-type="string" office:string-value="H4" calcext:value-type="string">
            <text:p>H4</text:p>
          </table:table-cell>
          <table:table-cell table:style-name="ce25" office:value-type="string" calcext:value-type="string">
            <text:p>Zebre</text:p>
          </table:table-cell>
          <table:table-cell table:style-name="ce25"/>
          <table:table-cell table:style-name="ce32" office:value-type="string" calcext:value-type="string">
            <text:p>H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39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113" office:value-type="float" office:value="32" calcext:value-type="float">
            <text:p>32</text:p>
          </table:table-cell>
          <table:table-cell table:style-name="ce31" table:formula="of:=VLOOKUP([.N34];B_PARTITE_GIRONI;2;0)" office:value-type="string" office:string-value="Girone" calcext:value-type="string">
            <text:p>Girone</text:p>
          </table:table-cell>
          <table:table-cell table:style-name="ce114" table:formula="of:=VLOOKUP([.N34];B_PARTITE_GIRONI;3;0)" office:value-type="string" office:string-value="H" calcext:value-type="string">
            <text:p>H</text:p>
          </table:table-cell>
          <table:table-cell table:style-name="ce93" table:formula="of:=VLOOKUP([.N34];B_PARTITE_GIRONI;6;0)" office:value-type="string" office:string-value="Piranha" calcext:value-type="string">
            <text:p>Piranha</text:p>
          </table:table-cell>
          <table:table-cell table:style-name="ce93" table:formula="of:=VLOOKUP([.N34];B_PARTITE_GIRONI;7;0)" office:value-type="string" office:string-value="Tonni" calcext:value-type="string">
            <text:p>Tonni</text:p>
          </table:table-cell>
          <table:table-cell table:style-name="ce157" office:value-type="float" office:value="75" calcext:value-type="float">
            <text:p>75</text:p>
          </table:table-cell>
          <table:table-cell table:style-name="ce157" office:value-type="float" office:value="49" calcext:value-type="float">
            <text:p>4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09H00M00S" calcext:value-type="time">
            <text:p>09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6"/>
          <table:table-cell table:number-columns-repeated="2"/>
          <table:table-cell table:style-name="ce113" office:value-type="float" office:value="33" calcext:value-type="float">
            <text:p>33</text:p>
          </table:table-cell>
          <table:table-cell table:style-name="ce31" table:formula="of:=VLOOKUP([.N35];B_PARTITE_GIRONI;2;0)" office:value-type="string" office:string-value="Girone" calcext:value-type="string">
            <text:p>Girone</text:p>
          </table:table-cell>
          <table:table-cell table:style-name="ce114" table:formula="of:=VLOOKUP([.N35];B_PARTITE_GIRONI;3;0)" office:value-type="string" office:string-value="E" calcext:value-type="string">
            <text:p>E</text:p>
          </table:table-cell>
          <table:table-cell table:style-name="ce93" table:formula="of:=VLOOKUP([.N35];B_PARTITE_GIRONI;6;0)" office:value-type="string" office:string-value="Bufali" calcext:value-type="string">
            <text:p>Bufali</text:p>
          </table:table-cell>
          <table:table-cell table:style-name="ce93" table:formula="of:=VLOOKUP([.N35];B_PARTITE_GIRONI;7;0)" office:value-type="string" office:string-value="Cinghiali" calcext:value-type="string">
            <text:p>Cinghiali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20" calcext:value-type="float">
            <text:p>2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113" office:value-type="float" office:value="34" calcext:value-type="float">
            <text:p>34</text:p>
          </table:table-cell>
          <table:table-cell table:style-name="ce31" table:formula="of:=VLOOKUP([.N36];B_PARTITE_GIRONI;2;0)" office:value-type="string" office:string-value="Girone" calcext:value-type="string">
            <text:p>Girone</text:p>
          </table:table-cell>
          <table:table-cell table:style-name="ce114" table:formula="of:=VLOOKUP([.N36];B_PARTITE_GIRONI;3;0)" office:value-type="string" office:string-value="F" calcext:value-type="string">
            <text:p>F</text:p>
          </table:table-cell>
          <table:table-cell table:style-name="ce93" table:formula="of:=VLOOKUP([.N36];B_PARTITE_GIRONI;6;0)" office:value-type="string" office:string-value="Gabbiani" calcext:value-type="string">
            <text:p>Gabbiani</text:p>
          </table:table-cell>
          <table:table-cell table:style-name="ce93" table:formula="of:=VLOOKUP([.N36];B_PARTITE_GIRONI;7;0)" office:value-type="string" office:string-value="Fenicotteri" calcext:value-type="string">
            <text:p>Fenicotteri</text:p>
          </table:table-cell>
          <table:table-cell table:style-name="ce157" office:value-type="float" office:value="41" calcext:value-type="float">
            <text:p>41</text:p>
          </table:table-cell>
          <table:table-cell table:style-name="ce157" office:value-type="float" office:value="35" calcext:value-type="float">
            <text:p>35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113" office:value-type="float" office:value="35" calcext:value-type="float">
            <text:p>35</text:p>
          </table:table-cell>
          <table:table-cell table:style-name="ce31" table:formula="of:=VLOOKUP([.N37];B_PARTITE_GIRONI;2;0)" office:value-type="string" office:string-value="Girone" calcext:value-type="string">
            <text:p>Girone</text:p>
          </table:table-cell>
          <table:table-cell table:style-name="ce114" table:formula="of:=VLOOKUP([.N37];B_PARTITE_GIRONI;3;0)" office:value-type="string" office:string-value="G" calcext:value-type="string">
            <text:p>G</text:p>
          </table:table-cell>
          <table:table-cell table:style-name="ce93" table:formula="of:=VLOOKUP([.N37];B_PARTITE_GIRONI;6;0)" office:value-type="string" office:string-value="Gorilla" calcext:value-type="string">
            <text:p>Gorilla</text:p>
          </table:table-cell>
          <table:table-cell table:style-name="ce93" table:formula="of:=VLOOKUP([.N37];B_PARTITE_GIRONI;7;0)" office:value-type="string" office:string-value="Orche" calcext:value-type="string">
            <text:p>Orch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float" office:value="64" calcext:value-type="float">
            <text:p>6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113" office:value-type="float" office:value="36" calcext:value-type="float">
            <text:p>36</text:p>
          </table:table-cell>
          <table:table-cell table:style-name="ce31" table:formula="of:=VLOOKUP([.N38];B_PARTITE_GIRONI;2;0)" office:value-type="string" office:string-value="Girone" calcext:value-type="string">
            <text:p>Girone</text:p>
          </table:table-cell>
          <table:table-cell table:style-name="ce114" table:formula="of:=VLOOKUP([.N38];B_PARTITE_GIRONI;3;0)" office:value-type="string" office:string-value="H" calcext:value-type="string">
            <text:p>H</text:p>
          </table:table-cell>
          <table:table-cell table:style-name="ce93" table:formula="of:=VLOOKUP([.N38];B_PARTITE_GIRONI;6;0)" office:value-type="string" office:string-value="Scorpioni" calcext:value-type="string">
            <text:p>Scorpioni</text:p>
          </table:table-cell>
          <table:table-cell table:style-name="ce93" table:formula="of:=VLOOKUP([.N38];B_PARTITE_GIRONI;7;0)" office:value-type="string" office:string-value="Zebre" calcext:value-type="string">
            <text:p>Zebre</text:p>
          </table:table-cell>
          <table:table-cell table:style-name="ce157" office:value-type="float" office:value="82" calcext:value-type="float">
            <text:p>82</text:p>
          </table:table-cell>
          <table:table-cell table:style-name="ce157" office:value-type="float" office:value="74" calcext:value-type="float">
            <text:p>74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1H00M00S" calcext:value-type="time">
            <text:p>11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113" office:value-type="float" office:value="37" calcext:value-type="float">
            <text:p>37</text:p>
          </table:table-cell>
          <table:table-cell table:style-name="ce31" table:formula="of:=VLOOKUP([.N39];B_PARTITE_GIRONI;2;0)" office:value-type="string" office:string-value="Girone" calcext:value-type="string">
            <text:p>Girone</text:p>
          </table:table-cell>
          <table:table-cell table:style-name="ce114" table:formula="of:=VLOOKUP([.N39];B_PARTITE_GIRONI;3;0)" office:value-type="string" office:string-value="A" calcext:value-type="string">
            <text:p>A</text:p>
          </table:table-cell>
          <table:table-cell table:style-name="ce93" table:formula="of:=VLOOKUP([.N39];B_PARTITE_GIRONI;6;0)" office:value-type="string" office:string-value="Pantere" calcext:value-type="string">
            <text:p>Pantere</text:p>
          </table:table-cell>
          <table:table-cell table:style-name="ce93" table:formula="of:=VLOOKUP([.N39];B_PARTITE_GIRONI;7;0)" office:value-type="string" office:string-value="Tigri" calcext:value-type="string">
            <text:p>Tigri</text:p>
          </table:table-cell>
          <table:table-cell table:style-name="ce157" office:value-type="float" office:value="93" calcext:value-type="float">
            <text:p>93</text:p>
          </table:table-cell>
          <table:table-cell table:style-name="ce157" office:value-type="float" office:value="30" calcext:value-type="float">
            <text:p>30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113" office:value-type="float" office:value="38" calcext:value-type="float">
            <text:p>38</text:p>
          </table:table-cell>
          <table:table-cell table:style-name="ce31" table:formula="of:=VLOOKUP([.N40];B_PARTITE_GIRONI;2;0)" office:value-type="string" office:string-value="Girone" calcext:value-type="string">
            <text:p>Girone</text:p>
          </table:table-cell>
          <table:table-cell table:style-name="ce114" table:formula="of:=VLOOKUP([.N40];B_PARTITE_GIRONI;3;0)" office:value-type="string" office:string-value="B" calcext:value-type="string">
            <text:p>B</text:p>
          </table:table-cell>
          <table:table-cell table:style-name="ce93" table:formula="of:=VLOOKUP([.N40];B_PARTITE_GIRONI;6;0)" office:value-type="string" office:string-value="Puma" calcext:value-type="string">
            <text:p>Puma</text:p>
          </table:table-cell>
          <table:table-cell table:style-name="ce93" table:formula="of:=VLOOKUP([.N40];B_PARTITE_GIRONI;7;0)" office:value-type="string" office:string-value="Linci" calcext:value-type="string">
            <text:p>Linci</text:p>
          </table:table-cell>
          <table:table-cell table:style-name="ce157" office:value-type="float" office:value="72" calcext:value-type="float">
            <text:p>72</text:p>
          </table:table-cell>
          <table:table-cell table:style-name="ce157" office:value-type="float" office:value="97" calcext:value-type="float">
            <text:p>97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4" office:value-type="string" calcext:value-type="string">
            <text:p>ROSSO</text:p>
          </table:table-cell>
          <table:table-cell table:style-name="ce48" office:value-type="string" calcext:value-type="string">
            <text:p>ff0000</text:p>
          </table:table-cell>
          <table:table-cell table:number-columns-repeated="11"/>
          <table:table-cell table:style-name="ce113" office:value-type="float" office:value="39" calcext:value-type="float">
            <text:p>39</text:p>
          </table:table-cell>
          <table:table-cell table:style-name="ce31" table:formula="of:=VLOOKUP([.N41];B_PARTITE_GIRONI;2;0)" office:value-type="string" office:string-value="Girone" calcext:value-type="string">
            <text:p>Girone</text:p>
          </table:table-cell>
          <table:table-cell table:style-name="ce114" table:formula="of:=VLOOKUP([.N41];B_PARTITE_GIRONI;3;0)" office:value-type="string" office:string-value="C" calcext:value-type="string">
            <text:p>C</text:p>
          </table:table-cell>
          <table:table-cell table:style-name="ce93" table:formula="of:=VLOOKUP([.N41];B_PARTITE_GIRONI;6;0)" office:value-type="string" office:string-value="Giraffe" calcext:value-type="string">
            <text:p>Giraffe</text:p>
          </table:table-cell>
          <table:table-cell table:style-name="ce93" table:formula="of:=VLOOKUP([.N41];B_PARTITE_GIRONI;7;0)" office:value-type="string" office:string-value="Ippopotami" calcext:value-type="string">
            <text:p>Ippopotami</text:p>
          </table:table-cell>
          <table:table-cell table:style-name="ce157" office:value-type="float" office:value="98" calcext:value-type="float">
            <text:p>98</text:p>
          </table:table-cell>
          <table:table-cell table:style-name="ce157" office:value-type="float" office:value="89" calcext:value-type="float">
            <text:p>8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5" office:value-type="string" calcext:value-type="string">
            <text:p>ARANCIONE</text:p>
          </table:table-cell>
          <table:table-cell table:style-name="ce48" office:value-type="string" calcext:value-type="string">
            <text:p>ffa500</text:p>
          </table:table-cell>
          <table:table-cell table:number-columns-repeated="11"/>
          <table:table-cell table:style-name="ce113" office:value-type="float" office:value="40" calcext:value-type="float">
            <text:p>40</text:p>
          </table:table-cell>
          <table:table-cell table:style-name="ce31" table:formula="of:=VLOOKUP([.N42];B_PARTITE_GIRONI;2;0)" office:value-type="string" office:string-value="Girone" calcext:value-type="string">
            <text:p>Girone</text:p>
          </table:table-cell>
          <table:table-cell table:style-name="ce114" table:formula="of:=VLOOKUP([.N42];B_PARTITE_GIRONI;3;0)" office:value-type="string" office:string-value="D" calcext:value-type="string">
            <text:p>D</text:p>
          </table:table-cell>
          <table:table-cell table:style-name="ce93" table:formula="of:=VLOOKUP([.N42];B_PARTITE_GIRONI;6;0)" office:value-type="string" office:string-value="Pitoni" calcext:value-type="string">
            <text:p>Pitoni</text:p>
          </table:table-cell>
          <table:table-cell table:style-name="ce93" table:formula="of:=VLOOKUP([.N42];B_PARTITE_GIRONI;7;0)" office:value-type="string" office:string-value="Aquile" calcext:value-type="string">
            <text:p>Aquile</text:p>
          </table:table-cell>
          <table:table-cell table:style-name="ce157" office:value-type="float" office:value="67" calcext:value-type="float">
            <text:p>67</text:p>
          </table:table-cell>
          <table:table-cell table:style-name="ce157" office:value-type="float" office:value="53" calcext:value-type="float">
            <text:p>5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5H30M00S" calcext:value-type="time">
            <text:p>15:3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7" office:value-type="string" calcext:value-type="string">
            <text:p>GIALLO</text:p>
          </table:table-cell>
          <table:table-cell table:style-name="ce48" office:value-type="string" calcext:value-type="string">
            <text:p>ffff00</text:p>
          </table:table-cell>
          <table:table-cell table:number-columns-repeated="11"/>
          <table:table-cell table:style-name="ce113" office:value-type="float" office:value="41" calcext:value-type="float">
            <text:p>41</text:p>
          </table:table-cell>
          <table:table-cell table:style-name="ce31" table:formula="of:=VLOOKUP([.N43];B_PARTITE_GIRONI;2;0)" office:value-type="string" office:string-value="Girone" calcext:value-type="string">
            <text:p>Girone</text:p>
          </table:table-cell>
          <table:table-cell table:style-name="ce114" table:formula="of:=VLOOKUP([.N43];B_PARTITE_GIRONI;3;0)" office:value-type="string" office:string-value="E" calcext:value-type="string">
            <text:p>E</text:p>
          </table:table-cell>
          <table:table-cell table:style-name="ce93" table:formula="of:=VLOOKUP([.N43];B_PARTITE_GIRONI;6;0)" office:value-type="string" office:string-value="Bisonti" calcext:value-type="string">
            <text:p>Bisonti</text:p>
          </table:table-cell>
          <table:table-cell table:style-name="ce93" table:formula="of:=VLOOKUP([.N43];B_PARTITE_GIRONI;7;0)" office:value-type="string" office:string-value="Cinghiali" calcext:value-type="string">
            <text:p>Cinghiali</text:p>
          </table:table-cell>
          <table:table-cell table:style-name="ce157" office:value-type="float" office:value="42" calcext:value-type="float">
            <text:p>42</text:p>
          </table:table-cell>
          <table:table-cell table:style-name="ce157" office:value-type="float" office:value="82" calcext:value-type="float">
            <text:p>82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15" office:value-type="string" calcext:value-type="string">
            <text:p>VERDE</text:p>
          </table:table-cell>
          <table:table-cell table:style-name="ce48" office:value-type="string" calcext:value-type="string">
            <text:p>000800</text:p>
          </table:table-cell>
          <table:table-cell table:number-columns-repeated="11"/>
          <table:table-cell table:style-name="ce113" office:value-type="float" office:value="42" calcext:value-type="float">
            <text:p>42</text:p>
          </table:table-cell>
          <table:table-cell table:style-name="ce31" table:formula="of:=VLOOKUP([.N44];B_PARTITE_GIRONI;2;0)" office:value-type="string" office:string-value="Girone" calcext:value-type="string">
            <text:p>Girone</text:p>
          </table:table-cell>
          <table:table-cell table:style-name="ce114" table:formula="of:=VLOOKUP([.N44];B_PARTITE_GIRONI;3;0)" office:value-type="string" office:string-value="F" calcext:value-type="string">
            <text:p>F</text:p>
          </table:table-cell>
          <table:table-cell table:style-name="ce93" table:formula="of:=VLOOKUP([.N44];B_PARTITE_GIRONI;6;0)" office:value-type="string" office:string-value="Balene" calcext:value-type="string">
            <text:p>Balene</text:p>
          </table:table-cell>
          <table:table-cell table:style-name="ce93" table:formula="of:=VLOOKUP([.N44];B_PARTITE_GIRONI;7;0)" office:value-type="string" office:string-value="Fenicotteri" calcext:value-type="string">
            <text:p>Fenicotteri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3" calcext:value-type="float">
            <text:p>2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18" office:value-type="string" calcext:value-type="string">
            <text:p>BLU</text:p>
          </table:table-cell>
          <table:table-cell table:style-name="ce48" office:value-type="string" calcext:value-type="string">
            <text:p>0000ff</text:p>
          </table:table-cell>
          <table:table-cell table:number-columns-repeated="11"/>
          <table:table-cell table:style-name="ce113" office:value-type="float" office:value="43" calcext:value-type="float">
            <text:p>43</text:p>
          </table:table-cell>
          <table:table-cell table:style-name="ce31" table:formula="of:=VLOOKUP([.N45];B_PARTITE_GIRONI;2;0)" office:value-type="string" office:string-value="Girone" calcext:value-type="string">
            <text:p>Girone</text:p>
          </table:table-cell>
          <table:table-cell table:style-name="ce114" table:formula="of:=VLOOKUP([.N45];B_PARTITE_GIRONI;3;0)" office:value-type="string" office:string-value="G" calcext:value-type="string">
            <text:p>G</text:p>
          </table:table-cell>
          <table:table-cell table:style-name="ce93" table:formula="of:=VLOOKUP([.N45];B_PARTITE_GIRONI;6;0)" office:value-type="string" office:string-value="Istrici" calcext:value-type="string">
            <text:p>Istrici</text:p>
          </table:table-cell>
          <table:table-cell table:style-name="ce93" table:formula="of:=VLOOKUP([.N45];B_PARTITE_GIRONI;7;0)" office:value-type="string" office:string-value="Orche" calcext:value-type="string">
            <text:p>Orche</text:p>
          </table:table-cell>
          <table:table-cell table:style-name="ce157" office:value-type="float" office:value="32" calcext:value-type="float">
            <text:p>32</text:p>
          </table:table-cell>
          <table:table-cell table:style-name="ce157" office:value-type="float" office:value="31" calcext:value-type="float">
            <text:p>31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37" office:value-type="string" calcext:value-type="string">
            <text:p>INDACO</text:p>
          </table:table-cell>
          <table:table-cell table:style-name="ce48" office:value-type="string" calcext:value-type="string">
            <text:p>4b0082</text:p>
          </table:table-cell>
          <table:table-cell table:number-columns-repeated="11"/>
          <table:table-cell table:style-name="ce113" office:value-type="float" office:value="44" calcext:value-type="float">
            <text:p>44</text:p>
          </table:table-cell>
          <table:table-cell table:style-name="ce31" table:formula="of:=VLOOKUP([.N46];B_PARTITE_GIRONI;2;0)" office:value-type="string" office:string-value="Girone" calcext:value-type="string">
            <text:p>Girone</text:p>
          </table:table-cell>
          <table:table-cell table:style-name="ce114" table:formula="of:=VLOOKUP([.N46];B_PARTITE_GIRONI;3;0)" office:value-type="string" office:string-value="H" calcext:value-type="string">
            <text:p>H</text:p>
          </table:table-cell>
          <table:table-cell table:style-name="ce93" table:formula="of:=VLOOKUP([.N46];B_PARTITE_GIRONI;6;0)" office:value-type="string" office:string-value="Piranha" calcext:value-type="string">
            <text:p>Piranha</text:p>
          </table:table-cell>
          <table:table-cell table:style-name="ce93" table:formula="of:=VLOOKUP([.N46];B_PARTITE_GIRONI;7;0)" office:value-type="string" office:string-value="Zebre" calcext:value-type="string">
            <text:p>Zebre</text:p>
          </table:table-cell>
          <table:table-cell table:style-name="ce157" office:value-type="float" office:value="86" calcext:value-type="float">
            <text:p>86</text:p>
          </table:table-cell>
          <table:table-cell table:style-name="ce157" office:value-type="float" office:value="73" calcext:value-type="float">
            <text:p>73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7H00M00S" calcext:value-type="time">
            <text:p>17:00</text:p>
          </table:table-cell>
          <table:table-cell table:style-name="ce117" office:value-type="float" office:value="4" calcext:value-type="float">
            <text:p>4</text:p>
          </table:table-cell>
          <table:table-cell table:style-name="ce134" table:formula="of:=VLOOKUP([.W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40" office:value-type="string" calcext:value-type="string">
            <text:p>VIOLETTO</text:p>
          </table:table-cell>
          <table:table-cell table:style-name="ce48" office:value-type="string" calcext:value-type="string">
            <text:p>ee82ee</text:p>
          </table:table-cell>
          <table:table-cell table:number-columns-repeated="11"/>
          <table:table-cell table:style-name="ce113" office:value-type="float" office:value="45" calcext:value-type="float">
            <text:p>45</text:p>
          </table:table-cell>
          <table:table-cell table:style-name="ce31" table:formula="of:=VLOOKUP([.N47];B_PARTITE_GIRONI;2;0)" office:value-type="string" office:string-value="Girone" calcext:value-type="string">
            <text:p>Girone</text:p>
          </table:table-cell>
          <table:table-cell table:style-name="ce114" table:formula="of:=VLOOKUP([.N47];B_PARTITE_GIRONI;3;0)" office:value-type="string" office:string-value="E" calcext:value-type="string">
            <text:p>E</text:p>
          </table:table-cell>
          <table:table-cell table:style-name="ce93" table:formula="of:=VLOOKUP([.N47];B_PARTITE_GIRONI;6;0)" office:value-type="string" office:string-value="Bufali" calcext:value-type="string">
            <text:p>Bufali</text:p>
          </table:table-cell>
          <table:table-cell table:style-name="ce93" table:formula="of:=VLOOKUP([.N47];B_PARTITE_GIRONI;7;0)" office:value-type="string" office:string-value="Cervi" calcext:value-type="string">
            <text:p>Cervi</text:p>
          </table:table-cell>
          <table:table-cell table:style-name="ce157" office:value-type="float" office:value="66" calcext:value-type="float">
            <text:p>66</text:p>
          </table:table-cell>
          <table:table-cell table:style-name="ce157" office:value-type="float" office:value="49" calcext:value-type="float">
            <text:p>49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VLOOKUP([.W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41" office:value-type="string" calcext:value-type="string">
            <text:p>NERO</text:p>
          </table:table-cell>
          <table:table-cell table:style-name="ce48" office:value-type="string" calcext:value-type="string">
            <text:p>000000</text:p>
          </table:table-cell>
          <table:table-cell table:number-columns-repeated="11"/>
          <table:table-cell table:style-name="ce113" office:value-type="float" office:value="46" calcext:value-type="float">
            <text:p>46</text:p>
          </table:table-cell>
          <table:table-cell table:style-name="ce31" table:formula="of:=VLOOKUP([.N48];B_PARTITE_GIRONI;2;0)" office:value-type="string" office:string-value="Girone" calcext:value-type="string">
            <text:p>Girone</text:p>
          </table:table-cell>
          <table:table-cell table:style-name="ce114" table:formula="of:=VLOOKUP([.N48];B_PARTITE_GIRONI;3;0)" office:value-type="string" office:string-value="F" calcext:value-type="string">
            <text:p>F</text:p>
          </table:table-cell>
          <table:table-cell table:style-name="ce93" table:formula="of:=VLOOKUP([.N48];B_PARTITE_GIRONI;6;0)" office:value-type="string" office:string-value="Gabbiani" calcext:value-type="string">
            <text:p>Gabbiani</text:p>
          </table:table-cell>
          <table:table-cell table:style-name="ce93" table:formula="of:=VLOOKUP([.N48];B_PARTITE_GIRONI;7;0)" office:value-type="string" office:string-value="Delfini" calcext:value-type="string">
            <text:p>Delfini</text:p>
          </table:table-cell>
          <table:table-cell table:style-name="ce157" office:value-type="float" office:value="94" calcext:value-type="float">
            <text:p>94</text:p>
          </table:table-cell>
          <table:table-cell table:style-name="ce157" office:value-type="float" office:value="38" calcext:value-type="float">
            <text:p>38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VLOOKUP([.W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52" office:value-type="string" calcext:value-type="string">
            <text:p>BLU_SCURO</text:p>
          </table:table-cell>
          <table:table-cell table:style-name="ce48" office:value-type="string" calcext:value-type="string">
            <text:p>1f4e79</text:p>
          </table:table-cell>
          <table:table-cell table:number-columns-repeated="11"/>
          <table:table-cell table:style-name="ce113" office:value-type="float" office:value="47" calcext:value-type="float">
            <text:p>47</text:p>
          </table:table-cell>
          <table:table-cell table:style-name="ce31" table:formula="of:=VLOOKUP([.N49];B_PARTITE_GIRONI;2;0)" office:value-type="string" office:string-value="Girone" calcext:value-type="string">
            <text:p>Girone</text:p>
          </table:table-cell>
          <table:table-cell table:style-name="ce114" table:formula="of:=VLOOKUP([.N49];B_PARTITE_GIRONI;3;0)" office:value-type="string" office:string-value="G" calcext:value-type="string">
            <text:p>G</text:p>
          </table:table-cell>
          <table:table-cell table:style-name="ce93" table:formula="of:=VLOOKUP([.N49];B_PARTITE_GIRONI;6;0)" office:value-type="string" office:string-value="Gorilla" calcext:value-type="string">
            <text:p>Gorilla</text:p>
          </table:table-cell>
          <table:table-cell table:style-name="ce93" table:formula="of:=VLOOKUP([.N49];B_PARTITE_GIRONI;7;0)" office:value-type="string" office:string-value="Muli" calcext:value-type="string">
            <text:p>Muli</text:p>
          </table:table-cell>
          <table:table-cell table:style-name="ce157" office:value-type="float" office:value="56" calcext:value-type="float">
            <text:p>56</text:p>
          </table:table-cell>
          <table:table-cell table:style-name="ce157" office:value-type="float" office:value="58" calcext:value-type="float">
            <text:p>58</text:p>
          </table:table-cell>
          <table:table-cell table:style-name="ce121" office:value-type="date" office:date-value="2021-06-09" calcext:value-type="date">
            <text:p>mer 09/06/2021</text:p>
          </table:table-cell>
          <table:table-cell table:style-name="ce130" office:value-type="time" office:time-value="PT18H30M00S" calcext:value-type="time">
            <text:p>18:30</text:p>
          </table:table-cell>
          <table:table-cell table:style-name="ce117" office:value-type="float" office:value="3" calcext:value-type="float">
            <text:p>3</text:p>
          </table:table-cell>
          <table:table-cell table:style-name="ce134" table:formula="of:=VLOOKUP([.W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43" office:value-type="string" calcext:value-type="string">
            <text:p>VERDE_MEDIO</text:p>
          </table:table-cell>
          <table:table-cell table:style-name="ce48" office:value-type="string" calcext:value-type="string">
            <text:p>a9d18e</text:p>
          </table:table-cell>
          <table:table-cell table:number-columns-repeated="11"/>
          <table:table-cell table:style-name="ce11" office:value-type="float" office:value="48" calcext:value-type="float">
            <text:p>48</text:p>
          </table:table-cell>
          <table:table-cell table:style-name="ce32" table:formula="of:=VLOOKUP([.N50];B_PARTITE_GIRONI;2;0)" office:value-type="string" office:string-value="Girone" calcext:value-type="string">
            <text:p>Girone</text:p>
          </table:table-cell>
          <table:table-cell table:style-name="ce114" table:formula="of:=VLOOKUP([.N50];B_PARTITE_GIRONI;3;0)" office:value-type="string" office:string-value="H" calcext:value-type="string">
            <text:p>H</text:p>
          </table:table-cell>
          <table:table-cell table:style-name="ce97" table:formula="of:=VLOOKUP([.N50];B_PARTITE_GIRONI;6;0)" office:value-type="string" office:string-value="Scorpioni" calcext:value-type="string">
            <text:p>Scorpioni</text:p>
          </table:table-cell>
          <table:table-cell table:style-name="ce97" table:formula="of:=VLOOKUP([.N50];B_PARTITE_GIRONI;7;0)" office:value-type="string" office:string-value="Tonni" calcext:value-type="string">
            <text:p>Tonni</text:p>
          </table:table-cell>
          <table:table-cell table:style-name="ce158" office:value-type="float" office:value="39" calcext:value-type="float">
            <text:p>39</text:p>
          </table:table-cell>
          <table:table-cell table:style-name="ce158" office:value-type="float" office:value="81" calcext:value-type="float">
            <text:p>81</text:p>
          </table:table-cell>
          <table:table-cell table:style-name="ce122" office:value-type="date" office:date-value="2021-06-09" calcext:value-type="date">
            <text:p>mer 09/06/2021</text:p>
          </table:table-cell>
          <table:table-cell table:style-name="ce131" office:value-type="time" office:time-value="PT18H30M00S" calcext:value-type="time">
            <text:p>18:30</text:p>
          </table:table-cell>
          <table:table-cell table:style-name="ce118" office:value-type="float" office:value="4" calcext:value-type="float">
            <text:p>4</text:p>
          </table:table-cell>
          <table:table-cell table:style-name="ce135" table:formula="of:=VLOOKUP([.W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44" office:value-type="string" calcext:value-type="string">
            <text:p>VERDE_CHIARO</text:p>
          </table:table-cell>
          <table:table-cell table:style-name="ce48" office:value-type="string" calcext:value-type="string">
            <text:p>c5e0b4</text:p>
          </table:table-cell>
          <table:table-cell table:number-columns-repeated="22"/>
        </table:table-row>
        <table:table-row table:style-name="ro1" table:number-rows-repeated="1048524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A_INPUT.H3:A_INPUT.H34 A_INPUT.O3:A_INPUT.P50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1"/>
        <table:table-column table:style-name="co8" table:default-cell-style-name="ce151"/>
        <table:table-column table:style-name="co5" table:number-columns-repeated="2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1" table:number-columns-repeated="6" table:default-cell-style-name="Default"/>
        <table:table-column table:style-name="co32" table:default-cell-style-name="Default"/>
        <table:table-row table:style-name="ro1">
          <table:table-cell table:style-name="ce145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111"/>
          <table:covered-table-cell table:number-columns-repeated="2" table:style-name="ce101"/>
          <table:covered-table-cell table:number-columns-repeated="2" table:style-name="ce21"/>
          <table:covered-table-cell table:number-columns-repeated="2" table:style-name="ce101"/>
          <table:covered-table-cell table:number-columns-repeated="2" table:style-name="ce21"/>
          <table:covered-table-cell table:number-columns-repeated="11" table:style-name="ce101"/>
          <table:covered-table-cell table:style-name="ce33"/>
          <table:table-cell table:number-columns-repeated="20"/>
        </table:table-row>
        <table:table-row table:style-name="ro3">
          <table:table-cell table:style-name="ce8" office:value-type="string" calcext:value-type="string">
            <text:p>N.</text:p>
            <text:p>Gara</text:p>
          </table:table-cell>
          <table:table-cell table:style-name="ce111" office:value-type="string" calcext:value-type="string">
            <text:p>Tipo</text:p>
            <text:p>Gara</text:p>
          </table:table-cell>
          <table:table-cell table:style-name="ce111" office:value-type="string" calcext:value-type="string">
            <text:p>Girone</text:p>
            <text:p>/</text:p>
            <text:p>Turno</text:p>
          </table:table-cell>
          <table:table-cell table:style-name="ce101" office:value-type="string" calcext:value-type="string">
            <text:p>Codice</text:p>
            <text:p>Sq.</text:p>
            <text:p>A</text:p>
          </table:table-cell>
          <table:table-cell table:style-name="ce101" office:value-type="string" calcext:value-type="string">
            <text:p>Codice</text:p>
            <text:p>Sq.</text:p>
            <text:p>B</text:p>
          </table:table-cell>
          <table:table-cell table:style-name="ce21" office:value-type="string" calcext:value-type="string">
            <text:p>Squadra A</text:p>
          </table:table-cell>
          <table:table-cell table:style-name="ce21" office:value-type="string" calcext:value-type="string">
            <text:p>Squadra B</text:p>
          </table:table-cell>
          <table:table-cell table:style-name="ce101" office:value-type="string" calcext:value-type="string">
            <text:p>Risultato</text:p>
            <text:p>Squadra</text:p>
            <text:p>A</text:p>
          </table:table-cell>
          <table:table-cell table:style-name="ce101" office:value-type="string" calcext:value-type="string">
            <text:p>Risultato</text:p>
            <text:p>Squadra</text:p>
            <text:p>B</text:p>
          </table:table-cell>
          <table:table-cell table:style-name="ce21" office:value-type="string" calcext:value-type="string">
            <text:p>Squadra</text:p>
            <text:p>Vincente</text:p>
          </table:table-cell>
          <table:table-cell table:style-name="ce21" office:value-type="string" calcext:value-type="string">
            <text:p>Squadra</text:p>
            <text:p>Perdente</text:p>
          </table:table-cell>
          <table:table-cell table:style-name="ce101" office:value-type="string" calcext:value-type="string">
            <text:p>Vinta</text:p>
            <text:p/>
            <text:p>A</text:p>
          </table:table-cell>
          <table:table-cell table:style-name="ce101" office:value-type="string" calcext:value-type="string">
            <text:p>Persa</text:p>
            <text:p/>
            <text:p>A</text:p>
          </table:table-cell>
          <table:table-cell table:style-name="ce101" office:value-type="string" calcext:value-type="string">
            <text:p>Forfait</text:p>
            <text:p/>
            <text:p>A</text:p>
          </table:table-cell>
          <table:table-cell table:style-name="ce101" office:value-type="string" calcext:value-type="string">
            <text:p>P. Fatti</text:p>
            <text:p/>
            <text:p>A</text:p>
          </table:table-cell>
          <table:table-cell table:style-name="ce101" office:value-type="string" calcext:value-type="string">
            <text:p>P. Subiti</text:p>
            <text:p/>
            <text:p>A</text:p>
          </table:table-cell>
          <table:table-cell table:style-name="ce101" office:value-type="string" calcext:value-type="string">
            <text:p>Differenza</text:p>
            <text:p>Canestri</text:p>
            <text:p>A</text:p>
          </table:table-cell>
          <table:table-cell table:style-name="ce101" office:value-type="string" calcext:value-type="string">
            <text:p>Vinta</text:p>
            <text:p/>
            <text:p>B</text:p>
          </table:table-cell>
          <table:table-cell table:style-name="ce101" office:value-type="string" calcext:value-type="string">
            <text:p>Persa</text:p>
            <text:p/>
            <text:p>B</text:p>
          </table:table-cell>
          <table:table-cell table:style-name="ce101" office:value-type="string" calcext:value-type="string">
            <text:p>Forfait</text:p>
            <text:p/>
            <text:p>B</text:p>
          </table:table-cell>
          <table:table-cell table:style-name="ce101" office:value-type="string" calcext:value-type="string">
            <text:p>P. Fatti</text:p>
            <text:p/>
            <text:p>B</text:p>
          </table:table-cell>
          <table:table-cell table:style-name="ce101" office:value-type="string" calcext:value-type="string">
            <text:p>P. Subiti</text:p>
            <text:p/>
            <text:p>B</text:p>
          </table:table-cell>
          <table:table-cell table:style-name="ce33" office:value-type="string" calcext:value-type="string">
            <text:p>Differenza</text:p>
            <text:p>Canestri</text:p>
            <text:p>B</text:p>
          </table:table-cell>
          <table:table-cell/>
          <table:table-cell table:style-name="ce178" office:value-type="string" calcext:value-type="string">
            <text:p>Posiz.</text:p>
          </table:table-cell>
          <table:table-cell table:style-name="ce101" office:value-type="string" calcext:value-type="string">
            <text:p>Girone</text:p>
          </table:table-cell>
          <table:table-cell table:style-name="ce101" office:value-type="string" calcext:value-type="string">
            <text:p>Codice</text:p>
            <text:p>Squadra</text:p>
          </table:table-cell>
          <table:table-cell table:style-name="ce21" office:value-type="string" calcext:value-type="string">
            <text:p>Squadra</text:p>
          </table:table-cell>
          <table:table-cell table:style-name="ce21" office:value-type="string" calcext:value-type="string">
            <text:p>Giocate</text:p>
          </table:table-cell>
          <table:table-cell table:style-name="ce101" office:value-type="string" calcext:value-type="string">
            <text:p>Vinte</text:p>
          </table:table-cell>
          <table:table-cell table:style-name="ce101" office:value-type="string" calcext:value-type="string">
            <text:p>Perse</text:p>
          </table:table-cell>
          <table:table-cell table:style-name="ce101" office:value-type="string" calcext:value-type="string">
            <text:p>Forfait</text:p>
          </table:table-cell>
          <table:table-cell table:style-name="ce101" office:value-type="string" calcext:value-type="string">
            <text:p>Punti</text:p>
            <text:p>Class.</text:p>
          </table:table-cell>
          <table:table-cell table:style-name="ce101" office:value-type="string" calcext:value-type="string">
            <text:p>Punti</text:p>
            <text:p>Gara</text:p>
            <text:p>Fatti</text:p>
            <text:p>Tot.</text:p>
          </table:table-cell>
          <table:table-cell table:style-name="ce101" office:value-type="string" calcext:value-type="string">
            <text:p>Punti</text:p>
            <text:p>Gara</text:p>
            <text:p>Subiti</text:p>
            <text:p>Tot.</text:p>
          </table:table-cell>
          <table:table-cell table:style-name="ce101" office:value-type="string" calcext:value-type="string">
            <text:p>Diff.</text:p>
            <text:p>Punti</text:p>
            <text:p>Gara</text:p>
            <text:p>Tot.</text:p>
          </table:table-cell>
          <table:table-cell table:style-name="ce101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101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101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101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101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101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33" office:value-type="string" calcext:value-type="string">
            <text:p>Coefficiente</text:p>
          </table:table-cell>
        </table:table-row>
        <table:table-row table:style-name="ro1">
          <table:table-cell table:style-name="ce146" office:value-type="float" office:value="1" calcext:value-type="float">
            <text:p>1</text:p>
          </table:table-cell>
          <table:table-cell table:style-name="ce148" office:value-type="string" calcext:value-type="string">
            <text:p>Girone</text:p>
          </table:table-cell>
          <table:table-cell table:style-name="ce152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60" office:value-type="string" calcext:value-type="string">
            <text:p>A2</text:p>
          </table:table-cell>
          <table:table-cell table:style-name="ce115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115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160" table:formula="of:=VLOOKUP([.A3];A_4_INPUT_DATE_E_RISULTATI_GIRONI;6;0)" office:value-type="float" office:value="72" calcext:value-type="float">
            <text:p>72</text:p>
          </table:table-cell>
          <table:table-cell table:style-name="ce160" table:formula="of:=VLOOKUP([.A3];A_4_INPUT_DATE_E_RISULTATI_GIRONI;7;0)" office:value-type="float" office:value="49" calcext:value-type="float">
            <text:p>49</text:p>
          </table:table-cell>
          <table:table-cell table:style-name="ce165" table:formula="of:=IF([.H3]&gt;[.I3];[.F3];[.G3])" office:value-type="string" office:string-value="Leoni" calcext:value-type="string">
            <text:p>Leoni</text:p>
          </table:table-cell>
          <table:table-cell table:style-name="ce115" table:formula="of:=IF([.H3]&lt;[.I3];[.F3];[.G3])" office:value-type="string" office:string-value="Pantere" calcext:value-type="string">
            <text:p>Pantere</text:p>
          </table:table-cell>
          <table:table-cell table:style-name="ce160" table:formula="of:=1*([.H3]&gt;[.I3])" office:value-type="float" office:value="1" calcext:value-type="float">
            <text:p>1</text:p>
          </table:table-cell>
          <table:table-cell table:style-name="ce167" table:formula="of:=1*([.H3]&lt;[.I3])*NOT(AND([.H3]=0;[.I3]=20))" office:value-type="float" office:value="0" calcext:value-type="float">
            <text:p>0</text:p>
          </table:table-cell>
          <table:table-cell table:style-name="ce167" table:formula="of:=1*AND([.H3]=0;[.I3]=20)" office:value-type="float" office:value="0" calcext:value-type="float">
            <text:p>0</text:p>
          </table:table-cell>
          <table:table-cell table:style-name="ce160" table:formula="of:=[.H3]" office:value-type="float" office:value="72" calcext:value-type="float">
            <text:p>72</text:p>
          </table:table-cell>
          <table:table-cell table:style-name="ce160" table:formula="of:=[.I3]" office:value-type="float" office:value="49" calcext:value-type="float">
            <text:p>49</text:p>
          </table:table-cell>
          <table:table-cell table:style-name="ce170" table:formula="of:=[.O3]-[.P3]" office:value-type="float" office:value="23" calcext:value-type="float">
            <text:p>+23</text:p>
          </table:table-cell>
          <table:table-cell table:style-name="ce160" table:formula="of:=1*([.I3]&gt;[.H3])" office:value-type="float" office:value="0" calcext:value-type="float">
            <text:p>0</text:p>
          </table:table-cell>
          <table:table-cell table:style-name="ce167" table:formula="of:=1*([.I3]&lt;[.H3])*NOT(AND([.H3]=20;[.I3]=0))" office:value-type="float" office:value="1" calcext:value-type="float">
            <text:p>1</text:p>
          </table:table-cell>
          <table:table-cell table:style-name="ce167" table:formula="of:=1*AND([.H3]=20;[.I3]=0)" office:value-type="float" office:value="0" calcext:value-type="float">
            <text:p>0</text:p>
          </table:table-cell>
          <table:table-cell table:style-name="ce160" table:formula="of:=[.I3]" office:value-type="float" office:value="49" calcext:value-type="float">
            <text:p>49</text:p>
          </table:table-cell>
          <table:table-cell table:style-name="ce160" table:formula="of:=[.H3]" office:value-type="float" office:value="72" calcext:value-type="float">
            <text:p>72</text:p>
          </table:table-cell>
          <table:table-cell table:style-name="ce173" table:formula="of:=[.U3]-[.V3]" office:value-type="float" office:value="-23" calcext:value-type="float">
            <text:p>-23</text:p>
          </table:table-cell>
          <table:table-cell/>
          <table:table-cell table:style-name="ce179" table:formula="of:=COUNTIF(B_COEFF_GIRONE_A;&quot;&gt;=&quot;&amp;[.AQ3])&amp;[.Z3]" office:value-type="string" office:string-value="1A" calcext:value-type="string">
            <text:p>1A</text:p>
          </table:table-cell>
          <table:table-cell table:style-name="ce182" office:value-type="string" calcext:value-type="string">
            <text:p>A</text:p>
          </table:table-cell>
          <table:table-cell table:style-name="ce160" office:value-type="string" calcext:value-type="string">
            <text:p>A1</text:p>
          </table:table-cell>
          <table:table-cell table:style-name="ce115" table:formula="of:=VLOOKUP([.AA3];A_SQUADRE_PER_CODICE;2)" office:value-type="string" office:string-value="Leoni" calcext:value-type="string">
            <text:p>Leoni</text:p>
          </table:table-cell>
          <table:table-cell table:style-name="ce160" table:formula="of:=[.AD3]+[.AE3]+[.AF3]" office:value-type="float" office:value="3" calcext:value-type="float">
            <text:p>3</text:p>
          </table:table-cell>
          <table:table-cell table:style-name="ce160" table:formula="of:=SUMIF(B_SQUADRA_A_GIRONI;[.AB3];B_VINTE_SQUADRA_A_GIRONI)+SUMIF(B_SQUADRA_B_GIRONI;[.AB3];B_VINTE_SQUADRA_B_GIRONI)" office:value-type="float" office:value="2" calcext:value-type="float">
            <text:p>2</text:p>
          </table:table-cell>
          <table:table-cell table:style-name="ce160" table:formula="of:=SUMIF(B_SQUADRA_A_GIRONI;[.AB3];B_PERSE_SQUADRA_A_GIRONI)+SUMIF(B_SQUADRA_B_GIRONI;[.AB3];B_PERSE_SQUADRA_B_GIRONI)" office:value-type="float" office:value="1" calcext:value-type="float">
            <text:p>1</text:p>
          </table:table-cell>
          <table:table-cell table:style-name="ce160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60" table:formula="of:=2*[.AD3]+1*[.AE3]+0*[.AF3]" office:value-type="float" office:value="5" calcext:value-type="float">
            <text:p>5</text:p>
          </table:table-cell>
          <table:table-cell table:style-name="ce160" table:formula="of:=SUMIF(B_SQUADRA_A_GIRONI;[.AB3];B_PUNTI_FATTI_SQUADRA_A_GIRONI)+SUMIF(B_SQUADRA_B_GIRONI;[.AB3];B_PUNTI_FATTI_SQUADRA_B_GIRONI)" office:value-type="float" office:value="187" calcext:value-type="float">
            <text:p>187</text:p>
          </table:table-cell>
          <table:table-cell table:style-name="ce160" table:formula="of:=SUMIF(B_SQUADRA_A_GIRONI;[.AB3];B_PUNTI_SUBITI_SQUADRA_A_GIRONI)+SUMIF(B_SQUADRA_B_GIRONI;[.AB3];B_PUNTI_SUBITI_SQUADRA_B_GIRONI)" office:value-type="float" office:value="153" calcext:value-type="float">
            <text:p>153</text:p>
          </table:table-cell>
          <table:table-cell table:style-name="ce170" table:formula="of:=SUMIF(B_SQUADRA_A_GIRONI;[.AB3];B_DIFF_CANESTRI_SQUADRA_A_GIRONI)+SUMIF(B_SQUADRA_B_GIRONI;[.AB3];B_DIFF_CANESTRI_SQUADRA_B_GIRONI)" office:value-type="float" office:value="34" calcext:value-type="float">
            <text:p>+34</text:p>
          </table:table-cell>
          <table:table-cell table:style-name="ce160" table:formula="of:=IF([.AG3]=[.AG4];[.O3];0)" office:value-type="float" office:value="72" calcext:value-type="float">
            <text:p>72</text:p>
          </table:table-cell>
          <table:table-cell table:style-name="ce167" table:formula="of:=IF([.AG3]=[.AG5];[.O4];0)" office:value-type="float" office:value="0" calcext:value-type="float">
            <text:p>0</text:p>
          </table:table-cell>
          <table:table-cell table:style-name="ce160" table:formula="of:=IF([.AG3]=[.AG6];[.O5];0)" office:value-type="float" office:value="0" calcext:value-type="float">
            <text:p>0</text:p>
          </table:table-cell>
          <table:table-cell table:style-name="ce170" table:formula="of:=IF([.AG3]=[.AG4];[.Q3];0)" office:value-type="float" office:value="23" calcext:value-type="float">
            <text:p>+23</text:p>
          </table:table-cell>
          <table:table-cell table:style-name="ce170" table:formula="of:=IF([.AG3]=[.AG5];[.Q4];0)" office:value-type="float" office:value="0" calcext:value-type="float">
            <text:p>+0</text:p>
          </table:table-cell>
          <table:table-cell table:style-name="ce170" table:formula="of:=IF([.AG3]=[.AG6];[.Q5];0)" office:value-type="float" office:value="0" calcext:value-type="float">
            <text:p>+0</text:p>
          </table:table-cell>
          <table:table-cell table:style-name="ce185" table:formula="of:=[.AG3]+(500+[.AN3]+[.AO3]+[.AP3])*10^-3+([.AK3]+[.AL3]+[.AM3])*10^-6+(500+[.AJ3])*10^-9+[.AH3]*10^-12" office:value-type="float" office:value="5.523072534187" calcext:value-type="float">
            <text:p>5,523072534187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1</text:p>
          </table:table-cell>
          <table:table-cell table:style-name="ce162" office:value-type="string" calcext:value-type="string">
            <text:p>A3</text:p>
          </table:table-cell>
          <table:table-cell table:style-name="ce27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27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162" table:formula="of:=VLOOKUP([.A4];A_4_INPUT_DATE_E_RISULTATI_GIRONI;6;0)" office:value-type="float" office:value="90" calcext:value-type="float">
            <text:p>90</text:p>
          </table:table-cell>
          <table:table-cell table:style-name="ce162" table:formula="of:=VLOOKUP([.A4];A_4_INPUT_DATE_E_RISULTATI_GIRONI;7;0)" office:value-type="float" office:value="22" calcext:value-type="float">
            <text:p>22</text:p>
          </table:table-cell>
          <table:table-cell table:style-name="ce27" table:formula="of:=IF([.H4]&gt;[.I4];[.F4];[.G4])" office:value-type="string" office:string-value="Leoni" calcext:value-type="string">
            <text:p>Leoni</text:p>
          </table:table-cell>
          <table:table-cell table:style-name="ce27" table:formula="of:=IF([.H4]&lt;[.I4];[.F4];[.G4])" office:value-type="string" office:string-value="Tigri" calcext:value-type="string">
            <text:p>Tigri</text:p>
          </table:table-cell>
          <table:table-cell table:style-name="ce162" table:formula="of:=1*([.H4]&gt;[.I4])" office:value-type="float" office:value="1" calcext:value-type="float">
            <text:p>1</text:p>
          </table:table-cell>
          <table:table-cell table:style-name="ce168" table:formula="of:=1*([.H4]&lt;[.I4])*NOT(AND([.H4]=0;[.I4]=20))" office:value-type="float" office:value="0" calcext:value-type="float">
            <text:p>0</text:p>
          </table:table-cell>
          <table:table-cell table:style-name="ce168" table:formula="of:=1*AND([.H4]=0;[.I4]=20)" office:value-type="float" office:value="0" calcext:value-type="float">
            <text:p>0</text:p>
          </table:table-cell>
          <table:table-cell table:style-name="ce162" table:formula="of:=[.H4]" office:value-type="float" office:value="90" calcext:value-type="float">
            <text:p>90</text:p>
          </table:table-cell>
          <table:table-cell table:style-name="ce162" table:formula="of:=[.I4]" office:value-type="float" office:value="22" calcext:value-type="float">
            <text:p>22</text:p>
          </table:table-cell>
          <table:table-cell table:style-name="ce171" table:formula="of:=[.O4]-[.P4]" office:value-type="float" office:value="68" calcext:value-type="float">
            <text:p>+68</text:p>
          </table:table-cell>
          <table:table-cell table:style-name="ce162" table:formula="of:=1*([.I4]&gt;[.H4])" office:value-type="float" office:value="0" calcext:value-type="float">
            <text:p>0</text:p>
          </table:table-cell>
          <table:table-cell table:style-name="ce162" table:formula="of:=1*([.I4]&lt;[.H4])*NOT(AND([.H4]=20;[.I4]=0))" office:value-type="float" office:value="1" calcext:value-type="float">
            <text:p>1</text:p>
          </table:table-cell>
          <table:table-cell table:style-name="ce162" table:formula="of:=1*AND([.H4]=20;[.I4]=0)" office:value-type="float" office:value="0" calcext:value-type="float">
            <text:p>0</text:p>
          </table:table-cell>
          <table:table-cell table:style-name="ce162" table:formula="of:=[.I4]" office:value-type="float" office:value="22" calcext:value-type="float">
            <text:p>22</text:p>
          </table:table-cell>
          <table:table-cell table:style-name="ce162" table:formula="of:=[.H4]" office:value-type="float" office:value="90" calcext:value-type="float">
            <text:p>90</text:p>
          </table:table-cell>
          <table:table-cell table:style-name="ce175" table:formula="of:=[.U4]-[.V4]" office:value-type="float" office:value="-68" calcext:value-type="float">
            <text:p>-68</text:p>
          </table:table-cell>
          <table:table-cell/>
          <table:table-cell table:style-name="ce180" table:formula="of:=COUNTIF(B_COEFF_GIRONE_A;&quot;&gt;=&quot;&amp;[.AQ4])&amp;[.Z4]" office:value-type="string" office:string-value="2A" calcext:value-type="string">
            <text:p>2A</text:p>
          </table:table-cell>
          <table:table-cell table:style-name="ce183" office:value-type="string" calcext:value-type="string">
            <text:p>A</text:p>
          </table:table-cell>
          <table:table-cell table:style-name="ce162" office:value-type="string" calcext:value-type="string">
            <text:p>A2</text:p>
          </table:table-cell>
          <table:table-cell table:style-name="ce27" table:formula="of:=VLOOKUP([.AA4];A_SQUADRE_PER_CODICE;2)" office:value-type="string" office:string-value="Pantere" calcext:value-type="string">
            <text:p>Pantere</text:p>
          </table:table-cell>
          <table:table-cell table:style-name="ce162" table:formula="of:=[.AD4]+[.AE4]+[.AF4]" office:value-type="float" office:value="3" calcext:value-type="float">
            <text:p>3</text:p>
          </table:table-cell>
          <table:table-cell table:style-name="ce162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162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162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62" table:formula="of:=2*[.AD4]+1*[.AE4]+0*[.AF4]" office:value-type="float" office:value="5" calcext:value-type="float">
            <text:p>5</text:p>
          </table:table-cell>
          <table:table-cell table:style-name="ce162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162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171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162" table:formula="of:=IF([.AG4]=[.AG5];[.O6];0)" office:value-type="float" office:value="0" calcext:value-type="float">
            <text:p>0</text:p>
          </table:table-cell>
          <table:table-cell table:style-name="ce162" table:formula="of:=IF([.AG4]=[.AG6];[.O7];0)" office:value-type="float" office:value="0" calcext:value-type="float">
            <text:p>0</text:p>
          </table:table-cell>
          <table:table-cell table:style-name="ce162" table:formula="of:=IF([.AG4]=[.AG3];[.U3];0)" office:value-type="float" office:value="49" calcext:value-type="float">
            <text:p>49</text:p>
          </table:table-cell>
          <table:table-cell table:style-name="ce171" table:formula="of:=IF([.AG4]=[.AG5];[.Q6];0)" office:value-type="float" office:value="0" calcext:value-type="float">
            <text:p>+0</text:p>
          </table:table-cell>
          <table:table-cell table:style-name="ce171" table:formula="of:=IF([.AG4]=[.AG6];[.Q7];0)" office:value-type="float" office:value="0" calcext:value-type="float">
            <text:p>+0</text:p>
          </table:table-cell>
          <table:table-cell table:style-name="ce171" table:formula="of:=IF([.AG4]=[.AG3];[.W3];0)" office:value-type="float" office:value="-23" calcext:value-type="float">
            <text:p>-23</text:p>
          </table:table-cell>
          <table:table-cell table:style-name="ce186" table:formula="of:=[.AG4]+(500+[.AN4]+[.AO4]+[.AP4])*10^-3+([.AK4]+[.AL4]+[.AM4])*10^-6+(500+[.AJ4])*10^-9+[.AH4]*10^-12" office:value-type="float" office:value="5.477049576199" calcext:value-type="float">
            <text:p>5,477049576199</text:p>
          </table:table-cell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1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27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162" table:formula="of:=VLOOKUP([.A5];A_4_INPUT_DATE_E_RISULTATI_GIRONI;6;0)" office:value-type="float" office:value="25" calcext:value-type="float">
            <text:p>25</text:p>
          </table:table-cell>
          <table:table-cell table:style-name="ce162" table:formula="of:=VLOOKUP([.A5];A_4_INPUT_DATE_E_RISULTATI_GIRONI;7;0)" office:value-type="float" office:value="82" calcext:value-type="float">
            <text:p>82</text:p>
          </table:table-cell>
          <table:table-cell table:style-name="ce27" table:formula="of:=IF([.H5]&gt;[.I5];[.F5];[.G5])" office:value-type="string" office:string-value="Ghepardi" calcext:value-type="string">
            <text:p>Ghepardi</text:p>
          </table:table-cell>
          <table:table-cell table:style-name="ce27" table:formula="of:=IF([.H5]&lt;[.I5];[.F5];[.G5])" office:value-type="string" office:string-value="Leoni" calcext:value-type="string">
            <text:p>Leoni</text:p>
          </table:table-cell>
          <table:table-cell table:style-name="ce162" table:formula="of:=1*([.H5]&gt;[.I5])" office:value-type="float" office:value="0" calcext:value-type="float">
            <text:p>0</text:p>
          </table:table-cell>
          <table:table-cell table:style-name="ce168" table:formula="of:=1*([.H5]&lt;[.I5])*NOT(AND([.H5]=0;[.I5]=20))" office:value-type="float" office:value="1" calcext:value-type="float">
            <text:p>1</text:p>
          </table:table-cell>
          <table:table-cell table:style-name="ce168" table:formula="of:=1*AND([.H5]=0;[.I5]=20)" office:value-type="float" office:value="0" calcext:value-type="float">
            <text:p>0</text:p>
          </table:table-cell>
          <table:table-cell table:style-name="ce162" table:formula="of:=[.H5]" office:value-type="float" office:value="25" calcext:value-type="float">
            <text:p>25</text:p>
          </table:table-cell>
          <table:table-cell table:style-name="ce162" table:formula="of:=[.I5]" office:value-type="float" office:value="82" calcext:value-type="float">
            <text:p>82</text:p>
          </table:table-cell>
          <table:table-cell table:style-name="ce171" table:formula="of:=[.O5]-[.P5]" office:value-type="float" office:value="-57" calcext:value-type="float">
            <text:p>-57</text:p>
          </table:table-cell>
          <table:table-cell table:style-name="ce162" table:formula="of:=1*([.I5]&gt;[.H5])" office:value-type="float" office:value="1" calcext:value-type="float">
            <text:p>1</text:p>
          </table:table-cell>
          <table:table-cell table:style-name="ce162" table:formula="of:=1*([.I5]&lt;[.H5])*NOT(AND([.H5]=20;[.I5]=0))" office:value-type="float" office:value="0" calcext:value-type="float">
            <text:p>0</text:p>
          </table:table-cell>
          <table:table-cell table:style-name="ce162" table:formula="of:=1*AND([.H5]=20;[.I5]=0)" office:value-type="float" office:value="0" calcext:value-type="float">
            <text:p>0</text:p>
          </table:table-cell>
          <table:table-cell table:style-name="ce162" table:formula="of:=[.I5]" office:value-type="float" office:value="82" calcext:value-type="float">
            <text:p>82</text:p>
          </table:table-cell>
          <table:table-cell table:style-name="ce162" table:formula="of:=[.H5]" office:value-type="float" office:value="25" calcext:value-type="float">
            <text:p>25</text:p>
          </table:table-cell>
          <table:table-cell table:style-name="ce175" table:formula="of:=[.U5]-[.V5]" office:value-type="float" office:value="57" calcext:value-type="float">
            <text:p>+57</text:p>
          </table:table-cell>
          <table:table-cell/>
          <table:table-cell table:style-name="ce180" table:formula="of:=COUNTIF(B_COEFF_GIRONE_A;&quot;&gt;=&quot;&amp;[.AQ5])&amp;[.Z5]" office:value-type="string" office:string-value="3A" calcext:value-type="string">
            <text:p>3A</text:p>
          </table:table-cell>
          <table:table-cell table:style-name="ce183" office:value-type="string" calcext:value-type="string">
            <text:p>A</text:p>
          </table:table-cell>
          <table:table-cell table:style-name="ce162" office:value-type="string" calcext:value-type="string">
            <text:p>A3</text:p>
          </table:table-cell>
          <table:table-cell table:style-name="ce27" table:formula="of:=VLOOKUP([.AA5];A_SQUADRE_PER_CODICE;2)" office:value-type="string" office:string-value="Tigri" calcext:value-type="string">
            <text:p>Tigri</text:p>
          </table:table-cell>
          <table:table-cell table:style-name="ce162" table:formula="of:=[.AD5]+[.AE5]+[.AF5]" office:value-type="float" office:value="3" calcext:value-type="float">
            <text:p>3</text:p>
          </table:table-cell>
          <table:table-cell table:style-name="ce162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162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162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62" table:formula="of:=2*[.AD5]+1*[.AE5]+0*[.AF5]" office:value-type="float" office:value="4" calcext:value-type="float">
            <text:p>4</text:p>
          </table:table-cell>
          <table:table-cell table:style-name="ce162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162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171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162" table:formula="of:=IF([.AG5]=[.AG6];[.O8];0)" office:value-type="float" office:value="79" calcext:value-type="float">
            <text:p>79</text:p>
          </table:table-cell>
          <table:table-cell table:style-name="ce162" table:formula="of:=IF([.AG5]=[.AG3];[.U4];0)" office:value-type="float" office:value="0" calcext:value-type="float">
            <text:p>0</text:p>
          </table:table-cell>
          <table:table-cell table:style-name="ce162" table:formula="of:=IF([.AG5]=[.AG4];[.U6];0)" office:value-type="float" office:value="0" calcext:value-type="float">
            <text:p>0</text:p>
          </table:table-cell>
          <table:table-cell table:style-name="ce171" table:formula="of:=IF([.AG5]=[.AG6];[.Q8];0)" office:value-type="float" office:value="31" calcext:value-type="float">
            <text:p>+31</text:p>
          </table:table-cell>
          <table:table-cell table:style-name="ce171" table:formula="of:=IF([.AG5]=[.AG3];[.W4];0)" office:value-type="float" office:value="0" calcext:value-type="float">
            <text:p>+0</text:p>
          </table:table-cell>
          <table:table-cell table:style-name="ce171" table:formula="of:=IF([.AG5]=[.AG4];[.W6];0)" office:value-type="float" office:value="0" calcext:value-type="float">
            <text:p>+0</text:p>
          </table:table-cell>
          <table:table-cell table:style-name="ce186" table:formula="of:=[.AG5]+(500+[.AN5]+[.AO5]+[.AP5])*10^-3+([.AK5]+[.AL5]+[.AM5])*10^-6+(500+[.AJ5])*10^-9+[.AH5]*10^-12" office:value-type="float" office:value="4.531079400131" calcext:value-type="float">
            <text:p>4,531079400131</text:p>
          </table:table-cell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2</text:p>
          </table:table-cell>
          <table:table-cell table:style-name="ce162" office:value-type="string" calcext:value-type="string">
            <text:p>A3</text:p>
          </table:table-cell>
          <table:table-cell table:style-name="ce27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27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162" table:formula="of:=VLOOKUP([.A6];A_4_INPUT_DATE_E_RISULTATI_GIRONI;6;0)" office:value-type="float" office:value="93" calcext:value-type="float">
            <text:p>93</text:p>
          </table:table-cell>
          <table:table-cell table:style-name="ce162" table:formula="of:=VLOOKUP([.A6];A_4_INPUT_DATE_E_RISULTATI_GIRONI;7;0)" office:value-type="float" office:value="30" calcext:value-type="float">
            <text:p>30</text:p>
          </table:table-cell>
          <table:table-cell table:style-name="ce27" table:formula="of:=IF([.H6]&gt;[.I6];[.F6];[.G6])" office:value-type="string" office:string-value="Pantere" calcext:value-type="string">
            <text:p>Pantere</text:p>
          </table:table-cell>
          <table:table-cell table:style-name="ce27" table:formula="of:=IF([.H6]&lt;[.I6];[.F6];[.G6])" office:value-type="string" office:string-value="Tigri" calcext:value-type="string">
            <text:p>Tigri</text:p>
          </table:table-cell>
          <table:table-cell table:style-name="ce162" table:formula="of:=1*([.H6]&gt;[.I6])" office:value-type="float" office:value="1" calcext:value-type="float">
            <text:p>1</text:p>
          </table:table-cell>
          <table:table-cell table:style-name="ce168" table:formula="of:=1*([.H6]&lt;[.I6])*NOT(AND([.H6]=0;[.I6]=20))" office:value-type="float" office:value="0" calcext:value-type="float">
            <text:p>0</text:p>
          </table:table-cell>
          <table:table-cell table:style-name="ce168" table:formula="of:=1*AND([.H6]=0;[.I6]=20)" office:value-type="float" office:value="0" calcext:value-type="float">
            <text:p>0</text:p>
          </table:table-cell>
          <table:table-cell table:style-name="ce162" table:formula="of:=[.H6]" office:value-type="float" office:value="93" calcext:value-type="float">
            <text:p>93</text:p>
          </table:table-cell>
          <table:table-cell table:style-name="ce162" table:formula="of:=[.I6]" office:value-type="float" office:value="30" calcext:value-type="float">
            <text:p>30</text:p>
          </table:table-cell>
          <table:table-cell table:style-name="ce171" table:formula="of:=[.O6]-[.P6]" office:value-type="float" office:value="63" calcext:value-type="float">
            <text:p>+63</text:p>
          </table:table-cell>
          <table:table-cell table:style-name="ce162" table:formula="of:=1*([.I6]&gt;[.H6])" office:value-type="float" office:value="0" calcext:value-type="float">
            <text:p>0</text:p>
          </table:table-cell>
          <table:table-cell table:style-name="ce162" table:formula="of:=1*([.I6]&lt;[.H6])*NOT(AND([.H6]=20;[.I6]=0))" office:value-type="float" office:value="1" calcext:value-type="float">
            <text:p>1</text:p>
          </table:table-cell>
          <table:table-cell table:style-name="ce162" table:formula="of:=1*AND([.H6]=20;[.I6]=0)" office:value-type="float" office:value="0" calcext:value-type="float">
            <text:p>0</text:p>
          </table:table-cell>
          <table:table-cell table:style-name="ce162" table:formula="of:=[.I6]" office:value-type="float" office:value="30" calcext:value-type="float">
            <text:p>30</text:p>
          </table:table-cell>
          <table:table-cell table:style-name="ce162" table:formula="of:=[.H6]" office:value-type="float" office:value="93" calcext:value-type="float">
            <text:p>93</text:p>
          </table:table-cell>
          <table:table-cell table:style-name="ce175" table:formula="of:=[.U6]-[.V6]" office:value-type="float" office:value="-63" calcext:value-type="float">
            <text:p>-63</text:p>
          </table:table-cell>
          <table:table-cell/>
          <table:table-cell table:style-name="ce180" table:formula="of:=COUNTIF(B_COEFF_GIRONE_A;&quot;&gt;=&quot;&amp;[.AQ6])&amp;[.Z6]" office:value-type="string" office:string-value="4A" calcext:value-type="string">
            <text:p>4A</text:p>
          </table:table-cell>
          <table:table-cell table:style-name="ce183" office:value-type="string" calcext:value-type="string">
            <text:p>A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VLOOKUP([.AA6];A_SQUADRE_PER_CODICE;2)" office:value-type="string" office:string-value="Ghepardi" calcext:value-type="string">
            <text:p>Ghepardi</text:p>
          </table:table-cell>
          <table:table-cell table:style-name="ce162" table:formula="of:=[.AD6]+[.AE6]+[.AF6]" office:value-type="float" office:value="3" calcext:value-type="float">
            <text:p>3</text:p>
          </table:table-cell>
          <table:table-cell table:style-name="ce162" table:formula="of:=SUMIF(B_SQUADRA_A_GIRONI;[.AB6];B_VINTE_SQUADRA_A_GIRONI)+SUMIF(B_SQUADRA_B_GIRONI;[.AB6];B_VINTE_SQUADRA_B_GIRONI)" office:value-type="float" office:value="1" calcext:value-type="float">
            <text:p>1</text:p>
          </table:table-cell>
          <table:table-cell table:style-name="ce162" table:formula="of:=SUMIF(B_SQUADRA_A_GIRONI;[.AB6];B_PERSE_SQUADRA_A_GIRONI)+SUMIF(B_SQUADRA_B_GIRONI;[.AB6];B_PERSE_SQUADRA_B_GIRONI)" office:value-type="float" office:value="2" calcext:value-type="float">
            <text:p>2</text:p>
          </table:table-cell>
          <table:table-cell table:style-name="ce162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62" table:formula="of:=2*[.AD6]+1*[.AE6]+0*[.AF6]" office:value-type="float" office:value="4" calcext:value-type="float">
            <text:p>4</text:p>
          </table:table-cell>
          <table:table-cell table:style-name="ce162" table:formula="of:=SUMIF(B_SQUADRA_A_GIRONI;[.AB6];B_PUNTI_FATTI_SQUADRA_A_GIRONI)+SUMIF(B_SQUADRA_B_GIRONI;[.AB6];B_PUNTI_FATTI_SQUADRA_B_GIRONI)" office:value-type="float" office:value="151" calcext:value-type="float">
            <text:p>151</text:p>
          </table:table-cell>
          <table:table-cell table:style-name="ce162" table:formula="of:=SUMIF(B_SQUADRA_A_GIRONI;[.AB6];B_PUNTI_SUBITI_SQUADRA_A_GIRONI)+SUMIF(B_SQUADRA_B_GIRONI;[.AB6];B_PUNTI_SUBITI_SQUADRA_B_GIRONI)" office:value-type="float" office:value="161" calcext:value-type="float">
            <text:p>161</text:p>
          </table:table-cell>
          <table:table-cell table:style-name="ce171" table:formula="of:=SUMIF(B_SQUADRA_A_GIRONI;[.AB6];B_DIFF_CANESTRI_SQUADRA_A_GIRONI)+SUMIF(B_SQUADRA_B_GIRONI;[.AB6];B_DIFF_CANESTRI_SQUADRA_B_GIRONI)" office:value-type="float" office:value="-10" calcext:value-type="float">
            <text:p>-10</text:p>
          </table:table-cell>
          <table:table-cell table:style-name="ce162" table:formula="of:=IF([.AG6]=[.AG3];[.U5];0)" office:value-type="float" office:value="0" calcext:value-type="float">
            <text:p>0</text:p>
          </table:table-cell>
          <table:table-cell table:style-name="ce162" table:formula="of:=IF([.AG6]=[.AG4];[.U7];0)" office:value-type="float" office:value="0" calcext:value-type="float">
            <text:p>0</text:p>
          </table:table-cell>
          <table:table-cell table:style-name="ce162" table:formula="of:=IF([.AG6]=[.AG5];[.U8];0)" office:value-type="float" office:value="48" calcext:value-type="float">
            <text:p>48</text:p>
          </table:table-cell>
          <table:table-cell table:style-name="ce171" table:formula="of:=IF([.AG6]=[.AG3];[.W5];0)" office:value-type="float" office:value="0" calcext:value-type="float">
            <text:p>+0</text:p>
          </table:table-cell>
          <table:table-cell table:style-name="ce171" table:formula="of:=IF([.AG6]=[.AG4];[.W7];0)" office:value-type="float" office:value="0" calcext:value-type="float">
            <text:p>+0</text:p>
          </table:table-cell>
          <table:table-cell table:style-name="ce171" table:formula="of:=IF([.AG6]=[.AG5];[.W8];0)" office:value-type="float" office:value="-31" calcext:value-type="float">
            <text:p>-31</text:p>
          </table:table-cell>
          <table:table-cell table:style-name="ce186" table:formula="of:=[.AG6]+(500+[.AN6]+[.AO6]+[.AP6])*10^-3+([.AK6]+[.AL6]+[.AM6])*10^-6+(500+[.AJ6])*10^-9+[.AH6]*10^-12" office:value-type="float" office:value="4.469048490151" calcext:value-type="float">
            <text:p>4,469048490151</text:p>
          </table:table-cell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2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27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162" table:formula="of:=VLOOKUP([.A7];A_4_INPUT_DATE_E_RISULTATI_GIRONI;6;0)" office:value-type="float" office:value="57" calcext:value-type="float">
            <text:p>57</text:p>
          </table:table-cell>
          <table:table-cell table:style-name="ce162" table:formula="of:=VLOOKUP([.A7];A_4_INPUT_DATE_E_RISULTATI_GIRONI;7;0)" office:value-type="float" office:value="21" calcext:value-type="float">
            <text:p>21</text:p>
          </table:table-cell>
          <table:table-cell table:style-name="ce27" table:formula="of:=IF([.H7]&gt;[.I7];[.F7];[.G7])" office:value-type="string" office:string-value="Pantere" calcext:value-type="string">
            <text:p>Pantere</text:p>
          </table:table-cell>
          <table:table-cell table:style-name="ce27" table:formula="of:=IF([.H7]&lt;[.I7];[.F7];[.G7])" office:value-type="string" office:string-value="Ghepardi" calcext:value-type="string">
            <text:p>Ghepardi</text:p>
          </table:table-cell>
          <table:table-cell table:style-name="ce162" table:formula="of:=1*([.H7]&gt;[.I7])" office:value-type="float" office:value="1" calcext:value-type="float">
            <text:p>1</text:p>
          </table:table-cell>
          <table:table-cell table:style-name="ce168" table:formula="of:=1*([.H7]&lt;[.I7])*NOT(AND([.H7]=0;[.I7]=20))" office:value-type="float" office:value="0" calcext:value-type="float">
            <text:p>0</text:p>
          </table:table-cell>
          <table:table-cell table:style-name="ce168" table:formula="of:=1*AND([.H7]=0;[.I7]=20)" office:value-type="float" office:value="0" calcext:value-type="float">
            <text:p>0</text:p>
          </table:table-cell>
          <table:table-cell table:style-name="ce162" table:formula="of:=[.H7]" office:value-type="float" office:value="57" calcext:value-type="float">
            <text:p>57</text:p>
          </table:table-cell>
          <table:table-cell table:style-name="ce162" table:formula="of:=[.I7]" office:value-type="float" office:value="21" calcext:value-type="float">
            <text:p>21</text:p>
          </table:table-cell>
          <table:table-cell table:style-name="ce171" table:formula="of:=[.O7]-[.P7]" office:value-type="float" office:value="36" calcext:value-type="float">
            <text:p>+36</text:p>
          </table:table-cell>
          <table:table-cell table:style-name="ce162" table:formula="of:=1*([.I7]&gt;[.H7])" office:value-type="float" office:value="0" calcext:value-type="float">
            <text:p>0</text:p>
          </table:table-cell>
          <table:table-cell table:style-name="ce162" table:formula="of:=1*([.I7]&lt;[.H7])*NOT(AND([.H7]=20;[.I7]=0))" office:value-type="float" office:value="1" calcext:value-type="float">
            <text:p>1</text:p>
          </table:table-cell>
          <table:table-cell table:style-name="ce162" table:formula="of:=1*AND([.H7]=20;[.I7]=0)" office:value-type="float" office:value="0" calcext:value-type="float">
            <text:p>0</text:p>
          </table:table-cell>
          <table:table-cell table:style-name="ce162" table:formula="of:=[.I7]" office:value-type="float" office:value="21" calcext:value-type="float">
            <text:p>21</text:p>
          </table:table-cell>
          <table:table-cell table:style-name="ce162" table:formula="of:=[.H7]" office:value-type="float" office:value="57" calcext:value-type="float">
            <text:p>57</text:p>
          </table:table-cell>
          <table:table-cell table:style-name="ce175" table:formula="of:=[.U7]-[.V7]" office:value-type="float" office:value="-36" calcext:value-type="float">
            <text:p>-36</text:p>
          </table:table-cell>
          <table:table-cell/>
          <table:table-cell table:style-name="ce180" table:formula="of:=COUNTIF(B_COEFF_GIRONE_B;&quot;&gt;=&quot;&amp;[.AQ7])&amp;[.Z7]" office:value-type="string" office:string-value="4B" calcext:value-type="string">
            <text:p>4B</text:p>
          </table:table-cell>
          <table:table-cell table:style-name="ce18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27" table:formula="of:=VLOOKUP([.AA7];A_SQUADRE_PER_CODICE;2)" office:value-type="string" office:string-value="Giaguari" calcext:value-type="string">
            <text:p>Giaguari</text:p>
          </table:table-cell>
          <table:table-cell table:style-name="ce162" table:formula="of:=[.AD7]+[.AE7]+[.AF7]" office:value-type="float" office:value="3" calcext:value-type="float">
            <text:p>3</text:p>
          </table:table-cell>
          <table:table-cell table:style-name="ce162" table:formula="of:=SUMIF(B_SQUADRA_A_GIRONI;[.AB7];B_VINTE_SQUADRA_A_GIRONI)+SUMIF(B_SQUADRA_B_GIRONI;[.AB7];B_VINTE_SQUADRA_B_GIRONI)" office:value-type="float" office:value="0" calcext:value-type="float">
            <text:p>0</text:p>
          </table:table-cell>
          <table:table-cell table:style-name="ce162" table:formula="of:=SUMIF(B_SQUADRA_A_GIRONI;[.AB7];B_PERSE_SQUADRA_A_GIRONI)+SUMIF(B_SQUADRA_B_GIRONI;[.AB7];B_PERSE_SQUADRA_B_GIRONI)" office:value-type="float" office:value="3" calcext:value-type="float">
            <text:p>3</text:p>
          </table:table-cell>
          <table:table-cell table:style-name="ce162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62" table:formula="of:=2*[.AD7]+1*[.AE7]+0*[.AF7]" office:value-type="float" office:value="3" calcext:value-type="float">
            <text:p>3</text:p>
          </table:table-cell>
          <table:table-cell table:style-name="ce162" table:formula="of:=SUMIF(B_SQUADRA_A_GIRONI;[.AB7];B_PUNTI_FATTI_SQUADRA_A_GIRONI)+SUMIF(B_SQUADRA_B_GIRONI;[.AB7];B_PUNTI_FATTI_SQUADRA_B_GIRONI)" office:value-type="float" office:value="174" calcext:value-type="float">
            <text:p>174</text:p>
          </table:table-cell>
          <table:table-cell table:style-name="ce162" table:formula="of:=SUMIF(B_SQUADRA_A_GIRONI;[.AB7];B_PUNTI_SUBITI_SQUADRA_A_GIRONI)+SUMIF(B_SQUADRA_B_GIRONI;[.AB7];B_PUNTI_SUBITI_SQUADRA_B_GIRONI)" office:value-type="float" office:value="217" calcext:value-type="float">
            <text:p>217</text:p>
          </table:table-cell>
          <table:table-cell table:style-name="ce171" table:formula="of:=SUMIF(B_SQUADRA_A_GIRONI;[.AB7];B_DIFF_CANESTRI_SQUADRA_A_GIRONI)+SUMIF(B_SQUADRA_B_GIRONI;[.AB7];B_DIFF_CANESTRI_SQUADRA_B_GIRONI)" office:value-type="float" office:value="-43" calcext:value-type="float">
            <text:p>-43</text:p>
          </table:table-cell>
          <table:table-cell table:style-name="ce162" table:formula="of:=IF([.AG7]=[.AG8];[.O7];0)" office:value-type="float" office:value="0" calcext:value-type="float">
            <text:p>0</text:p>
          </table:table-cell>
          <table:table-cell table:style-name="ce168" table:formula="of:=IF([.AG7]=[.AG9];[.O8];0)" office:value-type="float" office:value="0" calcext:value-type="float">
            <text:p>0</text:p>
          </table:table-cell>
          <table:table-cell table:style-name="ce162" table:formula="of:=IF([.AG7]=[.AG10];[.O9];0)" office:value-type="float" office:value="0" calcext:value-type="float">
            <text:p>0</text:p>
          </table:table-cell>
          <table:table-cell table:style-name="ce171" table:formula="of:=IF([.AG7]=[.AG8];[.Q7];0)" office:value-type="float" office:value="0" calcext:value-type="float">
            <text:p>+0</text:p>
          </table:table-cell>
          <table:table-cell table:style-name="ce171" table:formula="of:=IF([.AG7]=[.AG9];[.Q8];0)" office:value-type="float" office:value="0" calcext:value-type="float">
            <text:p>+0</text:p>
          </table:table-cell>
          <table:table-cell table:style-name="ce171" table:formula="of:=IF([.AG7]=[.AG10];[.Q9];0)" office:value-type="float" office:value="0" calcext:value-type="float">
            <text:p>+0</text:p>
          </table:table-cell>
          <table:table-cell table:style-name="ce187" table:formula="of:=[.AG7]+(500+[.AN7]+[.AO7]+[.AP7])*10^-3+([.AK7]+[.AL7]+[.AM7])*10^-6+(500+[.AJ7])*10^-9+[.AH7]*10^-12" office:value-type="float" office:value="3.500000457174" calcext:value-type="float">
            <text:p>3,500000457174</text:p>
          </table:table-cell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A</text:p>
          </table:table-cell>
          <table:table-cell table:style-name="ce162" office:value-type="string" calcext:value-type="string">
            <text:p>A3</text:p>
          </table:table-cell>
          <table:table-cell table:style-name="ce162" office:value-type="string" calcext:value-type="string">
            <text:p>A4</text:p>
          </table:table-cell>
          <table:table-cell table:style-name="ce27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27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162" table:formula="of:=VLOOKUP([.A8];A_4_INPUT_DATE_E_RISULTATI_GIRONI;6;0)" office:value-type="float" office:value="79" calcext:value-type="float">
            <text:p>79</text:p>
          </table:table-cell>
          <table:table-cell table:style-name="ce162" table:formula="of:=VLOOKUP([.A8];A_4_INPUT_DATE_E_RISULTATI_GIRONI;7;0)" office:value-type="float" office:value="48" calcext:value-type="float">
            <text:p>48</text:p>
          </table:table-cell>
          <table:table-cell table:style-name="ce27" table:formula="of:=IF([.H8]&gt;[.I8];[.F8];[.G8])" office:value-type="string" office:string-value="Tigri" calcext:value-type="string">
            <text:p>Tigri</text:p>
          </table:table-cell>
          <table:table-cell table:style-name="ce27" table:formula="of:=IF([.H8]&lt;[.I8];[.F8];[.G8])" office:value-type="string" office:string-value="Ghepardi" calcext:value-type="string">
            <text:p>Ghepardi</text:p>
          </table:table-cell>
          <table:table-cell table:style-name="ce162" table:formula="of:=1*([.H8]&gt;[.I8])" office:value-type="float" office:value="1" calcext:value-type="float">
            <text:p>1</text:p>
          </table:table-cell>
          <table:table-cell table:style-name="ce168" table:formula="of:=1*([.H8]&lt;[.I8])*NOT(AND([.H8]=0;[.I8]=20))" office:value-type="float" office:value="0" calcext:value-type="float">
            <text:p>0</text:p>
          </table:table-cell>
          <table:table-cell table:style-name="ce168" table:formula="of:=1*AND([.H8]=0;[.I8]=20)" office:value-type="float" office:value="0" calcext:value-type="float">
            <text:p>0</text:p>
          </table:table-cell>
          <table:table-cell table:style-name="ce162" table:formula="of:=[.H8]" office:value-type="float" office:value="79" calcext:value-type="float">
            <text:p>79</text:p>
          </table:table-cell>
          <table:table-cell table:style-name="ce162" table:formula="of:=[.I8]" office:value-type="float" office:value="48" calcext:value-type="float">
            <text:p>48</text:p>
          </table:table-cell>
          <table:table-cell table:style-name="ce171" table:formula="of:=[.O8]-[.P8]" office:value-type="float" office:value="31" calcext:value-type="float">
            <text:p>+31</text:p>
          </table:table-cell>
          <table:table-cell table:style-name="ce162" table:formula="of:=1*([.I8]&gt;[.H8])" office:value-type="float" office:value="0" calcext:value-type="float">
            <text:p>0</text:p>
          </table:table-cell>
          <table:table-cell table:style-name="ce162" table:formula="of:=1*([.I8]&lt;[.H8])*NOT(AND([.H8]=20;[.I8]=0))" office:value-type="float" office:value="1" calcext:value-type="float">
            <text:p>1</text:p>
          </table:table-cell>
          <table:table-cell table:style-name="ce162" table:formula="of:=1*AND([.H8]=20;[.I8]=0)" office:value-type="float" office:value="0" calcext:value-type="float">
            <text:p>0</text:p>
          </table:table-cell>
          <table:table-cell table:style-name="ce162" table:formula="of:=[.I8]" office:value-type="float" office:value="48" calcext:value-type="float">
            <text:p>48</text:p>
          </table:table-cell>
          <table:table-cell table:style-name="ce162" table:formula="of:=[.H8]" office:value-type="float" office:value="79" calcext:value-type="float">
            <text:p>79</text:p>
          </table:table-cell>
          <table:table-cell table:style-name="ce175" table:formula="of:=[.U8]-[.V8]" office:value-type="float" office:value="-31" calcext:value-type="float">
            <text:p>-31</text:p>
          </table:table-cell>
          <table:table-cell/>
          <table:table-cell table:style-name="ce180" table:formula="of:=COUNTIF(B_COEFF_GIRONE_B;&quot;&gt;=&quot;&amp;[.AQ8])&amp;[.Z8]" office:value-type="string" office:string-value="3B" calcext:value-type="string">
            <text:p>3B</text:p>
          </table:table-cell>
          <table:table-cell table:style-name="ce183" office:value-type="string" calcext:value-type="string">
            <text:p>B</text:p>
          </table:table-cell>
          <table:table-cell table:style-name="ce162" office:value-type="string" calcext:value-type="string">
            <text:p>B2</text:p>
          </table:table-cell>
          <table:table-cell table:style-name="ce27" table:formula="of:=VLOOKUP([.AA8];A_SQUADRE_PER_CODICE;2)" office:value-type="string" office:string-value="Puma" calcext:value-type="string">
            <text:p>Puma</text:p>
          </table:table-cell>
          <table:table-cell table:style-name="ce162" table:formula="of:=[.AD8]+[.AE8]+[.AF8]" office:value-type="float" office:value="3" calcext:value-type="float">
            <text:p>3</text:p>
          </table:table-cell>
          <table:table-cell table:style-name="ce162" table:formula="of:=SUMIF(B_SQUADRA_A_GIRONI;[.AB8];B_VINTE_SQUADRA_A_GIRONI)+SUMIF(B_SQUADRA_B_GIRONI;[.AB8];B_VINTE_SQUADRA_B_GIRONI)" office:value-type="float" office:value="1" calcext:value-type="float">
            <text:p>1</text:p>
          </table:table-cell>
          <table:table-cell table:style-name="ce162" table:formula="of:=SUMIF(B_SQUADRA_A_GIRONI;[.AB8];B_PERSE_SQUADRA_A_GIRONI)+SUMIF(B_SQUADRA_B_GIRONI;[.AB8];B_PERSE_SQUADRA_B_GIRONI)" office:value-type="float" office:value="2" calcext:value-type="float">
            <text:p>2</text:p>
          </table:table-cell>
          <table:table-cell table:style-name="ce162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62" table:formula="of:=2*[.AD8]+1*[.AE8]+0*[.AF8]" office:value-type="float" office:value="4" calcext:value-type="float">
            <text:p>4</text:p>
          </table:table-cell>
          <table:table-cell table:style-name="ce162" table:formula="of:=SUMIF(B_SQUADRA_A_GIRONI;[.AB8];B_PUNTI_FATTI_SQUADRA_A_GIRONI)+SUMIF(B_SQUADRA_B_GIRONI;[.AB8];B_PUNTI_FATTI_SQUADRA_B_GIRONI)" office:value-type="float" office:value="184" calcext:value-type="float">
            <text:p>184</text:p>
          </table:table-cell>
          <table:table-cell table:style-name="ce162" table:formula="of:=SUMIF(B_SQUADRA_A_GIRONI;[.AB8];B_PUNTI_SUBITI_SQUADRA_A_GIRONI)+SUMIF(B_SQUADRA_B_GIRONI;[.AB8];B_PUNTI_SUBITI_SQUADRA_B_GIRONI)" office:value-type="float" office:value="216" calcext:value-type="float">
            <text:p>216</text:p>
          </table:table-cell>
          <table:table-cell table:style-name="ce171" table:formula="of:=SUMIF(B_SQUADRA_A_GIRONI;[.AB8];B_DIFF_CANESTRI_SQUADRA_A_GIRONI)+SUMIF(B_SQUADRA_B_GIRONI;[.AB8];B_DIFF_CANESTRI_SQUADRA_B_GIRONI)" office:value-type="float" office:value="-32" calcext:value-type="float">
            <text:p>-32</text:p>
          </table:table-cell>
          <table:table-cell table:style-name="ce162" table:formula="of:=IF([.AG8]=[.AG9];[.O10];0)" office:value-type="float" office:value="0" calcext:value-type="float">
            <text:p>0</text:p>
          </table:table-cell>
          <table:table-cell table:style-name="ce162" table:formula="of:=IF([.AG8]=[.AG10];[.O11];0)" office:value-type="float" office:value="0" calcext:value-type="float">
            <text:p>0</text:p>
          </table:table-cell>
          <table:table-cell table:style-name="ce162" table:formula="of:=IF([.AG8]=[.AG7];[.U7];0)" office:value-type="float" office:value="0" calcext:value-type="float">
            <text:p>0</text:p>
          </table:table-cell>
          <table:table-cell table:style-name="ce171" table:formula="of:=IF([.AG8]=[.AG9];[.Q10];0)" office:value-type="float" office:value="0" calcext:value-type="float">
            <text:p>+0</text:p>
          </table:table-cell>
          <table:table-cell table:style-name="ce171" table:formula="of:=IF([.AG8]=[.AG10];[.Q11];0)" office:value-type="float" office:value="0" calcext:value-type="float">
            <text:p>+0</text:p>
          </table:table-cell>
          <table:table-cell table:style-name="ce171" table:formula="of:=IF([.AG8]=[.AG7];[.W7];0)" office:value-type="float" office:value="0" calcext:value-type="float">
            <text:p>+0</text:p>
          </table:table-cell>
          <table:table-cell table:style-name="ce187" table:formula="of:=[.AG8]+(500+[.AN8]+[.AO8]+[.AP8])*10^-3+([.AK8]+[.AL8]+[.AM8])*10^-6+(500+[.AJ8])*10^-9+[.AH8]*10^-12" office:value-type="float" office:value="4.500000468184" calcext:value-type="float">
            <text:p>4,500000468184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2</text:p>
          </table:table-cell>
          <table:table-cell table:style-name="ce27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27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162" table:formula="of:=VLOOKUP([.A9];A_4_INPUT_DATE_E_RISULTATI_GIRONI;6;0)" office:value-type="float" office:value="51" calcext:value-type="float">
            <text:p>51</text:p>
          </table:table-cell>
          <table:table-cell table:style-name="ce162" table:formula="of:=VLOOKUP([.A9];A_4_INPUT_DATE_E_RISULTATI_GIRONI;7;0)" office:value-type="float" office:value="67" calcext:value-type="float">
            <text:p>67</text:p>
          </table:table-cell>
          <table:table-cell table:style-name="ce27" table:formula="of:=IF([.H9]&gt;[.I9];[.F9];[.G9])" office:value-type="string" office:string-value="Puma" calcext:value-type="string">
            <text:p>Puma</text:p>
          </table:table-cell>
          <table:table-cell table:style-name="ce27" table:formula="of:=IF([.H9]&lt;[.I9];[.F9];[.G9])" office:value-type="string" office:string-value="Giaguari" calcext:value-type="string">
            <text:p>Giaguari</text:p>
          </table:table-cell>
          <table:table-cell table:style-name="ce162" table:formula="of:=1*([.H9]&gt;[.I9])" office:value-type="float" office:value="0" calcext:value-type="float">
            <text:p>0</text:p>
          </table:table-cell>
          <table:table-cell table:style-name="ce168" table:formula="of:=1*([.H9]&lt;[.I9])*NOT(AND([.H9]=0;[.I9]=20))" office:value-type="float" office:value="1" calcext:value-type="float">
            <text:p>1</text:p>
          </table:table-cell>
          <table:table-cell table:style-name="ce168" table:formula="of:=1*AND([.H9]=0;[.I9]=20)" office:value-type="float" office:value="0" calcext:value-type="float">
            <text:p>0</text:p>
          </table:table-cell>
          <table:table-cell table:style-name="ce162" table:formula="of:=[.H9]" office:value-type="float" office:value="51" calcext:value-type="float">
            <text:p>51</text:p>
          </table:table-cell>
          <table:table-cell table:style-name="ce162" table:formula="of:=[.I9]" office:value-type="float" office:value="67" calcext:value-type="float">
            <text:p>67</text:p>
          </table:table-cell>
          <table:table-cell table:style-name="ce171" table:formula="of:=[.O9]-[.P9]" office:value-type="float" office:value="-16" calcext:value-type="float">
            <text:p>-16</text:p>
          </table:table-cell>
          <table:table-cell table:style-name="ce162" table:formula="of:=1*([.I9]&gt;[.H9])" office:value-type="float" office:value="1" calcext:value-type="float">
            <text:p>1</text:p>
          </table:table-cell>
          <table:table-cell table:style-name="ce162" table:formula="of:=1*([.I9]&lt;[.H9])*NOT(AND([.H9]=20;[.I9]=0))" office:value-type="float" office:value="0" calcext:value-type="float">
            <text:p>0</text:p>
          </table:table-cell>
          <table:table-cell table:style-name="ce162" table:formula="of:=1*AND([.H9]=20;[.I9]=0)" office:value-type="float" office:value="0" calcext:value-type="float">
            <text:p>0</text:p>
          </table:table-cell>
          <table:table-cell table:style-name="ce162" table:formula="of:=[.I9]" office:value-type="float" office:value="67" calcext:value-type="float">
            <text:p>67</text:p>
          </table:table-cell>
          <table:table-cell table:style-name="ce162" table:formula="of:=[.H9]" office:value-type="float" office:value="51" calcext:value-type="float">
            <text:p>51</text:p>
          </table:table-cell>
          <table:table-cell table:style-name="ce175" table:formula="of:=[.U9]-[.V9]" office:value-type="float" office:value="16" calcext:value-type="float">
            <text:p>+16</text:p>
          </table:table-cell>
          <table:table-cell/>
          <table:table-cell table:style-name="ce180" table:formula="of:=COUNTIF(B_COEFF_GIRONE_B;&quot;&gt;=&quot;&amp;[.AQ9])&amp;[.Z9]" office:value-type="string" office:string-value="1B" calcext:value-type="string">
            <text:p>1B</text:p>
          </table:table-cell>
          <table:table-cell table:style-name="ce183" office:value-type="string" calcext:value-type="string">
            <text:p>B</text:p>
          </table:table-cell>
          <table:table-cell table:style-name="ce162" office:value-type="string" calcext:value-type="string">
            <text:p>B3</text:p>
          </table:table-cell>
          <table:table-cell table:style-name="ce27" table:formula="of:=VLOOKUP([.AA9];A_SQUADRE_PER_CODICE;2)" office:value-type="string" office:string-value="Linci" calcext:value-type="string">
            <text:p>Linci</text:p>
          </table:table-cell>
          <table:table-cell table:style-name="ce162" table:formula="of:=[.AD9]+[.AE9]+[.AF9]" office:value-type="float" office:value="3" calcext:value-type="float">
            <text:p>3</text:p>
          </table:table-cell>
          <table:table-cell table:style-name="ce162" table:formula="of:=SUMIF(B_SQUADRA_A_GIRONI;[.AB9];B_VINTE_SQUADRA_A_GIRONI)+SUMIF(B_SQUADRA_B_GIRONI;[.AB9];B_VINTE_SQUADRA_B_GIRONI)" office:value-type="float" office:value="3" calcext:value-type="float">
            <text:p>3</text:p>
          </table:table-cell>
          <table:table-cell table:style-name="ce162" table:formula="of:=SUMIF(B_SQUADRA_A_GIRONI;[.AB9];B_PERSE_SQUADRA_A_GIRONI)+SUMIF(B_SQUADRA_B_GIRONI;[.AB9];B_PERSE_SQUADRA_B_GIRONI)" office:value-type="float" office:value="0" calcext:value-type="float">
            <text:p>0</text:p>
          </table:table-cell>
          <table:table-cell table:style-name="ce162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62" table:formula="of:=2*[.AD9]+1*[.AE9]+0*[.AF9]" office:value-type="float" office:value="6" calcext:value-type="float">
            <text:p>6</text:p>
          </table:table-cell>
          <table:table-cell table:style-name="ce162" table:formula="of:=SUMIF(B_SQUADRA_A_GIRONI;[.AB9];B_PUNTI_FATTI_SQUADRA_A_GIRONI)+SUMIF(B_SQUADRA_B_GIRONI;[.AB9];B_PUNTI_FATTI_SQUADRA_B_GIRONI)" office:value-type="float" office:value="241" calcext:value-type="float">
            <text:p>241</text:p>
          </table:table-cell>
          <table:table-cell table:style-name="ce162" table:formula="of:=SUMIF(B_SQUADRA_A_GIRONI;[.AB9];B_PUNTI_SUBITI_SQUADRA_A_GIRONI)+SUMIF(B_SQUADRA_B_GIRONI;[.AB9];B_PUNTI_SUBITI_SQUADRA_B_GIRONI)" office:value-type="float" office:value="181" calcext:value-type="float">
            <text:p>181</text:p>
          </table:table-cell>
          <table:table-cell table:style-name="ce171" table:formula="of:=SUMIF(B_SQUADRA_A_GIRONI;[.AB9];B_DIFF_CANESTRI_SQUADRA_A_GIRONI)+SUMIF(B_SQUADRA_B_GIRONI;[.AB9];B_DIFF_CANESTRI_SQUADRA_B_GIRONI)" office:value-type="float" office:value="60" calcext:value-type="float">
            <text:p>+60</text:p>
          </table:table-cell>
          <table:table-cell table:style-name="ce162" table:formula="of:=IF([.AG9]=[.AG10];[.O12];0)" office:value-type="float" office:value="0" calcext:value-type="float">
            <text:p>0</text:p>
          </table:table-cell>
          <table:table-cell table:style-name="ce162" table:formula="of:=IF([.AG9]=[.AG7];[.U8];0)" office:value-type="float" office:value="0" calcext:value-type="float">
            <text:p>0</text:p>
          </table:table-cell>
          <table:table-cell table:style-name="ce162" table:formula="of:=IF([.AG9]=[.AG8];[.U10];0)" office:value-type="float" office:value="0" calcext:value-type="float">
            <text:p>0</text:p>
          </table:table-cell>
          <table:table-cell table:style-name="ce171" table:formula="of:=IF([.AG9]=[.AG10];[.Q12];0)" office:value-type="float" office:value="0" calcext:value-type="float">
            <text:p>+0</text:p>
          </table:table-cell>
          <table:table-cell table:style-name="ce171" table:formula="of:=IF([.AG9]=[.AG7];[.W8];0)" office:value-type="float" office:value="0" calcext:value-type="float">
            <text:p>+0</text:p>
          </table:table-cell>
          <table:table-cell table:style-name="ce171" table:formula="of:=IF([.AG9]=[.AG8];[.W10];0)" office:value-type="float" office:value="0" calcext:value-type="float">
            <text:p>+0</text:p>
          </table:table-cell>
          <table:table-cell table:style-name="ce187" table:formula="of:=[.AG9]+(500+[.AN9]+[.AO9]+[.AP9])*10^-3+([.AK9]+[.AL9]+[.AM9])*10^-6+(500+[.AJ9])*10^-9+[.AH9]*10^-12" office:value-type="float" office:value="6.500000560241" calcext:value-type="float">
            <text:p>6,500000560241</text:p>
          </table:table-cell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3</text:p>
          </table:table-cell>
          <table:table-cell table:style-name="ce27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27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162" table:formula="of:=VLOOKUP([.A10];A_4_INPUT_DATE_E_RISULTATI_GIRONI;6;0)" office:value-type="float" office:value="47" calcext:value-type="float">
            <text:p>47</text:p>
          </table:table-cell>
          <table:table-cell table:style-name="ce162" table:formula="of:=VLOOKUP([.A10];A_4_INPUT_DATE_E_RISULTATI_GIRONI;7;0)" office:value-type="float" office:value="56" calcext:value-type="float">
            <text:p>56</text:p>
          </table:table-cell>
          <table:table-cell table:style-name="ce27" table:formula="of:=IF([.H10]&gt;[.I10];[.F10];[.G10])" office:value-type="string" office:string-value="Linci" calcext:value-type="string">
            <text:p>Linci</text:p>
          </table:table-cell>
          <table:table-cell table:style-name="ce27" table:formula="of:=IF([.H10]&lt;[.I10];[.F10];[.G10])" office:value-type="string" office:string-value="Giaguari" calcext:value-type="string">
            <text:p>Giaguari</text:p>
          </table:table-cell>
          <table:table-cell table:style-name="ce162" table:formula="of:=1*([.H10]&gt;[.I10])" office:value-type="float" office:value="0" calcext:value-type="float">
            <text:p>0</text:p>
          </table:table-cell>
          <table:table-cell table:style-name="ce168" table:formula="of:=1*([.H10]&lt;[.I10])*NOT(AND([.H10]=0;[.I10]=20))" office:value-type="float" office:value="1" calcext:value-type="float">
            <text:p>1</text:p>
          </table:table-cell>
          <table:table-cell table:style-name="ce168" table:formula="of:=1*AND([.H10]=0;[.I10]=20)" office:value-type="float" office:value="0" calcext:value-type="float">
            <text:p>0</text:p>
          </table:table-cell>
          <table:table-cell table:style-name="ce162" table:formula="of:=[.H10]" office:value-type="float" office:value="47" calcext:value-type="float">
            <text:p>47</text:p>
          </table:table-cell>
          <table:table-cell table:style-name="ce162" table:formula="of:=[.I10]" office:value-type="float" office:value="56" calcext:value-type="float">
            <text:p>56</text:p>
          </table:table-cell>
          <table:table-cell table:style-name="ce171" table:formula="of:=[.O10]-[.P10]" office:value-type="float" office:value="-9" calcext:value-type="float">
            <text:p>-9</text:p>
          </table:table-cell>
          <table:table-cell table:style-name="ce162" table:formula="of:=1*([.I10]&gt;[.H10])" office:value-type="float" office:value="1" calcext:value-type="float">
            <text:p>1</text:p>
          </table:table-cell>
          <table:table-cell table:style-name="ce162" table:formula="of:=1*([.I10]&lt;[.H10])*NOT(AND([.H10]=20;[.I10]=0))" office:value-type="float" office:value="0" calcext:value-type="float">
            <text:p>0</text:p>
          </table:table-cell>
          <table:table-cell table:style-name="ce162" table:formula="of:=1*AND([.H10]=20;[.I10]=0)" office:value-type="float" office:value="0" calcext:value-type="float">
            <text:p>0</text:p>
          </table:table-cell>
          <table:table-cell table:style-name="ce162" table:formula="of:=[.I10]" office:value-type="float" office:value="56" calcext:value-type="float">
            <text:p>56</text:p>
          </table:table-cell>
          <table:table-cell table:style-name="ce162" table:formula="of:=[.H10]" office:value-type="float" office:value="47" calcext:value-type="float">
            <text:p>47</text:p>
          </table:table-cell>
          <table:table-cell table:style-name="ce175" table:formula="of:=[.U10]-[.V10]" office:value-type="float" office:value="9" calcext:value-type="float">
            <text:p>+9</text:p>
          </table:table-cell>
          <table:table-cell/>
          <table:table-cell table:style-name="ce180" table:formula="of:=COUNTIF(B_COEFF_GIRONE_B;&quot;&gt;=&quot;&amp;[.AQ10])&amp;[.Z10]" office:value-type="string" office:string-value="2B" calcext:value-type="string">
            <text:p>2B</text:p>
          </table:table-cell>
          <table:table-cell table:style-name="ce183" office:value-type="string" calcext:value-type="string">
            <text:p>B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VLOOKUP([.AA10];A_SQUADRE_PER_CODICE;2)" office:value-type="string" office:string-value="Serval" calcext:value-type="string">
            <text:p>Serval</text:p>
          </table:table-cell>
          <table:table-cell table:style-name="ce162" table:formula="of:=[.AD10]+[.AE10]+[.AF10]" office:value-type="float" office:value="3" calcext:value-type="float">
            <text:p>3</text:p>
          </table:table-cell>
          <table:table-cell table:style-name="ce162" table:formula="of:=SUMIF(B_SQUADRA_A_GIRONI;[.AB10];B_VINTE_SQUADRA_A_GIRONI)+SUMIF(B_SQUADRA_B_GIRONI;[.AB10];B_VINTE_SQUADRA_B_GIRONI)" office:value-type="float" office:value="2" calcext:value-type="float">
            <text:p>2</text:p>
          </table:table-cell>
          <table:table-cell table:style-name="ce162" table:formula="of:=SUMIF(B_SQUADRA_A_GIRONI;[.AB10];B_PERSE_SQUADRA_A_GIRONI)+SUMIF(B_SQUADRA_B_GIRONI;[.AB10];B_PERSE_SQUADRA_B_GIRONI)" office:value-type="float" office:value="1" calcext:value-type="float">
            <text:p>1</text:p>
          </table:table-cell>
          <table:table-cell table:style-name="ce162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62" table:formula="of:=2*[.AD10]+1*[.AE10]+0*[.AF10]" office:value-type="float" office:value="5" calcext:value-type="float">
            <text:p>5</text:p>
          </table:table-cell>
          <table:table-cell table:style-name="ce162" table:formula="of:=SUMIF(B_SQUADRA_A_GIRONI;[.AB10];B_PUNTI_FATTI_SQUADRA_A_GIRONI)+SUMIF(B_SQUADRA_B_GIRONI;[.AB10];B_PUNTI_FATTI_SQUADRA_B_GIRONI)" office:value-type="float" office:value="224" calcext:value-type="float">
            <text:p>224</text:p>
          </table:table-cell>
          <table:table-cell table:style-name="ce162" table:formula="of:=SUMIF(B_SQUADRA_A_GIRONI;[.AB10];B_PUNTI_SUBITI_SQUADRA_A_GIRONI)+SUMIF(B_SQUADRA_B_GIRONI;[.AB10];B_PUNTI_SUBITI_SQUADRA_B_GIRONI)" office:value-type="float" office:value="209" calcext:value-type="float">
            <text:p>209</text:p>
          </table:table-cell>
          <table:table-cell table:style-name="ce171" table:formula="of:=SUMIF(B_SQUADRA_A_GIRONI;[.AB10];B_DIFF_CANESTRI_SQUADRA_A_GIRONI)+SUMIF(B_SQUADRA_B_GIRONI;[.AB10];B_DIFF_CANESTRI_SQUADRA_B_GIRONI)" office:value-type="float" office:value="15" calcext:value-type="float">
            <text:p>+15</text:p>
          </table:table-cell>
          <table:table-cell table:style-name="ce162" table:formula="of:=IF([.AG10]=[.AG7];[.U9];0)" office:value-type="float" office:value="0" calcext:value-type="float">
            <text:p>0</text:p>
          </table:table-cell>
          <table:table-cell table:style-name="ce162" table:formula="of:=IF([.AG10]=[.AG8];[.U11];0)" office:value-type="float" office:value="0" calcext:value-type="float">
            <text:p>0</text:p>
          </table:table-cell>
          <table:table-cell table:style-name="ce162" table:formula="of:=IF([.AG10]=[.AG9];[.U12];0)" office:value-type="float" office:value="0" calcext:value-type="float">
            <text:p>0</text:p>
          </table:table-cell>
          <table:table-cell table:style-name="ce171" table:formula="of:=IF([.AG10]=[.AG7];[.W9];0)" office:value-type="float" office:value="0" calcext:value-type="float">
            <text:p>+0</text:p>
          </table:table-cell>
          <table:table-cell table:style-name="ce171" table:formula="of:=IF([.AG10]=[.AG8];[.W11];0)" office:value-type="float" office:value="0" calcext:value-type="float">
            <text:p>+0</text:p>
          </table:table-cell>
          <table:table-cell table:style-name="ce171" table:formula="of:=IF([.AG10]=[.AG9];[.W12];0)" office:value-type="float" office:value="0" calcext:value-type="float">
            <text:p>+0</text:p>
          </table:table-cell>
          <table:table-cell table:style-name="ce187" table:formula="of:=[.AG10]+(500+[.AN10]+[.AO10]+[.AP10])*10^-3+([.AK10]+[.AL10]+[.AM10])*10^-6+(500+[.AJ10])*10^-9+[.AH10]*10^-12" office:value-type="float" office:value="5.500000515224" calcext:value-type="float">
            <text:p>5,500000515224</text:p>
          </table:table-cell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1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27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162" table:formula="of:=VLOOKUP([.A11];A_4_INPUT_DATE_E_RISULTATI_GIRONI;6;0)" office:value-type="float" office:value="76" calcext:value-type="float">
            <text:p>76</text:p>
          </table:table-cell>
          <table:table-cell table:style-name="ce162" table:formula="of:=VLOOKUP([.A11];A_4_INPUT_DATE_E_RISULTATI_GIRONI;7;0)" office:value-type="float" office:value="94" calcext:value-type="float">
            <text:p>94</text:p>
          </table:table-cell>
          <table:table-cell table:style-name="ce27" table:formula="of:=IF([.H11]&gt;[.I11];[.F11];[.G11])" office:value-type="string" office:string-value="Serval" calcext:value-type="string">
            <text:p>Serval</text:p>
          </table:table-cell>
          <table:table-cell table:style-name="ce27" table:formula="of:=IF([.H11]&lt;[.I11];[.F11];[.G11])" office:value-type="string" office:string-value="Giaguari" calcext:value-type="string">
            <text:p>Giaguari</text:p>
          </table:table-cell>
          <table:table-cell table:style-name="ce162" table:formula="of:=1*([.H11]&gt;[.I11])" office:value-type="float" office:value="0" calcext:value-type="float">
            <text:p>0</text:p>
          </table:table-cell>
          <table:table-cell table:style-name="ce168" table:formula="of:=1*([.H11]&lt;[.I11])*NOT(AND([.H11]=0;[.I11]=20))" office:value-type="float" office:value="1" calcext:value-type="float">
            <text:p>1</text:p>
          </table:table-cell>
          <table:table-cell table:style-name="ce168" table:formula="of:=1*AND([.H11]=0;[.I11]=20)" office:value-type="float" office:value="0" calcext:value-type="float">
            <text:p>0</text:p>
          </table:table-cell>
          <table:table-cell table:style-name="ce162" table:formula="of:=[.H11]" office:value-type="float" office:value="76" calcext:value-type="float">
            <text:p>76</text:p>
          </table:table-cell>
          <table:table-cell table:style-name="ce162" table:formula="of:=[.I11]" office:value-type="float" office:value="94" calcext:value-type="float">
            <text:p>94</text:p>
          </table:table-cell>
          <table:table-cell table:style-name="ce171" table:formula="of:=[.O11]-[.P11]" office:value-type="float" office:value="-18" calcext:value-type="float">
            <text:p>-18</text:p>
          </table:table-cell>
          <table:table-cell table:style-name="ce162" table:formula="of:=1*([.I11]&gt;[.H11])" office:value-type="float" office:value="1" calcext:value-type="float">
            <text:p>1</text:p>
          </table:table-cell>
          <table:table-cell table:style-name="ce162" table:formula="of:=1*([.I11]&lt;[.H11])*NOT(AND([.H11]=20;[.I11]=0))" office:value-type="float" office:value="0" calcext:value-type="float">
            <text:p>0</text:p>
          </table:table-cell>
          <table:table-cell table:style-name="ce162" table:formula="of:=1*AND([.H11]=20;[.I11]=0)" office:value-type="float" office:value="0" calcext:value-type="float">
            <text:p>0</text:p>
          </table:table-cell>
          <table:table-cell table:style-name="ce162" table:formula="of:=[.I11]" office:value-type="float" office:value="94" calcext:value-type="float">
            <text:p>94</text:p>
          </table:table-cell>
          <table:table-cell table:style-name="ce162" table:formula="of:=[.H11]" office:value-type="float" office:value="76" calcext:value-type="float">
            <text:p>76</text:p>
          </table:table-cell>
          <table:table-cell table:style-name="ce175" table:formula="of:=[.U11]-[.V11]" office:value-type="float" office:value="18" calcext:value-type="float">
            <text:p>+18</text:p>
          </table:table-cell>
          <table:table-cell/>
          <table:table-cell table:style-name="ce180" table:formula="of:=COUNTIF(B_COEFF_GIRONE_C;&quot;&gt;=&quot;&amp;[.AQ11])&amp;[.Z11]" office:value-type="string" office:string-value="3C" calcext:value-type="string">
            <text:p>3C</text:p>
          </table:table-cell>
          <table:table-cell table:style-name="ce18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27" table:formula="of:=VLOOKUP([.AA11];A_SQUADRE_PER_CODICE;2)" office:value-type="string" office:string-value="Elefanti" calcext:value-type="string">
            <text:p>Elefanti</text:p>
          </table:table-cell>
          <table:table-cell table:style-name="ce162" table:formula="of:=[.AD11]+[.AE11]+[.AF11]" office:value-type="float" office:value="3" calcext:value-type="float">
            <text:p>3</text:p>
          </table:table-cell>
          <table:table-cell table:style-name="ce162" table:formula="of:=SUMIF(B_SQUADRA_A_GIRONI;[.AB11];B_VINTE_SQUADRA_A_GIRONI)+SUMIF(B_SQUADRA_B_GIRONI;[.AB11];B_VINTE_SQUADRA_B_GIRONI)" office:value-type="float" office:value="1" calcext:value-type="float">
            <text:p>1</text:p>
          </table:table-cell>
          <table:table-cell table:style-name="ce162" table:formula="of:=SUMIF(B_SQUADRA_A_GIRONI;[.AB11];B_PERSE_SQUADRA_A_GIRONI)+SUMIF(B_SQUADRA_B_GIRONI;[.AB11];B_PERSE_SQUADRA_B_GIRONI)" office:value-type="float" office:value="2" calcext:value-type="float">
            <text:p>2</text:p>
          </table:table-cell>
          <table:table-cell table:style-name="ce162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62" table:formula="of:=2*[.AD11]+1*[.AE11]+0*[.AF11]" office:value-type="float" office:value="4" calcext:value-type="float">
            <text:p>4</text:p>
          </table:table-cell>
          <table:table-cell table:style-name="ce162" table:formula="of:=SUMIF(B_SQUADRA_A_GIRONI;[.AB11];B_PUNTI_FATTI_SQUADRA_A_GIRONI)+SUMIF(B_SQUADRA_B_GIRONI;[.AB11];B_PUNTI_FATTI_SQUADRA_B_GIRONI)" office:value-type="float" office:value="154" calcext:value-type="float">
            <text:p>154</text:p>
          </table:table-cell>
          <table:table-cell table:style-name="ce162" table:formula="of:=SUMIF(B_SQUADRA_A_GIRONI;[.AB11];B_PUNTI_SUBITI_SQUADRA_A_GIRONI)+SUMIF(B_SQUADRA_B_GIRONI;[.AB11];B_PUNTI_SUBITI_SQUADRA_B_GIRONI)" office:value-type="float" office:value="237" calcext:value-type="float">
            <text:p>237</text:p>
          </table:table-cell>
          <table:table-cell table:style-name="ce171" table:formula="of:=SUMIF(B_SQUADRA_A_GIRONI;[.AB11];B_DIFF_CANESTRI_SQUADRA_A_GIRONI)+SUMIF(B_SQUADRA_B_GIRONI;[.AB11];B_DIFF_CANESTRI_SQUADRA_B_GIRONI)" office:value-type="float" office:value="-83" calcext:value-type="float">
            <text:p>-83</text:p>
          </table:table-cell>
          <table:table-cell table:style-name="ce162" table:formula="of:=IF([.AG11]=[.AG12];[.O11];0)" office:value-type="float" office:value="0" calcext:value-type="float">
            <text:p>0</text:p>
          </table:table-cell>
          <table:table-cell table:style-name="ce168" table:formula="of:=IF([.AG11]=[.AG13];[.O12];0)" office:value-type="float" office:value="0" calcext:value-type="float">
            <text:p>0</text:p>
          </table:table-cell>
          <table:table-cell table:style-name="ce162" table:formula="of:=IF([.AG11]=[.AG14];[.O13];0)" office:value-type="float" office:value="0" calcext:value-type="float">
            <text:p>0</text:p>
          </table:table-cell>
          <table:table-cell table:style-name="ce171" table:formula="of:=IF([.AG11]=[.AG12];[.Q11];0)" office:value-type="float" office:value="0" calcext:value-type="float">
            <text:p>+0</text:p>
          </table:table-cell>
          <table:table-cell table:style-name="ce171" table:formula="of:=IF([.AG11]=[.AG13];[.Q12];0)" office:value-type="float" office:value="0" calcext:value-type="float">
            <text:p>+0</text:p>
          </table:table-cell>
          <table:table-cell table:style-name="ce171" table:formula="of:=IF([.AG11]=[.AG14];[.Q13];0)" office:value-type="float" office:value="0" calcext:value-type="float">
            <text:p>+0</text:p>
          </table:table-cell>
          <table:table-cell table:style-name="ce186" table:formula="of:=[.AG11]+(500+[.AN11]+[.AO11]+[.AP11])*10^-3+([.AK11]+[.AL11]+[.AM11])*10^-6+(500+[.AJ11])*10^-9+[.AH11]*10^-12" office:value-type="float" office:value="4.500000417154" calcext:value-type="float">
            <text:p>4,500000417154</text:p>
          </table:table-cell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2</text:p>
          </table:table-cell>
          <table:table-cell table:style-name="ce162" office:value-type="string" calcext:value-type="string">
            <text:p>B3</text:p>
          </table:table-cell>
          <table:table-cell table:style-name="ce27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27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162" table:formula="of:=VLOOKUP([.A12];A_4_INPUT_DATE_E_RISULTATI_GIRONI;6;0)" office:value-type="float" office:value="72" calcext:value-type="float">
            <text:p>72</text:p>
          </table:table-cell>
          <table:table-cell table:style-name="ce162" table:formula="of:=VLOOKUP([.A12];A_4_INPUT_DATE_E_RISULTATI_GIRONI;7;0)" office:value-type="float" office:value="97" calcext:value-type="float">
            <text:p>97</text:p>
          </table:table-cell>
          <table:table-cell table:style-name="ce27" table:formula="of:=IF([.H12]&gt;[.I12];[.F12];[.G12])" office:value-type="string" office:string-value="Linci" calcext:value-type="string">
            <text:p>Linci</text:p>
          </table:table-cell>
          <table:table-cell table:style-name="ce27" table:formula="of:=IF([.H12]&lt;[.I12];[.F12];[.G12])" office:value-type="string" office:string-value="Puma" calcext:value-type="string">
            <text:p>Puma</text:p>
          </table:table-cell>
          <table:table-cell table:style-name="ce162" table:formula="of:=1*([.H12]&gt;[.I12])" office:value-type="float" office:value="0" calcext:value-type="float">
            <text:p>0</text:p>
          </table:table-cell>
          <table:table-cell table:style-name="ce168" table:formula="of:=1*([.H12]&lt;[.I12])*NOT(AND([.H12]=0;[.I12]=20))" office:value-type="float" office:value="1" calcext:value-type="float">
            <text:p>1</text:p>
          </table:table-cell>
          <table:table-cell table:style-name="ce168" table:formula="of:=1*AND([.H12]=0;[.I12]=20)" office:value-type="float" office:value="0" calcext:value-type="float">
            <text:p>0</text:p>
          </table:table-cell>
          <table:table-cell table:style-name="ce162" table:formula="of:=[.H12]" office:value-type="float" office:value="72" calcext:value-type="float">
            <text:p>72</text:p>
          </table:table-cell>
          <table:table-cell table:style-name="ce162" table:formula="of:=[.I12]" office:value-type="float" office:value="97" calcext:value-type="float">
            <text:p>97</text:p>
          </table:table-cell>
          <table:table-cell table:style-name="ce171" table:formula="of:=[.O12]-[.P12]" office:value-type="float" office:value="-25" calcext:value-type="float">
            <text:p>-25</text:p>
          </table:table-cell>
          <table:table-cell table:style-name="ce162" table:formula="of:=1*([.I12]&gt;[.H12])" office:value-type="float" office:value="1" calcext:value-type="float">
            <text:p>1</text:p>
          </table:table-cell>
          <table:table-cell table:style-name="ce162" table:formula="of:=1*([.I12]&lt;[.H12])*NOT(AND([.H12]=20;[.I12]=0))" office:value-type="float" office:value="0" calcext:value-type="float">
            <text:p>0</text:p>
          </table:table-cell>
          <table:table-cell table:style-name="ce162" table:formula="of:=1*AND([.H12]=20;[.I12]=0)" office:value-type="float" office:value="0" calcext:value-type="float">
            <text:p>0</text:p>
          </table:table-cell>
          <table:table-cell table:style-name="ce162" table:formula="of:=[.I12]" office:value-type="float" office:value="97" calcext:value-type="float">
            <text:p>97</text:p>
          </table:table-cell>
          <table:table-cell table:style-name="ce162" table:formula="of:=[.H12]" office:value-type="float" office:value="72" calcext:value-type="float">
            <text:p>72</text:p>
          </table:table-cell>
          <table:table-cell table:style-name="ce175" table:formula="of:=[.U12]-[.V12]" office:value-type="float" office:value="25" calcext:value-type="float">
            <text:p>+25</text:p>
          </table:table-cell>
          <table:table-cell/>
          <table:table-cell table:style-name="ce180" table:formula="of:=COUNTIF(B_COEFF_GIRONE_C;&quot;&gt;=&quot;&amp;[.AQ12])&amp;[.Z12]" office:value-type="string" office:string-value="1C" calcext:value-type="string">
            <text:p>1C</text:p>
          </table:table-cell>
          <table:table-cell table:style-name="ce183" office:value-type="string" calcext:value-type="string">
            <text:p>C</text:p>
          </table:table-cell>
          <table:table-cell table:style-name="ce162" office:value-type="string" calcext:value-type="string">
            <text:p>C2</text:p>
          </table:table-cell>
          <table:table-cell table:style-name="ce27" table:formula="of:=VLOOKUP([.AA12];A_SQUADRE_PER_CODICE;2)" office:value-type="string" office:string-value="Giraffe" calcext:value-type="string">
            <text:p>Giraffe</text:p>
          </table:table-cell>
          <table:table-cell table:style-name="ce162" table:formula="of:=[.AD12]+[.AE12]+[.AF12]" office:value-type="float" office:value="3" calcext:value-type="float">
            <text:p>3</text:p>
          </table:table-cell>
          <table:table-cell table:style-name="ce162" table:formula="of:=SUMIF(B_SQUADRA_A_GIRONI;[.AB12];B_VINTE_SQUADRA_A_GIRONI)+SUMIF(B_SQUADRA_B_GIRONI;[.AB12];B_VINTE_SQUADRA_B_GIRONI)" office:value-type="float" office:value="3" calcext:value-type="float">
            <text:p>3</text:p>
          </table:table-cell>
          <table:table-cell table:style-name="ce162" table:formula="of:=SUMIF(B_SQUADRA_A_GIRONI;[.AB12];B_PERSE_SQUADRA_A_GIRONI)+SUMIF(B_SQUADRA_B_GIRONI;[.AB12];B_PERSE_SQUADRA_B_GIRONI)" office:value-type="float" office:value="0" calcext:value-type="float">
            <text:p>0</text:p>
          </table:table-cell>
          <table:table-cell table:style-name="ce162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62" table:formula="of:=2*[.AD12]+1*[.AE12]+0*[.AF12]" office:value-type="float" office:value="6" calcext:value-type="float">
            <text:p>6</text:p>
          </table:table-cell>
          <table:table-cell table:style-name="ce162" table:formula="of:=SUMIF(B_SQUADRA_A_GIRONI;[.AB12];B_PUNTI_FATTI_SQUADRA_A_GIRONI)+SUMIF(B_SQUADRA_B_GIRONI;[.AB12];B_PUNTI_FATTI_SQUADRA_B_GIRONI)" office:value-type="float" office:value="258" calcext:value-type="float">
            <text:p>258</text:p>
          </table:table-cell>
          <table:table-cell table:style-name="ce162" table:formula="of:=SUMIF(B_SQUADRA_A_GIRONI;[.AB12];B_PUNTI_SUBITI_SQUADRA_A_GIRONI)+SUMIF(B_SQUADRA_B_GIRONI;[.AB12];B_PUNTI_SUBITI_SQUADRA_B_GIRONI)" office:value-type="float" office:value="154" calcext:value-type="float">
            <text:p>154</text:p>
          </table:table-cell>
          <table:table-cell table:style-name="ce171" table:formula="of:=SUMIF(B_SQUADRA_A_GIRONI;[.AB12];B_DIFF_CANESTRI_SQUADRA_A_GIRONI)+SUMIF(B_SQUADRA_B_GIRONI;[.AB12];B_DIFF_CANESTRI_SQUADRA_B_GIRONI)" office:value-type="float" office:value="104" calcext:value-type="float">
            <text:p>+104</text:p>
          </table:table-cell>
          <table:table-cell table:style-name="ce162" table:formula="of:=IF([.AG12]=[.AG13];[.O14];0)" office:value-type="float" office:value="0" calcext:value-type="float">
            <text:p>0</text:p>
          </table:table-cell>
          <table:table-cell table:style-name="ce162" table:formula="of:=IF([.AG12]=[.AG14];[.O15];0)" office:value-type="float" office:value="0" calcext:value-type="float">
            <text:p>0</text:p>
          </table:table-cell>
          <table:table-cell table:style-name="ce162" table:formula="of:=IF([.AG12]=[.AG11];[.U11];0)" office:value-type="float" office:value="0" calcext:value-type="float">
            <text:p>0</text:p>
          </table:table-cell>
          <table:table-cell table:style-name="ce171" table:formula="of:=IF([.AG12]=[.AG13];[.Q14];0)" office:value-type="float" office:value="0" calcext:value-type="float">
            <text:p>+0</text:p>
          </table:table-cell>
          <table:table-cell table:style-name="ce171" table:formula="of:=IF([.AG12]=[.AG14];[.Q15];0)" office:value-type="float" office:value="0" calcext:value-type="float">
            <text:p>+0</text:p>
          </table:table-cell>
          <table:table-cell table:style-name="ce171" table:formula="of:=IF([.AG12]=[.AG11];[.W11];0)" office:value-type="float" office:value="0" calcext:value-type="float">
            <text:p>+0</text:p>
          </table:table-cell>
          <table:table-cell table:style-name="ce186" table:formula="of:=[.AG12]+(500+[.AN12]+[.AO12]+[.AP12])*10^-3+([.AK12]+[.AL12]+[.AM12])*10^-6+(500+[.AJ12])*10^-9+[.AH12]*10^-12" office:value-type="float" office:value="6.500000604258" calcext:value-type="float">
            <text:p>6,500000604258</text:p>
          </table:table-cell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2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27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162" table:formula="of:=VLOOKUP([.A13];A_4_INPUT_DATE_E_RISULTATI_GIRONI;6;0)" office:value-type="float" office:value="45" calcext:value-type="float">
            <text:p>45</text:p>
          </table:table-cell>
          <table:table-cell table:style-name="ce162" table:formula="of:=VLOOKUP([.A13];A_4_INPUT_DATE_E_RISULTATI_GIRONI;7;0)" office:value-type="float" office:value="68" calcext:value-type="float">
            <text:p>68</text:p>
          </table:table-cell>
          <table:table-cell table:style-name="ce27" table:formula="of:=IF([.H13]&gt;[.I13];[.F13];[.G13])" office:value-type="string" office:string-value="Serval" calcext:value-type="string">
            <text:p>Serval</text:p>
          </table:table-cell>
          <table:table-cell table:style-name="ce27" table:formula="of:=IF([.H13]&lt;[.I13];[.F13];[.G13])" office:value-type="string" office:string-value="Puma" calcext:value-type="string">
            <text:p>Puma</text:p>
          </table:table-cell>
          <table:table-cell table:style-name="ce162" table:formula="of:=1*([.H13]&gt;[.I13])" office:value-type="float" office:value="0" calcext:value-type="float">
            <text:p>0</text:p>
          </table:table-cell>
          <table:table-cell table:style-name="ce168" table:formula="of:=1*([.H13]&lt;[.I13])*NOT(AND([.H13]=0;[.I13]=20))" office:value-type="float" office:value="1" calcext:value-type="float">
            <text:p>1</text:p>
          </table:table-cell>
          <table:table-cell table:style-name="ce168" table:formula="of:=1*AND([.H13]=0;[.I13]=20)" office:value-type="float" office:value="0" calcext:value-type="float">
            <text:p>0</text:p>
          </table:table-cell>
          <table:table-cell table:style-name="ce162" table:formula="of:=[.H13]" office:value-type="float" office:value="45" calcext:value-type="float">
            <text:p>45</text:p>
          </table:table-cell>
          <table:table-cell table:style-name="ce162" table:formula="of:=[.I13]" office:value-type="float" office:value="68" calcext:value-type="float">
            <text:p>68</text:p>
          </table:table-cell>
          <table:table-cell table:style-name="ce171" table:formula="of:=[.O13]-[.P13]" office:value-type="float" office:value="-23" calcext:value-type="float">
            <text:p>-23</text:p>
          </table:table-cell>
          <table:table-cell table:style-name="ce162" table:formula="of:=1*([.I13]&gt;[.H13])" office:value-type="float" office:value="1" calcext:value-type="float">
            <text:p>1</text:p>
          </table:table-cell>
          <table:table-cell table:style-name="ce162" table:formula="of:=1*([.I13]&lt;[.H13])*NOT(AND([.H13]=20;[.I13]=0))" office:value-type="float" office:value="0" calcext:value-type="float">
            <text:p>0</text:p>
          </table:table-cell>
          <table:table-cell table:style-name="ce162" table:formula="of:=1*AND([.H13]=20;[.I13]=0)" office:value-type="float" office:value="0" calcext:value-type="float">
            <text:p>0</text:p>
          </table:table-cell>
          <table:table-cell table:style-name="ce162" table:formula="of:=[.I13]" office:value-type="float" office:value="68" calcext:value-type="float">
            <text:p>68</text:p>
          </table:table-cell>
          <table:table-cell table:style-name="ce162" table:formula="of:=[.H13]" office:value-type="float" office:value="45" calcext:value-type="float">
            <text:p>45</text:p>
          </table:table-cell>
          <table:table-cell table:style-name="ce175" table:formula="of:=[.U13]-[.V13]" office:value-type="float" office:value="23" calcext:value-type="float">
            <text:p>+23</text:p>
          </table:table-cell>
          <table:table-cell/>
          <table:table-cell table:style-name="ce180" table:formula="of:=COUNTIF(B_COEFF_GIRONE_C;&quot;&gt;=&quot;&amp;[.AQ13])&amp;[.Z13]" office:value-type="string" office:string-value="2C" calcext:value-type="string">
            <text:p>2C</text:p>
          </table:table-cell>
          <table:table-cell table:style-name="ce183" office:value-type="string" calcext:value-type="string">
            <text:p>C</text:p>
          </table:table-cell>
          <table:table-cell table:style-name="ce162" office:value-type="string" calcext:value-type="string">
            <text:p>C3</text:p>
          </table:table-cell>
          <table:table-cell table:style-name="ce27" table:formula="of:=VLOOKUP([.AA13];A_SQUADRE_PER_CODICE;2)" office:value-type="string" office:string-value="Ippopotami" calcext:value-type="string">
            <text:p>Ippopotami</text:p>
          </table:table-cell>
          <table:table-cell table:style-name="ce162" table:formula="of:=[.AD13]+[.AE13]+[.AF13]" office:value-type="float" office:value="3" calcext:value-type="float">
            <text:p>3</text:p>
          </table:table-cell>
          <table:table-cell table:style-name="ce162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162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162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62" table:formula="of:=2*[.AD13]+1*[.AE13]+0*[.AF13]" office:value-type="float" office:value="5" calcext:value-type="float">
            <text:p>5</text:p>
          </table:table-cell>
          <table:table-cell table:style-name="ce162" table:formula="of:=SUMIF(B_SQUADRA_A_GIRONI;[.AB13];B_PUNTI_FATTI_SQUADRA_A_GIRONI)+SUMIF(B_SQUADRA_B_GIRONI;[.AB13];B_PUNTI_FATTI_SQUADRA_B_GIRONI)" office:value-type="float" office:value="280" calcext:value-type="float">
            <text:p>280</text:p>
          </table:table-cell>
          <table:table-cell table:style-name="ce162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171" table:formula="of:=SUMIF(B_SQUADRA_A_GIRONI;[.AB13];B_DIFF_CANESTRI_SQUADRA_A_GIRONI)+SUMIF(B_SQUADRA_B_GIRONI;[.AB13];B_DIFF_CANESTRI_SQUADRA_B_GIRONI)" office:value-type="float" office:value="91" calcext:value-type="float">
            <text:p>+91</text:p>
          </table:table-cell>
          <table:table-cell table:style-name="ce162" table:formula="of:=IF([.AG13]=[.AG14];[.O16];0)" office:value-type="float" office:value="0" calcext:value-type="float">
            <text:p>0</text:p>
          </table:table-cell>
          <table:table-cell table:style-name="ce162" table:formula="of:=IF([.AG13]=[.AG11];[.U12];0)" office:value-type="float" office:value="0" calcext:value-type="float">
            <text:p>0</text:p>
          </table:table-cell>
          <table:table-cell table:style-name="ce162" table:formula="of:=IF([.AG13]=[.AG12];[.U14];0)" office:value-type="float" office:value="0" calcext:value-type="float">
            <text:p>0</text:p>
          </table:table-cell>
          <table:table-cell table:style-name="ce171" table:formula="of:=IF([.AG13]=[.AG14];[.Q16];0)" office:value-type="float" office:value="0" calcext:value-type="float">
            <text:p>+0</text:p>
          </table:table-cell>
          <table:table-cell table:style-name="ce171" table:formula="of:=IF([.AG13]=[.AG11];[.W12];0)" office:value-type="float" office:value="0" calcext:value-type="float">
            <text:p>+0</text:p>
          </table:table-cell>
          <table:table-cell table:style-name="ce171" table:formula="of:=IF([.AG13]=[.AG12];[.W14];0)" office:value-type="float" office:value="0" calcext:value-type="float">
            <text:p>+0</text:p>
          </table:table-cell>
          <table:table-cell table:style-name="ce186" table:formula="of:=[.AG13]+(500+[.AN13]+[.AO13]+[.AP13])*10^-3+([.AK13]+[.AL13]+[.AM13])*10^-6+(500+[.AJ13])*10^-9+[.AH13]*10^-12" office:value-type="float" office:value="5.50000059128" calcext:value-type="float">
            <text:p>5,500000591280</text:p>
          </table:table-cell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B</text:p>
          </table:table-cell>
          <table:table-cell table:style-name="ce162" office:value-type="string" calcext:value-type="string">
            <text:p>B3</text:p>
          </table:table-cell>
          <table:table-cell table:style-name="ce162" office:value-type="string" calcext:value-type="string">
            <text:p>B4</text:p>
          </table:table-cell>
          <table:table-cell table:style-name="ce27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27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162" table:formula="of:=VLOOKUP([.A14];A_4_INPUT_DATE_E_RISULTATI_GIRONI;6;0)" office:value-type="float" office:value="88" calcext:value-type="float">
            <text:p>88</text:p>
          </table:table-cell>
          <table:table-cell table:style-name="ce162" table:formula="of:=VLOOKUP([.A14];A_4_INPUT_DATE_E_RISULTATI_GIRONI;7;0)" office:value-type="float" office:value="62" calcext:value-type="float">
            <text:p>62</text:p>
          </table:table-cell>
          <table:table-cell table:style-name="ce27" table:formula="of:=IF([.H14]&gt;[.I14];[.F14];[.G14])" office:value-type="string" office:string-value="Linci" calcext:value-type="string">
            <text:p>Linci</text:p>
          </table:table-cell>
          <table:table-cell table:style-name="ce27" table:formula="of:=IF([.H14]&lt;[.I14];[.F14];[.G14])" office:value-type="string" office:string-value="Serval" calcext:value-type="string">
            <text:p>Serval</text:p>
          </table:table-cell>
          <table:table-cell table:style-name="ce162" table:formula="of:=1*([.H14]&gt;[.I14])" office:value-type="float" office:value="1" calcext:value-type="float">
            <text:p>1</text:p>
          </table:table-cell>
          <table:table-cell table:style-name="ce168" table:formula="of:=1*([.H14]&lt;[.I14])*NOT(AND([.H14]=0;[.I14]=20))" office:value-type="float" office:value="0" calcext:value-type="float">
            <text:p>0</text:p>
          </table:table-cell>
          <table:table-cell table:style-name="ce168" table:formula="of:=1*AND([.H14]=0;[.I14]=20)" office:value-type="float" office:value="0" calcext:value-type="float">
            <text:p>0</text:p>
          </table:table-cell>
          <table:table-cell table:style-name="ce162" table:formula="of:=[.H14]" office:value-type="float" office:value="88" calcext:value-type="float">
            <text:p>88</text:p>
          </table:table-cell>
          <table:table-cell table:style-name="ce162" table:formula="of:=[.I14]" office:value-type="float" office:value="62" calcext:value-type="float">
            <text:p>62</text:p>
          </table:table-cell>
          <table:table-cell table:style-name="ce171" table:formula="of:=[.O14]-[.P14]" office:value-type="float" office:value="26" calcext:value-type="float">
            <text:p>+26</text:p>
          </table:table-cell>
          <table:table-cell table:style-name="ce162" table:formula="of:=1*([.I14]&gt;[.H14])" office:value-type="float" office:value="0" calcext:value-type="float">
            <text:p>0</text:p>
          </table:table-cell>
          <table:table-cell table:style-name="ce162" table:formula="of:=1*([.I14]&lt;[.H14])*NOT(AND([.H14]=20;[.I14]=0))" office:value-type="float" office:value="1" calcext:value-type="float">
            <text:p>1</text:p>
          </table:table-cell>
          <table:table-cell table:style-name="ce162" table:formula="of:=1*AND([.H14]=20;[.I14]=0)" office:value-type="float" office:value="0" calcext:value-type="float">
            <text:p>0</text:p>
          </table:table-cell>
          <table:table-cell table:style-name="ce162" table:formula="of:=[.I14]" office:value-type="float" office:value="62" calcext:value-type="float">
            <text:p>62</text:p>
          </table:table-cell>
          <table:table-cell table:style-name="ce162" table:formula="of:=[.H14]" office:value-type="float" office:value="88" calcext:value-type="float">
            <text:p>88</text:p>
          </table:table-cell>
          <table:table-cell table:style-name="ce175" table:formula="of:=[.U14]-[.V14]" office:value-type="float" office:value="-26" calcext:value-type="float">
            <text:p>-26</text:p>
          </table:table-cell>
          <table:table-cell/>
          <table:table-cell table:style-name="ce180" table:formula="of:=COUNTIF(B_COEFF_GIRONE_C;&quot;&gt;=&quot;&amp;[.AQ14])&amp;[.Z14]" office:value-type="string" office:string-value="4C" calcext:value-type="string">
            <text:p>4C</text:p>
          </table:table-cell>
          <table:table-cell table:style-name="ce183" office:value-type="string" calcext:value-type="string">
            <text:p>C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VLOOKUP([.AA14];A_SQUADRE_PER_CODICE;2)" office:value-type="string" office:string-value="Iguane" calcext:value-type="string">
            <text:p>Iguane</text:p>
          </table:table-cell>
          <table:table-cell table:style-name="ce162" table:formula="of:=[.AD14]+[.AE14]+[.AF14]" office:value-type="float" office:value="3" calcext:value-type="float">
            <text:p>3</text:p>
          </table:table-cell>
          <table:table-cell table:style-name="ce162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162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162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62" table:formula="of:=2*[.AD14]+1*[.AE14]+0*[.AF14]" office:value-type="float" office:value="3" calcext:value-type="float">
            <text:p>3</text:p>
          </table:table-cell>
          <table:table-cell table:style-name="ce162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162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171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162" table:formula="of:=IF([.AG14]=[.AG11];[.U13];0)" office:value-type="float" office:value="0" calcext:value-type="float">
            <text:p>0</text:p>
          </table:table-cell>
          <table:table-cell table:style-name="ce162" table:formula="of:=IF([.AG14]=[.AG12];[.U15];0)" office:value-type="float" office:value="0" calcext:value-type="float">
            <text:p>0</text:p>
          </table:table-cell>
          <table:table-cell table:style-name="ce162" table:formula="of:=IF([.AG14]=[.AG13];[.U16];0)" office:value-type="float" office:value="0" calcext:value-type="float">
            <text:p>0</text:p>
          </table:table-cell>
          <table:table-cell table:style-name="ce171" table:formula="of:=IF([.AG14]=[.AG11];[.W13];0)" office:value-type="float" office:value="0" calcext:value-type="float">
            <text:p>+0</text:p>
          </table:table-cell>
          <table:table-cell table:style-name="ce171" table:formula="of:=IF([.AG14]=[.AG12];[.W15];0)" office:value-type="float" office:value="0" calcext:value-type="float">
            <text:p>+0</text:p>
          </table:table-cell>
          <table:table-cell table:style-name="ce171" table:formula="of:=IF([.AG14]=[.AG13];[.W16];0)" office:value-type="float" office:value="0" calcext:value-type="float">
            <text:p>+0</text:p>
          </table:table-cell>
          <table:table-cell table:style-name="ce186" table:formula="of:=[.AG14]+(500+[.AN14]+[.AO14]+[.AP14])*10^-3+([.AK14]+[.AL14]+[.AM14])*10^-6+(500+[.AJ14])*10^-9+[.AH14]*10^-12" office:value-type="float" office:value="3.500000388101" calcext:value-type="float">
            <text:p>3,500000388101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2</text:p>
          </table:table-cell>
          <table:table-cell table:style-name="ce27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27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162" table:formula="of:=VLOOKUP([.A15];A_4_INPUT_DATE_E_RISULTATI_GIRONI;6;0)" office:value-type="float" office:value="31" calcext:value-type="float">
            <text:p>31</text:p>
          </table:table-cell>
          <table:table-cell table:style-name="ce162" table:formula="of:=VLOOKUP([.A15];A_4_INPUT_DATE_E_RISULTATI_GIRONI;7;0)" office:value-type="float" office:value="100" calcext:value-type="float">
            <text:p>100</text:p>
          </table:table-cell>
          <table:table-cell table:style-name="ce27" table:formula="of:=IF([.H15]&gt;[.I15];[.F15];[.G15])" office:value-type="string" office:string-value="Giraffe" calcext:value-type="string">
            <text:p>Giraffe</text:p>
          </table:table-cell>
          <table:table-cell table:style-name="ce27" table:formula="of:=IF([.H15]&lt;[.I15];[.F15];[.G15])" office:value-type="string" office:string-value="Elefanti" calcext:value-type="string">
            <text:p>Elefanti</text:p>
          </table:table-cell>
          <table:table-cell table:style-name="ce162" table:formula="of:=1*([.H15]&gt;[.I15])" office:value-type="float" office:value="0" calcext:value-type="float">
            <text:p>0</text:p>
          </table:table-cell>
          <table:table-cell table:style-name="ce168" table:formula="of:=1*([.H15]&lt;[.I15])*NOT(AND([.H15]=0;[.I15]=20))" office:value-type="float" office:value="1" calcext:value-type="float">
            <text:p>1</text:p>
          </table:table-cell>
          <table:table-cell table:style-name="ce168" table:formula="of:=1*AND([.H15]=0;[.I15]=20)" office:value-type="float" office:value="0" calcext:value-type="float">
            <text:p>0</text:p>
          </table:table-cell>
          <table:table-cell table:style-name="ce162" table:formula="of:=[.H15]" office:value-type="float" office:value="31" calcext:value-type="float">
            <text:p>31</text:p>
          </table:table-cell>
          <table:table-cell table:style-name="ce162" table:formula="of:=[.I15]" office:value-type="float" office:value="100" calcext:value-type="float">
            <text:p>100</text:p>
          </table:table-cell>
          <table:table-cell table:style-name="ce171" table:formula="of:=[.O15]-[.P15]" office:value-type="float" office:value="-69" calcext:value-type="float">
            <text:p>-69</text:p>
          </table:table-cell>
          <table:table-cell table:style-name="ce162" table:formula="of:=1*([.I15]&gt;[.H15])" office:value-type="float" office:value="1" calcext:value-type="float">
            <text:p>1</text:p>
          </table:table-cell>
          <table:table-cell table:style-name="ce162" table:formula="of:=1*([.I15]&lt;[.H15])*NOT(AND([.H15]=20;[.I15]=0))" office:value-type="float" office:value="0" calcext:value-type="float">
            <text:p>0</text:p>
          </table:table-cell>
          <table:table-cell table:style-name="ce162" table:formula="of:=1*AND([.H15]=20;[.I15]=0)" office:value-type="float" office:value="0" calcext:value-type="float">
            <text:p>0</text:p>
          </table:table-cell>
          <table:table-cell table:style-name="ce162" table:formula="of:=[.I15]" office:value-type="float" office:value="100" calcext:value-type="float">
            <text:p>100</text:p>
          </table:table-cell>
          <table:table-cell table:style-name="ce162" table:formula="of:=[.H15]" office:value-type="float" office:value="31" calcext:value-type="float">
            <text:p>31</text:p>
          </table:table-cell>
          <table:table-cell table:style-name="ce175" table:formula="of:=[.U15]-[.V15]" office:value-type="float" office:value="69" calcext:value-type="float">
            <text:p>+69</text:p>
          </table:table-cell>
          <table:table-cell/>
          <table:table-cell table:style-name="ce180" table:formula="of:=COUNTIF(B_COEFF_GIRONE_D;&quot;&gt;=&quot;&amp;[.AQ15])&amp;[.Z15]" office:value-type="string" office:string-value="3D" calcext:value-type="string">
            <text:p>3D</text:p>
          </table:table-cell>
          <table:table-cell table:style-name="ce18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27" table:formula="of:=VLOOKUP([.AA15];A_SQUADRE_PER_CODICE;2)" office:value-type="string" office:string-value="Coccodrilli" calcext:value-type="string">
            <text:p>Coccodrilli</text:p>
          </table:table-cell>
          <table:table-cell table:style-name="ce162" table:formula="of:=[.AD15]+[.AE15]+[.AF15]" office:value-type="float" office:value="3" calcext:value-type="float">
            <text:p>3</text:p>
          </table:table-cell>
          <table:table-cell table:style-name="ce162" table:formula="of:=SUMIF(B_SQUADRA_A_GIRONI;[.AB15];B_VINTE_SQUADRA_A_GIRONI)+SUMIF(B_SQUADRA_B_GIRONI;[.AB15];B_VINTE_SQUADRA_B_GIRONI)" office:value-type="float" office:value="1" calcext:value-type="float">
            <text:p>1</text:p>
          </table:table-cell>
          <table:table-cell table:style-name="ce162" table:formula="of:=SUMIF(B_SQUADRA_A_GIRONI;[.AB15];B_PERSE_SQUADRA_A_GIRONI)+SUMIF(B_SQUADRA_B_GIRONI;[.AB15];B_PERSE_SQUADRA_B_GIRONI)" office:value-type="float" office:value="2" calcext:value-type="float">
            <text:p>2</text:p>
          </table:table-cell>
          <table:table-cell table:style-name="ce162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62" table:formula="of:=2*[.AD15]+1*[.AE15]+0*[.AF15]" office:value-type="float" office:value="4" calcext:value-type="float">
            <text:p>4</text:p>
          </table:table-cell>
          <table:table-cell table:style-name="ce162" table:formula="of:=SUMIF(B_SQUADRA_A_GIRONI;[.AB15];B_PUNTI_FATTI_SQUADRA_A_GIRONI)+SUMIF(B_SQUADRA_B_GIRONI;[.AB15];B_PUNTI_FATTI_SQUADRA_B_GIRONI)" office:value-type="float" office:value="171" calcext:value-type="float">
            <text:p>171</text:p>
          </table:table-cell>
          <table:table-cell table:style-name="ce162" table:formula="of:=SUMIF(B_SQUADRA_A_GIRONI;[.AB15];B_PUNTI_SUBITI_SQUADRA_A_GIRONI)+SUMIF(B_SQUADRA_B_GIRONI;[.AB15];B_PUNTI_SUBITI_SQUADRA_B_GIRONI)" office:value-type="float" office:value="161" calcext:value-type="float">
            <text:p>161</text:p>
          </table:table-cell>
          <table:table-cell table:style-name="ce171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162" table:formula="of:=IF([.AG15]=[.AG16];[.O15];0)" office:value-type="float" office:value="0" calcext:value-type="float">
            <text:p>0</text:p>
          </table:table-cell>
          <table:table-cell table:style-name="ce168" table:formula="of:=IF([.AG15]=[.AG17];[.O16];0)" office:value-type="float" office:value="0" calcext:value-type="float">
            <text:p>0</text:p>
          </table:table-cell>
          <table:table-cell table:style-name="ce162" table:formula="of:=IF([.AG15]=[.AG18];[.O17];0)" office:value-type="float" office:value="57" calcext:value-type="float">
            <text:p>57</text:p>
          </table:table-cell>
          <table:table-cell table:style-name="ce171" table:formula="of:=IF([.AG15]=[.AG16];[.Q15];0)" office:value-type="float" office:value="0" calcext:value-type="float">
            <text:p>+0</text:p>
          </table:table-cell>
          <table:table-cell table:style-name="ce171" table:formula="of:=IF([.AG15]=[.AG17];[.Q16];0)" office:value-type="float" office:value="0" calcext:value-type="float">
            <text:p>+0</text:p>
          </table:table-cell>
          <table:table-cell table:style-name="ce171" table:formula="of:=IF([.AG15]=[.AG18];[.Q17];0)" office:value-type="float" office:value="15" calcext:value-type="float">
            <text:p>+15</text:p>
          </table:table-cell>
          <table:table-cell table:style-name="ce186" table:formula="of:=[.AG15]+(500+[.AN15]+[.AO15]+[.AP15])*10^-3+([.AK15]+[.AL15]+[.AM15])*10^-6+(500+[.AJ15])*10^-9+[.AH15]*10^-12" office:value-type="float" office:value="4.515057510171" calcext:value-type="float">
            <text:p>4,515057510171</text:p>
          </table:table-cell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3</text:p>
          </table:table-cell>
          <table:table-cell table:style-name="ce27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27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162" table:formula="of:=VLOOKUP([.A16];A_4_INPUT_DATE_E_RISULTATI_GIRONI;6;0)" office:value-type="float" office:value="66" calcext:value-type="float">
            <text:p>66</text:p>
          </table:table-cell>
          <table:table-cell table:style-name="ce162" table:formula="of:=VLOOKUP([.A16];A_4_INPUT_DATE_E_RISULTATI_GIRONI;7;0)" office:value-type="float" office:value="95" calcext:value-type="float">
            <text:p>95</text:p>
          </table:table-cell>
          <table:table-cell table:style-name="ce27" table:formula="of:=IF([.H16]&gt;[.I16];[.F16];[.G16])" office:value-type="string" office:string-value="Ippopotami" calcext:value-type="string">
            <text:p>Ippopotami</text:p>
          </table:table-cell>
          <table:table-cell table:style-name="ce27" table:formula="of:=IF([.H16]&lt;[.I16];[.F16];[.G16])" office:value-type="string" office:string-value="Elefanti" calcext:value-type="string">
            <text:p>Elefanti</text:p>
          </table:table-cell>
          <table:table-cell table:style-name="ce162" table:formula="of:=1*([.H16]&gt;[.I16])" office:value-type="float" office:value="0" calcext:value-type="float">
            <text:p>0</text:p>
          </table:table-cell>
          <table:table-cell table:style-name="ce168" table:formula="of:=1*([.H16]&lt;[.I16])*NOT(AND([.H16]=0;[.I16]=20))" office:value-type="float" office:value="1" calcext:value-type="float">
            <text:p>1</text:p>
          </table:table-cell>
          <table:table-cell table:style-name="ce168" table:formula="of:=1*AND([.H16]=0;[.I16]=20)" office:value-type="float" office:value="0" calcext:value-type="float">
            <text:p>0</text:p>
          </table:table-cell>
          <table:table-cell table:style-name="ce162" table:formula="of:=[.H16]" office:value-type="float" office:value="66" calcext:value-type="float">
            <text:p>66</text:p>
          </table:table-cell>
          <table:table-cell table:style-name="ce162" table:formula="of:=[.I16]" office:value-type="float" office:value="95" calcext:value-type="float">
            <text:p>95</text:p>
          </table:table-cell>
          <table:table-cell table:style-name="ce171" table:formula="of:=[.O16]-[.P16]" office:value-type="float" office:value="-29" calcext:value-type="float">
            <text:p>-29</text:p>
          </table:table-cell>
          <table:table-cell table:style-name="ce162" table:formula="of:=1*([.I16]&gt;[.H16])" office:value-type="float" office:value="1" calcext:value-type="float">
            <text:p>1</text:p>
          </table:table-cell>
          <table:table-cell table:style-name="ce162" table:formula="of:=1*([.I16]&lt;[.H16])*NOT(AND([.H16]=20;[.I16]=0))" office:value-type="float" office:value="0" calcext:value-type="float">
            <text:p>0</text:p>
          </table:table-cell>
          <table:table-cell table:style-name="ce162" table:formula="of:=1*AND([.H16]=20;[.I16]=0)" office:value-type="float" office:value="0" calcext:value-type="float">
            <text:p>0</text:p>
          </table:table-cell>
          <table:table-cell table:style-name="ce162" table:formula="of:=[.I16]" office:value-type="float" office:value="95" calcext:value-type="float">
            <text:p>95</text:p>
          </table:table-cell>
          <table:table-cell table:style-name="ce162" table:formula="of:=[.H16]" office:value-type="float" office:value="66" calcext:value-type="float">
            <text:p>66</text:p>
          </table:table-cell>
          <table:table-cell table:style-name="ce175" table:formula="of:=[.U16]-[.V16]" office:value-type="float" office:value="29" calcext:value-type="float">
            <text:p>+29</text:p>
          </table:table-cell>
          <table:table-cell/>
          <table:table-cell table:style-name="ce180" table:formula="of:=COUNTIF(B_COEFF_GIRONE_D;&quot;&gt;=&quot;&amp;[.AQ16])&amp;[.Z16]" office:value-type="string" office:string-value="1D" calcext:value-type="string">
            <text:p>1D</text:p>
          </table:table-cell>
          <table:table-cell table:style-name="ce183" office:value-type="string" calcext:value-type="string">
            <text:p>D</text:p>
          </table:table-cell>
          <table:table-cell table:style-name="ce162" office:value-type="string" calcext:value-type="string">
            <text:p>D2</text:p>
          </table:table-cell>
          <table:table-cell table:style-name="ce27" table:formula="of:=VLOOKUP([.AA16];A_SQUADRE_PER_CODICE;2)" office:value-type="string" office:string-value="Pitoni" calcext:value-type="string">
            <text:p>Pitoni</text:p>
          </table:table-cell>
          <table:table-cell table:style-name="ce162" table:formula="of:=[.AD16]+[.AE16]+[.AF16]" office:value-type="float" office:value="3" calcext:value-type="float">
            <text:p>3</text:p>
          </table:table-cell>
          <table:table-cell table:style-name="ce162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162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162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62" table:formula="of:=2*[.AD16]+1*[.AE16]+0*[.AF16]" office:value-type="float" office:value="5" calcext:value-type="float">
            <text:p>5</text:p>
          </table:table-cell>
          <table:table-cell table:style-name="ce162" table:formula="of:=SUMIF(B_SQUADRA_A_GIRONI;[.AB16];B_PUNTI_FATTI_SQUADRA_A_GIRONI)+SUMIF(B_SQUADRA_B_GIRONI;[.AB16];B_PUNTI_FATTI_SQUADRA_B_GIRONI)" office:value-type="float" office:value="218" calcext:value-type="float">
            <text:p>218</text:p>
          </table:table-cell>
          <table:table-cell table:style-name="ce162" table:formula="of:=SUMIF(B_SQUADRA_A_GIRONI;[.AB16];B_PUNTI_SUBITI_SQUADRA_A_GIRONI)+SUMIF(B_SQUADRA_B_GIRONI;[.AB16];B_PUNTI_SUBITI_SQUADRA_B_GIRONI)" office:value-type="float" office:value="206" calcext:value-type="float">
            <text:p>206</text:p>
          </table:table-cell>
          <table:table-cell table:style-name="ce171" table:formula="of:=SUMIF(B_SQUADRA_A_GIRONI;[.AB16];B_DIFF_CANESTRI_SQUADRA_A_GIRONI)+SUMIF(B_SQUADRA_B_GIRONI;[.AB16];B_DIFF_CANESTRI_SQUADRA_B_GIRONI)" office:value-type="float" office:value="12" calcext:value-type="float">
            <text:p>+12</text:p>
          </table:table-cell>
          <table:table-cell table:style-name="ce162" table:formula="of:=IF([.AG16]=[.AG17];[.O18];0)" office:value-type="float" office:value="98" calcext:value-type="float">
            <text:p>98</text:p>
          </table:table-cell>
          <table:table-cell table:style-name="ce162" table:formula="of:=IF([.AG16]=[.AG18];[.O19];0)" office:value-type="float" office:value="0" calcext:value-type="float">
            <text:p>0</text:p>
          </table:table-cell>
          <table:table-cell table:style-name="ce162" table:formula="of:=IF([.AG16]=[.AG15];[.U15];0)" office:value-type="float" office:value="0" calcext:value-type="float">
            <text:p>0</text:p>
          </table:table-cell>
          <table:table-cell table:style-name="ce171" table:formula="of:=IF([.AG16]=[.AG17];[.Q18];0)" office:value-type="float" office:value="9" calcext:value-type="float">
            <text:p>+9</text:p>
          </table:table-cell>
          <table:table-cell table:style-name="ce171" table:formula="of:=IF([.AG16]=[.AG18];[.Q19];0)" office:value-type="float" office:value="0" calcext:value-type="float">
            <text:p>+0</text:p>
          </table:table-cell>
          <table:table-cell table:style-name="ce171" table:formula="of:=IF([.AG16]=[.AG15];[.W15];0)" office:value-type="float" office:value="0" calcext:value-type="float">
            <text:p>+0</text:p>
          </table:table-cell>
          <table:table-cell table:style-name="ce186" table:formula="of:=[.AG16]+(500+[.AN16]+[.AO16]+[.AP16])*10^-3+([.AK16]+[.AL16]+[.AM16])*10^-6+(500+[.AJ16])*10^-9+[.AH16]*10^-12" office:value-type="float" office:value="5.509098512218" calcext:value-type="float">
            <text:p>5,509098512218</text:p>
          </table:table-cell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1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27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162" table:formula="of:=VLOOKUP([.A17];A_4_INPUT_DATE_E_RISULTATI_GIRONI;6;0)" office:value-type="float" office:value="57" calcext:value-type="float">
            <text:p>57</text:p>
          </table:table-cell>
          <table:table-cell table:style-name="ce162" table:formula="of:=VLOOKUP([.A17];A_4_INPUT_DATE_E_RISULTATI_GIRONI;7;0)" office:value-type="float" office:value="42" calcext:value-type="float">
            <text:p>42</text:p>
          </table:table-cell>
          <table:table-cell table:style-name="ce27" table:formula="of:=IF([.H17]&gt;[.I17];[.F17];[.G17])" office:value-type="string" office:string-value="Elefanti" calcext:value-type="string">
            <text:p>Elefanti</text:p>
          </table:table-cell>
          <table:table-cell table:style-name="ce27" table:formula="of:=IF([.H17]&lt;[.I17];[.F17];[.G17])" office:value-type="string" office:string-value="Iguane" calcext:value-type="string">
            <text:p>Iguane</text:p>
          </table:table-cell>
          <table:table-cell table:style-name="ce162" table:formula="of:=1*([.H17]&gt;[.I17])" office:value-type="float" office:value="1" calcext:value-type="float">
            <text:p>1</text:p>
          </table:table-cell>
          <table:table-cell table:style-name="ce168" table:formula="of:=1*([.H17]&lt;[.I17])*NOT(AND([.H17]=0;[.I17]=20))" office:value-type="float" office:value="0" calcext:value-type="float">
            <text:p>0</text:p>
          </table:table-cell>
          <table:table-cell table:style-name="ce168" table:formula="of:=1*AND([.H17]=0;[.I17]=20)" office:value-type="float" office:value="0" calcext:value-type="float">
            <text:p>0</text:p>
          </table:table-cell>
          <table:table-cell table:style-name="ce162" table:formula="of:=[.H17]" office:value-type="float" office:value="57" calcext:value-type="float">
            <text:p>57</text:p>
          </table:table-cell>
          <table:table-cell table:style-name="ce162" table:formula="of:=[.I17]" office:value-type="float" office:value="42" calcext:value-type="float">
            <text:p>42</text:p>
          </table:table-cell>
          <table:table-cell table:style-name="ce171" table:formula="of:=[.O17]-[.P17]" office:value-type="float" office:value="15" calcext:value-type="float">
            <text:p>+15</text:p>
          </table:table-cell>
          <table:table-cell table:style-name="ce162" table:formula="of:=1*([.I17]&gt;[.H17])" office:value-type="float" office:value="0" calcext:value-type="float">
            <text:p>0</text:p>
          </table:table-cell>
          <table:table-cell table:style-name="ce162" table:formula="of:=1*([.I17]&lt;[.H17])*NOT(AND([.H17]=20;[.I17]=0))" office:value-type="float" office:value="1" calcext:value-type="float">
            <text:p>1</text:p>
          </table:table-cell>
          <table:table-cell table:style-name="ce162" table:formula="of:=1*AND([.H17]=20;[.I17]=0)" office:value-type="float" office:value="0" calcext:value-type="float">
            <text:p>0</text:p>
          </table:table-cell>
          <table:table-cell table:style-name="ce162" table:formula="of:=[.I17]" office:value-type="float" office:value="42" calcext:value-type="float">
            <text:p>42</text:p>
          </table:table-cell>
          <table:table-cell table:style-name="ce162" table:formula="of:=[.H17]" office:value-type="float" office:value="57" calcext:value-type="float">
            <text:p>57</text:p>
          </table:table-cell>
          <table:table-cell table:style-name="ce175" table:formula="of:=[.U17]-[.V17]" office:value-type="float" office:value="-15" calcext:value-type="float">
            <text:p>-15</text:p>
          </table:table-cell>
          <table:table-cell/>
          <table:table-cell table:style-name="ce180" table:formula="of:=COUNTIF(B_COEFF_GIRONE_D;&quot;&gt;=&quot;&amp;[.AQ17])&amp;[.Z17]" office:value-type="string" office:string-value="2D" calcext:value-type="string">
            <text:p>2D</text:p>
          </table:table-cell>
          <table:table-cell table:style-name="ce183" office:value-type="string" calcext:value-type="string">
            <text:p>D</text:p>
          </table:table-cell>
          <table:table-cell table:style-name="ce162" office:value-type="string" calcext:value-type="string">
            <text:p>D3</text:p>
          </table:table-cell>
          <table:table-cell table:style-name="ce27" table:formula="of:=VLOOKUP([.AA17];A_SQUADRE_PER_CODICE;2)" office:value-type="string" office:string-value="Aquile" calcext:value-type="string">
            <text:p>Aquile</text:p>
          </table:table-cell>
          <table:table-cell table:style-name="ce162" table:formula="of:=[.AD17]+[.AE17]+[.AF17]" office:value-type="float" office:value="3" calcext:value-type="float">
            <text:p>3</text:p>
          </table:table-cell>
          <table:table-cell table:style-name="ce162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162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162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62" table:formula="of:=2*[.AD17]+1*[.AE17]+0*[.AF17]" office:value-type="float" office:value="5" calcext:value-type="float">
            <text:p>5</text:p>
          </table:table-cell>
          <table:table-cell table:style-name="ce162" table:formula="of:=SUMIF(B_SQUADRA_A_GIRONI;[.AB17];B_PUNTI_FATTI_SQUADRA_A_GIRONI)+SUMIF(B_SQUADRA_B_GIRONI;[.AB17];B_PUNTI_FATTI_SQUADRA_B_GIRONI)" office:value-type="float" office:value="154" calcext:value-type="float">
            <text:p>154</text:p>
          </table:table-cell>
          <table:table-cell table:style-name="ce162" table:formula="of:=SUMIF(B_SQUADRA_A_GIRONI;[.AB17];B_PUNTI_SUBITI_SQUADRA_A_GIRONI)+SUMIF(B_SQUADRA_B_GIRONI;[.AB17];B_PUNTI_SUBITI_SQUADRA_B_GIRONI)" office:value-type="float" office:value="140" calcext:value-type="float">
            <text:p>140</text:p>
          </table:table-cell>
          <table:table-cell table:style-name="ce171" table:formula="of:=SUMIF(B_SQUADRA_A_GIRONI;[.AB17];B_DIFF_CANESTRI_SQUADRA_A_GIRONI)+SUMIF(B_SQUADRA_B_GIRONI;[.AB17];B_DIFF_CANESTRI_SQUADRA_B_GIRONI)" office:value-type="float" office:value="14" calcext:value-type="float">
            <text:p>+14</text:p>
          </table:table-cell>
          <table:table-cell table:style-name="ce162" table:formula="of:=IF([.AG17]=[.AG18];[.O20];0)" office:value-type="float" office:value="0" calcext:value-type="float">
            <text:p>0</text:p>
          </table:table-cell>
          <table:table-cell table:style-name="ce162" table:formula="of:=IF([.AG17]=[.AG15];[.U16];0)" office:value-type="float" office:value="0" calcext:value-type="float">
            <text:p>0</text:p>
          </table:table-cell>
          <table:table-cell table:style-name="ce162" table:formula="of:=IF([.AG17]=[.AG16];[.U18];0)" office:value-type="float" office:value="89" calcext:value-type="float">
            <text:p>89</text:p>
          </table:table-cell>
          <table:table-cell table:style-name="ce171" table:formula="of:=IF([.AG17]=[.AG18];[.Q20];0)" office:value-type="float" office:value="0" calcext:value-type="float">
            <text:p>+0</text:p>
          </table:table-cell>
          <table:table-cell table:style-name="ce171" table:formula="of:=IF([.AG17]=[.AG15];[.W16];0)" office:value-type="float" office:value="0" calcext:value-type="float">
            <text:p>+0</text:p>
          </table:table-cell>
          <table:table-cell table:style-name="ce171" table:formula="of:=IF([.AG17]=[.AG16];[.W18];0)" office:value-type="float" office:value="-9" calcext:value-type="float">
            <text:p>-9</text:p>
          </table:table-cell>
          <table:table-cell table:style-name="ce186" table:formula="of:=[.AG17]+(500+[.AN17]+[.AO17]+[.AP17])*10^-3+([.AK17]+[.AL17]+[.AM17])*10^-6+(500+[.AJ17])*10^-9+[.AH17]*10^-12" office:value-type="float" office:value="5.491089514154" calcext:value-type="float">
            <text:p>5,491089514154</text:p>
          </table:table-cell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2</text:p>
          </table:table-cell>
          <table:table-cell table:style-name="ce162" office:value-type="string" calcext:value-type="string">
            <text:p>C3</text:p>
          </table:table-cell>
          <table:table-cell table:style-name="ce27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27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162" table:formula="of:=VLOOKUP([.A18];A_4_INPUT_DATE_E_RISULTATI_GIRONI;6;0)" office:value-type="float" office:value="98" calcext:value-type="float">
            <text:p>98</text:p>
          </table:table-cell>
          <table:table-cell table:style-name="ce162" table:formula="of:=VLOOKUP([.A18];A_4_INPUT_DATE_E_RISULTATI_GIRONI;7;0)" office:value-type="float" office:value="89" calcext:value-type="float">
            <text:p>89</text:p>
          </table:table-cell>
          <table:table-cell table:style-name="ce27" table:formula="of:=IF([.H18]&gt;[.I18];[.F18];[.G18])" office:value-type="string" office:string-value="Giraffe" calcext:value-type="string">
            <text:p>Giraffe</text:p>
          </table:table-cell>
          <table:table-cell table:style-name="ce27" table:formula="of:=IF([.H18]&lt;[.I18];[.F18];[.G18])" office:value-type="string" office:string-value="Ippopotami" calcext:value-type="string">
            <text:p>Ippopotami</text:p>
          </table:table-cell>
          <table:table-cell table:style-name="ce162" table:formula="of:=1*([.H18]&gt;[.I18])" office:value-type="float" office:value="1" calcext:value-type="float">
            <text:p>1</text:p>
          </table:table-cell>
          <table:table-cell table:style-name="ce168" table:formula="of:=1*([.H18]&lt;[.I18])*NOT(AND([.H18]=0;[.I18]=20))" office:value-type="float" office:value="0" calcext:value-type="float">
            <text:p>0</text:p>
          </table:table-cell>
          <table:table-cell table:style-name="ce168" table:formula="of:=1*AND([.H18]=0;[.I18]=20)" office:value-type="float" office:value="0" calcext:value-type="float">
            <text:p>0</text:p>
          </table:table-cell>
          <table:table-cell table:style-name="ce162" table:formula="of:=[.H18]" office:value-type="float" office:value="98" calcext:value-type="float">
            <text:p>98</text:p>
          </table:table-cell>
          <table:table-cell table:style-name="ce162" table:formula="of:=[.I18]" office:value-type="float" office:value="89" calcext:value-type="float">
            <text:p>89</text:p>
          </table:table-cell>
          <table:table-cell table:style-name="ce171" table:formula="of:=[.O18]-[.P18]" office:value-type="float" office:value="9" calcext:value-type="float">
            <text:p>+9</text:p>
          </table:table-cell>
          <table:table-cell table:style-name="ce162" table:formula="of:=1*([.I18]&gt;[.H18])" office:value-type="float" office:value="0" calcext:value-type="float">
            <text:p>0</text:p>
          </table:table-cell>
          <table:table-cell table:style-name="ce162" table:formula="of:=1*([.I18]&lt;[.H18])*NOT(AND([.H18]=20;[.I18]=0))" office:value-type="float" office:value="1" calcext:value-type="float">
            <text:p>1</text:p>
          </table:table-cell>
          <table:table-cell table:style-name="ce162" table:formula="of:=1*AND([.H18]=20;[.I18]=0)" office:value-type="float" office:value="0" calcext:value-type="float">
            <text:p>0</text:p>
          </table:table-cell>
          <table:table-cell table:style-name="ce162" table:formula="of:=[.I18]" office:value-type="float" office:value="89" calcext:value-type="float">
            <text:p>89</text:p>
          </table:table-cell>
          <table:table-cell table:style-name="ce162" table:formula="of:=[.H18]" office:value-type="float" office:value="98" calcext:value-type="float">
            <text:p>98</text:p>
          </table:table-cell>
          <table:table-cell table:style-name="ce175" table:formula="of:=[.U18]-[.V18]" office:value-type="float" office:value="-9" calcext:value-type="float">
            <text:p>-9</text:p>
          </table:table-cell>
          <table:table-cell/>
          <table:table-cell table:style-name="ce180" table:formula="of:=COUNTIF(B_COEFF_GIRONE_D;&quot;&gt;=&quot;&amp;[.AQ18])&amp;[.Z18]" office:value-type="string" office:string-value="4D" calcext:value-type="string">
            <text:p>4D</text:p>
          </table:table-cell>
          <table:table-cell table:style-name="ce183" office:value-type="string" calcext:value-type="string">
            <text:p>D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VLOOKUP([.AA18];A_SQUADRE_PER_CODICE;2)" office:value-type="string" office:string-value="Falchi" calcext:value-type="string">
            <text:p>Falchi</text:p>
          </table:table-cell>
          <table:table-cell table:style-name="ce162" table:formula="of:=[.AD18]+[.AE18]+[.AF18]" office:value-type="float" office:value="3" calcext:value-type="float">
            <text:p>3</text:p>
          </table:table-cell>
          <table:table-cell table:style-name="ce162" table:formula="of:=SUMIF(B_SQUADRA_A_GIRONI;[.AB18];B_VINTE_SQUADRA_A_GIRONI)+SUMIF(B_SQUADRA_B_GIRONI;[.AB18];B_VINTE_SQUADRA_B_GIRONI)" office:value-type="float" office:value="1" calcext:value-type="float">
            <text:p>1</text:p>
          </table:table-cell>
          <table:table-cell table:style-name="ce162" table:formula="of:=SUMIF(B_SQUADRA_A_GIRONI;[.AB18];B_PERSE_SQUADRA_A_GIRONI)+SUMIF(B_SQUADRA_B_GIRONI;[.AB18];B_PERSE_SQUADRA_B_GIRONI)" office:value-type="float" office:value="2" calcext:value-type="float">
            <text:p>2</text:p>
          </table:table-cell>
          <table:table-cell table:style-name="ce162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62" table:formula="of:=2*[.AD18]+1*[.AE18]+0*[.AF18]" office:value-type="float" office:value="4" calcext:value-type="float">
            <text:p>4</text:p>
          </table:table-cell>
          <table:table-cell table:style-name="ce162" table:formula="of:=SUMIF(B_SQUADRA_A_GIRONI;[.AB18];B_PUNTI_FATTI_SQUADRA_A_GIRONI)+SUMIF(B_SQUADRA_B_GIRONI;[.AB18];B_PUNTI_FATTI_SQUADRA_B_GIRONI)" office:value-type="float" office:value="173" calcext:value-type="float">
            <text:p>173</text:p>
          </table:table-cell>
          <table:table-cell table:style-name="ce162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71" table:formula="of:=SUMIF(B_SQUADRA_A_GIRONI;[.AB18];B_DIFF_CANESTRI_SQUADRA_A_GIRONI)+SUMIF(B_SQUADRA_B_GIRONI;[.AB18];B_DIFF_CANESTRI_SQUADRA_B_GIRONI)" office:value-type="float" office:value="-36" calcext:value-type="float">
            <text:p>-36</text:p>
          </table:table-cell>
          <table:table-cell table:style-name="ce162" table:formula="of:=IF([.AG18]=[.AG15];[.U17];0)" office:value-type="float" office:value="42" calcext:value-type="float">
            <text:p>42</text:p>
          </table:table-cell>
          <table:table-cell table:style-name="ce162" table:formula="of:=IF([.AG18]=[.AG16];[.U19];0)" office:value-type="float" office:value="0" calcext:value-type="float">
            <text:p>0</text:p>
          </table:table-cell>
          <table:table-cell table:style-name="ce162" table:formula="of:=IF([.AG18]=[.AG17];[.U20];0)" office:value-type="float" office:value="0" calcext:value-type="float">
            <text:p>0</text:p>
          </table:table-cell>
          <table:table-cell table:style-name="ce171" table:formula="of:=IF([.AG18]=[.AG15];[.W17];0)" office:value-type="float" office:value="-15" calcext:value-type="float">
            <text:p>-15</text:p>
          </table:table-cell>
          <table:table-cell table:style-name="ce171" table:formula="of:=IF([.AG18]=[.AG16];[.W19];0)" office:value-type="float" office:value="0" calcext:value-type="float">
            <text:p>+0</text:p>
          </table:table-cell>
          <table:table-cell table:style-name="ce171" table:formula="of:=IF([.AG18]=[.AG17];[.W20];0)" office:value-type="float" office:value="0" calcext:value-type="float">
            <text:p>+0</text:p>
          </table:table-cell>
          <table:table-cell table:style-name="ce186" table:formula="of:=[.AG18]+(500+[.AN18]+[.AO18]+[.AP18])*10^-3+([.AK18]+[.AL18]+[.AM18])*10^-6+(500+[.AJ18])*10^-9+[.AH18]*10^-12" office:value-type="float" office:value="4.485042464173" calcext:value-type="float">
            <text:p>4,485042464173</text:p>
          </table:table-cell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2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27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162" table:formula="of:=VLOOKUP([.A19];A_4_INPUT_DATE_E_RISULTATI_GIRONI;6;0)" office:value-type="float" office:value="60" calcext:value-type="float">
            <text:p>60</text:p>
          </table:table-cell>
          <table:table-cell table:style-name="ce162" table:formula="of:=VLOOKUP([.A19];A_4_INPUT_DATE_E_RISULTATI_GIRONI;7;0)" office:value-type="float" office:value="34" calcext:value-type="float">
            <text:p>34</text:p>
          </table:table-cell>
          <table:table-cell table:style-name="ce27" table:formula="of:=IF([.H19]&gt;[.I19];[.F19];[.G19])" office:value-type="string" office:string-value="Giraffe" calcext:value-type="string">
            <text:p>Giraffe</text:p>
          </table:table-cell>
          <table:table-cell table:style-name="ce27" table:formula="of:=IF([.H19]&lt;[.I19];[.F19];[.G19])" office:value-type="string" office:string-value="Iguane" calcext:value-type="string">
            <text:p>Iguane</text:p>
          </table:table-cell>
          <table:table-cell table:style-name="ce162" table:formula="of:=1*([.H19]&gt;[.I19])" office:value-type="float" office:value="1" calcext:value-type="float">
            <text:p>1</text:p>
          </table:table-cell>
          <table:table-cell table:style-name="ce168" table:formula="of:=1*([.H19]&lt;[.I19])*NOT(AND([.H19]=0;[.I19]=20))" office:value-type="float" office:value="0" calcext:value-type="float">
            <text:p>0</text:p>
          </table:table-cell>
          <table:table-cell table:style-name="ce168" table:formula="of:=1*AND([.H19]=0;[.I19]=20)" office:value-type="float" office:value="0" calcext:value-type="float">
            <text:p>0</text:p>
          </table:table-cell>
          <table:table-cell table:style-name="ce162" table:formula="of:=[.H19]" office:value-type="float" office:value="60" calcext:value-type="float">
            <text:p>60</text:p>
          </table:table-cell>
          <table:table-cell table:style-name="ce162" table:formula="of:=[.I19]" office:value-type="float" office:value="34" calcext:value-type="float">
            <text:p>34</text:p>
          </table:table-cell>
          <table:table-cell table:style-name="ce171" table:formula="of:=[.O19]-[.P19]" office:value-type="float" office:value="26" calcext:value-type="float">
            <text:p>+26</text:p>
          </table:table-cell>
          <table:table-cell table:style-name="ce162" table:formula="of:=1*([.I19]&gt;[.H19])" office:value-type="float" office:value="0" calcext:value-type="float">
            <text:p>0</text:p>
          </table:table-cell>
          <table:table-cell table:style-name="ce162" table:formula="of:=1*([.I19]&lt;[.H19])*NOT(AND([.H19]=20;[.I19]=0))" office:value-type="float" office:value="1" calcext:value-type="float">
            <text:p>1</text:p>
          </table:table-cell>
          <table:table-cell table:style-name="ce162" table:formula="of:=1*AND([.H19]=20;[.I19]=0)" office:value-type="float" office:value="0" calcext:value-type="float">
            <text:p>0</text:p>
          </table:table-cell>
          <table:table-cell table:style-name="ce162" table:formula="of:=[.I19]" office:value-type="float" office:value="34" calcext:value-type="float">
            <text:p>34</text:p>
          </table:table-cell>
          <table:table-cell table:style-name="ce162" table:formula="of:=[.H19]" office:value-type="float" office:value="60" calcext:value-type="float">
            <text:p>60</text:p>
          </table:table-cell>
          <table:table-cell table:style-name="ce175" table:formula="of:=[.U19]-[.V19]" office:value-type="float" office:value="-26" calcext:value-type="float">
            <text:p>-26</text:p>
          </table:table-cell>
          <table:table-cell/>
          <table:table-cell table:style-name="ce180" table:formula="of:=COUNTIF(B_COEFF_GIRONE_E;&quot;&gt;=&quot;&amp;[.AQ19])&amp;[.Z19]" office:value-type="string" office:string-value="2E" calcext:value-type="string">
            <text:p>2E</text:p>
          </table:table-cell>
          <table:table-cell table:style-name="ce18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27" table:formula="of:=VLOOKUP([.AA19];A_SQUADRE_PER_CODICE;2)" office:value-type="string" office:string-value="Bisonti" calcext:value-type="string">
            <text:p>Bisonti</text:p>
          </table:table-cell>
          <table:table-cell table:style-name="ce162" table:formula="of:=[.AD19]+[.AE19]+[.AF19]" office:value-type="float" office:value="3" calcext:value-type="float">
            <text:p>3</text:p>
          </table:table-cell>
          <table:table-cell table:style-name="ce162" table:formula="of:=SUMIF(B_SQUADRA_A_GIRONI;[.AB19];B_VINTE_SQUADRA_A_GIRONI)+SUMIF(B_SQUADRA_B_GIRONI;[.AB19];B_VINTE_SQUADRA_B_GIRONI)" office:value-type="float" office:value="1" calcext:value-type="float">
            <text:p>1</text:p>
          </table:table-cell>
          <table:table-cell table:style-name="ce162" table:formula="of:=SUMIF(B_SQUADRA_A_GIRONI;[.AB19];B_PERSE_SQUADRA_A_GIRONI)+SUMIF(B_SQUADRA_B_GIRONI;[.AB19];B_PERSE_SQUADRA_B_GIRONI)" office:value-type="float" office:value="2" calcext:value-type="float">
            <text:p>2</text:p>
          </table:table-cell>
          <table:table-cell table:style-name="ce162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62" table:formula="of:=2*[.AD19]+1*[.AE19]+0*[.AF19]" office:value-type="float" office:value="4" calcext:value-type="float">
            <text:p>4</text:p>
          </table:table-cell>
          <table:table-cell table:style-name="ce162" table:formula="of:=SUMIF(B_SQUADRA_A_GIRONI;[.AB19];B_PUNTI_FATTI_SQUADRA_A_GIRONI)+SUMIF(B_SQUADRA_B_GIRONI;[.AB19];B_PUNTI_FATTI_SQUADRA_B_GIRONI)" office:value-type="float" office:value="148" calcext:value-type="float">
            <text:p>148</text:p>
          </table:table-cell>
          <table:table-cell table:style-name="ce162" table:formula="of:=SUMIF(B_SQUADRA_A_GIRONI;[.AB19];B_PUNTI_SUBITI_SQUADRA_A_GIRONI)+SUMIF(B_SQUADRA_B_GIRONI;[.AB19];B_PUNTI_SUBITI_SQUADRA_B_GIRONI)" office:value-type="float" office:value="179" calcext:value-type="float">
            <text:p>179</text:p>
          </table:table-cell>
          <table:table-cell table:style-name="ce171" table:formula="of:=SUMIF(B_SQUADRA_A_GIRONI;[.AB19];B_DIFF_CANESTRI_SQUADRA_A_GIRONI)+SUMIF(B_SQUADRA_B_GIRONI;[.AB19];B_DIFF_CANESTRI_SQUADRA_B_GIRONI)" office:value-type="float" office:value="-31" calcext:value-type="float">
            <text:p>-31</text:p>
          </table:table-cell>
          <table:table-cell table:style-name="ce162" table:formula="of:=IF([.AG19]=[.AG20];[.O19];0)" office:value-type="float" office:value="60" calcext:value-type="float">
            <text:p>60</text:p>
          </table:table-cell>
          <table:table-cell table:style-name="ce168" table:formula="of:=IF([.AG19]=[.AG21];[.O20];0)" office:value-type="float" office:value="0" calcext:value-type="float">
            <text:p>0</text:p>
          </table:table-cell>
          <table:table-cell table:style-name="ce162" table:formula="of:=IF([.AG19]=[.AG22];[.O21];0)" office:value-type="float" office:value="0" calcext:value-type="float">
            <text:p>0</text:p>
          </table:table-cell>
          <table:table-cell table:style-name="ce171" table:formula="of:=IF([.AG19]=[.AG20];[.Q19];0)" office:value-type="float" office:value="26" calcext:value-type="float">
            <text:p>+26</text:p>
          </table:table-cell>
          <table:table-cell table:style-name="ce171" table:formula="of:=IF([.AG19]=[.AG21];[.Q20];0)" office:value-type="float" office:value="0" calcext:value-type="float">
            <text:p>+0</text:p>
          </table:table-cell>
          <table:table-cell table:style-name="ce171" table:formula="of:=IF([.AG19]=[.AG22];[.Q21];0)" office:value-type="float" office:value="0" calcext:value-type="float">
            <text:p>+0</text:p>
          </table:table-cell>
          <table:table-cell table:style-name="ce186" table:formula="of:=[.AG19]+(500+[.AN19]+[.AO19]+[.AP19])*10^-3+([.AK19]+[.AL19]+[.AM19])*10^-6+(500+[.AJ19])*10^-9+[.AH19]*10^-12" office:value-type="float" office:value="4.526060469148" calcext:value-type="float">
            <text:p>4,526060469148</text:p>
          </table:table-cell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C</text:p>
          </table:table-cell>
          <table:table-cell table:style-name="ce162" office:value-type="string" calcext:value-type="string">
            <text:p>C3</text:p>
          </table:table-cell>
          <table:table-cell table:style-name="ce162" office:value-type="string" calcext:value-type="string">
            <text:p>C4</text:p>
          </table:table-cell>
          <table:table-cell table:style-name="ce27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27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162" table:formula="of:=VLOOKUP([.A20];A_4_INPUT_DATE_E_RISULTATI_GIRONI;6;0)" office:value-type="float" office:value="96" calcext:value-type="float">
            <text:p>96</text:p>
          </table:table-cell>
          <table:table-cell table:style-name="ce162" table:formula="of:=VLOOKUP([.A20];A_4_INPUT_DATE_E_RISULTATI_GIRONI;7;0)" office:value-type="float" office:value="25" calcext:value-type="float">
            <text:p>25</text:p>
          </table:table-cell>
          <table:table-cell table:style-name="ce27" table:formula="of:=IF([.H20]&gt;[.I20];[.F20];[.G20])" office:value-type="string" office:string-value="Ippopotami" calcext:value-type="string">
            <text:p>Ippopotami</text:p>
          </table:table-cell>
          <table:table-cell table:style-name="ce27" table:formula="of:=IF([.H20]&lt;[.I20];[.F20];[.G20])" office:value-type="string" office:string-value="Iguane" calcext:value-type="string">
            <text:p>Iguane</text:p>
          </table:table-cell>
          <table:table-cell table:style-name="ce162" table:formula="of:=1*([.H20]&gt;[.I20])" office:value-type="float" office:value="1" calcext:value-type="float">
            <text:p>1</text:p>
          </table:table-cell>
          <table:table-cell table:style-name="ce168" table:formula="of:=1*([.H20]&lt;[.I20])*NOT(AND([.H20]=0;[.I20]=20))" office:value-type="float" office:value="0" calcext:value-type="float">
            <text:p>0</text:p>
          </table:table-cell>
          <table:table-cell table:style-name="ce168" table:formula="of:=1*AND([.H20]=0;[.I20]=20)" office:value-type="float" office:value="0" calcext:value-type="float">
            <text:p>0</text:p>
          </table:table-cell>
          <table:table-cell table:style-name="ce162" table:formula="of:=[.H20]" office:value-type="float" office:value="96" calcext:value-type="float">
            <text:p>96</text:p>
          </table:table-cell>
          <table:table-cell table:style-name="ce162" table:formula="of:=[.I20]" office:value-type="float" office:value="25" calcext:value-type="float">
            <text:p>25</text:p>
          </table:table-cell>
          <table:table-cell table:style-name="ce171" table:formula="of:=[.O20]-[.P20]" office:value-type="float" office:value="71" calcext:value-type="float">
            <text:p>+71</text:p>
          </table:table-cell>
          <table:table-cell table:style-name="ce162" table:formula="of:=1*([.I20]&gt;[.H20])" office:value-type="float" office:value="0" calcext:value-type="float">
            <text:p>0</text:p>
          </table:table-cell>
          <table:table-cell table:style-name="ce162" table:formula="of:=1*([.I20]&lt;[.H20])*NOT(AND([.H20]=20;[.I20]=0))" office:value-type="float" office:value="1" calcext:value-type="float">
            <text:p>1</text:p>
          </table:table-cell>
          <table:table-cell table:style-name="ce162" table:formula="of:=1*AND([.H20]=20;[.I20]=0)" office:value-type="float" office:value="0" calcext:value-type="float">
            <text:p>0</text:p>
          </table:table-cell>
          <table:table-cell table:style-name="ce162" table:formula="of:=[.I20]" office:value-type="float" office:value="25" calcext:value-type="float">
            <text:p>25</text:p>
          </table:table-cell>
          <table:table-cell table:style-name="ce162" table:formula="of:=[.H20]" office:value-type="float" office:value="96" calcext:value-type="float">
            <text:p>96</text:p>
          </table:table-cell>
          <table:table-cell table:style-name="ce175" table:formula="of:=[.U20]-[.V20]" office:value-type="float" office:value="-71" calcext:value-type="float">
            <text:p>-71</text:p>
          </table:table-cell>
          <table:table-cell/>
          <table:table-cell table:style-name="ce180" table:formula="of:=COUNTIF(B_COEFF_GIRONE_E;&quot;&gt;=&quot;&amp;[.AQ20])&amp;[.Z20]" office:value-type="string" office:string-value="3E" calcext:value-type="string">
            <text:p>3E</text:p>
          </table:table-cell>
          <table:table-cell table:style-name="ce183" office:value-type="string" calcext:value-type="string">
            <text:p>E</text:p>
          </table:table-cell>
          <table:table-cell table:style-name="ce162" office:value-type="string" calcext:value-type="string">
            <text:p>E2</text:p>
          </table:table-cell>
          <table:table-cell table:style-name="ce27" table:formula="of:=VLOOKUP([.AA20];A_SQUADRE_PER_CODICE;2)" office:value-type="string" office:string-value="Bufali" calcext:value-type="string">
            <text:p>Bufali</text:p>
          </table:table-cell>
          <table:table-cell table:style-name="ce162" table:formula="of:=[.AD20]+[.AE20]+[.AF20]" office:value-type="float" office:value="3" calcext:value-type="float">
            <text:p>3</text:p>
          </table:table-cell>
          <table:table-cell table:style-name="ce162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162" table:formula="of:=SUMIF(B_SQUADRA_A_GIRONI;[.AB20];B_PERSE_SQUADRA_A_GIRONI)+SUMIF(B_SQUADRA_B_GIRONI;[.AB20];B_PERSE_SQUADRA_B_GIRONI)" office:value-type="float" office:value="0" calcext:value-type="float">
            <text:p>0</text:p>
          </table:table-cell>
          <table:table-cell table:style-name="ce162" table:formula="of:=SUMIF(B_SQUADRA_A_GIRONI;[.AB20];B_FORFAIT_SQUADRA_A_GIRONI)+SUMIF(B_SQUADRA_B_GIRONI;[.AB20];B_FORFAIT_SQUADRA_B_GIRONI)" office:value-type="float" office:value="1" calcext:value-type="float">
            <text:p>1</text:p>
          </table:table-cell>
          <table:table-cell table:style-name="ce162" table:formula="of:=2*[.AD20]+1*[.AE20]+0*[.AF20]" office:value-type="float" office:value="4" calcext:value-type="float">
            <text:p>4</text:p>
          </table:table-cell>
          <table:table-cell table:style-name="ce162" table:formula="of:=SUMIF(B_SQUADRA_A_GIRONI;[.AB20];B_PUNTI_FATTI_SQUADRA_A_GIRONI)+SUMIF(B_SQUADRA_B_GIRONI;[.AB20];B_PUNTI_FATTI_SQUADRA_B_GIRONI)" office:value-type="float" office:value="163" calcext:value-type="float">
            <text:p>163</text:p>
          </table:table-cell>
          <table:table-cell table:style-name="ce162" table:formula="of:=SUMIF(B_SQUADRA_A_GIRONI;[.AB20];B_PUNTI_SUBITI_SQUADRA_A_GIRONI)+SUMIF(B_SQUADRA_B_GIRONI;[.AB20];B_PUNTI_SUBITI_SQUADRA_B_GIRONI)" office:value-type="float" office:value="155" calcext:value-type="float">
            <text:p>155</text:p>
          </table:table-cell>
          <table:table-cell table:style-name="ce171" table:formula="of:=SUMIF(B_SQUADRA_A_GIRONI;[.AB20];B_DIFF_CANESTRI_SQUADRA_A_GIRONI)+SUMIF(B_SQUADRA_B_GIRONI;[.AB20];B_DIFF_CANESTRI_SQUADRA_B_GIRONI)" office:value-type="float" office:value="8" calcext:value-type="float">
            <text:p>+8</text:p>
          </table:table-cell>
          <table:table-cell table:style-name="ce162" table:formula="of:=IF([.AG20]=[.AG21];[.O22];0)" office:value-type="float" office:value="0" calcext:value-type="float">
            <text:p>0</text:p>
          </table:table-cell>
          <table:table-cell table:style-name="ce162" table:formula="of:=IF([.AG20]=[.AG22];[.O23];0)" office:value-type="float" office:value="0" calcext:value-type="float">
            <text:p>0</text:p>
          </table:table-cell>
          <table:table-cell table:style-name="ce162" table:formula="of:=IF([.AG20]=[.AG19];[.U19];0)" office:value-type="float" office:value="34" calcext:value-type="float">
            <text:p>34</text:p>
          </table:table-cell>
          <table:table-cell table:style-name="ce171" table:formula="of:=IF([.AG20]=[.AG21];[.Q22];0)" office:value-type="float" office:value="0" calcext:value-type="float">
            <text:p>+0</text:p>
          </table:table-cell>
          <table:table-cell table:style-name="ce171" table:formula="of:=IF([.AG20]=[.AG22];[.Q23];0)" office:value-type="float" office:value="0" calcext:value-type="float">
            <text:p>+0</text:p>
          </table:table-cell>
          <table:table-cell table:style-name="ce171" table:formula="of:=IF([.AG20]=[.AG19];[.W19];0)" office:value-type="float" office:value="-26" calcext:value-type="float">
            <text:p>-26</text:p>
          </table:table-cell>
          <table:table-cell table:style-name="ce186" table:formula="of:=[.AG20]+(500+[.AN20]+[.AO20]+[.AP20])*10^-3+([.AK20]+[.AL20]+[.AM20])*10^-6+(500+[.AJ20])*10^-9+[.AH20]*10^-12" office:value-type="float" office:value="4.474034508163" calcext:value-type="float">
            <text:p>4,474034508163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2</text:p>
          </table:table-cell>
          <table:table-cell table:style-name="ce27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27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162" table:formula="of:=VLOOKUP([.A21];A_4_INPUT_DATE_E_RISULTATI_GIRONI;6;0)" office:value-type="float" office:value="96" calcext:value-type="float">
            <text:p>96</text:p>
          </table:table-cell>
          <table:table-cell table:style-name="ce162" table:formula="of:=VLOOKUP([.A21];A_4_INPUT_DATE_E_RISULTATI_GIRONI;7;0)" office:value-type="float" office:value="68" calcext:value-type="float">
            <text:p>68</text:p>
          </table:table-cell>
          <table:table-cell table:style-name="ce27" table:formula="of:=IF([.H21]&gt;[.I21];[.F21];[.G21])" office:value-type="string" office:string-value="Coccodrilli" calcext:value-type="string">
            <text:p>Coccodrilli</text:p>
          </table:table-cell>
          <table:table-cell table:style-name="ce27" table:formula="of:=IF([.H21]&lt;[.I21];[.F21];[.G21])" office:value-type="string" office:string-value="Pitoni" calcext:value-type="string">
            <text:p>Pitoni</text:p>
          </table:table-cell>
          <table:table-cell table:style-name="ce162" table:formula="of:=1*([.H21]&gt;[.I21])" office:value-type="float" office:value="1" calcext:value-type="float">
            <text:p>1</text:p>
          </table:table-cell>
          <table:table-cell table:style-name="ce168" table:formula="of:=1*([.H21]&lt;[.I21])*NOT(AND([.H21]=0;[.I21]=20))" office:value-type="float" office:value="0" calcext:value-type="float">
            <text:p>0</text:p>
          </table:table-cell>
          <table:table-cell table:style-name="ce168" table:formula="of:=1*AND([.H21]=0;[.I21]=20)" office:value-type="float" office:value="0" calcext:value-type="float">
            <text:p>0</text:p>
          </table:table-cell>
          <table:table-cell table:style-name="ce162" table:formula="of:=[.H21]" office:value-type="float" office:value="96" calcext:value-type="float">
            <text:p>96</text:p>
          </table:table-cell>
          <table:table-cell table:style-name="ce162" table:formula="of:=[.I21]" office:value-type="float" office:value="68" calcext:value-type="float">
            <text:p>68</text:p>
          </table:table-cell>
          <table:table-cell table:style-name="ce171" table:formula="of:=[.O21]-[.P21]" office:value-type="float" office:value="28" calcext:value-type="float">
            <text:p>+28</text:p>
          </table:table-cell>
          <table:table-cell table:style-name="ce162" table:formula="of:=1*([.I21]&gt;[.H21])" office:value-type="float" office:value="0" calcext:value-type="float">
            <text:p>0</text:p>
          </table:table-cell>
          <table:table-cell table:style-name="ce162" table:formula="of:=1*([.I21]&lt;[.H21])*NOT(AND([.H21]=20;[.I21]=0))" office:value-type="float" office:value="1" calcext:value-type="float">
            <text:p>1</text:p>
          </table:table-cell>
          <table:table-cell table:style-name="ce162" table:formula="of:=1*AND([.H21]=20;[.I21]=0)" office:value-type="float" office:value="0" calcext:value-type="float">
            <text:p>0</text:p>
          </table:table-cell>
          <table:table-cell table:style-name="ce162" table:formula="of:=[.I21]" office:value-type="float" office:value="68" calcext:value-type="float">
            <text:p>68</text:p>
          </table:table-cell>
          <table:table-cell table:style-name="ce162" table:formula="of:=[.H21]" office:value-type="float" office:value="96" calcext:value-type="float">
            <text:p>96</text:p>
          </table:table-cell>
          <table:table-cell table:style-name="ce175" table:formula="of:=[.U21]-[.V21]" office:value-type="float" office:value="-28" calcext:value-type="float">
            <text:p>-28</text:p>
          </table:table-cell>
          <table:table-cell/>
          <table:table-cell table:style-name="ce180" table:formula="of:=COUNTIF(B_COEFF_GIRONE_E;&quot;&gt;=&quot;&amp;[.AQ21])&amp;[.Z21]" office:value-type="string" office:string-value="4E" calcext:value-type="string">
            <text:p>4E</text:p>
          </table:table-cell>
          <table:table-cell table:style-name="ce183" office:value-type="string" calcext:value-type="string">
            <text:p>E</text:p>
          </table:table-cell>
          <table:table-cell table:style-name="ce162" office:value-type="string" calcext:value-type="string">
            <text:p>E3</text:p>
          </table:table-cell>
          <table:table-cell table:style-name="ce27" table:formula="of:=VLOOKUP([.AA21];A_SQUADRE_PER_CODICE;2)" office:value-type="string" office:string-value="Cervi" calcext:value-type="string">
            <text:p>Cervi</text:p>
          </table:table-cell>
          <table:table-cell table:style-name="ce162" table:formula="of:=[.AD21]+[.AE21]+[.AF21]" office:value-type="float" office:value="3" calcext:value-type="float">
            <text:p>3</text:p>
          </table:table-cell>
          <table:table-cell table:style-name="ce162" table:formula="of:=SUMIF(B_SQUADRA_A_GIRONI;[.AB21];B_VINTE_SQUADRA_A_GIRONI)+SUMIF(B_SQUADRA_B_GIRONI;[.AB21];B_VINTE_SQUADRA_B_GIRONI)" office:value-type="float" office:value="0" calcext:value-type="float">
            <text:p>0</text:p>
          </table:table-cell>
          <table:table-cell table:style-name="ce162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162" table:formula="of:=SUMIF(B_SQUADRA_A_GIRONI;[.AB21];B_FORFAIT_SQUADRA_A_GIRONI)+SUMIF(B_SQUADRA_B_GIRONI;[.AB21];B_FORFAIT_SQUADRA_B_GIRONI)" office:value-type="float" office:value="2" calcext:value-type="float">
            <text:p>2</text:p>
          </table:table-cell>
          <table:table-cell table:style-name="ce162" table:formula="of:=2*[.AD21]+1*[.AE21]+0*[.AF21]" office:value-type="float" office:value="1" calcext:value-type="float">
            <text:p>1</text:p>
          </table:table-cell>
          <table:table-cell table:style-name="ce162" table:formula="of:=SUMIF(B_SQUADRA_A_GIRONI;[.AB21];B_PUNTI_FATTI_SQUADRA_A_GIRONI)+SUMIF(B_SQUADRA_B_GIRONI;[.AB21];B_PUNTI_FATTI_SQUADRA_B_GIRONI)" office:value-type="float" office:value="49" calcext:value-type="float">
            <text:p>49</text:p>
          </table:table-cell>
          <table:table-cell table:style-name="ce162" table:formula="of:=SUMIF(B_SQUADRA_A_GIRONI;[.AB21];B_PUNTI_SUBITI_SQUADRA_A_GIRONI)+SUMIF(B_SQUADRA_B_GIRONI;[.AB21];B_PUNTI_SUBITI_SQUADRA_B_GIRONI)" office:value-type="float" office:value="106" calcext:value-type="float">
            <text:p>106</text:p>
          </table:table-cell>
          <table:table-cell table:style-name="ce171" table:formula="of:=SUMIF(B_SQUADRA_A_GIRONI;[.AB21];B_DIFF_CANESTRI_SQUADRA_A_GIRONI)+SUMIF(B_SQUADRA_B_GIRONI;[.AB21];B_DIFF_CANESTRI_SQUADRA_B_GIRONI)" office:value-type="float" office:value="-57" calcext:value-type="float">
            <text:p>-57</text:p>
          </table:table-cell>
          <table:table-cell table:style-name="ce162" table:formula="of:=IF([.AG21]=[.AG22];[.O24];0)" office:value-type="float" office:value="0" calcext:value-type="float">
            <text:p>0</text:p>
          </table:table-cell>
          <table:table-cell table:style-name="ce162" table:formula="of:=IF([.AG21]=[.AG19];[.U20];0)" office:value-type="float" office:value="0" calcext:value-type="float">
            <text:p>0</text:p>
          </table:table-cell>
          <table:table-cell table:style-name="ce162" table:formula="of:=IF([.AG21]=[.AG20];[.U22];0)" office:value-type="float" office:value="0" calcext:value-type="float">
            <text:p>0</text:p>
          </table:table-cell>
          <table:table-cell table:style-name="ce171" table:formula="of:=IF([.AG21]=[.AG22];[.Q24];0)" office:value-type="float" office:value="0" calcext:value-type="float">
            <text:p>+0</text:p>
          </table:table-cell>
          <table:table-cell table:style-name="ce171" table:formula="of:=IF([.AG21]=[.AG19];[.W20];0)" office:value-type="float" office:value="0" calcext:value-type="float">
            <text:p>+0</text:p>
          </table:table-cell>
          <table:table-cell table:style-name="ce171" table:formula="of:=IF([.AG21]=[.AG20];[.W22];0)" office:value-type="float" office:value="0" calcext:value-type="float">
            <text:p>+0</text:p>
          </table:table-cell>
          <table:table-cell table:style-name="ce186" table:formula="of:=[.AG21]+(500+[.AN21]+[.AO21]+[.AP21])*10^-3+([.AK21]+[.AL21]+[.AM21])*10^-6+(500+[.AJ21])*10^-9+[.AH21]*10^-12" office:value-type="float" office:value="1.500000443049" calcext:value-type="float">
            <text:p>1,500000443049</text:p>
          </table:table-cell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3</text:p>
          </table:table-cell>
          <table:table-cell table:style-name="ce27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27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162" table:formula="of:=VLOOKUP([.A22];A_4_INPUT_DATE_E_RISULTATI_GIRONI;6;0)" office:value-type="float" office:value="21" calcext:value-type="float">
            <text:p>21</text:p>
          </table:table-cell>
          <table:table-cell table:style-name="ce162" table:formula="of:=VLOOKUP([.A22];A_4_INPUT_DATE_E_RISULTATI_GIRONI;7;0)" office:value-type="float" office:value="29" calcext:value-type="float">
            <text:p>29</text:p>
          </table:table-cell>
          <table:table-cell table:style-name="ce27" table:formula="of:=IF([.H22]&gt;[.I22];[.F22];[.G22])" office:value-type="string" office:string-value="Aquile" calcext:value-type="string">
            <text:p>Aquile</text:p>
          </table:table-cell>
          <table:table-cell table:style-name="ce27" table:formula="of:=IF([.H22]&lt;[.I22];[.F22];[.G22])" office:value-type="string" office:string-value="Coccodrilli" calcext:value-type="string">
            <text:p>Coccodrilli</text:p>
          </table:table-cell>
          <table:table-cell table:style-name="ce162" table:formula="of:=1*([.H22]&gt;[.I22])" office:value-type="float" office:value="0" calcext:value-type="float">
            <text:p>0</text:p>
          </table:table-cell>
          <table:table-cell table:style-name="ce168" table:formula="of:=1*([.H22]&lt;[.I22])*NOT(AND([.H22]=0;[.I22]=20))" office:value-type="float" office:value="1" calcext:value-type="float">
            <text:p>1</text:p>
          </table:table-cell>
          <table:table-cell table:style-name="ce168" table:formula="of:=1*AND([.H22]=0;[.I22]=20)" office:value-type="float" office:value="0" calcext:value-type="float">
            <text:p>0</text:p>
          </table:table-cell>
          <table:table-cell table:style-name="ce162" table:formula="of:=[.H22]" office:value-type="float" office:value="21" calcext:value-type="float">
            <text:p>21</text:p>
          </table:table-cell>
          <table:table-cell table:style-name="ce162" table:formula="of:=[.I22]" office:value-type="float" office:value="29" calcext:value-type="float">
            <text:p>29</text:p>
          </table:table-cell>
          <table:table-cell table:style-name="ce171" table:formula="of:=[.O22]-[.P22]" office:value-type="float" office:value="-8" calcext:value-type="float">
            <text:p>-8</text:p>
          </table:table-cell>
          <table:table-cell table:style-name="ce162" table:formula="of:=1*([.I22]&gt;[.H22])" office:value-type="float" office:value="1" calcext:value-type="float">
            <text:p>1</text:p>
          </table:table-cell>
          <table:table-cell table:style-name="ce162" table:formula="of:=1*([.I22]&lt;[.H22])*NOT(AND([.H22]=20;[.I22]=0))" office:value-type="float" office:value="0" calcext:value-type="float">
            <text:p>0</text:p>
          </table:table-cell>
          <table:table-cell table:style-name="ce162" table:formula="of:=1*AND([.H22]=20;[.I22]=0)" office:value-type="float" office:value="0" calcext:value-type="float">
            <text:p>0</text:p>
          </table:table-cell>
          <table:table-cell table:style-name="ce162" table:formula="of:=[.I22]" office:value-type="float" office:value="29" calcext:value-type="float">
            <text:p>29</text:p>
          </table:table-cell>
          <table:table-cell table:style-name="ce162" table:formula="of:=[.H22]" office:value-type="float" office:value="21" calcext:value-type="float">
            <text:p>21</text:p>
          </table:table-cell>
          <table:table-cell table:style-name="ce175" table:formula="of:=[.U22]-[.V22]" office:value-type="float" office:value="8" calcext:value-type="float">
            <text:p>+8</text:p>
          </table:table-cell>
          <table:table-cell/>
          <table:table-cell table:style-name="ce180" table:formula="of:=COUNTIF(B_COEFF_GIRONE_E;&quot;&gt;=&quot;&amp;[.AQ22])&amp;[.Z22]" office:value-type="string" office:string-value="1E" calcext:value-type="string">
            <text:p>1E</text:p>
          </table:table-cell>
          <table:table-cell table:style-name="ce183" office:value-type="string" calcext:value-type="string">
            <text:p>E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VLOOKUP([.AA22];A_SQUADRE_PER_CODICE;2)" office:value-type="string" office:string-value="Cinghiali" calcext:value-type="string">
            <text:p>Cinghiali</text:p>
          </table:table-cell>
          <table:table-cell table:style-name="ce162" table:formula="of:=[.AD22]+[.AE22]+[.AF22]" office:value-type="float" office:value="3" calcext:value-type="float">
            <text:p>3</text:p>
          </table:table-cell>
          <table:table-cell table:style-name="ce162" table:formula="of:=SUMIF(B_SQUADRA_A_GIRONI;[.AB22];B_VINTE_SQUADRA_A_GIRONI)+SUMIF(B_SQUADRA_B_GIRONI;[.AB22];B_VINTE_SQUADRA_B_GIRONI)" office:value-type="float" office:value="3" calcext:value-type="float">
            <text:p>3</text:p>
          </table:table-cell>
          <table:table-cell table:style-name="ce162" table:formula="of:=SUMIF(B_SQUADRA_A_GIRONI;[.AB22];B_PERSE_SQUADRA_A_GIRONI)+SUMIF(B_SQUADRA_B_GIRONI;[.AB22];B_PERSE_SQUADRA_B_GIRONI)" office:value-type="float" office:value="0" calcext:value-type="float">
            <text:p>0</text:p>
          </table:table-cell>
          <table:table-cell table:style-name="ce162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62" table:formula="of:=2*[.AD22]+1*[.AE22]+0*[.AF22]" office:value-type="float" office:value="6" calcext:value-type="float">
            <text:p>6</text:p>
          </table:table-cell>
          <table:table-cell table:style-name="ce162" table:formula="of:=SUMIF(B_SQUADRA_A_GIRONI;[.AB22];B_PUNTI_FATTI_SQUADRA_A_GIRONI)+SUMIF(B_SQUADRA_B_GIRONI;[.AB22];B_PUNTI_FATTI_SQUADRA_B_GIRONI)" office:value-type="float" office:value="122" calcext:value-type="float">
            <text:p>122</text:p>
          </table:table-cell>
          <table:table-cell table:style-name="ce162" table:formula="of:=SUMIF(B_SQUADRA_A_GIRONI;[.AB22];B_PUNTI_SUBITI_SQUADRA_A_GIRONI)+SUMIF(B_SQUADRA_B_GIRONI;[.AB22];B_PUNTI_SUBITI_SQUADRA_B_GIRONI)" office:value-type="float" office:value="42" calcext:value-type="float">
            <text:p>42</text:p>
          </table:table-cell>
          <table:table-cell table:style-name="ce171" table:formula="of:=SUMIF(B_SQUADRA_A_GIRONI;[.AB22];B_DIFF_CANESTRI_SQUADRA_A_GIRONI)+SUMIF(B_SQUADRA_B_GIRONI;[.AB22];B_DIFF_CANESTRI_SQUADRA_B_GIRONI)" office:value-type="float" office:value="80" calcext:value-type="float">
            <text:p>+80</text:p>
          </table:table-cell>
          <table:table-cell table:style-name="ce162" table:formula="of:=IF([.AG22]=[.AG19];[.U21];0)" office:value-type="float" office:value="0" calcext:value-type="float">
            <text:p>0</text:p>
          </table:table-cell>
          <table:table-cell table:style-name="ce162" table:formula="of:=IF([.AG22]=[.AG20];[.U23];0)" office:value-type="float" office:value="0" calcext:value-type="float">
            <text:p>0</text:p>
          </table:table-cell>
          <table:table-cell table:style-name="ce162" table:formula="of:=IF([.AG22]=[.AG21];[.U24];0)" office:value-type="float" office:value="0" calcext:value-type="float">
            <text:p>0</text:p>
          </table:table-cell>
          <table:table-cell table:style-name="ce171" table:formula="of:=IF([.AG22]=[.AG19];[.W21];0)" office:value-type="float" office:value="0" calcext:value-type="float">
            <text:p>+0</text:p>
          </table:table-cell>
          <table:table-cell table:style-name="ce171" table:formula="of:=IF([.AG22]=[.AG20];[.W23];0)" office:value-type="float" office:value="0" calcext:value-type="float">
            <text:p>+0</text:p>
          </table:table-cell>
          <table:table-cell table:style-name="ce171" table:formula="of:=IF([.AG22]=[.AG21];[.W24];0)" office:value-type="float" office:value="0" calcext:value-type="float">
            <text:p>+0</text:p>
          </table:table-cell>
          <table:table-cell table:style-name="ce186" table:formula="of:=[.AG22]+(500+[.AN22]+[.AO22]+[.AP22])*10^-3+([.AK22]+[.AL22]+[.AM22])*10^-6+(500+[.AJ22])*10^-9+[.AH22]*10^-12" office:value-type="float" office:value="6.500000580122" calcext:value-type="float">
            <text:p>6,500000580122</text:p>
          </table:table-cell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1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27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162" table:formula="of:=VLOOKUP([.A23];A_4_INPUT_DATE_E_RISULTATI_GIRONI;6;0)" office:value-type="float" office:value="54" calcext:value-type="float">
            <text:p>54</text:p>
          </table:table-cell>
          <table:table-cell table:style-name="ce162" table:formula="of:=VLOOKUP([.A23];A_4_INPUT_DATE_E_RISULTATI_GIRONI;7;0)" office:value-type="float" office:value="64" calcext:value-type="float">
            <text:p>64</text:p>
          </table:table-cell>
          <table:table-cell table:style-name="ce27" table:formula="of:=IF([.H23]&gt;[.I23];[.F23];[.G23])" office:value-type="string" office:string-value="Falchi" calcext:value-type="string">
            <text:p>Falchi</text:p>
          </table:table-cell>
          <table:table-cell table:style-name="ce27" table:formula="of:=IF([.H23]&lt;[.I23];[.F23];[.G23])" office:value-type="string" office:string-value="Coccodrilli" calcext:value-type="string">
            <text:p>Coccodrilli</text:p>
          </table:table-cell>
          <table:table-cell table:style-name="ce162" table:formula="of:=1*([.H23]&gt;[.I23])" office:value-type="float" office:value="0" calcext:value-type="float">
            <text:p>0</text:p>
          </table:table-cell>
          <table:table-cell table:style-name="ce168" table:formula="of:=1*([.H23]&lt;[.I23])*NOT(AND([.H23]=0;[.I23]=20))" office:value-type="float" office:value="1" calcext:value-type="float">
            <text:p>1</text:p>
          </table:table-cell>
          <table:table-cell table:style-name="ce168" table:formula="of:=1*AND([.H23]=0;[.I23]=20)" office:value-type="float" office:value="0" calcext:value-type="float">
            <text:p>0</text:p>
          </table:table-cell>
          <table:table-cell table:style-name="ce162" table:formula="of:=[.H23]" office:value-type="float" office:value="54" calcext:value-type="float">
            <text:p>54</text:p>
          </table:table-cell>
          <table:table-cell table:style-name="ce162" table:formula="of:=[.I23]" office:value-type="float" office:value="64" calcext:value-type="float">
            <text:p>64</text:p>
          </table:table-cell>
          <table:table-cell table:style-name="ce171" table:formula="of:=[.O23]-[.P23]" office:value-type="float" office:value="-10" calcext:value-type="float">
            <text:p>-10</text:p>
          </table:table-cell>
          <table:table-cell table:style-name="ce162" table:formula="of:=1*([.I23]&gt;[.H23])" office:value-type="float" office:value="1" calcext:value-type="float">
            <text:p>1</text:p>
          </table:table-cell>
          <table:table-cell table:style-name="ce162" table:formula="of:=1*([.I23]&lt;[.H23])*NOT(AND([.H23]=20;[.I23]=0))" office:value-type="float" office:value="0" calcext:value-type="float">
            <text:p>0</text:p>
          </table:table-cell>
          <table:table-cell table:style-name="ce162" table:formula="of:=1*AND([.H23]=20;[.I23]=0)" office:value-type="float" office:value="0" calcext:value-type="float">
            <text:p>0</text:p>
          </table:table-cell>
          <table:table-cell table:style-name="ce162" table:formula="of:=[.I23]" office:value-type="float" office:value="64" calcext:value-type="float">
            <text:p>64</text:p>
          </table:table-cell>
          <table:table-cell table:style-name="ce162" table:formula="of:=[.H23]" office:value-type="float" office:value="54" calcext:value-type="float">
            <text:p>54</text:p>
          </table:table-cell>
          <table:table-cell table:style-name="ce175" table:formula="of:=[.U23]-[.V23]" office:value-type="float" office:value="10" calcext:value-type="float">
            <text:p>+10</text:p>
          </table:table-cell>
          <table:table-cell/>
          <table:table-cell table:style-name="ce180" table:formula="of:=COUNTIF(B_COEFF_GIRONE_F;&quot;&gt;=&quot;&amp;[.AQ23])&amp;[.Z23]" office:value-type="string" office:string-value="1F" calcext:value-type="string">
            <text:p>1F</text:p>
          </table:table-cell>
          <table:table-cell table:style-name="ce18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27" table:formula="of:=VLOOKUP([.AA23];A_SQUADRE_PER_CODICE;2)" office:value-type="string" office:string-value="Balene" calcext:value-type="string">
            <text:p>Balene</text:p>
          </table:table-cell>
          <table:table-cell table:style-name="ce162" table:formula="of:=[.AD23]+[.AE23]+[.AF23]" office:value-type="float" office:value="3" calcext:value-type="float">
            <text:p>3</text:p>
          </table:table-cell>
          <table:table-cell table:style-name="ce162" table:formula="of:=SUMIF(B_SQUADRA_A_GIRONI;[.AB23];B_VINTE_SQUADRA_A_GIRONI)+SUMIF(B_SQUADRA_B_GIRONI;[.AB23];B_VINTE_SQUADRA_B_GIRONI)" office:value-type="float" office:value="3" calcext:value-type="float">
            <text:p>3</text:p>
          </table:table-cell>
          <table:table-cell table:style-name="ce162" table:formula="of:=SUMIF(B_SQUADRA_A_GIRONI;[.AB23];B_PERSE_SQUADRA_A_GIRONI)+SUMIF(B_SQUADRA_B_GIRONI;[.AB23];B_PERSE_SQUADRA_B_GIRONI)" office:value-type="float" office:value="0" calcext:value-type="float">
            <text:p>0</text:p>
          </table:table-cell>
          <table:table-cell table:style-name="ce162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62" table:formula="of:=2*[.AD23]+1*[.AE23]+0*[.AF23]" office:value-type="float" office:value="6" calcext:value-type="float">
            <text:p>6</text:p>
          </table:table-cell>
          <table:table-cell table:style-name="ce162" table:formula="of:=SUMIF(B_SQUADRA_A_GIRONI;[.AB23];B_PUNTI_FATTI_SQUADRA_A_GIRONI)+SUMIF(B_SQUADRA_B_GIRONI;[.AB23];B_PUNTI_FATTI_SQUADRA_B_GIRONI)" office:value-type="float" office:value="149" calcext:value-type="float">
            <text:p>149</text:p>
          </table:table-cell>
          <table:table-cell table:style-name="ce162" table:formula="of:=SUMIF(B_SQUADRA_A_GIRONI;[.AB23];B_PUNTI_SUBITI_SQUADRA_A_GIRONI)+SUMIF(B_SQUADRA_B_GIRONI;[.AB23];B_PUNTI_SUBITI_SQUADRA_B_GIRONI)" office:value-type="float" office:value="88" calcext:value-type="float">
            <text:p>88</text:p>
          </table:table-cell>
          <table:table-cell table:style-name="ce171" table:formula="of:=SUMIF(B_SQUADRA_A_GIRONI;[.AB23];B_DIFF_CANESTRI_SQUADRA_A_GIRONI)+SUMIF(B_SQUADRA_B_GIRONI;[.AB23];B_DIFF_CANESTRI_SQUADRA_B_GIRONI)" office:value-type="float" office:value="61" calcext:value-type="float">
            <text:p>+61</text:p>
          </table:table-cell>
          <table:table-cell table:style-name="ce162" table:formula="of:=IF([.AG23]=[.AG24];[.O23];0)" office:value-type="float" office:value="0" calcext:value-type="float">
            <text:p>0</text:p>
          </table:table-cell>
          <table:table-cell table:style-name="ce168" table:formula="of:=IF([.AG23]=[.AG25];[.O24];0)" office:value-type="float" office:value="0" calcext:value-type="float">
            <text:p>0</text:p>
          </table:table-cell>
          <table:table-cell table:style-name="ce162" table:formula="of:=IF([.AG23]=[.AG26];[.O25];0)" office:value-type="float" office:value="0" calcext:value-type="float">
            <text:p>0</text:p>
          </table:table-cell>
          <table:table-cell table:style-name="ce171" table:formula="of:=IF([.AG23]=[.AG24];[.Q23];0)" office:value-type="float" office:value="0" calcext:value-type="float">
            <text:p>+0</text:p>
          </table:table-cell>
          <table:table-cell table:style-name="ce171" table:formula="of:=IF([.AG23]=[.AG25];[.Q24];0)" office:value-type="float" office:value="0" calcext:value-type="float">
            <text:p>+0</text:p>
          </table:table-cell>
          <table:table-cell table:style-name="ce171" table:formula="of:=IF([.AG23]=[.AG26];[.Q25];0)" office:value-type="float" office:value="0" calcext:value-type="float">
            <text:p>+0</text:p>
          </table:table-cell>
          <table:table-cell table:style-name="ce186" table:formula="of:=[.AG23]+(500+[.AN23]+[.AO23]+[.AP23])*10^-3+([.AK23]+[.AL23]+[.AM23])*10^-6+(500+[.AJ23])*10^-9+[.AH23]*10^-12" office:value-type="float" office:value="6.500000561149" calcext:value-type="float">
            <text:p>6,500000561149</text:p>
          </table:table-cell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string" calcext:value-type="string">
            <text:p>D3</text:p>
          </table:table-cell>
          <table:table-cell table:style-name="ce27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27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162" table:formula="of:=VLOOKUP([.A24];A_4_INPUT_DATE_E_RISULTATI_GIRONI;6;0)" office:value-type="float" office:value="67" calcext:value-type="float">
            <text:p>67</text:p>
          </table:table-cell>
          <table:table-cell table:style-name="ce162" table:formula="of:=VLOOKUP([.A24];A_4_INPUT_DATE_E_RISULTATI_GIRONI;7;0)" office:value-type="float" office:value="53" calcext:value-type="float">
            <text:p>53</text:p>
          </table:table-cell>
          <table:table-cell table:style-name="ce27" table:formula="of:=IF([.H24]&gt;[.I24];[.F24];[.G24])" office:value-type="string" office:string-value="Pitoni" calcext:value-type="string">
            <text:p>Pitoni</text:p>
          </table:table-cell>
          <table:table-cell table:style-name="ce27" table:formula="of:=IF([.H24]&lt;[.I24];[.F24];[.G24])" office:value-type="string" office:string-value="Aquile" calcext:value-type="string">
            <text:p>Aquile</text:p>
          </table:table-cell>
          <table:table-cell table:style-name="ce162" table:formula="of:=1*([.H24]&gt;[.I24])" office:value-type="float" office:value="1" calcext:value-type="float">
            <text:p>1</text:p>
          </table:table-cell>
          <table:table-cell table:style-name="ce168" table:formula="of:=1*([.H24]&lt;[.I24])*NOT(AND([.H24]=0;[.I24]=20))" office:value-type="float" office:value="0" calcext:value-type="float">
            <text:p>0</text:p>
          </table:table-cell>
          <table:table-cell table:style-name="ce168" table:formula="of:=1*AND([.H24]=0;[.I24]=20)" office:value-type="float" office:value="0" calcext:value-type="float">
            <text:p>0</text:p>
          </table:table-cell>
          <table:table-cell table:style-name="ce162" table:formula="of:=[.H24]" office:value-type="float" office:value="67" calcext:value-type="float">
            <text:p>67</text:p>
          </table:table-cell>
          <table:table-cell table:style-name="ce162" table:formula="of:=[.I24]" office:value-type="float" office:value="53" calcext:value-type="float">
            <text:p>53</text:p>
          </table:table-cell>
          <table:table-cell table:style-name="ce171" table:formula="of:=[.O24]-[.P24]" office:value-type="float" office:value="14" calcext:value-type="float">
            <text:p>+14</text:p>
          </table:table-cell>
          <table:table-cell table:style-name="ce162" table:formula="of:=1*([.I24]&gt;[.H24])" office:value-type="float" office:value="0" calcext:value-type="float">
            <text:p>0</text:p>
          </table:table-cell>
          <table:table-cell table:style-name="ce162" table:formula="of:=1*([.I24]&lt;[.H24])*NOT(AND([.H24]=20;[.I24]=0))" office:value-type="float" office:value="1" calcext:value-type="float">
            <text:p>1</text:p>
          </table:table-cell>
          <table:table-cell table:style-name="ce162" table:formula="of:=1*AND([.H24]=20;[.I24]=0)" office:value-type="float" office:value="0" calcext:value-type="float">
            <text:p>0</text:p>
          </table:table-cell>
          <table:table-cell table:style-name="ce162" table:formula="of:=[.I24]" office:value-type="float" office:value="53" calcext:value-type="float">
            <text:p>53</text:p>
          </table:table-cell>
          <table:table-cell table:style-name="ce162" table:formula="of:=[.H24]" office:value-type="float" office:value="67" calcext:value-type="float">
            <text:p>67</text:p>
          </table:table-cell>
          <table:table-cell table:style-name="ce175" table:formula="of:=[.U24]-[.V24]" office:value-type="float" office:value="-14" calcext:value-type="float">
            <text:p>-14</text:p>
          </table:table-cell>
          <table:table-cell/>
          <table:table-cell table:style-name="ce180" table:formula="of:=COUNTIF(B_COEFF_GIRONE_F;&quot;&gt;=&quot;&amp;[.AQ24])&amp;[.Z24]" office:value-type="string" office:string-value="2F" calcext:value-type="string">
            <text:p>2F</text:p>
          </table:table-cell>
          <table:table-cell table:style-name="ce183" office:value-type="string" calcext:value-type="string">
            <text:p>F</text:p>
          </table:table-cell>
          <table:table-cell table:style-name="ce162" office:value-type="string" calcext:value-type="string">
            <text:p>F2</text:p>
          </table:table-cell>
          <table:table-cell table:style-name="ce27" table:formula="of:=VLOOKUP([.AA24];A_SQUADRE_PER_CODICE;2)" office:value-type="string" office:string-value="Gabbiani" calcext:value-type="string">
            <text:p>Gabbiani</text:p>
          </table:table-cell>
          <table:table-cell table:style-name="ce162" table:formula="of:=[.AD24]+[.AE24]+[.AF24]" office:value-type="float" office:value="3" calcext:value-type="float">
            <text:p>3</text:p>
          </table:table-cell>
          <table:table-cell table:style-name="ce162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162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162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62" table:formula="of:=2*[.AD24]+1*[.AE24]+0*[.AF24]" office:value-type="float" office:value="5" calcext:value-type="float">
            <text:p>5</text:p>
          </table:table-cell>
          <table:table-cell table:style-name="ce162" table:formula="of:=SUMIF(B_SQUADRA_A_GIRONI;[.AB24];B_PUNTI_FATTI_SQUADRA_A_GIRONI)+SUMIF(B_SQUADRA_B_GIRONI;[.AB24];B_PUNTI_FATTI_SQUADRA_B_GIRONI)" office:value-type="float" office:value="176" calcext:value-type="float">
            <text:p>176</text:p>
          </table:table-cell>
          <table:table-cell table:style-name="ce162" table:formula="of:=SUMIF(B_SQUADRA_A_GIRONI;[.AB24];B_PUNTI_SUBITI_SQUADRA_A_GIRONI)+SUMIF(B_SQUADRA_B_GIRONI;[.AB24];B_PUNTI_SUBITI_SQUADRA_B_GIRONI)" office:value-type="float" office:value="134" calcext:value-type="float">
            <text:p>134</text:p>
          </table:table-cell>
          <table:table-cell table:style-name="ce171" table:formula="of:=SUMIF(B_SQUADRA_A_GIRONI;[.AB24];B_DIFF_CANESTRI_SQUADRA_A_GIRONI)+SUMIF(B_SQUADRA_B_GIRONI;[.AB24];B_DIFF_CANESTRI_SQUADRA_B_GIRONI)" office:value-type="float" office:value="42" calcext:value-type="float">
            <text:p>+42</text:p>
          </table:table-cell>
          <table:table-cell table:style-name="ce162" table:formula="of:=IF([.AG24]=[.AG25];[.O26];0)" office:value-type="float" office:value="0" calcext:value-type="float">
            <text:p>0</text:p>
          </table:table-cell>
          <table:table-cell table:style-name="ce162" table:formula="of:=IF([.AG24]=[.AG26];[.O27];0)" office:value-type="float" office:value="0" calcext:value-type="float">
            <text:p>0</text:p>
          </table:table-cell>
          <table:table-cell table:style-name="ce162" table:formula="of:=IF([.AG24]=[.AG23];[.U23];0)" office:value-type="float" office:value="0" calcext:value-type="float">
            <text:p>0</text:p>
          </table:table-cell>
          <table:table-cell table:style-name="ce171" table:formula="of:=IF([.AG24]=[.AG25];[.Q26];0)" office:value-type="float" office:value="0" calcext:value-type="float">
            <text:p>+0</text:p>
          </table:table-cell>
          <table:table-cell table:style-name="ce171" table:formula="of:=IF([.AG24]=[.AG26];[.Q27];0)" office:value-type="float" office:value="0" calcext:value-type="float">
            <text:p>+0</text:p>
          </table:table-cell>
          <table:table-cell table:style-name="ce171" table:formula="of:=IF([.AG24]=[.AG23];[.W23];0)" office:value-type="float" office:value="0" calcext:value-type="float">
            <text:p>+0</text:p>
          </table:table-cell>
          <table:table-cell table:style-name="ce186" table:formula="of:=[.AG24]+(500+[.AN24]+[.AO24]+[.AP24])*10^-3+([.AK24]+[.AL24]+[.AM24])*10^-6+(500+[.AJ24])*10^-9+[.AH24]*10^-12" office:value-type="float" office:value="5.500000542176" calcext:value-type="float">
            <text:p>5,500000542176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2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27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162" table:formula="of:=VLOOKUP([.A25];A_4_INPUT_DATE_E_RISULTATI_GIRONI;6;0)" office:value-type="float" office:value="83" calcext:value-type="float">
            <text:p>83</text:p>
          </table:table-cell>
          <table:table-cell table:style-name="ce162" table:formula="of:=VLOOKUP([.A25];A_4_INPUT_DATE_E_RISULTATI_GIRONI;7;0)" office:value-type="float" office:value="57" calcext:value-type="float">
            <text:p>57</text:p>
          </table:table-cell>
          <table:table-cell table:style-name="ce27" table:formula="of:=IF([.H25]&gt;[.I25];[.F25];[.G25])" office:value-type="string" office:string-value="Pitoni" calcext:value-type="string">
            <text:p>Pitoni</text:p>
          </table:table-cell>
          <table:table-cell table:style-name="ce27" table:formula="of:=IF([.H25]&lt;[.I25];[.F25];[.G25])" office:value-type="string" office:string-value="Falchi" calcext:value-type="string">
            <text:p>Falchi</text:p>
          </table:table-cell>
          <table:table-cell table:style-name="ce162" table:formula="of:=1*([.H25]&gt;[.I25])" office:value-type="float" office:value="1" calcext:value-type="float">
            <text:p>1</text:p>
          </table:table-cell>
          <table:table-cell table:style-name="ce168" table:formula="of:=1*([.H25]&lt;[.I25])*NOT(AND([.H25]=0;[.I25]=20))" office:value-type="float" office:value="0" calcext:value-type="float">
            <text:p>0</text:p>
          </table:table-cell>
          <table:table-cell table:style-name="ce168" table:formula="of:=1*AND([.H25]=0;[.I25]=20)" office:value-type="float" office:value="0" calcext:value-type="float">
            <text:p>0</text:p>
          </table:table-cell>
          <table:table-cell table:style-name="ce162" table:formula="of:=[.H25]" office:value-type="float" office:value="83" calcext:value-type="float">
            <text:p>83</text:p>
          </table:table-cell>
          <table:table-cell table:style-name="ce162" table:formula="of:=[.I25]" office:value-type="float" office:value="57" calcext:value-type="float">
            <text:p>57</text:p>
          </table:table-cell>
          <table:table-cell table:style-name="ce171" table:formula="of:=[.O25]-[.P25]" office:value-type="float" office:value="26" calcext:value-type="float">
            <text:p>+26</text:p>
          </table:table-cell>
          <table:table-cell table:style-name="ce162" table:formula="of:=1*([.I25]&gt;[.H25])" office:value-type="float" office:value="0" calcext:value-type="float">
            <text:p>0</text:p>
          </table:table-cell>
          <table:table-cell table:style-name="ce162" table:formula="of:=1*([.I25]&lt;[.H25])*NOT(AND([.H25]=20;[.I25]=0))" office:value-type="float" office:value="1" calcext:value-type="float">
            <text:p>1</text:p>
          </table:table-cell>
          <table:table-cell table:style-name="ce162" table:formula="of:=1*AND([.H25]=20;[.I25]=0)" office:value-type="float" office:value="0" calcext:value-type="float">
            <text:p>0</text:p>
          </table:table-cell>
          <table:table-cell table:style-name="ce162" table:formula="of:=[.I25]" office:value-type="float" office:value="57" calcext:value-type="float">
            <text:p>57</text:p>
          </table:table-cell>
          <table:table-cell table:style-name="ce162" table:formula="of:=[.H25]" office:value-type="float" office:value="83" calcext:value-type="float">
            <text:p>83</text:p>
          </table:table-cell>
          <table:table-cell table:style-name="ce175" table:formula="of:=[.U25]-[.V25]" office:value-type="float" office:value="-26" calcext:value-type="float">
            <text:p>-26</text:p>
          </table:table-cell>
          <table:table-cell/>
          <table:table-cell table:style-name="ce180" table:formula="of:=COUNTIF(B_COEFF_GIRONE_F;&quot;&gt;=&quot;&amp;[.AQ25])&amp;[.Z25]" office:value-type="string" office:string-value="3F" calcext:value-type="string">
            <text:p>3F</text:p>
          </table:table-cell>
          <table:table-cell table:style-name="ce183" office:value-type="string" calcext:value-type="string">
            <text:p>F</text:p>
          </table:table-cell>
          <table:table-cell table:style-name="ce162" office:value-type="string" calcext:value-type="string">
            <text:p>F3</text:p>
          </table:table-cell>
          <table:table-cell table:style-name="ce27" table:formula="of:=VLOOKUP([.AA25];A_SQUADRE_PER_CODICE;2)" office:value-type="string" office:string-value="Delfini" calcext:value-type="string">
            <text:p>Delfini</text:p>
          </table:table-cell>
          <table:table-cell table:style-name="ce162" table:formula="of:=[.AD25]+[.AE25]+[.AF25]" office:value-type="float" office:value="3" calcext:value-type="float">
            <text:p>3</text:p>
          </table:table-cell>
          <table:table-cell table:style-name="ce162" table:formula="of:=SUMIF(B_SQUADRA_A_GIRONI;[.AB25];B_VINTE_SQUADRA_A_GIRONI)+SUMIF(B_SQUADRA_B_GIRONI;[.AB25];B_VINTE_SQUADRA_B_GIRONI)" office:value-type="float" office:value="1" calcext:value-type="float">
            <text:p>1</text:p>
          </table:table-cell>
          <table:table-cell table:style-name="ce162" table:formula="of:=SUMIF(B_SQUADRA_A_GIRONI;[.AB25];B_PERSE_SQUADRA_A_GIRONI)+SUMIF(B_SQUADRA_B_GIRONI;[.AB25];B_PERSE_SQUADRA_B_GIRONI)" office:value-type="float" office:value="2" calcext:value-type="float">
            <text:p>2</text:p>
          </table:table-cell>
          <table:table-cell table:style-name="ce162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62" table:formula="of:=2*[.AD25]+1*[.AE25]+0*[.AF25]" office:value-type="float" office:value="4" calcext:value-type="float">
            <text:p>4</text:p>
          </table:table-cell>
          <table:table-cell table:style-name="ce162" table:formula="of:=SUMIF(B_SQUADRA_A_GIRONI;[.AB25];B_PUNTI_FATTI_SQUADRA_A_GIRONI)+SUMIF(B_SQUADRA_B_GIRONI;[.AB25];B_PUNTI_FATTI_SQUADRA_B_GIRONI)" office:value-type="float" office:value="134" calcext:value-type="float">
            <text:p>134</text:p>
          </table:table-cell>
          <table:table-cell table:style-name="ce162" table:formula="of:=SUMIF(B_SQUADRA_A_GIRONI;[.AB25];B_PUNTI_SUBITI_SQUADRA_A_GIRONI)+SUMIF(B_SQUADRA_B_GIRONI;[.AB25];B_PUNTI_SUBITI_SQUADRA_B_GIRONI)" office:value-type="float" office:value="204" calcext:value-type="float">
            <text:p>204</text:p>
          </table:table-cell>
          <table:table-cell table:style-name="ce171" table:formula="of:=SUMIF(B_SQUADRA_A_GIRONI;[.AB25];B_DIFF_CANESTRI_SQUADRA_A_GIRONI)+SUMIF(B_SQUADRA_B_GIRONI;[.AB25];B_DIFF_CANESTRI_SQUADRA_B_GIRONI)" office:value-type="float" office:value="-70" calcext:value-type="float">
            <text:p>-70</text:p>
          </table:table-cell>
          <table:table-cell table:style-name="ce162" table:formula="of:=IF([.AG25]=[.AG26];[.O28];0)" office:value-type="float" office:value="0" calcext:value-type="float">
            <text:p>0</text:p>
          </table:table-cell>
          <table:table-cell table:style-name="ce162" table:formula="of:=IF([.AG25]=[.AG23];[.U24];0)" office:value-type="float" office:value="0" calcext:value-type="float">
            <text:p>0</text:p>
          </table:table-cell>
          <table:table-cell table:style-name="ce162" table:formula="of:=IF([.AG25]=[.AG24];[.U26];0)" office:value-type="float" office:value="0" calcext:value-type="float">
            <text:p>0</text:p>
          </table:table-cell>
          <table:table-cell table:style-name="ce171" table:formula="of:=IF([.AG25]=[.AG26];[.Q28];0)" office:value-type="float" office:value="0" calcext:value-type="float">
            <text:p>+0</text:p>
          </table:table-cell>
          <table:table-cell table:style-name="ce171" table:formula="of:=IF([.AG25]=[.AG23];[.W24];0)" office:value-type="float" office:value="0" calcext:value-type="float">
            <text:p>+0</text:p>
          </table:table-cell>
          <table:table-cell table:style-name="ce171" table:formula="of:=IF([.AG25]=[.AG24];[.W26];0)" office:value-type="float" office:value="0" calcext:value-type="float">
            <text:p>+0</text:p>
          </table:table-cell>
          <table:table-cell table:style-name="ce186" table:formula="of:=[.AG25]+(500+[.AN25]+[.AO25]+[.AP25])*10^-3+([.AK25]+[.AL25]+[.AM25])*10^-6+(500+[.AJ25])*10^-9+[.AH25]*10^-12" office:value-type="float" office:value="4.500000430134" calcext:value-type="float">
            <text:p>4,500000430134</text:p>
          </table:table-cell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D</text:p>
          </table:table-cell>
          <table:table-cell table:style-name="ce162" office:value-type="string" calcext:value-type="string">
            <text:p>D3</text:p>
          </table:table-cell>
          <table:table-cell table:style-name="ce162" office:value-type="string" calcext:value-type="string">
            <text:p>D4</text:p>
          </table:table-cell>
          <table:table-cell table:style-name="ce27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27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162" table:formula="of:=VLOOKUP([.A26];A_4_INPUT_DATE_E_RISULTATI_GIRONI;6;0)" office:value-type="float" office:value="72" calcext:value-type="float">
            <text:p>72</text:p>
          </table:table-cell>
          <table:table-cell table:style-name="ce162" table:formula="of:=VLOOKUP([.A26];A_4_INPUT_DATE_E_RISULTATI_GIRONI;7;0)" office:value-type="float" office:value="52" calcext:value-type="float">
            <text:p>52</text:p>
          </table:table-cell>
          <table:table-cell table:style-name="ce27" table:formula="of:=IF([.H26]&gt;[.I26];[.F26];[.G26])" office:value-type="string" office:string-value="Aquile" calcext:value-type="string">
            <text:p>Aquile</text:p>
          </table:table-cell>
          <table:table-cell table:style-name="ce27" table:formula="of:=IF([.H26]&lt;[.I26];[.F26];[.G26])" office:value-type="string" office:string-value="Falchi" calcext:value-type="string">
            <text:p>Falchi</text:p>
          </table:table-cell>
          <table:table-cell table:style-name="ce162" table:formula="of:=1*([.H26]&gt;[.I26])" office:value-type="float" office:value="1" calcext:value-type="float">
            <text:p>1</text:p>
          </table:table-cell>
          <table:table-cell table:style-name="ce168" table:formula="of:=1*([.H26]&lt;[.I26])*NOT(AND([.H26]=0;[.I26]=20))" office:value-type="float" office:value="0" calcext:value-type="float">
            <text:p>0</text:p>
          </table:table-cell>
          <table:table-cell table:style-name="ce168" table:formula="of:=1*AND([.H26]=0;[.I26]=20)" office:value-type="float" office:value="0" calcext:value-type="float">
            <text:p>0</text:p>
          </table:table-cell>
          <table:table-cell table:style-name="ce162" table:formula="of:=[.H26]" office:value-type="float" office:value="72" calcext:value-type="float">
            <text:p>72</text:p>
          </table:table-cell>
          <table:table-cell table:style-name="ce162" table:formula="of:=[.I26]" office:value-type="float" office:value="52" calcext:value-type="float">
            <text:p>52</text:p>
          </table:table-cell>
          <table:table-cell table:style-name="ce171" table:formula="of:=[.O26]-[.P26]" office:value-type="float" office:value="20" calcext:value-type="float">
            <text:p>+20</text:p>
          </table:table-cell>
          <table:table-cell table:style-name="ce162" table:formula="of:=1*([.I26]&gt;[.H26])" office:value-type="float" office:value="0" calcext:value-type="float">
            <text:p>0</text:p>
          </table:table-cell>
          <table:table-cell table:style-name="ce162" table:formula="of:=1*([.I26]&lt;[.H26])*NOT(AND([.H26]=20;[.I26]=0))" office:value-type="float" office:value="1" calcext:value-type="float">
            <text:p>1</text:p>
          </table:table-cell>
          <table:table-cell table:style-name="ce162" table:formula="of:=1*AND([.H26]=20;[.I26]=0)" office:value-type="float" office:value="0" calcext:value-type="float">
            <text:p>0</text:p>
          </table:table-cell>
          <table:table-cell table:style-name="ce162" table:formula="of:=[.I26]" office:value-type="float" office:value="52" calcext:value-type="float">
            <text:p>52</text:p>
          </table:table-cell>
          <table:table-cell table:style-name="ce162" table:formula="of:=[.H26]" office:value-type="float" office:value="72" calcext:value-type="float">
            <text:p>72</text:p>
          </table:table-cell>
          <table:table-cell table:style-name="ce175" table:formula="of:=[.U26]-[.V26]" office:value-type="float" office:value="-20" calcext:value-type="float">
            <text:p>-20</text:p>
          </table:table-cell>
          <table:table-cell/>
          <table:table-cell table:style-name="ce180" table:formula="of:=COUNTIF(B_COEFF_GIRONE_F;&quot;&gt;=&quot;&amp;[.AQ26])&amp;[.Z26]" office:value-type="string" office:string-value="4F" calcext:value-type="string">
            <text:p>4F</text:p>
          </table:table-cell>
          <table:table-cell table:style-name="ce183" office:value-type="string" calcext:value-type="string">
            <text:p>F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VLOOKUP([.AA26];A_SQUADRE_PER_CODICE;2)" office:value-type="string" office:string-value="Fenicotteri" calcext:value-type="string">
            <text:p>Fenicotteri</text:p>
          </table:table-cell>
          <table:table-cell table:style-name="ce162" table:formula="of:=[.AD26]+[.AE26]+[.AF26]" office:value-type="float" office:value="3" calcext:value-type="float">
            <text:p>3</text:p>
          </table:table-cell>
          <table:table-cell table:style-name="ce162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62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62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62" table:formula="of:=2*[.AD26]+1*[.AE26]+0*[.AF26]" office:value-type="float" office:value="3" calcext:value-type="float">
            <text:p>3</text:p>
          </table:table-cell>
          <table:table-cell table:style-name="ce162" table:formula="of:=SUMIF(B_SQUADRA_A_GIRONI;[.AB26];B_PUNTI_FATTI_SQUADRA_A_GIRONI)+SUMIF(B_SQUADRA_B_GIRONI;[.AB26];B_PUNTI_FATTI_SQUADRA_B_GIRONI)" office:value-type="float" office:value="104" calcext:value-type="float">
            <text:p>104</text:p>
          </table:table-cell>
          <table:table-cell table:style-name="ce162" table:formula="of:=SUMIF(B_SQUADRA_A_GIRONI;[.AB26];B_PUNTI_SUBITI_SQUADRA_A_GIRONI)+SUMIF(B_SQUADRA_B_GIRONI;[.AB26];B_PUNTI_SUBITI_SQUADRA_B_GIRONI)" office:value-type="float" office:value="137" calcext:value-type="float">
            <text:p>137</text:p>
          </table:table-cell>
          <table:table-cell table:style-name="ce171" table:formula="of:=SUMIF(B_SQUADRA_A_GIRONI;[.AB26];B_DIFF_CANESTRI_SQUADRA_A_GIRONI)+SUMIF(B_SQUADRA_B_GIRONI;[.AB26];B_DIFF_CANESTRI_SQUADRA_B_GIRONI)" office:value-type="float" office:value="-33" calcext:value-type="float">
            <text:p>-33</text:p>
          </table:table-cell>
          <table:table-cell table:style-name="ce162" table:formula="of:=IF([.AG26]=[.AG23];[.U25];0)" office:value-type="float" office:value="0" calcext:value-type="float">
            <text:p>0</text:p>
          </table:table-cell>
          <table:table-cell table:style-name="ce162" table:formula="of:=IF([.AG26]=[.AG24];[.U27];0)" office:value-type="float" office:value="0" calcext:value-type="float">
            <text:p>0</text:p>
          </table:table-cell>
          <table:table-cell table:style-name="ce162" table:formula="of:=IF([.AG26]=[.AG25];[.U28];0)" office:value-type="float" office:value="0" calcext:value-type="float">
            <text:p>0</text:p>
          </table:table-cell>
          <table:table-cell table:style-name="ce171" table:formula="of:=IF([.AG26]=[.AG23];[.W25];0)" office:value-type="float" office:value="0" calcext:value-type="float">
            <text:p>+0</text:p>
          </table:table-cell>
          <table:table-cell table:style-name="ce171" table:formula="of:=IF([.AG26]=[.AG24];[.W27];0)" office:value-type="float" office:value="0" calcext:value-type="float">
            <text:p>+0</text:p>
          </table:table-cell>
          <table:table-cell table:style-name="ce171" table:formula="of:=IF([.AG26]=[.AG25];[.W28];0)" office:value-type="float" office:value="0" calcext:value-type="float">
            <text:p>+0</text:p>
          </table:table-cell>
          <table:table-cell table:style-name="ce186" table:formula="of:=[.AG26]+(500+[.AN26]+[.AO26]+[.AP26])*10^-3+([.AK26]+[.AL26]+[.AM26])*10^-6+(500+[.AJ26])*10^-9+[.AH26]*10^-12" office:value-type="float" office:value="3.500000467104" calcext:value-type="float">
            <text:p>3,500000467104</text:p>
          </table:table-cell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2</text:p>
          </table:table-cell>
          <table:table-cell table:style-name="ce27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27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162" table:formula="of:=VLOOKUP([.A27];A_4_INPUT_DATE_E_RISULTATI_GIRONI;6;0)" office:value-type="float" office:value="86" calcext:value-type="float">
            <text:p>86</text:p>
          </table:table-cell>
          <table:table-cell table:style-name="ce162" table:formula="of:=VLOOKUP([.A27];A_4_INPUT_DATE_E_RISULTATI_GIRONI;7;0)" office:value-type="float" office:value="97" calcext:value-type="float">
            <text:p>97</text:p>
          </table:table-cell>
          <table:table-cell table:style-name="ce27" table:formula="of:=IF([.H27]&gt;[.I27];[.F27];[.G27])" office:value-type="string" office:string-value="Bufali" calcext:value-type="string">
            <text:p>Bufali</text:p>
          </table:table-cell>
          <table:table-cell table:style-name="ce27" table:formula="of:=IF([.H27]&lt;[.I27];[.F27];[.G27])" office:value-type="string" office:string-value="Bisonti" calcext:value-type="string">
            <text:p>Bisonti</text:p>
          </table:table-cell>
          <table:table-cell table:style-name="ce162" table:formula="of:=1*([.H27]&gt;[.I27])" office:value-type="float" office:value="0" calcext:value-type="float">
            <text:p>0</text:p>
          </table:table-cell>
          <table:table-cell table:style-name="ce168" table:formula="of:=1*([.H27]&lt;[.I27])*NOT(AND([.H27]=0;[.I27]=20))" office:value-type="float" office:value="1" calcext:value-type="float">
            <text:p>1</text:p>
          </table:table-cell>
          <table:table-cell table:style-name="ce168" table:formula="of:=1*AND([.H27]=0;[.I27]=20)" office:value-type="float" office:value="0" calcext:value-type="float">
            <text:p>0</text:p>
          </table:table-cell>
          <table:table-cell table:style-name="ce162" table:formula="of:=[.H27]" office:value-type="float" office:value="86" calcext:value-type="float">
            <text:p>86</text:p>
          </table:table-cell>
          <table:table-cell table:style-name="ce162" table:formula="of:=[.I27]" office:value-type="float" office:value="97" calcext:value-type="float">
            <text:p>97</text:p>
          </table:table-cell>
          <table:table-cell table:style-name="ce171" table:formula="of:=[.O27]-[.P27]" office:value-type="float" office:value="-11" calcext:value-type="float">
            <text:p>-11</text:p>
          </table:table-cell>
          <table:table-cell table:style-name="ce162" table:formula="of:=1*([.I27]&gt;[.H27])" office:value-type="float" office:value="1" calcext:value-type="float">
            <text:p>1</text:p>
          </table:table-cell>
          <table:table-cell table:style-name="ce162" table:formula="of:=1*([.I27]&lt;[.H27])*NOT(AND([.H27]=20;[.I27]=0))" office:value-type="float" office:value="0" calcext:value-type="float">
            <text:p>0</text:p>
          </table:table-cell>
          <table:table-cell table:style-name="ce162" table:formula="of:=1*AND([.H27]=20;[.I27]=0)" office:value-type="float" office:value="0" calcext:value-type="float">
            <text:p>0</text:p>
          </table:table-cell>
          <table:table-cell table:style-name="ce162" table:formula="of:=[.I27]" office:value-type="float" office:value="97" calcext:value-type="float">
            <text:p>97</text:p>
          </table:table-cell>
          <table:table-cell table:style-name="ce162" table:formula="of:=[.H27]" office:value-type="float" office:value="86" calcext:value-type="float">
            <text:p>86</text:p>
          </table:table-cell>
          <table:table-cell table:style-name="ce175" table:formula="of:=[.U27]-[.V27]" office:value-type="float" office:value="11" calcext:value-type="float">
            <text:p>+11</text:p>
          </table:table-cell>
          <table:table-cell/>
          <table:table-cell table:style-name="ce180" table:formula="of:=COUNTIF(B_COEFF_GIRONE_G;&quot;&gt;=&quot;&amp;[.AQ27])&amp;[.Z27]" office:value-type="string" office:string-value="1G" calcext:value-type="string">
            <text:p>1G</text:p>
          </table:table-cell>
          <table:table-cell table:style-name="ce18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27" table:formula="of:=VLOOKUP([.AA27];A_SQUADRE_PER_CODICE;2)" office:value-type="string" office:string-value="Istrici" calcext:value-type="string">
            <text:p>Istrici</text:p>
          </table:table-cell>
          <table:table-cell table:style-name="ce162" table:formula="of:=[.AD27]+[.AE27]+[.AF27]" office:value-type="float" office:value="3" calcext:value-type="float">
            <text:p>3</text:p>
          </table:table-cell>
          <table:table-cell table:style-name="ce162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162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162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62" table:formula="of:=2*[.AD27]+1*[.AE27]+0*[.AF27]" office:value-type="float" office:value="6" calcext:value-type="float">
            <text:p>6</text:p>
          </table:table-cell>
          <table:table-cell table:style-name="ce162" table:formula="of:=SUMIF(B_SQUADRA_A_GIRONI;[.AB27];B_PUNTI_FATTI_SQUADRA_A_GIRONI)+SUMIF(B_SQUADRA_B_GIRONI;[.AB27];B_PUNTI_FATTI_SQUADRA_B_GIRONI)" office:value-type="float" office:value="137" calcext:value-type="float">
            <text:p>137</text:p>
          </table:table-cell>
          <table:table-cell table:style-name="ce162" table:formula="of:=SUMIF(B_SQUADRA_A_GIRONI;[.AB27];B_PUNTI_SUBITI_SQUADRA_A_GIRONI)+SUMIF(B_SQUADRA_B_GIRONI;[.AB27];B_PUNTI_SUBITI_SQUADRA_B_GIRONI)" office:value-type="float" office:value="122" calcext:value-type="float">
            <text:p>122</text:p>
          </table:table-cell>
          <table:table-cell table:style-name="ce171" table:formula="of:=SUMIF(B_SQUADRA_A_GIRONI;[.AB27];B_DIFF_CANESTRI_SQUADRA_A_GIRONI)+SUMIF(B_SQUADRA_B_GIRONI;[.AB27];B_DIFF_CANESTRI_SQUADRA_B_GIRONI)" office:value-type="float" office:value="15" calcext:value-type="float">
            <text:p>+15</text:p>
          </table:table-cell>
          <table:table-cell table:style-name="ce162" table:formula="of:=IF([.AG27]=[.AG28];[.O27];0)" office:value-type="float" office:value="0" calcext:value-type="float">
            <text:p>0</text:p>
          </table:table-cell>
          <table:table-cell table:style-name="ce168" table:formula="of:=IF([.AG27]=[.AG29];[.O28];0)" office:value-type="float" office:value="0" calcext:value-type="float">
            <text:p>0</text:p>
          </table:table-cell>
          <table:table-cell table:style-name="ce162" table:formula="of:=IF([.AG27]=[.AG30];[.O29];0)" office:value-type="float" office:value="0" calcext:value-type="float">
            <text:p>0</text:p>
          </table:table-cell>
          <table:table-cell table:style-name="ce171" table:formula="of:=IF([.AG27]=[.AG28];[.Q27];0)" office:value-type="float" office:value="0" calcext:value-type="float">
            <text:p>+0</text:p>
          </table:table-cell>
          <table:table-cell table:style-name="ce171" table:formula="of:=IF([.AG27]=[.AG29];[.Q28];0)" office:value-type="float" office:value="0" calcext:value-type="float">
            <text:p>+0</text:p>
          </table:table-cell>
          <table:table-cell table:style-name="ce171" table:formula="of:=IF([.AG27]=[.AG30];[.Q29];0)" office:value-type="float" office:value="0" calcext:value-type="float">
            <text:p>+0</text:p>
          </table:table-cell>
          <table:table-cell table:style-name="ce186" table:formula="of:=[.AG27]+(500+[.AN27]+[.AO27]+[.AP27])*10^-3+([.AK27]+[.AL27]+[.AM27])*10^-6+(500+[.AJ27])*10^-9+[.AH27]*10^-12" office:value-type="float" office:value="6.500000515137" calcext:value-type="float">
            <text:p>6,500000515137</text:p>
          </table:table-cell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3</text:p>
          </table:table-cell>
          <table:table-cell table:style-name="ce27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27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162" table:formula="of:=VLOOKUP([.A28];A_4_INPUT_DATE_E_RISULTATI_GIRONI;6;0)" office:value-type="float" office:value="20" calcext:value-type="float">
            <text:p>20</text:p>
          </table:table-cell>
          <table:table-cell table:style-name="ce162" table:formula="of:=VLOOKUP([.A28];A_4_INPUT_DATE_E_RISULTATI_GIRONI;7;0)" office:value-type="float" office:value="0" calcext:value-type="float">
            <text:p>0</text:p>
          </table:table-cell>
          <table:table-cell table:style-name="ce27" table:formula="of:=IF([.H28]&gt;[.I28];[.F28];[.G28])" office:value-type="string" office:string-value="Bisonti" calcext:value-type="string">
            <text:p>Bisonti</text:p>
          </table:table-cell>
          <table:table-cell table:style-name="ce27" table:formula="of:=IF([.H28]&lt;[.I28];[.F28];[.G28])" office:value-type="string" office:string-value="Cervi" calcext:value-type="string">
            <text:p>Cervi</text:p>
          </table:table-cell>
          <table:table-cell table:style-name="ce162" table:formula="of:=1*([.H28]&gt;[.I28])" office:value-type="float" office:value="1" calcext:value-type="float">
            <text:p>1</text:p>
          </table:table-cell>
          <table:table-cell table:style-name="ce168" table:formula="of:=1*([.H28]&lt;[.I28])*NOT(AND([.H28]=0;[.I28]=20))" office:value-type="float" office:value="0" calcext:value-type="float">
            <text:p>0</text:p>
          </table:table-cell>
          <table:table-cell table:style-name="ce168" table:formula="of:=1*AND([.H28]=0;[.I28]=20)" office:value-type="float" office:value="0" calcext:value-type="float">
            <text:p>0</text:p>
          </table:table-cell>
          <table:table-cell table:style-name="ce162" table:formula="of:=[.H28]" office:value-type="float" office:value="20" calcext:value-type="float">
            <text:p>20</text:p>
          </table:table-cell>
          <table:table-cell table:style-name="ce162" table:formula="of:=[.I28]" office:value-type="float" office:value="0" calcext:value-type="float">
            <text:p>0</text:p>
          </table:table-cell>
          <table:table-cell table:style-name="ce171" table:formula="of:=[.O28]-[.P28]" office:value-type="float" office:value="20" calcext:value-type="float">
            <text:p>+20</text:p>
          </table:table-cell>
          <table:table-cell table:style-name="ce162" table:formula="of:=1*([.I28]&gt;[.H28])" office:value-type="float" office:value="0" calcext:value-type="float">
            <text:p>0</text:p>
          </table:table-cell>
          <table:table-cell table:style-name="ce162" table:formula="of:=1*([.I28]&lt;[.H28])*NOT(AND([.H28]=20;[.I28]=0))" office:value-type="float" office:value="0" calcext:value-type="float">
            <text:p>0</text:p>
          </table:table-cell>
          <table:table-cell table:style-name="ce162" table:formula="of:=1*AND([.H28]=20;[.I28]=0)" office:value-type="float" office:value="1" calcext:value-type="float">
            <text:p>1</text:p>
          </table:table-cell>
          <table:table-cell table:style-name="ce162" table:formula="of:=[.I28]" office:value-type="float" office:value="0" calcext:value-type="float">
            <text:p>0</text:p>
          </table:table-cell>
          <table:table-cell table:style-name="ce162" table:formula="of:=[.H28]" office:value-type="float" office:value="20" calcext:value-type="float">
            <text:p>20</text:p>
          </table:table-cell>
          <table:table-cell table:style-name="ce175" table:formula="of:=[.U28]-[.V28]" office:value-type="float" office:value="-20" calcext:value-type="float">
            <text:p>-20</text:p>
          </table:table-cell>
          <table:table-cell/>
          <table:table-cell table:style-name="ce180" table:formula="of:=COUNTIF(B_COEFF_GIRONE_G;&quot;&gt;=&quot;&amp;[.AQ28])&amp;[.Z28]" office:value-type="string" office:string-value="4G" calcext:value-type="string">
            <text:p>4G</text:p>
          </table:table-cell>
          <table:table-cell table:style-name="ce183" office:value-type="string" calcext:value-type="string">
            <text:p>G</text:p>
          </table:table-cell>
          <table:table-cell table:style-name="ce162" office:value-type="string" calcext:value-type="string">
            <text:p>G2</text:p>
          </table:table-cell>
          <table:table-cell table:style-name="ce27" table:formula="of:=VLOOKUP([.AA28];A_SQUADRE_PER_CODICE;2)" office:value-type="string" office:string-value="Gorilla" calcext:value-type="string">
            <text:p>Gorilla</text:p>
          </table:table-cell>
          <table:table-cell table:style-name="ce162" table:formula="of:=[.AD28]+[.AE28]+[.AF28]" office:value-type="float" office:value="3" calcext:value-type="float">
            <text:p>3</text:p>
          </table:table-cell>
          <table:table-cell table:style-name="ce162" table:formula="of:=SUMIF(B_SQUADRA_A_GIRONI;[.AB28];B_VINTE_SQUADRA_A_GIRONI)+SUMIF(B_SQUADRA_B_GIRONI;[.AB28];B_VINTE_SQUADRA_B_GIRONI)" office:value-type="float" office:value="0" calcext:value-type="float">
            <text:p>0</text:p>
          </table:table-cell>
          <table:table-cell table:style-name="ce162" table:formula="of:=SUMIF(B_SQUADRA_A_GIRONI;[.AB28];B_PERSE_SQUADRA_A_GIRONI)+SUMIF(B_SQUADRA_B_GIRONI;[.AB28];B_PERSE_SQUADRA_B_GIRONI)" office:value-type="float" office:value="3" calcext:value-type="float">
            <text:p>3</text:p>
          </table:table-cell>
          <table:table-cell table:style-name="ce162" table:formula="of:=SUMIF(B_SQUADRA_A_GIRONI;[.AB28];B_FORFAIT_SQUADRA_A_GIRONI)+SUMIF(B_SQUADRA_B_GIRONI;[.AB28];B_FORFAIT_SQUADRA_B_GIRONI)" office:value-type="float" office:value="0" calcext:value-type="float">
            <text:p>0</text:p>
          </table:table-cell>
          <table:table-cell table:style-name="ce162" table:formula="of:=2*[.AD28]+1*[.AE28]+0*[.AF28]" office:value-type="float" office:value="3" calcext:value-type="float">
            <text:p>3</text:p>
          </table:table-cell>
          <table:table-cell table:style-name="ce162" table:formula="of:=SUMIF(B_SQUADRA_A_GIRONI;[.AB28];B_PUNTI_FATTI_SQUADRA_A_GIRONI)+SUMIF(B_SQUADRA_B_GIRONI;[.AB28];B_PUNTI_FATTI_SQUADRA_B_GIRONI)" office:value-type="float" office:value="161" calcext:value-type="float">
            <text:p>161</text:p>
          </table:table-cell>
          <table:table-cell table:style-name="ce162" table:formula="of:=SUMIF(B_SQUADRA_A_GIRONI;[.AB28];B_PUNTI_SUBITI_SQUADRA_A_GIRONI)+SUMIF(B_SQUADRA_B_GIRONI;[.AB28];B_PUNTI_SUBITI_SQUADRA_B_GIRONI)" office:value-type="float" office:value="179" calcext:value-type="float">
            <text:p>179</text:p>
          </table:table-cell>
          <table:table-cell table:style-name="ce171" table:formula="of:=SUMIF(B_SQUADRA_A_GIRONI;[.AB28];B_DIFF_CANESTRI_SQUADRA_A_GIRONI)+SUMIF(B_SQUADRA_B_GIRONI;[.AB28];B_DIFF_CANESTRI_SQUADRA_B_GIRONI)" office:value-type="float" office:value="-18" calcext:value-type="float">
            <text:p>-18</text:p>
          </table:table-cell>
          <table:table-cell table:style-name="ce162" table:formula="of:=IF([.AG28]=[.AG29];[.O30];0)" office:value-type="float" office:value="0" calcext:value-type="float">
            <text:p>0</text:p>
          </table:table-cell>
          <table:table-cell table:style-name="ce162" table:formula="of:=IF([.AG28]=[.AG30];[.O31];0)" office:value-type="float" office:value="0" calcext:value-type="float">
            <text:p>0</text:p>
          </table:table-cell>
          <table:table-cell table:style-name="ce162" table:formula="of:=IF([.AG28]=[.AG27];[.U27];0)" office:value-type="float" office:value="0" calcext:value-type="float">
            <text:p>0</text:p>
          </table:table-cell>
          <table:table-cell table:style-name="ce171" table:formula="of:=IF([.AG28]=[.AG29];[.Q30];0)" office:value-type="float" office:value="0" calcext:value-type="float">
            <text:p>+0</text:p>
          </table:table-cell>
          <table:table-cell table:style-name="ce171" table:formula="of:=IF([.AG28]=[.AG30];[.Q31];0)" office:value-type="float" office:value="0" calcext:value-type="float">
            <text:p>+0</text:p>
          </table:table-cell>
          <table:table-cell table:style-name="ce171" table:formula="of:=IF([.AG28]=[.AG27];[.W27];0)" office:value-type="float" office:value="0" calcext:value-type="float">
            <text:p>+0</text:p>
          </table:table-cell>
          <table:table-cell table:style-name="ce186" table:formula="of:=[.AG28]+(500+[.AN28]+[.AO28]+[.AP28])*10^-3+([.AK28]+[.AL28]+[.AM28])*10^-6+(500+[.AJ28])*10^-9+[.AH28]*10^-12" office:value-type="float" office:value="3.500000482161" calcext:value-type="float">
            <text:p>3,500000482161</text:p>
          </table:table-cell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1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27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162" table:formula="of:=VLOOKUP([.A29];A_4_INPUT_DATE_E_RISULTATI_GIRONI;6;0)" office:value-type="float" office:value="42" calcext:value-type="float">
            <text:p>42</text:p>
          </table:table-cell>
          <table:table-cell table:style-name="ce162" table:formula="of:=VLOOKUP([.A29];A_4_INPUT_DATE_E_RISULTATI_GIRONI;7;0)" office:value-type="float" office:value="82" calcext:value-type="float">
            <text:p>82</text:p>
          </table:table-cell>
          <table:table-cell table:style-name="ce27" table:formula="of:=IF([.H29]&gt;[.I29];[.F29];[.G29])" office:value-type="string" office:string-value="Cinghiali" calcext:value-type="string">
            <text:p>Cinghiali</text:p>
          </table:table-cell>
          <table:table-cell table:style-name="ce27" table:formula="of:=IF([.H29]&lt;[.I29];[.F29];[.G29])" office:value-type="string" office:string-value="Bisonti" calcext:value-type="string">
            <text:p>Bisonti</text:p>
          </table:table-cell>
          <table:table-cell table:style-name="ce162" table:formula="of:=1*([.H29]&gt;[.I29])" office:value-type="float" office:value="0" calcext:value-type="float">
            <text:p>0</text:p>
          </table:table-cell>
          <table:table-cell table:style-name="ce168" table:formula="of:=1*([.H29]&lt;[.I29])*NOT(AND([.H29]=0;[.I29]=20))" office:value-type="float" office:value="1" calcext:value-type="float">
            <text:p>1</text:p>
          </table:table-cell>
          <table:table-cell table:style-name="ce168" table:formula="of:=1*AND([.H29]=0;[.I29]=20)" office:value-type="float" office:value="0" calcext:value-type="float">
            <text:p>0</text:p>
          </table:table-cell>
          <table:table-cell table:style-name="ce162" table:formula="of:=[.H29]" office:value-type="float" office:value="42" calcext:value-type="float">
            <text:p>42</text:p>
          </table:table-cell>
          <table:table-cell table:style-name="ce162" table:formula="of:=[.I29]" office:value-type="float" office:value="82" calcext:value-type="float">
            <text:p>82</text:p>
          </table:table-cell>
          <table:table-cell table:style-name="ce171" table:formula="of:=[.O29]-[.P29]" office:value-type="float" office:value="-40" calcext:value-type="float">
            <text:p>-40</text:p>
          </table:table-cell>
          <table:table-cell table:style-name="ce162" table:formula="of:=1*([.I29]&gt;[.H29])" office:value-type="float" office:value="1" calcext:value-type="float">
            <text:p>1</text:p>
          </table:table-cell>
          <table:table-cell table:style-name="ce162" table:formula="of:=1*([.I29]&lt;[.H29])*NOT(AND([.H29]=20;[.I29]=0))" office:value-type="float" office:value="0" calcext:value-type="float">
            <text:p>0</text:p>
          </table:table-cell>
          <table:table-cell table:style-name="ce162" table:formula="of:=1*AND([.H29]=20;[.I29]=0)" office:value-type="float" office:value="0" calcext:value-type="float">
            <text:p>0</text:p>
          </table:table-cell>
          <table:table-cell table:style-name="ce162" table:formula="of:=[.I29]" office:value-type="float" office:value="82" calcext:value-type="float">
            <text:p>82</text:p>
          </table:table-cell>
          <table:table-cell table:style-name="ce162" table:formula="of:=[.H29]" office:value-type="float" office:value="42" calcext:value-type="float">
            <text:p>42</text:p>
          </table:table-cell>
          <table:table-cell table:style-name="ce175" table:formula="of:=[.U29]-[.V29]" office:value-type="float" office:value="40" calcext:value-type="float">
            <text:p>+40</text:p>
          </table:table-cell>
          <table:table-cell/>
          <table:table-cell table:style-name="ce180" table:formula="of:=COUNTIF(B_COEFF_GIRONE_G;&quot;&gt;=&quot;&amp;[.AQ29])&amp;[.Z29]" office:value-type="string" office:string-value="3G" calcext:value-type="string">
            <text:p>3G</text:p>
          </table:table-cell>
          <table:table-cell table:style-name="ce183" office:value-type="string" calcext:value-type="string">
            <text:p>G</text:p>
          </table:table-cell>
          <table:table-cell table:style-name="ce162" office:value-type="string" calcext:value-type="string">
            <text:p>G3</text:p>
          </table:table-cell>
          <table:table-cell table:style-name="ce27" table:formula="of:=VLOOKUP([.AA29];A_SQUADRE_PER_CODICE;2)" office:value-type="string" office:string-value="Muli" calcext:value-type="string">
            <text:p>Muli</text:p>
          </table:table-cell>
          <table:table-cell table:style-name="ce162" table:formula="of:=[.AD29]+[.AE29]+[.AF29]" office:value-type="float" office:value="3" calcext:value-type="float">
            <text:p>3</text:p>
          </table:table-cell>
          <table:table-cell table:style-name="ce162" table:formula="of:=SUMIF(B_SQUADRA_A_GIRONI;[.AB29];B_VINTE_SQUADRA_A_GIRONI)+SUMIF(B_SQUADRA_B_GIRONI;[.AB29];B_VINTE_SQUADRA_B_GIRONI)" office:value-type="float" office:value="1" calcext:value-type="float">
            <text:p>1</text:p>
          </table:table-cell>
          <table:table-cell table:style-name="ce162" table:formula="of:=SUMIF(B_SQUADRA_A_GIRONI;[.AB29];B_PERSE_SQUADRA_A_GIRONI)+SUMIF(B_SQUADRA_B_GIRONI;[.AB29];B_PERSE_SQUADRA_B_GIRONI)" office:value-type="float" office:value="2" calcext:value-type="float">
            <text:p>2</text:p>
          </table:table-cell>
          <table:table-cell table:style-name="ce162" table:formula="of:=SUMIF(B_SQUADRA_A_GIRONI;[.AB29];B_FORFAIT_SQUADRA_A_GIRONI)+SUMIF(B_SQUADRA_B_GIRONI;[.AB29];B_FORFAIT_SQUADRA_B_GIRONI)" office:value-type="float" office:value="0" calcext:value-type="float">
            <text:p>0</text:p>
          </table:table-cell>
          <table:table-cell table:style-name="ce162" table:formula="of:=2*[.AD29]+1*[.AE29]+0*[.AF29]" office:value-type="float" office:value="4" calcext:value-type="float">
            <text:p>4</text:p>
          </table:table-cell>
          <table:table-cell table:style-name="ce162" table:formula="of:=SUMIF(B_SQUADRA_A_GIRONI;[.AB29];B_PUNTI_FATTI_SQUADRA_A_GIRONI)+SUMIF(B_SQUADRA_B_GIRONI;[.AB29];B_PUNTI_FATTI_SQUADRA_B_GIRONI)" office:value-type="float" office:value="143" calcext:value-type="float">
            <text:p>143</text:p>
          </table:table-cell>
          <table:table-cell table:style-name="ce162" table:formula="of:=SUMIF(B_SQUADRA_A_GIRONI;[.AB29];B_PUNTI_SUBITI_SQUADRA_A_GIRONI)+SUMIF(B_SQUADRA_B_GIRONI;[.AB29];B_PUNTI_SUBITI_SQUADRA_B_GIRONI)" office:value-type="float" office:value="192" calcext:value-type="float">
            <text:p>192</text:p>
          </table:table-cell>
          <table:table-cell table:style-name="ce171" table:formula="of:=SUMIF(B_SQUADRA_A_GIRONI;[.AB29];B_DIFF_CANESTRI_SQUADRA_A_GIRONI)+SUMIF(B_SQUADRA_B_GIRONI;[.AB29];B_DIFF_CANESTRI_SQUADRA_B_GIRONI)" office:value-type="float" office:value="-49" calcext:value-type="float">
            <text:p>-49</text:p>
          </table:table-cell>
          <table:table-cell table:style-name="ce162" table:formula="of:=IF([.AG29]=[.AG30];[.O32];0)" office:value-type="float" office:value="0" calcext:value-type="float">
            <text:p>0</text:p>
          </table:table-cell>
          <table:table-cell table:style-name="ce162" table:formula="of:=IF([.AG29]=[.AG27];[.U28];0)" office:value-type="float" office:value="0" calcext:value-type="float">
            <text:p>0</text:p>
          </table:table-cell>
          <table:table-cell table:style-name="ce162" table:formula="of:=IF([.AG29]=[.AG28];[.U30];0)" office:value-type="float" office:value="0" calcext:value-type="float">
            <text:p>0</text:p>
          </table:table-cell>
          <table:table-cell table:style-name="ce171" table:formula="of:=IF([.AG29]=[.AG30];[.Q32];0)" office:value-type="float" office:value="0" calcext:value-type="float">
            <text:p>+0</text:p>
          </table:table-cell>
          <table:table-cell table:style-name="ce171" table:formula="of:=IF([.AG29]=[.AG27];[.W28];0)" office:value-type="float" office:value="0" calcext:value-type="float">
            <text:p>+0</text:p>
          </table:table-cell>
          <table:table-cell table:style-name="ce171" table:formula="of:=IF([.AG29]=[.AG28];[.W30];0)" office:value-type="float" office:value="0" calcext:value-type="float">
            <text:p>+0</text:p>
          </table:table-cell>
          <table:table-cell table:style-name="ce186" table:formula="of:=[.AG29]+(500+[.AN29]+[.AO29]+[.AP29])*10^-3+([.AK29]+[.AL29]+[.AM29])*10^-6+(500+[.AJ29])*10^-9+[.AH29]*10^-12" office:value-type="float" office:value="4.500000451143" calcext:value-type="float">
            <text:p>4,500000451143</text:p>
          </table:table-cell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2</text:p>
          </table:table-cell>
          <table:table-cell table:style-name="ce162" office:value-type="string" calcext:value-type="string">
            <text:p>E3</text:p>
          </table:table-cell>
          <table:table-cell table:style-name="ce27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27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162" table:formula="of:=VLOOKUP([.A30];A_4_INPUT_DATE_E_RISULTATI_GIRONI;6;0)" office:value-type="float" office:value="66" calcext:value-type="float">
            <text:p>66</text:p>
          </table:table-cell>
          <table:table-cell table:style-name="ce162" table:formula="of:=VLOOKUP([.A30];A_4_INPUT_DATE_E_RISULTATI_GIRONI;7;0)" office:value-type="float" office:value="49" calcext:value-type="float">
            <text:p>49</text:p>
          </table:table-cell>
          <table:table-cell table:style-name="ce27" table:formula="of:=IF([.H30]&gt;[.I30];[.F30];[.G30])" office:value-type="string" office:string-value="Bufali" calcext:value-type="string">
            <text:p>Bufali</text:p>
          </table:table-cell>
          <table:table-cell table:style-name="ce27" table:formula="of:=IF([.H30]&lt;[.I30];[.F30];[.G30])" office:value-type="string" office:string-value="Cervi" calcext:value-type="string">
            <text:p>Cervi</text:p>
          </table:table-cell>
          <table:table-cell table:style-name="ce162" table:formula="of:=1*([.H30]&gt;[.I30])" office:value-type="float" office:value="1" calcext:value-type="float">
            <text:p>1</text:p>
          </table:table-cell>
          <table:table-cell table:style-name="ce168" table:formula="of:=1*([.H30]&lt;[.I30])*NOT(AND([.H30]=0;[.I30]=20))" office:value-type="float" office:value="0" calcext:value-type="float">
            <text:p>0</text:p>
          </table:table-cell>
          <table:table-cell table:style-name="ce168" table:formula="of:=1*AND([.H30]=0;[.I30]=20)" office:value-type="float" office:value="0" calcext:value-type="float">
            <text:p>0</text:p>
          </table:table-cell>
          <table:table-cell table:style-name="ce162" table:formula="of:=[.H30]" office:value-type="float" office:value="66" calcext:value-type="float">
            <text:p>66</text:p>
          </table:table-cell>
          <table:table-cell table:style-name="ce162" table:formula="of:=[.I30]" office:value-type="float" office:value="49" calcext:value-type="float">
            <text:p>49</text:p>
          </table:table-cell>
          <table:table-cell table:style-name="ce171" table:formula="of:=[.O30]-[.P30]" office:value-type="float" office:value="17" calcext:value-type="float">
            <text:p>+17</text:p>
          </table:table-cell>
          <table:table-cell table:style-name="ce162" table:formula="of:=1*([.I30]&gt;[.H30])" office:value-type="float" office:value="0" calcext:value-type="float">
            <text:p>0</text:p>
          </table:table-cell>
          <table:table-cell table:style-name="ce162" table:formula="of:=1*([.I30]&lt;[.H30])*NOT(AND([.H30]=20;[.I30]=0))" office:value-type="float" office:value="1" calcext:value-type="float">
            <text:p>1</text:p>
          </table:table-cell>
          <table:table-cell table:style-name="ce162" table:formula="of:=1*AND([.H30]=20;[.I30]=0)" office:value-type="float" office:value="0" calcext:value-type="float">
            <text:p>0</text:p>
          </table:table-cell>
          <table:table-cell table:style-name="ce162" table:formula="of:=[.I30]" office:value-type="float" office:value="49" calcext:value-type="float">
            <text:p>49</text:p>
          </table:table-cell>
          <table:table-cell table:style-name="ce162" table:formula="of:=[.H30]" office:value-type="float" office:value="66" calcext:value-type="float">
            <text:p>66</text:p>
          </table:table-cell>
          <table:table-cell table:style-name="ce175" table:formula="of:=[.U30]-[.V30]" office:value-type="float" office:value="-17" calcext:value-type="float">
            <text:p>-17</text:p>
          </table:table-cell>
          <table:table-cell/>
          <table:table-cell table:style-name="ce180" table:formula="of:=COUNTIF(B_COEFF_GIRONE_G;&quot;&gt;=&quot;&amp;[.AQ30])&amp;[.Z30]" office:value-type="string" office:string-value="2G" calcext:value-type="string">
            <text:p>2G</text:p>
          </table:table-cell>
          <table:table-cell table:style-name="ce183" office:value-type="string" calcext:value-type="string">
            <text:p>G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VLOOKUP([.AA30];A_SQUADRE_PER_CODICE;2)" office:value-type="string" office:string-value="Orche" calcext:value-type="string">
            <text:p>Orche</text:p>
          </table:table-cell>
          <table:table-cell table:style-name="ce162" table:formula="of:=[.AD30]+[.AE30]+[.AF30]" office:value-type="float" office:value="3" calcext:value-type="float">
            <text:p>3</text:p>
          </table:table-cell>
          <table:table-cell table:style-name="ce162" table:formula="of:=SUMIF(B_SQUADRA_A_GIRONI;[.AB30];B_VINTE_SQUADRA_A_GIRONI)+SUMIF(B_SQUADRA_B_GIRONI;[.AB30];B_VINTE_SQUADRA_B_GIRONI)" office:value-type="float" office:value="2" calcext:value-type="float">
            <text:p>2</text:p>
          </table:table-cell>
          <table:table-cell table:style-name="ce162" table:formula="of:=SUMIF(B_SQUADRA_A_GIRONI;[.AB30];B_PERSE_SQUADRA_A_GIRONI)+SUMIF(B_SQUADRA_B_GIRONI;[.AB30];B_PERSE_SQUADRA_B_GIRONI)" office:value-type="float" office:value="1" calcext:value-type="float">
            <text:p>1</text:p>
          </table:table-cell>
          <table:table-cell table:style-name="ce162" table:formula="of:=SUMIF(B_SQUADRA_A_GIRONI;[.AB30];B_FORFAIT_SQUADRA_A_GIRONI)+SUMIF(B_SQUADRA_B_GIRONI;[.AB30];B_FORFAIT_SQUADRA_B_GIRONI)" office:value-type="float" office:value="0" calcext:value-type="float">
            <text:p>0</text:p>
          </table:table-cell>
          <table:table-cell table:style-name="ce162" table:formula="of:=2*[.AD30]+1*[.AE30]+0*[.AF30]" office:value-type="float" office:value="5" calcext:value-type="float">
            <text:p>5</text:p>
          </table:table-cell>
          <table:table-cell table:style-name="ce162" table:formula="of:=SUMIF(B_SQUADRA_A_GIRONI;[.AB30];B_PUNTI_FATTI_SQUADRA_A_GIRONI)+SUMIF(B_SQUADRA_B_GIRONI;[.AB30];B_PUNTI_FATTI_SQUADRA_B_GIRONI)" office:value-type="float" office:value="183" calcext:value-type="float">
            <text:p>183</text:p>
          </table:table-cell>
          <table:table-cell table:style-name="ce162" table:formula="of:=SUMIF(B_SQUADRA_A_GIRONI;[.AB30];B_PUNTI_SUBITI_SQUADRA_A_GIRONI)+SUMIF(B_SQUADRA_B_GIRONI;[.AB30];B_PUNTI_SUBITI_SQUADRA_B_GIRONI)" office:value-type="float" office:value="131" calcext:value-type="float">
            <text:p>131</text:p>
          </table:table-cell>
          <table:table-cell table:style-name="ce171" table:formula="of:=SUMIF(B_SQUADRA_A_GIRONI;[.AB30];B_DIFF_CANESTRI_SQUADRA_A_GIRONI)+SUMIF(B_SQUADRA_B_GIRONI;[.AB30];B_DIFF_CANESTRI_SQUADRA_B_GIRONI)" office:value-type="float" office:value="52" calcext:value-type="float">
            <text:p>+52</text:p>
          </table:table-cell>
          <table:table-cell table:style-name="ce162" table:formula="of:=IF([.AG30]=[.AG27];[.U29];0)" office:value-type="float" office:value="0" calcext:value-type="float">
            <text:p>0</text:p>
          </table:table-cell>
          <table:table-cell table:style-name="ce162" table:formula="of:=IF([.AG30]=[.AG28];[.U31];0)" office:value-type="float" office:value="0" calcext:value-type="float">
            <text:p>0</text:p>
          </table:table-cell>
          <table:table-cell table:style-name="ce162" table:formula="of:=IF([.AG30]=[.AG29];[.U32];0)" office:value-type="float" office:value="0" calcext:value-type="float">
            <text:p>0</text:p>
          </table:table-cell>
          <table:table-cell table:style-name="ce171" table:formula="of:=IF([.AG30]=[.AG27];[.W29];0)" office:value-type="float" office:value="0" calcext:value-type="float">
            <text:p>+0</text:p>
          </table:table-cell>
          <table:table-cell table:style-name="ce171" table:formula="of:=IF([.AG30]=[.AG28];[.W31];0)" office:value-type="float" office:value="0" calcext:value-type="float">
            <text:p>+0</text:p>
          </table:table-cell>
          <table:table-cell table:style-name="ce171" table:formula="of:=IF([.AG30]=[.AG29];[.W32];0)" office:value-type="float" office:value="0" calcext:value-type="float">
            <text:p>+0</text:p>
          </table:table-cell>
          <table:table-cell table:style-name="ce186" table:formula="of:=[.AG30]+(500+[.AN30]+[.AO30]+[.AP30])*10^-3+([.AK30]+[.AL30]+[.AM30])*10^-6+(500+[.AJ30])*10^-9+[.AH30]*10^-12" office:value-type="float" office:value="5.500000552183" calcext:value-type="float">
            <text:p>5,500000552183</text:p>
          </table:table-cell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2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27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162" table:formula="of:=VLOOKUP([.A31];A_4_INPUT_DATE_E_RISULTATI_GIRONI;6;0)" office:value-type="float" office:value="0" calcext:value-type="float">
            <text:p>0</text:p>
          </table:table-cell>
          <table:table-cell table:style-name="ce162" table:formula="of:=VLOOKUP([.A31];A_4_INPUT_DATE_E_RISULTATI_GIRONI;7;0)" office:value-type="float" office:value="20" calcext:value-type="float">
            <text:p>20</text:p>
          </table:table-cell>
          <table:table-cell table:style-name="ce27" table:formula="of:=IF([.H31]&gt;[.I31];[.F31];[.G31])" office:value-type="string" office:string-value="Cinghiali" calcext:value-type="string">
            <text:p>Cinghiali</text:p>
          </table:table-cell>
          <table:table-cell table:style-name="ce27" table:formula="of:=IF([.H31]&lt;[.I31];[.F31];[.G31])" office:value-type="string" office:string-value="Bufali" calcext:value-type="string">
            <text:p>Bufali</text:p>
          </table:table-cell>
          <table:table-cell table:style-name="ce162" table:formula="of:=1*([.H31]&gt;[.I31])" office:value-type="float" office:value="0" calcext:value-type="float">
            <text:p>0</text:p>
          </table:table-cell>
          <table:table-cell table:style-name="ce168" table:formula="of:=1*([.H31]&lt;[.I31])*NOT(AND([.H31]=0;[.I31]=20))" office:value-type="float" office:value="0" calcext:value-type="float">
            <text:p>0</text:p>
          </table:table-cell>
          <table:table-cell table:style-name="ce168" table:formula="of:=1*AND([.H31]=0;[.I31]=20)" office:value-type="float" office:value="1" calcext:value-type="float">
            <text:p>1</text:p>
          </table:table-cell>
          <table:table-cell table:style-name="ce162" table:formula="of:=[.H31]" office:value-type="float" office:value="0" calcext:value-type="float">
            <text:p>0</text:p>
          </table:table-cell>
          <table:table-cell table:style-name="ce162" table:formula="of:=[.I31]" office:value-type="float" office:value="20" calcext:value-type="float">
            <text:p>20</text:p>
          </table:table-cell>
          <table:table-cell table:style-name="ce171" table:formula="of:=[.O31]-[.P31]" office:value-type="float" office:value="-20" calcext:value-type="float">
            <text:p>-20</text:p>
          </table:table-cell>
          <table:table-cell table:style-name="ce162" table:formula="of:=1*([.I31]&gt;[.H31])" office:value-type="float" office:value="1" calcext:value-type="float">
            <text:p>1</text:p>
          </table:table-cell>
          <table:table-cell table:style-name="ce162" table:formula="of:=1*([.I31]&lt;[.H31])*NOT(AND([.H31]=20;[.I31]=0))" office:value-type="float" office:value="0" calcext:value-type="float">
            <text:p>0</text:p>
          </table:table-cell>
          <table:table-cell table:style-name="ce162" table:formula="of:=1*AND([.H31]=20;[.I31]=0)" office:value-type="float" office:value="0" calcext:value-type="float">
            <text:p>0</text:p>
          </table:table-cell>
          <table:table-cell table:style-name="ce162" table:formula="of:=[.I31]" office:value-type="float" office:value="20" calcext:value-type="float">
            <text:p>20</text:p>
          </table:table-cell>
          <table:table-cell table:style-name="ce162" table:formula="of:=[.H31]" office:value-type="float" office:value="0" calcext:value-type="float">
            <text:p>0</text:p>
          </table:table-cell>
          <table:table-cell table:style-name="ce175" table:formula="of:=[.U31]-[.V31]" office:value-type="float" office:value="20" calcext:value-type="float">
            <text:p>+20</text:p>
          </table:table-cell>
          <table:table-cell/>
          <table:table-cell table:style-name="ce180" table:formula="of:=COUNTIF(B_COEFF_GIRONE_H;&quot;&gt;=&quot;&amp;[.AQ31])&amp;[.Z31]" office:value-type="string" office:string-value="2H" calcext:value-type="string">
            <text:p>2H</text:p>
          </table:table-cell>
          <table:table-cell table:style-name="ce18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27" table:formula="of:=VLOOKUP([.AA31];A_SQUADRE_PER_CODICE;2)" office:value-type="string" office:string-value="Piranha" calcext:value-type="string">
            <text:p>Piranha</text:p>
          </table:table-cell>
          <table:table-cell table:style-name="ce162" table:formula="of:=[.AD31]+[.AE31]+[.AF31]" office:value-type="float" office:value="3" calcext:value-type="float">
            <text:p>3</text:p>
          </table:table-cell>
          <table:table-cell table:style-name="ce162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162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162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62" table:formula="of:=2*[.AD31]+1*[.AE31]+0*[.AF31]" office:value-type="float" office:value="5" calcext:value-type="float">
            <text:p>5</text:p>
          </table:table-cell>
          <table:table-cell table:style-name="ce162" table:formula="of:=SUMIF(B_SQUADRA_A_GIRONI;[.AB31];B_PUNTI_FATTI_SQUADRA_A_GIRONI)+SUMIF(B_SQUADRA_B_GIRONI;[.AB31];B_PUNTI_FATTI_SQUADRA_B_GIRONI)" office:value-type="float" office:value="189" calcext:value-type="float">
            <text:p>189</text:p>
          </table:table-cell>
          <table:table-cell table:style-name="ce162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171" table:formula="of:=SUMIF(B_SQUADRA_A_GIRONI;[.AB31];B_DIFF_CANESTRI_SQUADRA_A_GIRONI)+SUMIF(B_SQUADRA_B_GIRONI;[.AB31];B_DIFF_CANESTRI_SQUADRA_B_GIRONI)" office:value-type="float" office:value="-26" calcext:value-type="float">
            <text:p>-26</text:p>
          </table:table-cell>
          <table:table-cell table:style-name="ce162" table:formula="of:=IF([.AG31]=[.AG32];[.O31];0)" office:value-type="float" office:value="0" calcext:value-type="float">
            <text:p>0</text:p>
          </table:table-cell>
          <table:table-cell table:style-name="ce168" table:formula="of:=IF([.AG31]=[.AG33];[.O32];0)" office:value-type="float" office:value="0" calcext:value-type="float">
            <text:p>0</text:p>
          </table:table-cell>
          <table:table-cell table:style-name="ce162" table:formula="of:=IF([.AG31]=[.AG34];[.O33];0)" office:value-type="float" office:value="0" calcext:value-type="float">
            <text:p>0</text:p>
          </table:table-cell>
          <table:table-cell table:style-name="ce171" table:formula="of:=IF([.AG31]=[.AG32];[.Q31];0)" office:value-type="float" office:value="-20" calcext:value-type="float">
            <text:p>-20</text:p>
          </table:table-cell>
          <table:table-cell table:style-name="ce171" table:formula="of:=IF([.AG31]=[.AG33];[.Q32];0)" office:value-type="float" office:value="0" calcext:value-type="float">
            <text:p>+0</text:p>
          </table:table-cell>
          <table:table-cell table:style-name="ce171" table:formula="of:=IF([.AG31]=[.AG34];[.Q33];0)" office:value-type="float" office:value="0" calcext:value-type="float">
            <text:p>+0</text:p>
          </table:table-cell>
          <table:table-cell table:style-name="ce186" table:formula="of:=[.AG31]+(500+[.AN31]+[.AO31]+[.AP31])*10^-3+([.AK31]+[.AL31]+[.AM31])*10^-6+(500+[.AJ31])*10^-9+[.AH31]*10^-12" office:value-type="float" office:value="5.480000474189" calcext:value-type="float">
            <text:p>5,480000474189</text:p>
          </table:table-cell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E</text:p>
          </table:table-cell>
          <table:table-cell table:style-name="ce162" office:value-type="string" calcext:value-type="string">
            <text:p>E3</text:p>
          </table:table-cell>
          <table:table-cell table:style-name="ce162" office:value-type="string" calcext:value-type="string">
            <text:p>E4</text:p>
          </table:table-cell>
          <table:table-cell table:style-name="ce27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27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162" table:formula="of:=VLOOKUP([.A32];A_4_INPUT_DATE_E_RISULTATI_GIRONI;6;0)" office:value-type="float" office:value="0" calcext:value-type="float">
            <text:p>0</text:p>
          </table:table-cell>
          <table:table-cell table:style-name="ce162" table:formula="of:=VLOOKUP([.A32];A_4_INPUT_DATE_E_RISULTATI_GIRONI;7;0)" office:value-type="float" office:value="20" calcext:value-type="float">
            <text:p>20</text:p>
          </table:table-cell>
          <table:table-cell table:style-name="ce27" table:formula="of:=IF([.H32]&gt;[.I32];[.F32];[.G32])" office:value-type="string" office:string-value="Cinghiali" calcext:value-type="string">
            <text:p>Cinghiali</text:p>
          </table:table-cell>
          <table:table-cell table:style-name="ce27" table:formula="of:=IF([.H32]&lt;[.I32];[.F32];[.G32])" office:value-type="string" office:string-value="Cervi" calcext:value-type="string">
            <text:p>Cervi</text:p>
          </table:table-cell>
          <table:table-cell table:style-name="ce162" table:formula="of:=1*([.H32]&gt;[.I32])" office:value-type="float" office:value="0" calcext:value-type="float">
            <text:p>0</text:p>
          </table:table-cell>
          <table:table-cell table:style-name="ce168" table:formula="of:=1*([.H32]&lt;[.I32])*NOT(AND([.H32]=0;[.I32]=20))" office:value-type="float" office:value="0" calcext:value-type="float">
            <text:p>0</text:p>
          </table:table-cell>
          <table:table-cell table:style-name="ce168" table:formula="of:=1*AND([.H32]=0;[.I32]=20)" office:value-type="float" office:value="1" calcext:value-type="float">
            <text:p>1</text:p>
          </table:table-cell>
          <table:table-cell table:style-name="ce162" table:formula="of:=[.H32]" office:value-type="float" office:value="0" calcext:value-type="float">
            <text:p>0</text:p>
          </table:table-cell>
          <table:table-cell table:style-name="ce162" table:formula="of:=[.I32]" office:value-type="float" office:value="20" calcext:value-type="float">
            <text:p>20</text:p>
          </table:table-cell>
          <table:table-cell table:style-name="ce171" table:formula="of:=[.O32]-[.P32]" office:value-type="float" office:value="-20" calcext:value-type="float">
            <text:p>-20</text:p>
          </table:table-cell>
          <table:table-cell table:style-name="ce162" table:formula="of:=1*([.I32]&gt;[.H32])" office:value-type="float" office:value="1" calcext:value-type="float">
            <text:p>1</text:p>
          </table:table-cell>
          <table:table-cell table:style-name="ce162" table:formula="of:=1*([.I32]&lt;[.H32])*NOT(AND([.H32]=20;[.I32]=0))" office:value-type="float" office:value="0" calcext:value-type="float">
            <text:p>0</text:p>
          </table:table-cell>
          <table:table-cell table:style-name="ce162" table:formula="of:=1*AND([.H32]=20;[.I32]=0)" office:value-type="float" office:value="0" calcext:value-type="float">
            <text:p>0</text:p>
          </table:table-cell>
          <table:table-cell table:style-name="ce162" table:formula="of:=[.I32]" office:value-type="float" office:value="20" calcext:value-type="float">
            <text:p>20</text:p>
          </table:table-cell>
          <table:table-cell table:style-name="ce162" table:formula="of:=[.H32]" office:value-type="float" office:value="0" calcext:value-type="float">
            <text:p>0</text:p>
          </table:table-cell>
          <table:table-cell table:style-name="ce175" table:formula="of:=[.U32]-[.V32]" office:value-type="float" office:value="20" calcext:value-type="float">
            <text:p>+20</text:p>
          </table:table-cell>
          <table:table-cell/>
          <table:table-cell table:style-name="ce180" table:formula="of:=COUNTIF(B_COEFF_GIRONE_H;&quot;&gt;=&quot;&amp;[.AQ32])&amp;[.Z32]" office:value-type="string" office:string-value="1H" calcext:value-type="string">
            <text:p>1H</text:p>
          </table:table-cell>
          <table:table-cell table:style-name="ce183" office:value-type="string" calcext:value-type="string">
            <text:p>H</text:p>
          </table:table-cell>
          <table:table-cell table:style-name="ce162" office:value-type="string" calcext:value-type="string">
            <text:p>H2</text:p>
          </table:table-cell>
          <table:table-cell table:style-name="ce27" table:formula="of:=VLOOKUP([.AA32];A_SQUADRE_PER_CODICE;2)" office:value-type="string" office:string-value="Scorpioni" calcext:value-type="string">
            <text:p>Scorpioni</text:p>
          </table:table-cell>
          <table:table-cell table:style-name="ce162" table:formula="of:=[.AD32]+[.AE32]+[.AF32]" office:value-type="float" office:value="3" calcext:value-type="float">
            <text:p>3</text:p>
          </table:table-cell>
          <table:table-cell table:style-name="ce162" table:formula="of:=SUMIF(B_SQUADRA_A_GIRONI;[.AB32];B_VINTE_SQUADRA_A_GIRONI)+SUMIF(B_SQUADRA_B_GIRONI;[.AB32];B_VINTE_SQUADRA_B_GIRONI)" office:value-type="float" office:value="2" calcext:value-type="float">
            <text:p>2</text:p>
          </table:table-cell>
          <table:table-cell table:style-name="ce162" table:formula="of:=SUMIF(B_SQUADRA_A_GIRONI;[.AB32];B_PERSE_SQUADRA_A_GIRONI)+SUMIF(B_SQUADRA_B_GIRONI;[.AB32];B_PERSE_SQUADRA_B_GIRONI)" office:value-type="float" office:value="1" calcext:value-type="float">
            <text:p>1</text:p>
          </table:table-cell>
          <table:table-cell table:style-name="ce162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62" table:formula="of:=2*[.AD32]+1*[.AE32]+0*[.AF32]" office:value-type="float" office:value="5" calcext:value-type="float">
            <text:p>5</text:p>
          </table:table-cell>
          <table:table-cell table:style-name="ce162" table:formula="of:=SUMIF(B_SQUADRA_A_GIRONI;[.AB32];B_PUNTI_FATTI_SQUADRA_A_GIRONI)+SUMIF(B_SQUADRA_B_GIRONI;[.AB32];B_PUNTI_FATTI_SQUADRA_B_GIRONI)" office:value-type="float" office:value="214" calcext:value-type="float">
            <text:p>214</text:p>
          </table:table-cell>
          <table:table-cell table:style-name="ce162" table:formula="of:=SUMIF(B_SQUADRA_A_GIRONI;[.AB32];B_PUNTI_SUBITI_SQUADRA_A_GIRONI)+SUMIF(B_SQUADRA_B_GIRONI;[.AB32];B_PUNTI_SUBITI_SQUADRA_B_GIRONI)" office:value-type="float" office:value="183" calcext:value-type="float">
            <text:p>183</text:p>
          </table:table-cell>
          <table:table-cell table:style-name="ce171" table:formula="of:=SUMIF(B_SQUADRA_A_GIRONI;[.AB32];B_DIFF_CANESTRI_SQUADRA_A_GIRONI)+SUMIF(B_SQUADRA_B_GIRONI;[.AB32];B_DIFF_CANESTRI_SQUADRA_B_GIRONI)" office:value-type="float" office:value="31" calcext:value-type="float">
            <text:p>+31</text:p>
          </table:table-cell>
          <table:table-cell table:style-name="ce162" table:formula="of:=IF([.AG32]=[.AG33];[.O34];0)" office:value-type="float" office:value="0" calcext:value-type="float">
            <text:p>0</text:p>
          </table:table-cell>
          <table:table-cell table:style-name="ce162" table:formula="of:=IF([.AG32]=[.AG34];[.O35];0)" office:value-type="float" office:value="0" calcext:value-type="float">
            <text:p>0</text:p>
          </table:table-cell>
          <table:table-cell table:style-name="ce162" table:formula="of:=IF([.AG32]=[.AG31];[.U31];0)" office:value-type="float" office:value="20" calcext:value-type="float">
            <text:p>20</text:p>
          </table:table-cell>
          <table:table-cell table:style-name="ce171" table:formula="of:=IF([.AG32]=[.AG33];[.Q34];0)" office:value-type="float" office:value="0" calcext:value-type="float">
            <text:p>+0</text:p>
          </table:table-cell>
          <table:table-cell table:style-name="ce171" table:formula="of:=IF([.AG32]=[.AG34];[.Q35];0)" office:value-type="float" office:value="0" calcext:value-type="float">
            <text:p>+0</text:p>
          </table:table-cell>
          <table:table-cell table:style-name="ce171" table:formula="of:=IF([.AG32]=[.AG31];[.W31];0)" office:value-type="float" office:value="20" calcext:value-type="float">
            <text:p>+20</text:p>
          </table:table-cell>
          <table:table-cell table:style-name="ce186" table:formula="of:=[.AG32]+(500+[.AN32]+[.AO32]+[.AP32])*10^-3+([.AK32]+[.AL32]+[.AM32])*10^-6+(500+[.AJ32])*10^-9+[.AH32]*10^-12" office:value-type="float" office:value="5.520020531214" calcext:value-type="float">
            <text:p>5,520020531214</text:p>
          </table:table-cell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2</text:p>
          </table:table-cell>
          <table:table-cell table:style-name="ce27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27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162" table:formula="of:=VLOOKUP([.A33];A_4_INPUT_DATE_E_RISULTATI_GIRONI;6;0)" office:value-type="float" office:value="61" calcext:value-type="float">
            <text:p>61</text:p>
          </table:table-cell>
          <table:table-cell table:style-name="ce162" table:formula="of:=VLOOKUP([.A33];A_4_INPUT_DATE_E_RISULTATI_GIRONI;7;0)" office:value-type="float" office:value="41" calcext:value-type="float">
            <text:p>41</text:p>
          </table:table-cell>
          <table:table-cell table:style-name="ce27" table:formula="of:=IF([.H33]&gt;[.I33];[.F33];[.G33])" office:value-type="string" office:string-value="Balene" calcext:value-type="string">
            <text:p>Balene</text:p>
          </table:table-cell>
          <table:table-cell table:style-name="ce27" table:formula="of:=IF([.H33]&lt;[.I33];[.F33];[.G33])" office:value-type="string" office:string-value="Gabbiani" calcext:value-type="string">
            <text:p>Gabbiani</text:p>
          </table:table-cell>
          <table:table-cell table:style-name="ce162" table:formula="of:=1*([.H33]&gt;[.I33])" office:value-type="float" office:value="1" calcext:value-type="float">
            <text:p>1</text:p>
          </table:table-cell>
          <table:table-cell table:style-name="ce168" table:formula="of:=1*([.H33]&lt;[.I33])*NOT(AND([.H33]=0;[.I33]=20))" office:value-type="float" office:value="0" calcext:value-type="float">
            <text:p>0</text:p>
          </table:table-cell>
          <table:table-cell table:style-name="ce168" table:formula="of:=1*AND([.H33]=0;[.I33]=20)" office:value-type="float" office:value="0" calcext:value-type="float">
            <text:p>0</text:p>
          </table:table-cell>
          <table:table-cell table:style-name="ce162" table:formula="of:=[.H33]" office:value-type="float" office:value="61" calcext:value-type="float">
            <text:p>61</text:p>
          </table:table-cell>
          <table:table-cell table:style-name="ce162" table:formula="of:=[.I33]" office:value-type="float" office:value="41" calcext:value-type="float">
            <text:p>41</text:p>
          </table:table-cell>
          <table:table-cell table:style-name="ce171" table:formula="of:=[.O33]-[.P33]" office:value-type="float" office:value="20" calcext:value-type="float">
            <text:p>+20</text:p>
          </table:table-cell>
          <table:table-cell table:style-name="ce162" table:formula="of:=1*([.I33]&gt;[.H33])" office:value-type="float" office:value="0" calcext:value-type="float">
            <text:p>0</text:p>
          </table:table-cell>
          <table:table-cell table:style-name="ce162" table:formula="of:=1*([.I33]&lt;[.H33])*NOT(AND([.H33]=20;[.I33]=0))" office:value-type="float" office:value="1" calcext:value-type="float">
            <text:p>1</text:p>
          </table:table-cell>
          <table:table-cell table:style-name="ce162" table:formula="of:=1*AND([.H33]=20;[.I33]=0)" office:value-type="float" office:value="0" calcext:value-type="float">
            <text:p>0</text:p>
          </table:table-cell>
          <table:table-cell table:style-name="ce162" table:formula="of:=[.I33]" office:value-type="float" office:value="41" calcext:value-type="float">
            <text:p>41</text:p>
          </table:table-cell>
          <table:table-cell table:style-name="ce162" table:formula="of:=[.H33]" office:value-type="float" office:value="61" calcext:value-type="float">
            <text:p>61</text:p>
          </table:table-cell>
          <table:table-cell table:style-name="ce175" table:formula="of:=[.U33]-[.V33]" office:value-type="float" office:value="-20" calcext:value-type="float">
            <text:p>-20</text:p>
          </table:table-cell>
          <table:table-cell/>
          <table:table-cell table:style-name="ce180" table:formula="of:=COUNTIF(B_COEFF_GIRONE_H;&quot;&gt;=&quot;&amp;[.AQ33])&amp;[.Z33]" office:value-type="string" office:string-value="3H" calcext:value-type="string">
            <text:p>3H</text:p>
          </table:table-cell>
          <table:table-cell table:style-name="ce183" office:value-type="string" calcext:value-type="string">
            <text:p>H</text:p>
          </table:table-cell>
          <table:table-cell table:style-name="ce162" office:value-type="string" calcext:value-type="string">
            <text:p>H3</text:p>
          </table:table-cell>
          <table:table-cell table:style-name="ce27" table:formula="of:=VLOOKUP([.AA33];A_SQUADRE_PER_CODICE;2)" office:value-type="string" office:string-value="Tonni" calcext:value-type="string">
            <text:p>Tonni</text:p>
          </table:table-cell>
          <table:table-cell table:style-name="ce162" table:formula="of:=[.AD33]+[.AE33]+[.AF33]" office:value-type="float" office:value="3" calcext:value-type="float">
            <text:p>3</text:p>
          </table:table-cell>
          <table:table-cell table:style-name="ce162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162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162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62" table:formula="of:=2*[.AD33]+1*[.AE33]+0*[.AF33]" office:value-type="float" office:value="4" calcext:value-type="float">
            <text:p>4</text:p>
          </table:table-cell>
          <table:table-cell table:style-name="ce162" table:formula="of:=SUMIF(B_SQUADRA_A_GIRONI;[.AB33];B_PUNTI_FATTI_SQUADRA_A_GIRONI)+SUMIF(B_SQUADRA_B_GIRONI;[.AB33];B_PUNTI_FATTI_SQUADRA_B_GIRONI)" office:value-type="float" office:value="185" calcext:value-type="float">
            <text:p>185</text:p>
          </table:table-cell>
          <table:table-cell table:style-name="ce162" table:formula="of:=SUMIF(B_SQUADRA_A_GIRONI;[.AB33];B_PUNTI_SUBITI_SQUADRA_A_GIRONI)+SUMIF(B_SQUADRA_B_GIRONI;[.AB33];B_PUNTI_SUBITI_SQUADRA_B_GIRONI)" office:value-type="float" office:value="183" calcext:value-type="float">
            <text:p>183</text:p>
          </table:table-cell>
          <table:table-cell table:style-name="ce171" table:formula="of:=SUMIF(B_SQUADRA_A_GIRONI;[.AB33];B_DIFF_CANESTRI_SQUADRA_A_GIRONI)+SUMIF(B_SQUADRA_B_GIRONI;[.AB33];B_DIFF_CANESTRI_SQUADRA_B_GIRONI)" office:value-type="float" office:value="2" calcext:value-type="float">
            <text:p>+2</text:p>
          </table:table-cell>
          <table:table-cell table:style-name="ce162" table:formula="of:=IF([.AG33]=[.AG34];[.O36];0)" office:value-type="float" office:value="94" calcext:value-type="float">
            <text:p>94</text:p>
          </table:table-cell>
          <table:table-cell table:style-name="ce162" table:formula="of:=IF([.AG33]=[.AG31];[.U32];0)" office:value-type="float" office:value="0" calcext:value-type="float">
            <text:p>0</text:p>
          </table:table-cell>
          <table:table-cell table:style-name="ce162" table:formula="of:=IF([.AG33]=[.AG32];[.U34];0)" office:value-type="float" office:value="0" calcext:value-type="float">
            <text:p>0</text:p>
          </table:table-cell>
          <table:table-cell table:style-name="ce171" table:formula="of:=IF([.AG33]=[.AG34];[.Q36];0)" office:value-type="float" office:value="56" calcext:value-type="float">
            <text:p>+56</text:p>
          </table:table-cell>
          <table:table-cell table:style-name="ce171" table:formula="of:=IF([.AG33]=[.AG31];[.W32];0)" office:value-type="float" office:value="0" calcext:value-type="float">
            <text:p>+0</text:p>
          </table:table-cell>
          <table:table-cell table:style-name="ce171" table:formula="of:=IF([.AG33]=[.AG32];[.W34];0)" office:value-type="float" office:value="0" calcext:value-type="float">
            <text:p>+0</text:p>
          </table:table-cell>
          <table:table-cell table:style-name="ce186" table:formula="of:=[.AG33]+(500+[.AN33]+[.AO33]+[.AP33])*10^-3+([.AK33]+[.AL33]+[.AM33])*10^-6+(500+[.AJ33])*10^-9+[.AH33]*10^-12" office:value-type="float" office:value="4.556094502185" calcext:value-type="float">
            <text:p>4,556094502185</text:p>
          </table:table-cell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3</text:p>
          </table:table-cell>
          <table:table-cell table:style-name="ce27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27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162" table:formula="of:=VLOOKUP([.A34];A_4_INPUT_DATE_E_RISULTATI_GIRONI;6;0)" office:value-type="float" office:value="64" calcext:value-type="float">
            <text:p>64</text:p>
          </table:table-cell>
          <table:table-cell table:style-name="ce162" table:formula="of:=VLOOKUP([.A34];A_4_INPUT_DATE_E_RISULTATI_GIRONI;7;0)" office:value-type="float" office:value="24" calcext:value-type="float">
            <text:p>24</text:p>
          </table:table-cell>
          <table:table-cell table:style-name="ce27" table:formula="of:=IF([.H34]&gt;[.I34];[.F34];[.G34])" office:value-type="string" office:string-value="Balene" calcext:value-type="string">
            <text:p>Balene</text:p>
          </table:table-cell>
          <table:table-cell table:style-name="ce27" table:formula="of:=IF([.H34]&lt;[.I34];[.F34];[.G34])" office:value-type="string" office:string-value="Delfini" calcext:value-type="string">
            <text:p>Delfini</text:p>
          </table:table-cell>
          <table:table-cell table:style-name="ce162" table:formula="of:=1*([.H34]&gt;[.I34])" office:value-type="float" office:value="1" calcext:value-type="float">
            <text:p>1</text:p>
          </table:table-cell>
          <table:table-cell table:style-name="ce168" table:formula="of:=1*([.H34]&lt;[.I34])*NOT(AND([.H34]=0;[.I34]=20))" office:value-type="float" office:value="0" calcext:value-type="float">
            <text:p>0</text:p>
          </table:table-cell>
          <table:table-cell table:style-name="ce168" table:formula="of:=1*AND([.H34]=0;[.I34]=20)" office:value-type="float" office:value="0" calcext:value-type="float">
            <text:p>0</text:p>
          </table:table-cell>
          <table:table-cell table:style-name="ce162" table:formula="of:=[.H34]" office:value-type="float" office:value="64" calcext:value-type="float">
            <text:p>64</text:p>
          </table:table-cell>
          <table:table-cell table:style-name="ce162" table:formula="of:=[.I34]" office:value-type="float" office:value="24" calcext:value-type="float">
            <text:p>24</text:p>
          </table:table-cell>
          <table:table-cell table:style-name="ce171" table:formula="of:=[.O34]-[.P34]" office:value-type="float" office:value="40" calcext:value-type="float">
            <text:p>+40</text:p>
          </table:table-cell>
          <table:table-cell table:style-name="ce162" table:formula="of:=1*([.I34]&gt;[.H34])" office:value-type="float" office:value="0" calcext:value-type="float">
            <text:p>0</text:p>
          </table:table-cell>
          <table:table-cell table:style-name="ce162" table:formula="of:=1*([.I34]&lt;[.H34])*NOT(AND([.H34]=20;[.I34]=0))" office:value-type="float" office:value="1" calcext:value-type="float">
            <text:p>1</text:p>
          </table:table-cell>
          <table:table-cell table:style-name="ce162" table:formula="of:=1*AND([.H34]=20;[.I34]=0)" office:value-type="float" office:value="0" calcext:value-type="float">
            <text:p>0</text:p>
          </table:table-cell>
          <table:table-cell table:style-name="ce162" table:formula="of:=[.I34]" office:value-type="float" office:value="24" calcext:value-type="float">
            <text:p>24</text:p>
          </table:table-cell>
          <table:table-cell table:style-name="ce162" table:formula="of:=[.H34]" office:value-type="float" office:value="64" calcext:value-type="float">
            <text:p>64</text:p>
          </table:table-cell>
          <table:table-cell table:style-name="ce175" table:formula="of:=[.U34]-[.V34]" office:value-type="float" office:value="-40" calcext:value-type="float">
            <text:p>-40</text:p>
          </table:table-cell>
          <table:table-cell/>
          <table:table-cell table:style-name="ce181" table:formula="of:=COUNTIF(B_COEFF_GIRONE_H;&quot;&gt;=&quot;&amp;[.AQ34])&amp;[.Z34]" office:value-type="string" office:string-value="4H" calcext:value-type="string">
            <text:p>4H</text:p>
          </table:table-cell>
          <table:table-cell table:style-name="ce184" office:value-type="string" calcext:value-type="string">
            <text:p>H</text:p>
          </table:table-cell>
          <table:table-cell table:style-name="ce163" office:value-type="string" calcext:value-type="string">
            <text:p>H4</text:p>
          </table:table-cell>
          <table:table-cell table:style-name="ce28" table:formula="of:=VLOOKUP([.AA34];A_SQUADRE_PER_CODICE;2)" office:value-type="string" office:string-value="Zebre" calcext:value-type="string">
            <text:p>Zebre</text:p>
          </table:table-cell>
          <table:table-cell table:style-name="ce163" table:formula="of:=[.AD34]+[.AE34]+[.AF34]" office:value-type="float" office:value="3" calcext:value-type="float">
            <text:p>3</text:p>
          </table:table-cell>
          <table:table-cell table:style-name="ce163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163" table:formula="of:=SUMIF(B_SQUADRA_A_GIRONI;[.AB34];B_PERSE_SQUADRA_A_GIRONI)+SUMIF(B_SQUADRA_B_GIRONI;[.AB34];B_PERSE_SQUADRA_B_GIRONI)" office:value-type="float" office:value="2" calcext:value-type="float">
            <text:p>2</text:p>
          </table:table-cell>
          <table:table-cell table:style-name="ce163" table:formula="of:=SUMIF(B_SQUADRA_A_GIRONI;[.AB34];B_FORFAIT_SQUADRA_A_GIRONI)+SUMIF(B_SQUADRA_B_GIRONI;[.AB34];B_FORFAIT_SQUADRA_B_GIRONI)" office:value-type="float" office:value="0" calcext:value-type="float">
            <text:p>0</text:p>
          </table:table-cell>
          <table:table-cell table:style-name="ce163" table:formula="of:=2*[.AD34]+1*[.AE34]+0*[.AF34]" office:value-type="float" office:value="4" calcext:value-type="float">
            <text:p>4</text:p>
          </table:table-cell>
          <table:table-cell table:style-name="ce163" table:formula="of:=SUMIF(B_SQUADRA_A_GIRONI;[.AB34];B_PUNTI_FATTI_SQUADRA_A_GIRONI)+SUMIF(B_SQUADRA_B_GIRONI;[.AB34];B_PUNTI_FATTI_SQUADRA_B_GIRONI)" office:value-type="float" office:value="216" calcext:value-type="float">
            <text:p>216</text:p>
          </table:table-cell>
          <table:table-cell table:style-name="ce163" table:formula="of:=SUMIF(B_SQUADRA_A_GIRONI;[.AB34];B_PUNTI_SUBITI_SQUADRA_A_GIRONI)+SUMIF(B_SQUADRA_B_GIRONI;[.AB34];B_PUNTI_SUBITI_SQUADRA_B_GIRONI)" office:value-type="float" office:value="223" calcext:value-type="float">
            <text:p>223</text:p>
          </table:table-cell>
          <table:table-cell table:style-name="ce172" table:formula="of:=SUMIF(B_SQUADRA_A_GIRONI;[.AB34];B_DIFF_CANESTRI_SQUADRA_A_GIRONI)+SUMIF(B_SQUADRA_B_GIRONI;[.AB34];B_DIFF_CANESTRI_SQUADRA_B_GIRONI)" office:value-type="float" office:value="-7" calcext:value-type="float">
            <text:p>-7</text:p>
          </table:table-cell>
          <table:table-cell table:style-name="ce163" table:formula="of:=IF([.AG34]=[.AG31];[.U33];0)" office:value-type="float" office:value="0" calcext:value-type="float">
            <text:p>0</text:p>
          </table:table-cell>
          <table:table-cell table:style-name="ce163" table:formula="of:=IF([.AG34]=[.AG32];[.U35];0)" office:value-type="float" office:value="0" calcext:value-type="float">
            <text:p>0</text:p>
          </table:table-cell>
          <table:table-cell table:style-name="ce163" table:formula="of:=IF([.AG34]=[.AG33];[.U36];0)" office:value-type="float" office:value="38" calcext:value-type="float">
            <text:p>38</text:p>
          </table:table-cell>
          <table:table-cell table:style-name="ce172" table:formula="of:=IF([.AG34]=[.AG31];[.W33];0)" office:value-type="float" office:value="0" calcext:value-type="float">
            <text:p>+0</text:p>
          </table:table-cell>
          <table:table-cell table:style-name="ce172" table:formula="of:=IF([.AG34]=[.AG32];[.W35];0)" office:value-type="float" office:value="0" calcext:value-type="float">
            <text:p>+0</text:p>
          </table:table-cell>
          <table:table-cell table:style-name="ce172" table:formula="of:=IF([.AG34]=[.AG33];[.W36];0)" office:value-type="float" office:value="-56" calcext:value-type="float">
            <text:p>-56</text:p>
          </table:table-cell>
          <table:table-cell table:style-name="ce188" table:formula="of:=[.AG34]+(500+[.AN34]+[.AO34]+[.AP34])*10^-3+([.AK34]+[.AL34]+[.AM34])*10^-6+(500+[.AJ34])*10^-9+[.AH34]*10^-12" office:value-type="float" office:value="4.444038493216" calcext:value-type="float">
            <text:p>4,444038493216</text:p>
          </table:table-cell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1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27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162" table:formula="of:=VLOOKUP([.A35];A_4_INPUT_DATE_E_RISULTATI_GIRONI;6;0)" office:value-type="float" office:value="24" calcext:value-type="float">
            <text:p>24</text:p>
          </table:table-cell>
          <table:table-cell table:style-name="ce162" table:formula="of:=VLOOKUP([.A35];A_4_INPUT_DATE_E_RISULTATI_GIRONI;7;0)" office:value-type="float" office:value="23" calcext:value-type="float">
            <text:p>23</text:p>
          </table:table-cell>
          <table:table-cell table:style-name="ce27" table:formula="of:=IF([.H35]&gt;[.I35];[.F35];[.G35])" office:value-type="string" office:string-value="Balene" calcext:value-type="string">
            <text:p>Balene</text:p>
          </table:table-cell>
          <table:table-cell table:style-name="ce27" table:formula="of:=IF([.H35]&lt;[.I35];[.F35];[.G35])" office:value-type="string" office:string-value="Fenicotteri" calcext:value-type="string">
            <text:p>Fenicotteri</text:p>
          </table:table-cell>
          <table:table-cell table:style-name="ce162" table:formula="of:=1*([.H35]&gt;[.I35])" office:value-type="float" office:value="1" calcext:value-type="float">
            <text:p>1</text:p>
          </table:table-cell>
          <table:table-cell table:style-name="ce168" table:formula="of:=1*([.H35]&lt;[.I35])*NOT(AND([.H35]=0;[.I35]=20))" office:value-type="float" office:value="0" calcext:value-type="float">
            <text:p>0</text:p>
          </table:table-cell>
          <table:table-cell table:style-name="ce168" table:formula="of:=1*AND([.H35]=0;[.I35]=20)" office:value-type="float" office:value="0" calcext:value-type="float">
            <text:p>0</text:p>
          </table:table-cell>
          <table:table-cell table:style-name="ce162" table:formula="of:=[.H35]" office:value-type="float" office:value="24" calcext:value-type="float">
            <text:p>24</text:p>
          </table:table-cell>
          <table:table-cell table:style-name="ce162" table:formula="of:=[.I35]" office:value-type="float" office:value="23" calcext:value-type="float">
            <text:p>23</text:p>
          </table:table-cell>
          <table:table-cell table:style-name="ce171" table:formula="of:=[.O35]-[.P35]" office:value-type="float" office:value="1" calcext:value-type="float">
            <text:p>+1</text:p>
          </table:table-cell>
          <table:table-cell table:style-name="ce162" table:formula="of:=1*([.I35]&gt;[.H35])" office:value-type="float" office:value="0" calcext:value-type="float">
            <text:p>0</text:p>
          </table:table-cell>
          <table:table-cell table:style-name="ce162" table:formula="of:=1*([.I35]&lt;[.H35])*NOT(AND([.H35]=20;[.I35]=0))" office:value-type="float" office:value="1" calcext:value-type="float">
            <text:p>1</text:p>
          </table:table-cell>
          <table:table-cell table:style-name="ce162" table:formula="of:=1*AND([.H35]=20;[.I35]=0)" office:value-type="float" office:value="0" calcext:value-type="float">
            <text:p>0</text:p>
          </table:table-cell>
          <table:table-cell table:style-name="ce162" table:formula="of:=[.I35]" office:value-type="float" office:value="23" calcext:value-type="float">
            <text:p>23</text:p>
          </table:table-cell>
          <table:table-cell table:style-name="ce162" table:formula="of:=[.H35]" office:value-type="float" office:value="24" calcext:value-type="float">
            <text:p>24</text:p>
          </table:table-cell>
          <table:table-cell table:style-name="ce175" table:formula="of:=[.U35]-[.V35]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2</text:p>
          </table:table-cell>
          <table:table-cell table:style-name="ce162" office:value-type="string" calcext:value-type="string">
            <text:p>F3</text:p>
          </table:table-cell>
          <table:table-cell table:style-name="ce27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27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162" table:formula="of:=VLOOKUP([.A36];A_4_INPUT_DATE_E_RISULTATI_GIRONI;6;0)" office:value-type="float" office:value="94" calcext:value-type="float">
            <text:p>94</text:p>
          </table:table-cell>
          <table:table-cell table:style-name="ce162" table:formula="of:=VLOOKUP([.A36];A_4_INPUT_DATE_E_RISULTATI_GIRONI;7;0)" office:value-type="float" office:value="38" calcext:value-type="float">
            <text:p>38</text:p>
          </table:table-cell>
          <table:table-cell table:style-name="ce27" table:formula="of:=IF([.H36]&gt;[.I36];[.F36];[.G36])" office:value-type="string" office:string-value="Gabbiani" calcext:value-type="string">
            <text:p>Gabbiani</text:p>
          </table:table-cell>
          <table:table-cell table:style-name="ce27" table:formula="of:=IF([.H36]&lt;[.I36];[.F36];[.G36])" office:value-type="string" office:string-value="Delfini" calcext:value-type="string">
            <text:p>Delfini</text:p>
          </table:table-cell>
          <table:table-cell table:style-name="ce162" table:formula="of:=1*([.H36]&gt;[.I36])" office:value-type="float" office:value="1" calcext:value-type="float">
            <text:p>1</text:p>
          </table:table-cell>
          <table:table-cell table:style-name="ce168" table:formula="of:=1*([.H36]&lt;[.I36])*NOT(AND([.H36]=0;[.I36]=20))" office:value-type="float" office:value="0" calcext:value-type="float">
            <text:p>0</text:p>
          </table:table-cell>
          <table:table-cell table:style-name="ce168" table:formula="of:=1*AND([.H36]=0;[.I36]=20)" office:value-type="float" office:value="0" calcext:value-type="float">
            <text:p>0</text:p>
          </table:table-cell>
          <table:table-cell table:style-name="ce162" table:formula="of:=[.H36]" office:value-type="float" office:value="94" calcext:value-type="float">
            <text:p>94</text:p>
          </table:table-cell>
          <table:table-cell table:style-name="ce162" table:formula="of:=[.I36]" office:value-type="float" office:value="38" calcext:value-type="float">
            <text:p>38</text:p>
          </table:table-cell>
          <table:table-cell table:style-name="ce171" table:formula="of:=[.O36]-[.P36]" office:value-type="float" office:value="56" calcext:value-type="float">
            <text:p>+56</text:p>
          </table:table-cell>
          <table:table-cell table:style-name="ce162" table:formula="of:=1*([.I36]&gt;[.H36])" office:value-type="float" office:value="0" calcext:value-type="float">
            <text:p>0</text:p>
          </table:table-cell>
          <table:table-cell table:style-name="ce162" table:formula="of:=1*([.I36]&lt;[.H36])*NOT(AND([.H36]=20;[.I36]=0))" office:value-type="float" office:value="1" calcext:value-type="float">
            <text:p>1</text:p>
          </table:table-cell>
          <table:table-cell table:style-name="ce162" table:formula="of:=1*AND([.H36]=20;[.I36]=0)" office:value-type="float" office:value="0" calcext:value-type="float">
            <text:p>0</text:p>
          </table:table-cell>
          <table:table-cell table:style-name="ce162" table:formula="of:=[.I36]" office:value-type="float" office:value="38" calcext:value-type="float">
            <text:p>38</text:p>
          </table:table-cell>
          <table:table-cell table:style-name="ce162" table:formula="of:=[.H36]" office:value-type="float" office:value="94" calcext:value-type="float">
            <text:p>94</text:p>
          </table:table-cell>
          <table:table-cell table:style-name="ce175" table:formula="of:=[.U36]-[.V36]" office:value-type="float" office:value="-56" calcext:value-type="float">
            <text:p>-56</text:p>
          </table:table-cell>
          <table:table-cell table:number-columns-repeated="20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2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27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162" table:formula="of:=VLOOKUP([.A37];A_4_INPUT_DATE_E_RISULTATI_GIRONI;6;0)" office:value-type="float" office:value="41" calcext:value-type="float">
            <text:p>41</text:p>
          </table:table-cell>
          <table:table-cell table:style-name="ce162" table:formula="of:=VLOOKUP([.A37];A_4_INPUT_DATE_E_RISULTATI_GIRONI;7;0)" office:value-type="float" office:value="35" calcext:value-type="float">
            <text:p>35</text:p>
          </table:table-cell>
          <table:table-cell table:style-name="ce27" table:formula="of:=IF([.H37]&gt;[.I37];[.F37];[.G37])" office:value-type="string" office:string-value="Gabbiani" calcext:value-type="string">
            <text:p>Gabbiani</text:p>
          </table:table-cell>
          <table:table-cell table:style-name="ce27" table:formula="of:=IF([.H37]&lt;[.I37];[.F37];[.G37])" office:value-type="string" office:string-value="Fenicotteri" calcext:value-type="string">
            <text:p>Fenicotteri</text:p>
          </table:table-cell>
          <table:table-cell table:style-name="ce162" table:formula="of:=1*([.H37]&gt;[.I37])" office:value-type="float" office:value="1" calcext:value-type="float">
            <text:p>1</text:p>
          </table:table-cell>
          <table:table-cell table:style-name="ce168" table:formula="of:=1*([.H37]&lt;[.I37])*NOT(AND([.H37]=0;[.I37]=20))" office:value-type="float" office:value="0" calcext:value-type="float">
            <text:p>0</text:p>
          </table:table-cell>
          <table:table-cell table:style-name="ce168" table:formula="of:=1*AND([.H37]=0;[.I37]=20)" office:value-type="float" office:value="0" calcext:value-type="float">
            <text:p>0</text:p>
          </table:table-cell>
          <table:table-cell table:style-name="ce162" table:formula="of:=[.H37]" office:value-type="float" office:value="41" calcext:value-type="float">
            <text:p>41</text:p>
          </table:table-cell>
          <table:table-cell table:style-name="ce162" table:formula="of:=[.I37]" office:value-type="float" office:value="35" calcext:value-type="float">
            <text:p>35</text:p>
          </table:table-cell>
          <table:table-cell table:style-name="ce171" table:formula="of:=[.O37]-[.P37]" office:value-type="float" office:value="6" calcext:value-type="float">
            <text:p>+6</text:p>
          </table:table-cell>
          <table:table-cell table:style-name="ce162" table:formula="of:=1*([.I37]&gt;[.H37])" office:value-type="float" office:value="0" calcext:value-type="float">
            <text:p>0</text:p>
          </table:table-cell>
          <table:table-cell table:style-name="ce162" table:formula="of:=1*([.I37]&lt;[.H37])*NOT(AND([.H37]=20;[.I37]=0))" office:value-type="float" office:value="1" calcext:value-type="float">
            <text:p>1</text:p>
          </table:table-cell>
          <table:table-cell table:style-name="ce162" table:formula="of:=1*AND([.H37]=20;[.I37]=0)" office:value-type="float" office:value="0" calcext:value-type="float">
            <text:p>0</text:p>
          </table:table-cell>
          <table:table-cell table:style-name="ce162" table:formula="of:=[.I37]" office:value-type="float" office:value="35" calcext:value-type="float">
            <text:p>35</text:p>
          </table:table-cell>
          <table:table-cell table:style-name="ce162" table:formula="of:=[.H37]" office:value-type="float" office:value="41" calcext:value-type="float">
            <text:p>41</text:p>
          </table:table-cell>
          <table:table-cell table:style-name="ce175" table:formula="of:=[.U37]-[.V37]" office:value-type="float" office:value="-6" calcext:value-type="float">
            <text:p>-6</text:p>
          </table:table-cell>
          <table:table-cell table:number-columns-repeated="20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F</text:p>
          </table:table-cell>
          <table:table-cell table:style-name="ce162" office:value-type="string" calcext:value-type="string">
            <text:p>F3</text:p>
          </table:table-cell>
          <table:table-cell table:style-name="ce162" office:value-type="string" calcext:value-type="string">
            <text:p>F4</text:p>
          </table:table-cell>
          <table:table-cell table:style-name="ce27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27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162" table:formula="of:=VLOOKUP([.A38];A_4_INPUT_DATE_E_RISULTATI_GIRONI;6;0)" office:value-type="float" office:value="72" calcext:value-type="float">
            <text:p>72</text:p>
          </table:table-cell>
          <table:table-cell table:style-name="ce162" table:formula="of:=VLOOKUP([.A38];A_4_INPUT_DATE_E_RISULTATI_GIRONI;7;0)" office:value-type="float" office:value="46" calcext:value-type="float">
            <text:p>46</text:p>
          </table:table-cell>
          <table:table-cell table:style-name="ce27" table:formula="of:=IF([.H38]&gt;[.I38];[.F38];[.G38])" office:value-type="string" office:string-value="Delfini" calcext:value-type="string">
            <text:p>Delfini</text:p>
          </table:table-cell>
          <table:table-cell table:style-name="ce27" table:formula="of:=IF([.H38]&lt;[.I38];[.F38];[.G38])" office:value-type="string" office:string-value="Fenicotteri" calcext:value-type="string">
            <text:p>Fenicotteri</text:p>
          </table:table-cell>
          <table:table-cell table:style-name="ce162" table:formula="of:=1*([.H38]&gt;[.I38])" office:value-type="float" office:value="1" calcext:value-type="float">
            <text:p>1</text:p>
          </table:table-cell>
          <table:table-cell table:style-name="ce168" table:formula="of:=1*([.H38]&lt;[.I38])*NOT(AND([.H38]=0;[.I38]=20))" office:value-type="float" office:value="0" calcext:value-type="float">
            <text:p>0</text:p>
          </table:table-cell>
          <table:table-cell table:style-name="ce168" table:formula="of:=1*AND([.H38]=0;[.I38]=20)" office:value-type="float" office:value="0" calcext:value-type="float">
            <text:p>0</text:p>
          </table:table-cell>
          <table:table-cell table:style-name="ce162" table:formula="of:=[.H38]" office:value-type="float" office:value="72" calcext:value-type="float">
            <text:p>72</text:p>
          </table:table-cell>
          <table:table-cell table:style-name="ce162" table:formula="of:=[.I38]" office:value-type="float" office:value="46" calcext:value-type="float">
            <text:p>46</text:p>
          </table:table-cell>
          <table:table-cell table:style-name="ce171" table:formula="of:=[.O38]-[.P38]" office:value-type="float" office:value="26" calcext:value-type="float">
            <text:p>+26</text:p>
          </table:table-cell>
          <table:table-cell table:style-name="ce162" table:formula="of:=1*([.I38]&gt;[.H38])" office:value-type="float" office:value="0" calcext:value-type="float">
            <text:p>0</text:p>
          </table:table-cell>
          <table:table-cell table:style-name="ce162" table:formula="of:=1*([.I38]&lt;[.H38])*NOT(AND([.H38]=20;[.I38]=0))" office:value-type="float" office:value="1" calcext:value-type="float">
            <text:p>1</text:p>
          </table:table-cell>
          <table:table-cell table:style-name="ce162" table:formula="of:=1*AND([.H38]=20;[.I38]=0)" office:value-type="float" office:value="0" calcext:value-type="float">
            <text:p>0</text:p>
          </table:table-cell>
          <table:table-cell table:style-name="ce162" table:formula="of:=[.I38]" office:value-type="float" office:value="46" calcext:value-type="float">
            <text:p>46</text:p>
          </table:table-cell>
          <table:table-cell table:style-name="ce162" table:formula="of:=[.H38]" office:value-type="float" office:value="72" calcext:value-type="float">
            <text:p>72</text:p>
          </table:table-cell>
          <table:table-cell table:style-name="ce175" table:formula="of:=[.U38]-[.V38]"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2</text:p>
          </table:table-cell>
          <table:table-cell table:style-name="ce27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27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162" table:formula="of:=VLOOKUP([.A39];A_4_INPUT_DATE_E_RISULTATI_GIRONI;6;0)" office:value-type="float" office:value="57" calcext:value-type="float">
            <text:p>57</text:p>
          </table:table-cell>
          <table:table-cell table:style-name="ce162" table:formula="of:=VLOOKUP([.A39];A_4_INPUT_DATE_E_RISULTATI_GIRONI;7;0)" office:value-type="float" office:value="55" calcext:value-type="float">
            <text:p>55</text:p>
          </table:table-cell>
          <table:table-cell table:style-name="ce27" table:formula="of:=IF([.H39]&gt;[.I39];[.F39];[.G39])" office:value-type="string" office:string-value="Istrici" calcext:value-type="string">
            <text:p>Istrici</text:p>
          </table:table-cell>
          <table:table-cell table:style-name="ce27" table:formula="of:=IF([.H39]&lt;[.I39];[.F39];[.G39])" office:value-type="string" office:string-value="Gorilla" calcext:value-type="string">
            <text:p>Gorilla</text:p>
          </table:table-cell>
          <table:table-cell table:style-name="ce162" table:formula="of:=1*([.H39]&gt;[.I39])" office:value-type="float" office:value="1" calcext:value-type="float">
            <text:p>1</text:p>
          </table:table-cell>
          <table:table-cell table:style-name="ce168" table:formula="of:=1*([.H39]&lt;[.I39])*NOT(AND([.H39]=0;[.I39]=20))" office:value-type="float" office:value="0" calcext:value-type="float">
            <text:p>0</text:p>
          </table:table-cell>
          <table:table-cell table:style-name="ce168" table:formula="of:=1*AND([.H39]=0;[.I39]=20)" office:value-type="float" office:value="0" calcext:value-type="float">
            <text:p>0</text:p>
          </table:table-cell>
          <table:table-cell table:style-name="ce162" table:formula="of:=[.H39]" office:value-type="float" office:value="57" calcext:value-type="float">
            <text:p>57</text:p>
          </table:table-cell>
          <table:table-cell table:style-name="ce162" table:formula="of:=[.I39]" office:value-type="float" office:value="55" calcext:value-type="float">
            <text:p>55</text:p>
          </table:table-cell>
          <table:table-cell table:style-name="ce171" table:formula="of:=[.O39]-[.P39]" office:value-type="float" office:value="2" calcext:value-type="float">
            <text:p>+2</text:p>
          </table:table-cell>
          <table:table-cell table:style-name="ce162" table:formula="of:=1*([.I39]&gt;[.H39])" office:value-type="float" office:value="0" calcext:value-type="float">
            <text:p>0</text:p>
          </table:table-cell>
          <table:table-cell table:style-name="ce162" table:formula="of:=1*([.I39]&lt;[.H39])*NOT(AND([.H39]=20;[.I39]=0))" office:value-type="float" office:value="1" calcext:value-type="float">
            <text:p>1</text:p>
          </table:table-cell>
          <table:table-cell table:style-name="ce162" table:formula="of:=1*AND([.H39]=20;[.I39]=0)" office:value-type="float" office:value="0" calcext:value-type="float">
            <text:p>0</text:p>
          </table:table-cell>
          <table:table-cell table:style-name="ce162" table:formula="of:=[.I39]" office:value-type="float" office:value="55" calcext:value-type="float">
            <text:p>55</text:p>
          </table:table-cell>
          <table:table-cell table:style-name="ce162" table:formula="of:=[.H39]" office:value-type="float" office:value="57" calcext:value-type="float">
            <text:p>57</text:p>
          </table:table-cell>
          <table:table-cell table:style-name="ce175" table:formula="of:=[.U39]-[.V39]" office:value-type="float" office:value="-2" calcext:value-type="float">
            <text:p>-2</text:p>
          </table:table-cell>
          <table:table-cell table:number-columns-repeated="20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3</text:p>
          </table:table-cell>
          <table:table-cell table:style-name="ce27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27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162" table:formula="of:=VLOOKUP([.A40];A_4_INPUT_DATE_E_RISULTATI_GIRONI;6;0)" office:value-type="float" office:value="48" calcext:value-type="float">
            <text:p>48</text:p>
          </table:table-cell>
          <table:table-cell table:style-name="ce162" table:formula="of:=VLOOKUP([.A40];A_4_INPUT_DATE_E_RISULTATI_GIRONI;7;0)" office:value-type="float" office:value="36" calcext:value-type="float">
            <text:p>36</text:p>
          </table:table-cell>
          <table:table-cell table:style-name="ce27" table:formula="of:=IF([.H40]&gt;[.I40];[.F40];[.G40])" office:value-type="string" office:string-value="Istrici" calcext:value-type="string">
            <text:p>Istrici</text:p>
          </table:table-cell>
          <table:table-cell table:style-name="ce27" table:formula="of:=IF([.H40]&lt;[.I40];[.F40];[.G40])" office:value-type="string" office:string-value="Muli" calcext:value-type="string">
            <text:p>Muli</text:p>
          </table:table-cell>
          <table:table-cell table:style-name="ce162" table:formula="of:=1*([.H40]&gt;[.I40])" office:value-type="float" office:value="1" calcext:value-type="float">
            <text:p>1</text:p>
          </table:table-cell>
          <table:table-cell table:style-name="ce168" table:formula="of:=1*([.H40]&lt;[.I40])*NOT(AND([.H40]=0;[.I40]=20))" office:value-type="float" office:value="0" calcext:value-type="float">
            <text:p>0</text:p>
          </table:table-cell>
          <table:table-cell table:style-name="ce168" table:formula="of:=1*AND([.H40]=0;[.I40]=20)" office:value-type="float" office:value="0" calcext:value-type="float">
            <text:p>0</text:p>
          </table:table-cell>
          <table:table-cell table:style-name="ce162" table:formula="of:=[.H40]" office:value-type="float" office:value="48" calcext:value-type="float">
            <text:p>48</text:p>
          </table:table-cell>
          <table:table-cell table:style-name="ce162" table:formula="of:=[.I40]" office:value-type="float" office:value="36" calcext:value-type="float">
            <text:p>36</text:p>
          </table:table-cell>
          <table:table-cell table:style-name="ce171" table:formula="of:=[.O40]-[.P40]" office:value-type="float" office:value="12" calcext:value-type="float">
            <text:p>+12</text:p>
          </table:table-cell>
          <table:table-cell table:style-name="ce162" table:formula="of:=1*([.I40]&gt;[.H40])" office:value-type="float" office:value="0" calcext:value-type="float">
            <text:p>0</text:p>
          </table:table-cell>
          <table:table-cell table:style-name="ce162" table:formula="of:=1*([.I40]&lt;[.H40])*NOT(AND([.H40]=20;[.I40]=0))" office:value-type="float" office:value="1" calcext:value-type="float">
            <text:p>1</text:p>
          </table:table-cell>
          <table:table-cell table:style-name="ce162" table:formula="of:=1*AND([.H40]=20;[.I40]=0)" office:value-type="float" office:value="0" calcext:value-type="float">
            <text:p>0</text:p>
          </table:table-cell>
          <table:table-cell table:style-name="ce162" table:formula="of:=[.I40]" office:value-type="float" office:value="36" calcext:value-type="float">
            <text:p>36</text:p>
          </table:table-cell>
          <table:table-cell table:style-name="ce162" table:formula="of:=[.H40]" office:value-type="float" office:value="48" calcext:value-type="float">
            <text:p>48</text:p>
          </table:table-cell>
          <table:table-cell table:style-name="ce175" table:formula="of:=[.U40]-[.V40]" office:value-type="float" office:value="-12" calcext:value-type="float">
            <text:p>-12</text:p>
          </table:table-cell>
          <table:table-cell table:number-columns-repeated="20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1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27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162" table:formula="of:=VLOOKUP([.A41];A_4_INPUT_DATE_E_RISULTATI_GIRONI;6;0)" office:value-type="float" office:value="32" calcext:value-type="float">
            <text:p>32</text:p>
          </table:table-cell>
          <table:table-cell table:style-name="ce162" table:formula="of:=VLOOKUP([.A41];A_4_INPUT_DATE_E_RISULTATI_GIRONI;7;0)" office:value-type="float" office:value="31" calcext:value-type="float">
            <text:p>31</text:p>
          </table:table-cell>
          <table:table-cell table:style-name="ce27" table:formula="of:=IF([.H41]&gt;[.I41];[.F41];[.G41])" office:value-type="string" office:string-value="Istrici" calcext:value-type="string">
            <text:p>Istrici</text:p>
          </table:table-cell>
          <table:table-cell table:style-name="ce27" table:formula="of:=IF([.H41]&lt;[.I41];[.F41];[.G41])" office:value-type="string" office:string-value="Orche" calcext:value-type="string">
            <text:p>Orche</text:p>
          </table:table-cell>
          <table:table-cell table:style-name="ce162" table:formula="of:=1*([.H41]&gt;[.I41])" office:value-type="float" office:value="1" calcext:value-type="float">
            <text:p>1</text:p>
          </table:table-cell>
          <table:table-cell table:style-name="ce168" table:formula="of:=1*([.H41]&lt;[.I41])*NOT(AND([.H41]=0;[.I41]=20))" office:value-type="float" office:value="0" calcext:value-type="float">
            <text:p>0</text:p>
          </table:table-cell>
          <table:table-cell table:style-name="ce168" table:formula="of:=1*AND([.H41]=0;[.I41]=20)" office:value-type="float" office:value="0" calcext:value-type="float">
            <text:p>0</text:p>
          </table:table-cell>
          <table:table-cell table:style-name="ce162" table:formula="of:=[.H41]" office:value-type="float" office:value="32" calcext:value-type="float">
            <text:p>32</text:p>
          </table:table-cell>
          <table:table-cell table:style-name="ce162" table:formula="of:=[.I41]" office:value-type="float" office:value="31" calcext:value-type="float">
            <text:p>31</text:p>
          </table:table-cell>
          <table:table-cell table:style-name="ce171" table:formula="of:=[.O41]-[.P41]" office:value-type="float" office:value="1" calcext:value-type="float">
            <text:p>+1</text:p>
          </table:table-cell>
          <table:table-cell table:style-name="ce162" table:formula="of:=1*([.I41]&gt;[.H41])" office:value-type="float" office:value="0" calcext:value-type="float">
            <text:p>0</text:p>
          </table:table-cell>
          <table:table-cell table:style-name="ce162" table:formula="of:=1*([.I41]&lt;[.H41])*NOT(AND([.H41]=20;[.I41]=0))" office:value-type="float" office:value="1" calcext:value-type="float">
            <text:p>1</text:p>
          </table:table-cell>
          <table:table-cell table:style-name="ce162" table:formula="of:=1*AND([.H41]=20;[.I41]=0)" office:value-type="float" office:value="0" calcext:value-type="float">
            <text:p>0</text:p>
          </table:table-cell>
          <table:table-cell table:style-name="ce162" table:formula="of:=[.I41]" office:value-type="float" office:value="31" calcext:value-type="float">
            <text:p>31</text:p>
          </table:table-cell>
          <table:table-cell table:style-name="ce162" table:formula="of:=[.H41]" office:value-type="float" office:value="32" calcext:value-type="float">
            <text:p>32</text:p>
          </table:table-cell>
          <table:table-cell table:style-name="ce175" table:formula="of:=[.U41]-[.V41]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2</text:p>
          </table:table-cell>
          <table:table-cell table:style-name="ce162" office:value-type="string" calcext:value-type="string">
            <text:p>G3</text:p>
          </table:table-cell>
          <table:table-cell table:style-name="ce27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27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162" table:formula="of:=VLOOKUP([.A42];A_4_INPUT_DATE_E_RISULTATI_GIRONI;6;0)" office:value-type="float" office:value="56" calcext:value-type="float">
            <text:p>56</text:p>
          </table:table-cell>
          <table:table-cell table:style-name="ce162" table:formula="of:=VLOOKUP([.A42];A_4_INPUT_DATE_E_RISULTATI_GIRONI;7;0)" office:value-type="float" office:value="58" calcext:value-type="float">
            <text:p>58</text:p>
          </table:table-cell>
          <table:table-cell table:style-name="ce27" table:formula="of:=IF([.H42]&gt;[.I42];[.F42];[.G42])" office:value-type="string" office:string-value="Muli" calcext:value-type="string">
            <text:p>Muli</text:p>
          </table:table-cell>
          <table:table-cell table:style-name="ce27" table:formula="of:=IF([.H42]&lt;[.I42];[.F42];[.G42])" office:value-type="string" office:string-value="Gorilla" calcext:value-type="string">
            <text:p>Gorilla</text:p>
          </table:table-cell>
          <table:table-cell table:style-name="ce162" table:formula="of:=1*([.H42]&gt;[.I42])" office:value-type="float" office:value="0" calcext:value-type="float">
            <text:p>0</text:p>
          </table:table-cell>
          <table:table-cell table:style-name="ce168" table:formula="of:=1*([.H42]&lt;[.I42])*NOT(AND([.H42]=0;[.I42]=20))" office:value-type="float" office:value="1" calcext:value-type="float">
            <text:p>1</text:p>
          </table:table-cell>
          <table:table-cell table:style-name="ce168" table:formula="of:=1*AND([.H42]=0;[.I42]=20)" office:value-type="float" office:value="0" calcext:value-type="float">
            <text:p>0</text:p>
          </table:table-cell>
          <table:table-cell table:style-name="ce162" table:formula="of:=[.H42]" office:value-type="float" office:value="56" calcext:value-type="float">
            <text:p>56</text:p>
          </table:table-cell>
          <table:table-cell table:style-name="ce162" table:formula="of:=[.I42]" office:value-type="float" office:value="58" calcext:value-type="float">
            <text:p>58</text:p>
          </table:table-cell>
          <table:table-cell table:style-name="ce171" table:formula="of:=[.O42]-[.P42]" office:value-type="float" office:value="-2" calcext:value-type="float">
            <text:p>-2</text:p>
          </table:table-cell>
          <table:table-cell table:style-name="ce162" table:formula="of:=1*([.I42]&gt;[.H42])" office:value-type="float" office:value="1" calcext:value-type="float">
            <text:p>1</text:p>
          </table:table-cell>
          <table:table-cell table:style-name="ce162" table:formula="of:=1*([.I42]&lt;[.H42])*NOT(AND([.H42]=20;[.I42]=0))" office:value-type="float" office:value="0" calcext:value-type="float">
            <text:p>0</text:p>
          </table:table-cell>
          <table:table-cell table:style-name="ce162" table:formula="of:=1*AND([.H42]=20;[.I42]=0)" office:value-type="float" office:value="0" calcext:value-type="float">
            <text:p>0</text:p>
          </table:table-cell>
          <table:table-cell table:style-name="ce162" table:formula="of:=[.I42]" office:value-type="float" office:value="58" calcext:value-type="float">
            <text:p>58</text:p>
          </table:table-cell>
          <table:table-cell table:style-name="ce162" table:formula="of:=[.H42]" office:value-type="float" office:value="56" calcext:value-type="float">
            <text:p>56</text:p>
          </table:table-cell>
          <table:table-cell table:style-name="ce175" table:formula="of:=[.U42]-[.V42]" office:value-type="float" office:value="2" calcext:value-type="float">
            <text:p>+2</text:p>
          </table:table-cell>
          <table:table-cell table:number-columns-repeated="20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2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27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162" table:formula="of:=VLOOKUP([.A43];A_4_INPUT_DATE_E_RISULTATI_GIRONI;6;0)" office:value-type="float" office:value="50" calcext:value-type="float">
            <text:p>50</text:p>
          </table:table-cell>
          <table:table-cell table:style-name="ce162" table:formula="of:=VLOOKUP([.A43];A_4_INPUT_DATE_E_RISULTATI_GIRONI;7;0)" office:value-type="float" office:value="64" calcext:value-type="float">
            <text:p>64</text:p>
          </table:table-cell>
          <table:table-cell table:style-name="ce27" table:formula="of:=IF([.H43]&gt;[.I43];[.F43];[.G43])" office:value-type="string" office:string-value="Orche" calcext:value-type="string">
            <text:p>Orche</text:p>
          </table:table-cell>
          <table:table-cell table:style-name="ce27" table:formula="of:=IF([.H43]&lt;[.I43];[.F43];[.G43])" office:value-type="string" office:string-value="Gorilla" calcext:value-type="string">
            <text:p>Gorilla</text:p>
          </table:table-cell>
          <table:table-cell table:style-name="ce162" table:formula="of:=1*([.H43]&gt;[.I43])" office:value-type="float" office:value="0" calcext:value-type="float">
            <text:p>0</text:p>
          </table:table-cell>
          <table:table-cell table:style-name="ce168" table:formula="of:=1*([.H43]&lt;[.I43])*NOT(AND([.H43]=0;[.I43]=20))" office:value-type="float" office:value="1" calcext:value-type="float">
            <text:p>1</text:p>
          </table:table-cell>
          <table:table-cell table:style-name="ce168" table:formula="of:=1*AND([.H43]=0;[.I43]=20)" office:value-type="float" office:value="0" calcext:value-type="float">
            <text:p>0</text:p>
          </table:table-cell>
          <table:table-cell table:style-name="ce162" table:formula="of:=[.H43]" office:value-type="float" office:value="50" calcext:value-type="float">
            <text:p>50</text:p>
          </table:table-cell>
          <table:table-cell table:style-name="ce162" table:formula="of:=[.I43]" office:value-type="float" office:value="64" calcext:value-type="float">
            <text:p>64</text:p>
          </table:table-cell>
          <table:table-cell table:style-name="ce171" table:formula="of:=[.O43]-[.P43]" office:value-type="float" office:value="-14" calcext:value-type="float">
            <text:p>-14</text:p>
          </table:table-cell>
          <table:table-cell table:style-name="ce162" table:formula="of:=1*([.I43]&gt;[.H43])" office:value-type="float" office:value="1" calcext:value-type="float">
            <text:p>1</text:p>
          </table:table-cell>
          <table:table-cell table:style-name="ce162" table:formula="of:=1*([.I43]&lt;[.H43])*NOT(AND([.H43]=20;[.I43]=0))" office:value-type="float" office:value="0" calcext:value-type="float">
            <text:p>0</text:p>
          </table:table-cell>
          <table:table-cell table:style-name="ce162" table:formula="of:=1*AND([.H43]=20;[.I43]=0)" office:value-type="float" office:value="0" calcext:value-type="float">
            <text:p>0</text:p>
          </table:table-cell>
          <table:table-cell table:style-name="ce162" table:formula="of:=[.I43]" office:value-type="float" office:value="64" calcext:value-type="float">
            <text:p>64</text:p>
          </table:table-cell>
          <table:table-cell table:style-name="ce162" table:formula="of:=[.H43]" office:value-type="float" office:value="50" calcext:value-type="float">
            <text:p>50</text:p>
          </table:table-cell>
          <table:table-cell table:style-name="ce175" table:formula="of:=[.U43]-[.V43]" office:value-type="float" office:value="14" calcext:value-type="float">
            <text:p>+14</text:p>
          </table:table-cell>
          <table:table-cell table:number-columns-repeated="20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G</text:p>
          </table:table-cell>
          <table:table-cell table:style-name="ce162" office:value-type="string" calcext:value-type="string">
            <text:p>G3</text:p>
          </table:table-cell>
          <table:table-cell table:style-name="ce162" office:value-type="string" calcext:value-type="string">
            <text:p>G4</text:p>
          </table:table-cell>
          <table:table-cell table:style-name="ce27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27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162" table:formula="of:=VLOOKUP([.A44];A_4_INPUT_DATE_E_RISULTATI_GIRONI;6;0)" office:value-type="float" office:value="49" calcext:value-type="float">
            <text:p>49</text:p>
          </table:table-cell>
          <table:table-cell table:style-name="ce162" table:formula="of:=VLOOKUP([.A44];A_4_INPUT_DATE_E_RISULTATI_GIRONI;7;0)" office:value-type="float" office:value="88" calcext:value-type="float">
            <text:p>88</text:p>
          </table:table-cell>
          <table:table-cell table:style-name="ce27" table:formula="of:=IF([.H44]&gt;[.I44];[.F44];[.G44])" office:value-type="string" office:string-value="Orche" calcext:value-type="string">
            <text:p>Orche</text:p>
          </table:table-cell>
          <table:table-cell table:style-name="ce27" table:formula="of:=IF([.H44]&lt;[.I44];[.F44];[.G44])" office:value-type="string" office:string-value="Muli" calcext:value-type="string">
            <text:p>Muli</text:p>
          </table:table-cell>
          <table:table-cell table:style-name="ce162" table:formula="of:=1*([.H44]&gt;[.I44])" office:value-type="float" office:value="0" calcext:value-type="float">
            <text:p>0</text:p>
          </table:table-cell>
          <table:table-cell table:style-name="ce168" table:formula="of:=1*([.H44]&lt;[.I44])*NOT(AND([.H44]=0;[.I44]=20))" office:value-type="float" office:value="1" calcext:value-type="float">
            <text:p>1</text:p>
          </table:table-cell>
          <table:table-cell table:style-name="ce168" table:formula="of:=1*AND([.H44]=0;[.I44]=20)" office:value-type="float" office:value="0" calcext:value-type="float">
            <text:p>0</text:p>
          </table:table-cell>
          <table:table-cell table:style-name="ce162" table:formula="of:=[.H44]" office:value-type="float" office:value="49" calcext:value-type="float">
            <text:p>49</text:p>
          </table:table-cell>
          <table:table-cell table:style-name="ce162" table:formula="of:=[.I44]" office:value-type="float" office:value="88" calcext:value-type="float">
            <text:p>88</text:p>
          </table:table-cell>
          <table:table-cell table:style-name="ce171" table:formula="of:=[.O44]-[.P44]" office:value-type="float" office:value="-39" calcext:value-type="float">
            <text:p>-39</text:p>
          </table:table-cell>
          <table:table-cell table:style-name="ce162" table:formula="of:=1*([.I44]&gt;[.H44])" office:value-type="float" office:value="1" calcext:value-type="float">
            <text:p>1</text:p>
          </table:table-cell>
          <table:table-cell table:style-name="ce162" table:formula="of:=1*([.I44]&lt;[.H44])*NOT(AND([.H44]=20;[.I44]=0))" office:value-type="float" office:value="0" calcext:value-type="float">
            <text:p>0</text:p>
          </table:table-cell>
          <table:table-cell table:style-name="ce162" table:formula="of:=1*AND([.H44]=20;[.I44]=0)" office:value-type="float" office:value="0" calcext:value-type="float">
            <text:p>0</text:p>
          </table:table-cell>
          <table:table-cell table:style-name="ce162" table:formula="of:=[.I44]" office:value-type="float" office:value="88" calcext:value-type="float">
            <text:p>88</text:p>
          </table:table-cell>
          <table:table-cell table:style-name="ce162" table:formula="of:=[.H44]" office:value-type="float" office:value="49" calcext:value-type="float">
            <text:p>49</text:p>
          </table:table-cell>
          <table:table-cell table:style-name="ce175" table:formula="of:=[.U44]-[.V44]" office:value-type="float" office:value="39" calcext:value-type="float">
            <text:p>+39</text:p>
          </table:table-cell>
          <table:table-cell table:number-columns-repeated="20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2</text:p>
          </table:table-cell>
          <table:table-cell table:style-name="ce27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27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162" table:formula="of:=VLOOKUP([.A45];A_4_INPUT_DATE_E_RISULTATI_GIRONI;6;0)" office:value-type="float" office:value="28" calcext:value-type="float">
            <text:p>28</text:p>
          </table:table-cell>
          <table:table-cell table:style-name="ce162" table:formula="of:=VLOOKUP([.A45];A_4_INPUT_DATE_E_RISULTATI_GIRONI;7;0)" office:value-type="float" office:value="93" calcext:value-type="float">
            <text:p>93</text:p>
          </table:table-cell>
          <table:table-cell table:style-name="ce27" table:formula="of:=IF([.H45]&gt;[.I45];[.F45];[.G45])" office:value-type="string" office:string-value="Scorpioni" calcext:value-type="string">
            <text:p>Scorpioni</text:p>
          </table:table-cell>
          <table:table-cell table:style-name="ce27" table:formula="of:=IF([.H45]&lt;[.I45];[.F45];[.G45])" office:value-type="string" office:string-value="Piranha" calcext:value-type="string">
            <text:p>Piranha</text:p>
          </table:table-cell>
          <table:table-cell table:style-name="ce162" table:formula="of:=1*([.H45]&gt;[.I45])" office:value-type="float" office:value="0" calcext:value-type="float">
            <text:p>0</text:p>
          </table:table-cell>
          <table:table-cell table:style-name="ce168" table:formula="of:=1*([.H45]&lt;[.I45])*NOT(AND([.H45]=0;[.I45]=20))" office:value-type="float" office:value="1" calcext:value-type="float">
            <text:p>1</text:p>
          </table:table-cell>
          <table:table-cell table:style-name="ce168" table:formula="of:=1*AND([.H45]=0;[.I45]=20)" office:value-type="float" office:value="0" calcext:value-type="float">
            <text:p>0</text:p>
          </table:table-cell>
          <table:table-cell table:style-name="ce162" table:formula="of:=[.H45]" office:value-type="float" office:value="28" calcext:value-type="float">
            <text:p>28</text:p>
          </table:table-cell>
          <table:table-cell table:style-name="ce162" table:formula="of:=[.I45]" office:value-type="float" office:value="93" calcext:value-type="float">
            <text:p>93</text:p>
          </table:table-cell>
          <table:table-cell table:style-name="ce171" table:formula="of:=[.O45]-[.P45]" office:value-type="float" office:value="-65" calcext:value-type="float">
            <text:p>-65</text:p>
          </table:table-cell>
          <table:table-cell table:style-name="ce162" table:formula="of:=1*([.I45]&gt;[.H45])" office:value-type="float" office:value="1" calcext:value-type="float">
            <text:p>1</text:p>
          </table:table-cell>
          <table:table-cell table:style-name="ce162" table:formula="of:=1*([.I45]&lt;[.H45])*NOT(AND([.H45]=20;[.I45]=0))" office:value-type="float" office:value="0" calcext:value-type="float">
            <text:p>0</text:p>
          </table:table-cell>
          <table:table-cell table:style-name="ce162" table:formula="of:=1*AND([.H45]=20;[.I45]=0)" office:value-type="float" office:value="0" calcext:value-type="float">
            <text:p>0</text:p>
          </table:table-cell>
          <table:table-cell table:style-name="ce162" table:formula="of:=[.I45]" office:value-type="float" office:value="93" calcext:value-type="float">
            <text:p>93</text:p>
          </table:table-cell>
          <table:table-cell table:style-name="ce162" table:formula="of:=[.H45]" office:value-type="float" office:value="28" calcext:value-type="float">
            <text:p>28</text:p>
          </table:table-cell>
          <table:table-cell table:style-name="ce175" table:formula="of:=[.U45]-[.V45]" office:value-type="float" office:value="65" calcext:value-type="float">
            <text:p>+65</text:p>
          </table:table-cell>
          <table:table-cell table:number-columns-repeated="20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3</text:p>
          </table:table-cell>
          <table:table-cell table:style-name="ce27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27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162" table:formula="of:=VLOOKUP([.A46];A_4_INPUT_DATE_E_RISULTATI_GIRONI;6;0)" office:value-type="float" office:value="75" calcext:value-type="float">
            <text:p>75</text:p>
          </table:table-cell>
          <table:table-cell table:style-name="ce162" table:formula="of:=VLOOKUP([.A46];A_4_INPUT_DATE_E_RISULTATI_GIRONI;7;0)" office:value-type="float" office:value="49" calcext:value-type="float">
            <text:p>49</text:p>
          </table:table-cell>
          <table:table-cell table:style-name="ce27" table:formula="of:=IF([.H46]&gt;[.I46];[.F46];[.G46])" office:value-type="string" office:string-value="Piranha" calcext:value-type="string">
            <text:p>Piranha</text:p>
          </table:table-cell>
          <table:table-cell table:style-name="ce27" table:formula="of:=IF([.H46]&lt;[.I46];[.F46];[.G46])" office:value-type="string" office:string-value="Tonni" calcext:value-type="string">
            <text:p>Tonni</text:p>
          </table:table-cell>
          <table:table-cell table:style-name="ce162" table:formula="of:=1*([.H46]&gt;[.I46])" office:value-type="float" office:value="1" calcext:value-type="float">
            <text:p>1</text:p>
          </table:table-cell>
          <table:table-cell table:style-name="ce168" table:formula="of:=1*([.H46]&lt;[.I46])*NOT(AND([.H46]=0;[.I46]=20))" office:value-type="float" office:value="0" calcext:value-type="float">
            <text:p>0</text:p>
          </table:table-cell>
          <table:table-cell table:style-name="ce168" table:formula="of:=1*AND([.H46]=0;[.I46]=20)" office:value-type="float" office:value="0" calcext:value-type="float">
            <text:p>0</text:p>
          </table:table-cell>
          <table:table-cell table:style-name="ce162" table:formula="of:=[.H46]" office:value-type="float" office:value="75" calcext:value-type="float">
            <text:p>75</text:p>
          </table:table-cell>
          <table:table-cell table:style-name="ce162" table:formula="of:=[.I46]" office:value-type="float" office:value="49" calcext:value-type="float">
            <text:p>49</text:p>
          </table:table-cell>
          <table:table-cell table:style-name="ce171" table:formula="of:=[.O46]-[.P46]" office:value-type="float" office:value="26" calcext:value-type="float">
            <text:p>+26</text:p>
          </table:table-cell>
          <table:table-cell table:style-name="ce162" table:formula="of:=1*([.I46]&gt;[.H46])" office:value-type="float" office:value="0" calcext:value-type="float">
            <text:p>0</text:p>
          </table:table-cell>
          <table:table-cell table:style-name="ce162" table:formula="of:=1*([.I46]&lt;[.H46])*NOT(AND([.H46]=20;[.I46]=0))" office:value-type="float" office:value="1" calcext:value-type="float">
            <text:p>1</text:p>
          </table:table-cell>
          <table:table-cell table:style-name="ce162" table:formula="of:=1*AND([.H46]=20;[.I46]=0)" office:value-type="float" office:value="0" calcext:value-type="float">
            <text:p>0</text:p>
          </table:table-cell>
          <table:table-cell table:style-name="ce162" table:formula="of:=[.I46]" office:value-type="float" office:value="49" calcext:value-type="float">
            <text:p>49</text:p>
          </table:table-cell>
          <table:table-cell table:style-name="ce162" table:formula="of:=[.H46]" office:value-type="float" office:value="75" calcext:value-type="float">
            <text:p>75</text:p>
          </table:table-cell>
          <table:table-cell table:style-name="ce175" table:formula="of:=[.U46]-[.V46]"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1</text:p>
          </table:table-cell>
          <table:table-cell table:style-name="ce162" office:value-type="string" calcext:value-type="string">
            <text:p>H4</text:p>
          </table:table-cell>
          <table:table-cell table:style-name="ce27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27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162" table:formula="of:=VLOOKUP([.A47];A_4_INPUT_DATE_E_RISULTATI_GIRONI;6;0)" office:value-type="float" office:value="86" calcext:value-type="float">
            <text:p>86</text:p>
          </table:table-cell>
          <table:table-cell table:style-name="ce162" table:formula="of:=VLOOKUP([.A47];A_4_INPUT_DATE_E_RISULTATI_GIRONI;7;0)" office:value-type="float" office:value="73" calcext:value-type="float">
            <text:p>73</text:p>
          </table:table-cell>
          <table:table-cell table:style-name="ce27" table:formula="of:=IF([.H47]&gt;[.I47];[.F47];[.G47])" office:value-type="string" office:string-value="Piranha" calcext:value-type="string">
            <text:p>Piranha</text:p>
          </table:table-cell>
          <table:table-cell table:style-name="ce27" table:formula="of:=IF([.H47]&lt;[.I47];[.F47];[.G47])" office:value-type="string" office:string-value="Zebre" calcext:value-type="string">
            <text:p>Zebre</text:p>
          </table:table-cell>
          <table:table-cell table:style-name="ce162" table:formula="of:=1*([.H47]&gt;[.I47])" office:value-type="float" office:value="1" calcext:value-type="float">
            <text:p>1</text:p>
          </table:table-cell>
          <table:table-cell table:style-name="ce168" table:formula="of:=1*([.H47]&lt;[.I47])*NOT(AND([.H47]=0;[.I47]=20))" office:value-type="float" office:value="0" calcext:value-type="float">
            <text:p>0</text:p>
          </table:table-cell>
          <table:table-cell table:style-name="ce168" table:formula="of:=1*AND([.H47]=0;[.I47]=20)" office:value-type="float" office:value="0" calcext:value-type="float">
            <text:p>0</text:p>
          </table:table-cell>
          <table:table-cell table:style-name="ce162" table:formula="of:=[.H47]" office:value-type="float" office:value="86" calcext:value-type="float">
            <text:p>86</text:p>
          </table:table-cell>
          <table:table-cell table:style-name="ce162" table:formula="of:=[.I47]" office:value-type="float" office:value="73" calcext:value-type="float">
            <text:p>73</text:p>
          </table:table-cell>
          <table:table-cell table:style-name="ce171" table:formula="of:=[.O47]-[.P47]" office:value-type="float" office:value="13" calcext:value-type="float">
            <text:p>+13</text:p>
          </table:table-cell>
          <table:table-cell table:style-name="ce162" table:formula="of:=1*([.I47]&gt;[.H47])" office:value-type="float" office:value="0" calcext:value-type="float">
            <text:p>0</text:p>
          </table:table-cell>
          <table:table-cell table:style-name="ce162" table:formula="of:=1*([.I47]&lt;[.H47])*NOT(AND([.H47]=20;[.I47]=0))" office:value-type="float" office:value="1" calcext:value-type="float">
            <text:p>1</text:p>
          </table:table-cell>
          <table:table-cell table:style-name="ce162" table:formula="of:=1*AND([.H47]=20;[.I47]=0)" office:value-type="float" office:value="0" calcext:value-type="float">
            <text:p>0</text:p>
          </table:table-cell>
          <table:table-cell table:style-name="ce162" table:formula="of:=[.I47]" office:value-type="float" office:value="73" calcext:value-type="float">
            <text:p>73</text:p>
          </table:table-cell>
          <table:table-cell table:style-name="ce162" table:formula="of:=[.H47]" office:value-type="float" office:value="86" calcext:value-type="float">
            <text:p>86</text:p>
          </table:table-cell>
          <table:table-cell table:style-name="ce175" table:formula="of:=[.U47]-[.V47]" office:value-type="float" office:value="-13" calcext:value-type="float">
            <text:p>-13</text:p>
          </table:table-cell>
          <table:table-cell table:number-columns-repeated="20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2</text:p>
          </table:table-cell>
          <table:table-cell table:style-name="ce162" office:value-type="string" calcext:value-type="string">
            <text:p>H3</text:p>
          </table:table-cell>
          <table:table-cell table:style-name="ce27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27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162" table:formula="of:=VLOOKUP([.A48];A_4_INPUT_DATE_E_RISULTATI_GIRONI;6;0)" office:value-type="float" office:value="39" calcext:value-type="float">
            <text:p>39</text:p>
          </table:table-cell>
          <table:table-cell table:style-name="ce162" table:formula="of:=VLOOKUP([.A48];A_4_INPUT_DATE_E_RISULTATI_GIRONI;7;0)" office:value-type="float" office:value="81" calcext:value-type="float">
            <text:p>81</text:p>
          </table:table-cell>
          <table:table-cell table:style-name="ce27" table:formula="of:=IF([.H48]&gt;[.I48];[.F48];[.G48])" office:value-type="string" office:string-value="Tonni" calcext:value-type="string">
            <text:p>Tonni</text:p>
          </table:table-cell>
          <table:table-cell table:style-name="ce27" table:formula="of:=IF([.H48]&lt;[.I48];[.F48];[.G48])" office:value-type="string" office:string-value="Scorpioni" calcext:value-type="string">
            <text:p>Scorpioni</text:p>
          </table:table-cell>
          <table:table-cell table:style-name="ce162" table:formula="of:=1*([.H48]&gt;[.I48])" office:value-type="float" office:value="0" calcext:value-type="float">
            <text:p>0</text:p>
          </table:table-cell>
          <table:table-cell table:style-name="ce168" table:formula="of:=1*([.H48]&lt;[.I48])*NOT(AND([.H48]=0;[.I48]=20))" office:value-type="float" office:value="1" calcext:value-type="float">
            <text:p>1</text:p>
          </table:table-cell>
          <table:table-cell table:style-name="ce168" table:formula="of:=1*AND([.H48]=0;[.I48]=20)" office:value-type="float" office:value="0" calcext:value-type="float">
            <text:p>0</text:p>
          </table:table-cell>
          <table:table-cell table:style-name="ce162" table:formula="of:=[.H48]" office:value-type="float" office:value="39" calcext:value-type="float">
            <text:p>39</text:p>
          </table:table-cell>
          <table:table-cell table:style-name="ce162" table:formula="of:=[.I48]" office:value-type="float" office:value="81" calcext:value-type="float">
            <text:p>81</text:p>
          </table:table-cell>
          <table:table-cell table:style-name="ce171" table:formula="of:=[.O48]-[.P48]" office:value-type="float" office:value="-42" calcext:value-type="float">
            <text:p>-42</text:p>
          </table:table-cell>
          <table:table-cell table:style-name="ce162" table:formula="of:=1*([.I48]&gt;[.H48])" office:value-type="float" office:value="1" calcext:value-type="float">
            <text:p>1</text:p>
          </table:table-cell>
          <table:table-cell table:style-name="ce162" table:formula="of:=1*([.I48]&lt;[.H48])*NOT(AND([.H48]=20;[.I48]=0))" office:value-type="float" office:value="0" calcext:value-type="float">
            <text:p>0</text:p>
          </table:table-cell>
          <table:table-cell table:style-name="ce162" table:formula="of:=1*AND([.H48]=20;[.I48]=0)" office:value-type="float" office:value="0" calcext:value-type="float">
            <text:p>0</text:p>
          </table:table-cell>
          <table:table-cell table:style-name="ce162" table:formula="of:=[.I48]" office:value-type="float" office:value="81" calcext:value-type="float">
            <text:p>81</text:p>
          </table:table-cell>
          <table:table-cell table:style-name="ce162" table:formula="of:=[.H48]" office:value-type="float" office:value="39" calcext:value-type="float">
            <text:p>39</text:p>
          </table:table-cell>
          <table:table-cell table:style-name="ce175" table:formula="of:=[.U48]-[.V48]" office:value-type="float" office:value="42" calcext:value-type="float">
            <text:p>+42</text:p>
          </table:table-cell>
          <table:table-cell table:number-columns-repeated="20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49" office:value-type="string" calcext:value-type="string">
            <text:p>Girone</text:p>
          </table:table-cell>
          <table:table-cell table:style-name="ce153" office:value-type="string" calcext:value-type="string">
            <text:p>H</text:p>
          </table:table-cell>
          <table:table-cell table:style-name="ce162" office:value-type="string" calcext:value-type="string">
            <text:p>H2</text:p>
          </table:table-cell>
          <table:table-cell table:style-name="ce162" office:value-type="string" calcext:value-type="string">
            <text:p>H4</text:p>
          </table:table-cell>
          <table:table-cell table:style-name="ce27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27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162" table:formula="of:=VLOOKUP([.A49];A_4_INPUT_DATE_E_RISULTATI_GIRONI;6;0)" office:value-type="float" office:value="82" calcext:value-type="float">
            <text:p>82</text:p>
          </table:table-cell>
          <table:table-cell table:style-name="ce162" table:formula="of:=VLOOKUP([.A49];A_4_INPUT_DATE_E_RISULTATI_GIRONI;7;0)" office:value-type="float" office:value="74" calcext:value-type="float">
            <text:p>74</text:p>
          </table:table-cell>
          <table:table-cell table:style-name="ce27" table:formula="of:=IF([.H49]&gt;[.I49];[.F49];[.G49])" office:value-type="string" office:string-value="Scorpioni" calcext:value-type="string">
            <text:p>Scorpioni</text:p>
          </table:table-cell>
          <table:table-cell table:style-name="ce27" table:formula="of:=IF([.H49]&lt;[.I49];[.F49];[.G49])" office:value-type="string" office:string-value="Zebre" calcext:value-type="string">
            <text:p>Zebre</text:p>
          </table:table-cell>
          <table:table-cell table:style-name="ce162" table:formula="of:=1*([.H49]&gt;[.I49])" office:value-type="float" office:value="1" calcext:value-type="float">
            <text:p>1</text:p>
          </table:table-cell>
          <table:table-cell table:style-name="ce168" table:formula="of:=1*([.H49]&lt;[.I49])*NOT(AND([.H49]=0;[.I49]=20))" office:value-type="float" office:value="0" calcext:value-type="float">
            <text:p>0</text:p>
          </table:table-cell>
          <table:table-cell table:style-name="ce168" table:formula="of:=1*AND([.H49]=0;[.I49]=20)" office:value-type="float" office:value="0" calcext:value-type="float">
            <text:p>0</text:p>
          </table:table-cell>
          <table:table-cell table:style-name="ce162" table:formula="of:=[.H49]" office:value-type="float" office:value="82" calcext:value-type="float">
            <text:p>82</text:p>
          </table:table-cell>
          <table:table-cell table:style-name="ce162" table:formula="of:=[.I49]" office:value-type="float" office:value="74" calcext:value-type="float">
            <text:p>74</text:p>
          </table:table-cell>
          <table:table-cell table:style-name="ce171" table:formula="of:=[.O49]-[.P49]" office:value-type="float" office:value="8" calcext:value-type="float">
            <text:p>+8</text:p>
          </table:table-cell>
          <table:table-cell table:style-name="ce162" table:formula="of:=1*([.I49]&gt;[.H49])" office:value-type="float" office:value="0" calcext:value-type="float">
            <text:p>0</text:p>
          </table:table-cell>
          <table:table-cell table:style-name="ce162" table:formula="of:=1*([.I49]&lt;[.H49])*NOT(AND([.H49]=20;[.I49]=0))" office:value-type="float" office:value="1" calcext:value-type="float">
            <text:p>1</text:p>
          </table:table-cell>
          <table:table-cell table:style-name="ce162" table:formula="of:=1*AND([.H49]=20;[.I49]=0)" office:value-type="float" office:value="0" calcext:value-type="float">
            <text:p>0</text:p>
          </table:table-cell>
          <table:table-cell table:style-name="ce162" table:formula="of:=[.I49]" office:value-type="float" office:value="74" calcext:value-type="float">
            <text:p>74</text:p>
          </table:table-cell>
          <table:table-cell table:style-name="ce162" table:formula="of:=[.H49]" office:value-type="float" office:value="82" calcext:value-type="float">
            <text:p>82</text:p>
          </table:table-cell>
          <table:table-cell table:style-name="ce175" table:formula="of:=[.U49]-[.V49]" office:value-type="float" office:value="-8" calcext:value-type="float">
            <text:p>-8</text:p>
          </table:table-cell>
          <table:table-cell table:number-columns-repeated="20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150" office:value-type="string" calcext:value-type="string">
            <text:p>Girone</text:p>
          </table:table-cell>
          <table:table-cell table:style-name="ce159" office:value-type="string" calcext:value-type="string">
            <text:p>H</text:p>
          </table:table-cell>
          <table:table-cell table:style-name="ce163" office:value-type="string" calcext:value-type="string">
            <text:p>H3</text:p>
          </table:table-cell>
          <table:table-cell table:style-name="ce163" office:value-type="string" calcext:value-type="string">
            <text:p>H4</text:p>
          </table:table-cell>
          <table:table-cell table:style-name="ce28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28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163" table:formula="of:=VLOOKUP([.A50];A_4_INPUT_DATE_E_RISULTATI_GIRONI;6;0)" office:value-type="float" office:value="55" calcext:value-type="float">
            <text:p>55</text:p>
          </table:table-cell>
          <table:table-cell table:style-name="ce163" table:formula="of:=VLOOKUP([.A50];A_4_INPUT_DATE_E_RISULTATI_GIRONI;7;0)" office:value-type="float" office:value="69" calcext:value-type="float">
            <text:p>69</text:p>
          </table:table-cell>
          <table:table-cell table:style-name="ce28" table:formula="of:=IF([.H50]&gt;[.I50];[.F50];[.G50])" office:value-type="string" office:string-value="Zebre" calcext:value-type="string">
            <text:p>Zebre</text:p>
          </table:table-cell>
          <table:table-cell table:style-name="ce28" table:formula="of:=IF([.H50]&lt;[.I50];[.F50];[.G50])" office:value-type="string" office:string-value="Tonni" calcext:value-type="string">
            <text:p>Tonni</text:p>
          </table:table-cell>
          <table:table-cell table:style-name="ce163" table:formula="of:=1*([.H50]&gt;[.I50])" office:value-type="float" office:value="0" calcext:value-type="float">
            <text:p>0</text:p>
          </table:table-cell>
          <table:table-cell table:style-name="ce169" table:formula="of:=1*([.H50]&lt;[.I50])*NOT(AND([.H50]=0;[.I50]=20))" office:value-type="float" office:value="1" calcext:value-type="float">
            <text:p>1</text:p>
          </table:table-cell>
          <table:table-cell table:style-name="ce169" table:formula="of:=1*AND([.H50]=0;[.I50]=20)" office:value-type="float" office:value="0" calcext:value-type="float">
            <text:p>0</text:p>
          </table:table-cell>
          <table:table-cell table:style-name="ce163" table:formula="of:=[.H50]" office:value-type="float" office:value="55" calcext:value-type="float">
            <text:p>55</text:p>
          </table:table-cell>
          <table:table-cell table:style-name="ce163" table:formula="of:=[.I50]" office:value-type="float" office:value="69" calcext:value-type="float">
            <text:p>69</text:p>
          </table:table-cell>
          <table:table-cell table:style-name="ce172" table:formula="of:=[.O50]-[.P50]" office:value-type="float" office:value="-14" calcext:value-type="float">
            <text:p>-14</text:p>
          </table:table-cell>
          <table:table-cell table:style-name="ce163" table:formula="of:=1*([.I50]&gt;[.H50])" office:value-type="float" office:value="1" calcext:value-type="float">
            <text:p>1</text:p>
          </table:table-cell>
          <table:table-cell table:style-name="ce163" table:formula="of:=1*([.I50]&lt;[.H50])*NOT(AND([.H50]=20;[.I50]=0))" office:value-type="float" office:value="0" calcext:value-type="float">
            <text:p>0</text:p>
          </table:table-cell>
          <table:table-cell table:style-name="ce163" table:formula="of:=1*AND([.H50]=20;[.I50]=0)" office:value-type="float" office:value="0" calcext:value-type="float">
            <text:p>0</text:p>
          </table:table-cell>
          <table:table-cell table:style-name="ce163" table:formula="of:=[.I50]" office:value-type="float" office:value="69" calcext:value-type="float">
            <text:p>69</text:p>
          </table:table-cell>
          <table:table-cell table:style-name="ce163" table:formula="of:=[.H50]" office:value-type="float" office:value="55" calcext:value-type="float">
            <text:p>55</text:p>
          </table:table-cell>
          <table:table-cell table:style-name="ce176" table:formula="of:=[.U50]-[.V50]" office:value-type="float" office:value="14" calcext:value-type="float">
            <text:p>+14</text:p>
          </table:table-cell>
          <table:table-cell table:number-columns-repeated="20"/>
        </table:table-row>
        <table:table-row table:style-name="ro1" table:number-rows-repeated="1048525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B_ELABORAZIONE.C3:B_ELABORAZIONE.C50 B_ELABORAZIONE.Z3:B_ELABORAZIONE.Z34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33" table:visibility="collapse" table:default-cell-style-name="ce248"/>
        <table:table-column table:style-name="co3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5" table:number-columns-repeated="2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63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1" table:default-cell-style-name="Default"/>
        <table:table-column table:style-name="co52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215" office:value-type="string" calcext:value-type="string">
            <text:p>Girone A</text:p>
          </table:table-cell>
          <table:table-cell table:style-name="ce243" office:value-type="string" calcext:value-type="string">
            <text:p>G</text:p>
          </table:table-cell>
          <table:table-cell table:style-name="ce243" office:value-type="string" calcext:value-type="string">
            <text:p>V</text:p>
          </table:table-cell>
          <table:table-cell table:style-name="ce243" office:value-type="string" calcext:value-type="string">
            <text:p>P</text:p>
          </table:table-cell>
          <table:table-cell table:style-name="ce243" office:value-type="string" calcext:value-type="string">
            <text:p>F</text:p>
          </table:table-cell>
          <table:table-cell table:style-name="ce243" office:value-type="string" calcext:value-type="string">
            <text:p>PC</text:p>
          </table:table-cell>
          <table:table-cell table:style-name="ce243" office:value-type="string" calcext:value-type="string">
            <text:p>PGF</text:p>
          </table:table-cell>
          <table:table-cell table:style-name="ce243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16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60" table:formula="of:=VLOOKUP(ROW()-3&amp;RIGHT([.K$3];1);B_CLASSIFICA_GIRONE_A;5;0)" office:value-type="float" office:value="3" calcext:value-type="float">
            <text:p>3</text:p>
          </table:table-cell>
          <table:table-cell table:style-name="ce460" table:formula="of:=VLOOKUP(ROW()-3&amp;RIGHT([.K$3];1);B_CLASSIFICA_GIRONE_A;6;0)" office:value-type="float" office:value="2" calcext:value-type="float">
            <text:p>2</text:p>
          </table:table-cell>
          <table:table-cell table:style-name="ce460" table:formula="of:=VLOOKUP(ROW()-3&amp;RIGHT([.K$3];1);B_CLASSIFICA_GIRONE_A;7;0)" office:value-type="float" office:value="1" calcext:value-type="float">
            <text:p>1</text:p>
          </table:table-cell>
          <table:table-cell table:style-name="ce460" table:formula="of:=VLOOKUP(ROW()-3&amp;RIGHT([.K$3];1);B_CLASSIFICA_GIRONE_A;8;0)" office:value-type="float" office:value="0" calcext:value-type="float">
            <text:p>0</text:p>
          </table:table-cell>
          <table:table-cell table:style-name="ce460" table:formula="of:=VLOOKUP(ROW()-3&amp;RIGHT([.K$3];1);B_CLASSIFICA_GIRONE_A;9;0)" office:value-type="float" office:value="5" calcext:value-type="float">
            <text:p>5</text:p>
          </table:table-cell>
          <table:table-cell table:style-name="ce460" table:formula="of:=VLOOKUP(ROW()-3&amp;RIGHT([.K$3];1);B_CLASSIFICA_GIRONE_A;10;0)" office:value-type="float" office:value="187" calcext:value-type="float">
            <text:p>187</text:p>
          </table:table-cell>
          <table:table-cell table:style-name="ce460" table:formula="of:=VLOOKUP(ROW()-3&amp;RIGHT([.K$3];1);B_CLASSIFICA_GIRONE_A;11;0)" office:value-type="float" office:value="153" calcext:value-type="float">
            <text:p>153</text:p>
          </table:table-cell>
          <table:table-cell/>
          <table:table-cell table:style-name="ce564"/>
          <table:table-cell table:style-name="ce334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17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61" table:formula="of:=VLOOKUP(ROW()-3&amp;RIGHT([.K$3];1);B_CLASSIFICA_GIRONE_A;5;0)" office:value-type="float" office:value="3" calcext:value-type="float">
            <text:p>3</text:p>
          </table:table-cell>
          <table:table-cell table:style-name="ce506" table:formula="of:=VLOOKUP(ROW()-3&amp;RIGHT([.K$3];1);B_CLASSIFICA_GIRONE_A;6;0)" office:value-type="float" office:value="2" calcext:value-type="float">
            <text:p>2</text:p>
          </table:table-cell>
          <table:table-cell table:style-name="ce506" table:formula="of:=VLOOKUP(ROW()-3&amp;RIGHT([.K$3];1);B_CLASSIFICA_GIRONE_A;7;0)" office:value-type="float" office:value="1" calcext:value-type="float">
            <text:p>1</text:p>
          </table:table-cell>
          <table:table-cell table:style-name="ce506" table:formula="of:=VLOOKUP(ROW()-3&amp;RIGHT([.K$3];1);B_CLASSIFICA_GIRONE_A;8;0)" office:value-type="float" office:value="0" calcext:value-type="float">
            <text:p>0</text:p>
          </table:table-cell>
          <table:table-cell table:style-name="ce506" table:formula="of:=VLOOKUP(ROW()-3&amp;RIGHT([.K$3];1);B_CLASSIFICA_GIRONE_A;9;0)" office:value-type="float" office:value="5" calcext:value-type="float">
            <text:p>5</text:p>
          </table:table-cell>
          <table:table-cell table:style-name="ce506" table:formula="of:=VLOOKUP(ROW()-3&amp;RIGHT([.K$3];1);B_CLASSIFICA_GIRONE_A;10;0)" office:value-type="float" office:value="199" calcext:value-type="float">
            <text:p>199</text:p>
          </table:table-cell>
          <table:table-cell table:style-name="ce506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565" office:value-type="string" calcext:value-type="string" table:number-columns-spanned="3" table:number-rows-spanned="1">
            <text:p>gio 10 giu h. 9:00</text:p>
          </table:table-cell>
          <table:covered-table-cell table:style-name="ce334"/>
          <table:covered-table-cell table:style-name="ce351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218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62" table:formula="of:=VLOOKUP(ROW()-3&amp;RIGHT([.K$3];1);B_CLASSIFICA_GIRONE_A;5;0)" office:value-type="float" office:value="3" calcext:value-type="float">
            <text:p>3</text:p>
          </table:table-cell>
          <table:table-cell table:style-name="ce507" table:formula="of:=VLOOKUP(ROW()-3&amp;RIGHT([.K$3];1);B_CLASSIFICA_GIRONE_A;6;0)" office:value-type="float" office:value="1" calcext:value-type="float">
            <text:p>1</text:p>
          </table:table-cell>
          <table:table-cell table:style-name="ce527" table:formula="of:=VLOOKUP(ROW()-3&amp;RIGHT([.K$3];1);B_CLASSIFICA_GIRONE_A;7;0)" office:value-type="float" office:value="2" calcext:value-type="float">
            <text:p>2</text:p>
          </table:table-cell>
          <table:table-cell table:style-name="ce533" table:formula="of:=VLOOKUP(ROW()-3&amp;RIGHT([.K$3];1);B_CLASSIFICA_GIRONE_A;8;0)" office:value-type="float" office:value="0" calcext:value-type="float">
            <text:p>0</text:p>
          </table:table-cell>
          <table:table-cell table:style-name="ce533" table:formula="of:=VLOOKUP(ROW()-3&amp;RIGHT([.K$3];1);B_CLASSIFICA_GIRONE_A;9;0)" office:value-type="float" office:value="4" calcext:value-type="float">
            <text:p>4</text:p>
          </table:table-cell>
          <table:table-cell table:style-name="ce533" table:formula="of:=VLOOKUP(ROW()-3&amp;RIGHT([.K$3];1);B_CLASSIFICA_GIRONE_A;10;0)" office:value-type="float" office:value="131" calcext:value-type="float">
            <text:p>131</text:p>
          </table:table-cell>
          <table:table-cell table:style-name="ce533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office:value-type="float" office:value="49" calcext:value-type="float" table:number-columns-spanned="1" table:number-rows-spanned="2">
            <text:p>49</text:p>
          </table:table-cell>
          <table:table-cell table:style-name="ce573" table:formula="of:=[.K4]" office:value-type="string" office:string-value="Leoni" calcext:value-type="string">
            <text:p>Leoni</text:p>
          </table:table-cell>
          <table:table-cell table:style-name="ce590"/>
          <table:table-cell table:style-name="ce595" office:value-type="string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21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63" table:formula="of:=VLOOKUP(ROW()-3&amp;RIGHT([.K$3];1);B_CLASSIFICA_GIRONE_A;5;0)" office:value-type="float" office:value="3" calcext:value-type="float">
            <text:p>3</text:p>
          </table:table-cell>
          <table:table-cell table:style-name="ce508" table:formula="of:=VLOOKUP(ROW()-3&amp;RIGHT([.K$3];1);B_CLASSIFICA_GIRONE_A;6;0)" office:value-type="float" office:value="1" calcext:value-type="float">
            <text:p>1</text:p>
          </table:table-cell>
          <table:table-cell table:style-name="ce527" table:formula="of:=VLOOKUP(ROW()-3&amp;RIGHT([.K$3];1);B_CLASSIFICA_GIRONE_A;7;0)" office:value-type="float" office:value="2" calcext:value-type="float">
            <text:p>2</text:p>
          </table:table-cell>
          <table:table-cell table:style-name="ce533" table:formula="of:=VLOOKUP(ROW()-3&amp;RIGHT([.K$3];1);B_CLASSIFICA_GIRONE_A;8;0)" office:value-type="float" office:value="0" calcext:value-type="float">
            <text:p>0</text:p>
          </table:table-cell>
          <table:table-cell table:style-name="ce533" table:formula="of:=VLOOKUP(ROW()-3&amp;RIGHT([.K$3];1);B_CLASSIFICA_GIRONE_A;9;0)" office:value-type="float" office:value="4" calcext:value-type="float">
            <text:p>4</text:p>
          </table:table-cell>
          <table:table-cell table:style-name="ce533" table:formula="of:=VLOOKUP(ROW()-3&amp;RIGHT([.K$3];1);B_CLASSIFICA_GIRONE_A;10;0)" office:value-type="float" office:value="151" calcext:value-type="float">
            <text:p>151</text:p>
          </table:table-cell>
          <table:table-cell table:style-name="ce533" table:formula="of:=VLOOKUP(ROW()-3&amp;RIGHT([.K$3];1);B_CLASSIFICA_GIRONE_A;11;0)" office:value-type="float" office:value="161" calcext:value-type="float">
            <text:p>161</text:p>
          </table:table-cell>
          <table:table-cell/>
          <table:covered-table-cell table:style-name="ce567"/>
          <table:table-cell table:style-name="ce574" table:formula="of:=[.K15]" office:value-type="string" office:string-value="Ippopotami" calcext:value-type="string">
            <text:p>Ippopotami</text:p>
          </table:table-cell>
          <table:table-cell table:style-name="ce591"/>
          <table:table-cell table:style-name="ce596" office:value-type="string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351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19" office:value-type="string" calcext:value-type="string">
            <text:p>Girone B</text:p>
          </table:table-cell>
          <table:table-cell table:style-name="ce258" office:value-type="string" calcext:value-type="string">
            <text:p>G</text:p>
          </table:table-cell>
          <table:table-cell table:style-name="ce258" office:value-type="string" calcext:value-type="string">
            <text:p>V</text:p>
          </table:table-cell>
          <table:table-cell table:style-name="ce258" office:value-type="string" calcext:value-type="string">
            <text:p>P</text:p>
          </table:table-cell>
          <table:table-cell table:style-name="ce258" office:value-type="string" calcext:value-type="string">
            <text:p>F</text:p>
          </table:table-cell>
          <table:table-cell table:style-name="ce258" office:value-type="string" calcext:value-type="string">
            <text:p>PC</text:p>
          </table:table-cell>
          <table:table-cell table:style-name="ce258" office:value-type="string" calcext:value-type="string">
            <text:p>PGF</text:p>
          </table:table-cell>
          <table:table-cell table:style-name="ce258" office:value-type="string" calcext:value-type="string">
            <text:p>PGS</text:p>
          </table:table-cell>
          <table:table-cell/>
          <table:table-cell table:style-name="ce564"/>
          <table:table-cell table:style-name="ce334"/>
          <table:table-cell table:style-name="ce592"/>
          <table:table-cell table:style-name="ce597"/>
          <table:table-cell table:style-name="ce455"/>
          <table:table-cell table:style-name="ce602" table:formula="of:=[.T34]+1" office:value-type="float" office:value="57" calcext:value-type="float" table:number-columns-spanned="1" table:number-rows-spanned="2">
            <text:p>57</text:p>
          </table:table-cell>
          <table:table-cell table:style-name="ce604" table:formula="of:=IF([.V6]&amp;[.V7]=&quot;&quot;;&quot;Vincente &quot;&amp;[.T6];IF([.V6]&gt;[.V7];[.U6];[.U7]))" office:value-type="string" office:string-value="Vincente 49" calcext:value-type="string">
            <text:p>Vincente 49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20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65" table:formula="of:=VLOOKUP(ROW()-8&amp;RIGHT([.K$8];1);B_CLASSIFICA_GIRONE_B;5;0)" office:value-type="float" office:value="3" calcext:value-type="float">
            <text:p>3</text:p>
          </table:table-cell>
          <table:table-cell table:style-name="ce465" table:formula="of:=VLOOKUP(ROW()-8&amp;RIGHT([.K$8];1);B_CLASSIFICA_GIRONE_B;6;0)" office:value-type="float" office:value="3" calcext:value-type="float">
            <text:p>3</text:p>
          </table:table-cell>
          <table:table-cell table:style-name="ce465" table:formula="of:=VLOOKUP(ROW()-8&amp;RIGHT([.K$8];1);B_CLASSIFICA_GIRONE_B;7;0)" office:value-type="float" office:value="0" calcext:value-type="float">
            <text:p>0</text:p>
          </table:table-cell>
          <table:table-cell table:style-name="ce465" table:formula="of:=VLOOKUP(ROW()-8&amp;RIGHT([.K$8];1);B_CLASSIFICA_GIRONE_B;8;0)" office:value-type="float" office:value="0" calcext:value-type="float">
            <text:p>0</text:p>
          </table:table-cell>
          <table:table-cell table:style-name="ce465" table:formula="of:=VLOOKUP(ROW()-8&amp;RIGHT([.K$8];1);B_CLASSIFICA_GIRONE_B;9;0)" office:value-type="float" office:value="6" calcext:value-type="float">
            <text:p>6</text:p>
          </table:table-cell>
          <table:table-cell table:style-name="ce465" table:formula="of:=VLOOKUP(ROW()-8&amp;RIGHT([.K$8];1);B_CLASSIFICA_GIRONE_B;10;0)" office:value-type="float" office:value="241" calcext:value-type="float">
            <text:p>241</text:p>
          </table:table-cell>
          <table:table-cell table:style-name="ce465" table:formula="of:=VLOOKUP(ROW()-8&amp;RIGHT([.K$8];1);B_CLASSIFICA_GIRONE_B;11;0)" office:value-type="float" office:value="181" calcext:value-type="float">
            <text:p>181</text:p>
          </table:table-cell>
          <table:table-cell/>
          <table:table-cell table:style-name="ce565" office:value-type="string" calcext:value-type="string" table:number-columns-spanned="3" table:number-rows-spanned="1">
            <text:p>gio 10 giu h. 11:00</text:p>
          </table:table-cell>
          <table:covered-table-cell table:style-name="ce334"/>
          <table:covered-table-cell table:style-name="ce355"/>
          <table:table-cell table:style-name="ce597"/>
          <table:table-cell table:style-name="ce601"/>
          <table:covered-table-cell table:style-name="ce603"/>
          <table:table-cell table:style-name="ce605" table:formula="of:=IF([.V10]&amp;[.V11]=&quot;&quot;;&quot;Vincente &quot;&amp;[.T10];IF([.V10]&gt;[.V11];[.U10];[.U11]))" office:value-type="string" office:string-value="Vincente 50" calcext:value-type="string">
            <text:p>Vincente 50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221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66" table:formula="of:=VLOOKUP(ROW()-8&amp;RIGHT([.K$8];1);B_CLASSIFICA_GIRONE_B;5;0)" office:value-type="float" office:value="3" calcext:value-type="float">
            <text:p>3</text:p>
          </table:table-cell>
          <table:table-cell table:style-name="ce509" table:formula="of:=VLOOKUP(ROW()-8&amp;RIGHT([.K$8];1);B_CLASSIFICA_GIRONE_B;6;0)" office:value-type="float" office:value="2" calcext:value-type="float">
            <text:p>2</text:p>
          </table:table-cell>
          <table:table-cell table:style-name="ce509" table:formula="of:=VLOOKUP(ROW()-8&amp;RIGHT([.K$8];1);B_CLASSIFICA_GIRONE_B;7;0)" office:value-type="float" office:value="1" calcext:value-type="float">
            <text:p>1</text:p>
          </table:table-cell>
          <table:table-cell table:style-name="ce509" table:formula="of:=VLOOKUP(ROW()-8&amp;RIGHT([.K$8];1);B_CLASSIFICA_GIRONE_B;8;0)" office:value-type="float" office:value="0" calcext:value-type="float">
            <text:p>0</text:p>
          </table:table-cell>
          <table:table-cell table:style-name="ce509" table:formula="of:=VLOOKUP(ROW()-8&amp;RIGHT([.K$8];1);B_CLASSIFICA_GIRONE_B;9;0)" office:value-type="float" office:value="5" calcext:value-type="float">
            <text:p>5</text:p>
          </table:table-cell>
          <table:table-cell table:style-name="ce509" table:formula="of:=VLOOKUP(ROW()-8&amp;RIGHT([.K$8];1);B_CLASSIFICA_GIRONE_B;10;0)" office:value-type="float" office:value="224" calcext:value-type="float">
            <text:p>224</text:p>
          </table:table-cell>
          <table:table-cell table:style-name="ce509" table:formula="of:=VLOOKUP(ROW()-8&amp;RIGHT([.K$8];1);B_CLASSIFICA_GIRONE_B;11;0)" office:value-type="float" office:value="209" calcext:value-type="float">
            <text:p>209</text:p>
          </table:table-cell>
          <table:table-cell/>
          <table:table-cell table:style-name="ce566" table:formula="of:=[.T6]+1" office:value-type="float" office:value="50" calcext:value-type="float" table:number-columns-spanned="1" table:number-rows-spanned="2">
            <text:p>50</text:p>
          </table:table-cell>
          <table:table-cell table:style-name="ce575" table:formula="of:=[.K9]" office:value-type="string" office:string-value="Linci" calcext:value-type="string">
            <text:p>Linci</text:p>
          </table:table-cell>
          <table:table-cell table:style-name="ce590"/>
          <table:table-cell table:style-name="ce598" office:value-type="string" calcext:value-type="string">
            <text:p>1B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222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67" table:formula="of:=VLOOKUP(ROW()-8&amp;RIGHT([.K$8];1);B_CLASSIFICA_GIRONE_B;5;0)" office:value-type="float" office:value="3" calcext:value-type="float">
            <text:p>3</text:p>
          </table:table-cell>
          <table:table-cell table:style-name="ce510" table:formula="of:=VLOOKUP(ROW()-8&amp;RIGHT([.K$8];1);B_CLASSIFICA_GIRONE_B;6;0)" office:value-type="float" office:value="1" calcext:value-type="float">
            <text:p>1</text:p>
          </table:table-cell>
          <table:table-cell table:style-name="ce529" table:formula="of:=VLOOKUP(ROW()-8&amp;RIGHT([.K$8];1);B_CLASSIFICA_GIRONE_B;7;0)" office:value-type="float" office:value="2" calcext:value-type="float">
            <text:p>2</text:p>
          </table:table-cell>
          <table:table-cell table:style-name="ce534" table:formula="of:=VLOOKUP(ROW()-8&amp;RIGHT([.K$8];1);B_CLASSIFICA_GIRONE_B;8;0)" office:value-type="float" office:value="0" calcext:value-type="float">
            <text:p>0</text:p>
          </table:table-cell>
          <table:table-cell table:style-name="ce534" table:formula="of:=VLOOKUP(ROW()-8&amp;RIGHT([.K$8];1);B_CLASSIFICA_GIRONE_B;9;0)" office:value-type="float" office:value="4" calcext:value-type="float">
            <text:p>4</text:p>
          </table:table-cell>
          <table:table-cell table:style-name="ce534" table:formula="of:=VLOOKUP(ROW()-8&amp;RIGHT([.K$8];1);B_CLASSIFICA_GIRONE_B;10;0)" office:value-type="float" office:value="184" calcext:value-type="float">
            <text:p>184</text:p>
          </table:table-cell>
          <table:table-cell table:style-name="ce534" table:formula="of:=VLOOKUP(ROW()-8&amp;RIGHT([.K$8];1);B_CLASSIFICA_GIRONE_B;11;0)" office:value-type="float" office:value="216" calcext:value-type="float">
            <text:p>216</text:p>
          </table:table-cell>
          <table:table-cell/>
          <table:covered-table-cell table:style-name="ce567"/>
          <table:table-cell table:style-name="ce576" table:formula="of:=[.K20]" office:value-type="string" office:string-value="Aquile" calcext:value-type="string">
            <text:p>Aquile</text:p>
          </table:table-cell>
          <table:table-cell table:style-name="ce591"/>
          <table:table-cell table:style-name="ce595" office:value-type="string" calcext:value-type="string">
            <text:p>2D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222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68" table:formula="of:=VLOOKUP(ROW()-8&amp;RIGHT([.K$8];1);B_CLASSIFICA_GIRONE_B;5;0)" office:value-type="float" office:value="3" calcext:value-type="float">
            <text:p>3</text:p>
          </table:table-cell>
          <table:table-cell table:style-name="ce511" table:formula="of:=VLOOKUP(ROW()-8&amp;RIGHT([.K$8];1);B_CLASSIFICA_GIRONE_B;6;0)" office:value-type="float" office:value="0" calcext:value-type="float">
            <text:p>0</text:p>
          </table:table-cell>
          <table:table-cell table:style-name="ce529" table:formula="of:=VLOOKUP(ROW()-8&amp;RIGHT([.K$8];1);B_CLASSIFICA_GIRONE_B;7;0)" office:value-type="float" office:value="3" calcext:value-type="float">
            <text:p>3</text:p>
          </table:table-cell>
          <table:table-cell table:style-name="ce534" table:formula="of:=VLOOKUP(ROW()-8&amp;RIGHT([.K$8];1);B_CLASSIFICA_GIRONE_B;8;0)" office:value-type="float" office:value="0" calcext:value-type="float">
            <text:p>0</text:p>
          </table:table-cell>
          <table:table-cell table:style-name="ce534" table:formula="of:=VLOOKUP(ROW()-8&amp;RIGHT([.K$8];1);B_CLASSIFICA_GIRONE_B;9;0)" office:value-type="float" office:value="3" calcext:value-type="float">
            <text:p>3</text:p>
          </table:table-cell>
          <table:table-cell table:style-name="ce534" table:formula="of:=VLOOKUP(ROW()-8&amp;RIGHT([.K$8];1);B_CLASSIFICA_GIRONE_B;10;0)" office:value-type="float" office:value="174" calcext:value-type="float">
            <text:p>174</text:p>
          </table:table-cell>
          <table:table-cell table:style-name="ce534" table:formula="of:=VLOOKUP(ROW()-8&amp;RIGHT([.K$8];1);B_CLASSIFICA_GIRONE_B;11;0)" office:value-type="float" office:value="217" calcext:value-type="float">
            <text:p>217</text:p>
          </table:table-cell>
          <table:table-cell/>
          <table:table-cell table:style-name="ce564"/>
          <table:table-cell table:style-name="ce334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Y32]+1" office:value-type="float" office:value="61" calcext:value-type="float" table:number-columns-spanned="1" table:number-rows-spanned="2">
            <text:p>61</text:p>
          </table:table-cell>
          <table:table-cell table:style-name="ce604" table:formula="of:=IF([.AA8]&amp;[.AA9]=&quot;&quot;;&quot;Vincente &quot;&amp;[.Y8];IF([.AA8]&gt;[.AA9];[.Z8];[.Z9]))" office:value-type="string" office:string-value="Vincente 57" calcext:value-type="string">
            <text:p>Vincente 57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23" office:value-type="string" calcext:value-type="string">
            <text:p>Girone C</text:p>
          </table:table-cell>
          <table:table-cell table:style-name="ce265" office:value-type="string" calcext:value-type="string">
            <text:p>G</text:p>
          </table:table-cell>
          <table:table-cell table:style-name="ce265" office:value-type="string" calcext:value-type="string">
            <text:p>V</text:p>
          </table:table-cell>
          <table:table-cell table:style-name="ce265" office:value-type="string" calcext:value-type="string">
            <text:p>P</text:p>
          </table:table-cell>
          <table:table-cell table:style-name="ce265" office:value-type="string" calcext:value-type="string">
            <text:p>F</text:p>
          </table:table-cell>
          <table:table-cell table:style-name="ce265" office:value-type="string" calcext:value-type="string">
            <text:p>PC</text:p>
          </table:table-cell>
          <table:table-cell table:style-name="ce265" office:value-type="string" calcext:value-type="string">
            <text:p>PGF</text:p>
          </table:table-cell>
          <table:table-cell table:style-name="ce265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5 Giu <text:s/>h. 18</text:p>
          </table:table-cell>
          <table:table-cell table:style-name="ce334"/>
          <table:table-cell table:style-name="ce355"/>
          <table:table-cell table:style-name="ce455" table:number-columns-repeated="4"/>
          <table:table-cell table:style-name="ce355"/>
          <table:table-cell table:style-name="ce597"/>
          <table:table-cell table:style-name="ce619"/>
          <table:covered-table-cell table:style-name="ce621"/>
          <table:table-cell table:style-name="ce624" table:formula="of:=IF([.AA16]&amp;[.AA17]=&quot;&quot;;&quot;Vincente &quot;&amp;[.Y16];IF([.AA16]&gt;[.AA17];[.Z16];[.Z17]))" office:value-type="string" office:string-value="Vincente 58" calcext:value-type="string">
            <text:p>Vincente 58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24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70" table:formula="of:=VLOOKUP(ROW()-13&amp;RIGHT([.K$13];1);B_CLASSIFICA_GIRONE_C;5;0)" office:value-type="float" office:value="3" calcext:value-type="float">
            <text:p>3</text:p>
          </table:table-cell>
          <table:table-cell table:style-name="ce470" table:formula="of:=VLOOKUP(ROW()-13&amp;RIGHT([.K$13];1);B_CLASSIFICA_GIRONE_C;6;0)" office:value-type="float" office:value="3" calcext:value-type="float">
            <text:p>3</text:p>
          </table:table-cell>
          <table:table-cell table:style-name="ce470" table:formula="of:=VLOOKUP(ROW()-13&amp;RIGHT([.K$13];1);B_CLASSIFICA_GIRONE_C;7;0)" office:value-type="float" office:value="0" calcext:value-type="float">
            <text:p>0</text:p>
          </table:table-cell>
          <table:table-cell table:style-name="ce470" table:formula="of:=VLOOKUP(ROW()-13&amp;RIGHT([.K$13];1);B_CLASSIFICA_GIRONE_C;8;0)" office:value-type="float" office:value="0" calcext:value-type="float">
            <text:p>0</text:p>
          </table:table-cell>
          <table:table-cell table:style-name="ce470" table:formula="of:=VLOOKUP(ROW()-13&amp;RIGHT([.K$13];1);B_CLASSIFICA_GIRONE_C;9;0)" office:value-type="float" office:value="6" calcext:value-type="float">
            <text:p>6</text:p>
          </table:table-cell>
          <table:table-cell table:style-name="ce470" table:formula="of:=VLOOKUP(ROW()-13&amp;RIGHT([.K$13];1);B_CLASSIFICA_GIRONE_C;10;0)" office:value-type="float" office:value="258" calcext:value-type="float">
            <text:p>258</text:p>
          </table:table-cell>
          <table:table-cell table:style-name="ce470" table:formula="of:=VLOOKUP(ROW()-13&amp;RIGHT([.K$13];1);B_CLASSIFICA_GIRONE_C;11;0)" office:value-type="float" office:value="154" calcext:value-type="float">
            <text:p>154</text:p>
          </table:table-cell>
          <table:table-cell/>
          <table:table-cell table:style-name="ce566" table:formula="of:=[.T10]+1" office:value-type="float" office:value="51" calcext:value-type="float" table:number-columns-spanned="1" table:number-rows-spanned="2">
            <text:p>51</text:p>
          </table:table-cell>
          <table:table-cell table:style-name="ce575" table:formula="of:=[.K24]" office:value-type="string" office:string-value="Cinghiali" calcext:value-type="string">
            <text:p>Cinghiali</text:p>
          </table:table-cell>
          <table:table-cell table:style-name="ce590"/>
          <table:table-cell table:style-name="ce595" office:value-type="string" calcext:value-type="string">
            <text:p>1E</text:p>
          </table:table-cell>
          <table:table-cell table:style-name="ce455" table:number-columns-repeated="3"/>
          <table:table-cell table:style-name="ce355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225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71" table:formula="of:=VLOOKUP(ROW()-13&amp;RIGHT([.K$13];1);B_CLASSIFICA_GIRONE_C;5;0)" office:value-type="float" office:value="3" calcext:value-type="float">
            <text:p>3</text:p>
          </table:table-cell>
          <table:table-cell table:style-name="ce512" table:formula="of:=VLOOKUP(ROW()-13&amp;RIGHT([.K$13];1);B_CLASSIFICA_GIRONE_C;6;0)" office:value-type="float" office:value="2" calcext:value-type="float">
            <text:p>2</text:p>
          </table:table-cell>
          <table:table-cell table:style-name="ce512" table:formula="of:=VLOOKUP(ROW()-13&amp;RIGHT([.K$13];1);B_CLASSIFICA_GIRONE_C;7;0)" office:value-type="float" office:value="1" calcext:value-type="float">
            <text:p>1</text:p>
          </table:table-cell>
          <table:table-cell table:style-name="ce512" table:formula="of:=VLOOKUP(ROW()-13&amp;RIGHT([.K$13];1);B_CLASSIFICA_GIRONE_C;8;0)" office:value-type="float" office:value="0" calcext:value-type="float">
            <text:p>0</text:p>
          </table:table-cell>
          <table:table-cell table:style-name="ce512" table:formula="of:=VLOOKUP(ROW()-13&amp;RIGHT([.K$13];1);B_CLASSIFICA_GIRONE_C;9;0)" office:value-type="float" office:value="5" calcext:value-type="float">
            <text:p>5</text:p>
          </table:table-cell>
          <table:table-cell table:style-name="ce512" table:formula="of:=VLOOKUP(ROW()-13&amp;RIGHT([.K$13];1);B_CLASSIFICA_GIRONE_C;10;0)" office:value-type="float" office:value="280" calcext:value-type="float">
            <text:p>280</text:p>
          </table:table-cell>
          <table:table-cell table:style-name="ce512" table:formula="of:=VLOOKUP(ROW()-13&amp;RIGHT([.K$13];1);B_CLASSIFICA_GIRONE_C;11;0)" office:value-type="float" office:value="189" calcext:value-type="float">
            <text:p>189</text:p>
          </table:table-cell>
          <table:table-cell/>
          <table:covered-table-cell table:style-name="ce567"/>
          <table:table-cell table:style-name="ce577" table:formula="of:=[.K35]" office:value-type="string" office:string-value="Orche" calcext:value-type="string">
            <text:p>Orche</text:p>
          </table:table-cell>
          <table:table-cell table:style-name="ce591"/>
          <table:table-cell table:style-name="ce596" office:value-type="string" calcext:value-type="string">
            <text:p>2G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355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226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72" table:formula="of:=VLOOKUP(ROW()-13&amp;RIGHT([.K$13];1);B_CLASSIFICA_GIRONE_C;5;0)" office:value-type="float" office:value="3" calcext:value-type="float">
            <text:p>3</text:p>
          </table:table-cell>
          <table:table-cell table:style-name="ce513" table:formula="of:=VLOOKUP(ROW()-13&amp;RIGHT([.K$13];1);B_CLASSIFICA_GIRONE_C;6;0)" office:value-type="float" office:value="1" calcext:value-type="float">
            <text:p>1</text:p>
          </table:table-cell>
          <table:table-cell table:style-name="ce530" table:formula="of:=VLOOKUP(ROW()-13&amp;RIGHT([.K$13];1);B_CLASSIFICA_GIRONE_C;7;0)" office:value-type="float" office:value="2" calcext:value-type="float">
            <text:p>2</text:p>
          </table:table-cell>
          <table:table-cell table:style-name="ce535" table:formula="of:=VLOOKUP(ROW()-13&amp;RIGHT([.K$13];1);B_CLASSIFICA_GIRONE_C;8;0)" office:value-type="float" office:value="0" calcext:value-type="float">
            <text:p>0</text:p>
          </table:table-cell>
          <table:table-cell table:style-name="ce535" table:formula="of:=VLOOKUP(ROW()-13&amp;RIGHT([.K$13];1);B_CLASSIFICA_GIRONE_C;9;0)" office:value-type="float" office:value="4" calcext:value-type="float">
            <text:p>4</text:p>
          </table:table-cell>
          <table:table-cell table:style-name="ce535" table:formula="of:=VLOOKUP(ROW()-13&amp;RIGHT([.K$13];1);B_CLASSIFICA_GIRONE_C;10;0)" office:value-type="float" office:value="154" calcext:value-type="float">
            <text:p>154</text:p>
          </table:table-cell>
          <table:table-cell table:style-name="ce535" table:formula="of:=VLOOKUP(ROW()-13&amp;RIGHT([.K$13];1);B_CLASSIFICA_GIRONE_C;11;0)" office:value-type="float" office:value="237" calcext:value-type="float">
            <text:p>237</text:p>
          </table:table-cell>
          <table:table-cell/>
          <table:table-cell table:style-name="ce564"/>
          <table:table-cell table:style-name="ce334"/>
          <table:table-cell table:style-name="ce592"/>
          <table:table-cell table:style-name="ce599"/>
          <table:table-cell table:style-name="ce455"/>
          <table:table-cell table:style-name="ce602" table:formula="of:=[.Y8]+1" office:value-type="float" office:value="58" calcext:value-type="float" table:number-columns-spanned="1" table:number-rows-spanned="2">
            <text:p>58</text:p>
          </table:table-cell>
          <table:table-cell table:style-name="ce604" table:formula="of:=IF([.V14]&amp;[.V15]=&quot;&quot;;&quot;Vincente &quot;&amp;[.T14];IF([.V14]&gt;[.V15];[.U14];[.U15]))" office:value-type="string" office:string-value="Vincente 51" calcext:value-type="string">
            <text:p>Vincente 51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26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74" table:formula="of:=VLOOKUP(ROW()-13&amp;RIGHT([.K$13];1);B_CLASSIFICA_GIRONE_C;5;0)" office:value-type="float" office:value="3" calcext:value-type="float">
            <text:p>3</text:p>
          </table:table-cell>
          <table:table-cell table:style-name="ce514" table:formula="of:=VLOOKUP(ROW()-13&amp;RIGHT([.K$13];1);B_CLASSIFICA_GIRONE_C;6;0)" office:value-type="float" office:value="0" calcext:value-type="float">
            <text:p>0</text:p>
          </table:table-cell>
          <table:table-cell table:style-name="ce530" table:formula="of:=VLOOKUP(ROW()-13&amp;RIGHT([.K$13];1);B_CLASSIFICA_GIRONE_C;7;0)" office:value-type="float" office:value="3" calcext:value-type="float">
            <text:p>3</text:p>
          </table:table-cell>
          <table:table-cell table:style-name="ce535" table:formula="of:=VLOOKUP(ROW()-13&amp;RIGHT([.K$13];1);B_CLASSIFICA_GIRONE_C;8;0)" office:value-type="float" office:value="0" calcext:value-type="float">
            <text:p>0</text:p>
          </table:table-cell>
          <table:table-cell table:style-name="ce535" table:formula="of:=VLOOKUP(ROW()-13&amp;RIGHT([.K$13];1);B_CLASSIFICA_GIRONE_C;9;0)" office:value-type="float" office:value="3" calcext:value-type="float">
            <text:p>3</text:p>
          </table:table-cell>
          <table:table-cell table:style-name="ce535" table:formula="of:=VLOOKUP(ROW()-13&amp;RIGHT([.K$13];1);B_CLASSIFICA_GIRONE_C;10;0)" office:value-type="float" office:value="101" calcext:value-type="float">
            <text:p>101</text:p>
          </table:table-cell>
          <table:table-cell table:style-name="ce535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568" office:value-type="string" calcext:value-type="string">
            <text:p>26 Giu <text:s/>h. 21</text:p>
          </table:table-cell>
          <table:table-cell table:style-name="ce334"/>
          <table:table-cell table:style-name="ce355"/>
          <table:table-cell table:style-name="ce599"/>
          <table:table-cell table:style-name="ce601"/>
          <table:covered-table-cell table:style-name="ce603"/>
          <table:table-cell table:style-name="ce606" table:formula="of:=IF([.V18]&amp;[.V19]=&quot;&quot;;&quot;Vincente &quot;&amp;[.T18];IF([.V18]&gt;[.V19];[.U18];[.U19]))" office:value-type="string" office:string-value="Vincente 52" calcext:value-type="string">
            <text:p>Vincente 52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27" office:value-type="string" calcext:value-type="string">
            <text:p>Girone D</text:p>
          </table:table-cell>
          <table:table-cell table:style-name="ce270" office:value-type="string" calcext:value-type="string">
            <text:p>G</text:p>
          </table:table-cell>
          <table:table-cell table:style-name="ce270" office:value-type="string" calcext:value-type="string">
            <text:p>V</text:p>
          </table:table-cell>
          <table:table-cell table:style-name="ce270" office:value-type="string" calcext:value-type="string">
            <text:p>P</text:p>
          </table:table-cell>
          <table:table-cell table:style-name="ce270" office:value-type="string" calcext:value-type="string">
            <text:p>F</text:p>
          </table:table-cell>
          <table:table-cell table:style-name="ce270" office:value-type="string" calcext:value-type="string">
            <text:p>PC</text:p>
          </table:table-cell>
          <table:table-cell table:style-name="ce270" office:value-type="string" calcext:value-type="string">
            <text:p>PGF</text:p>
          </table:table-cell>
          <table:table-cell table:style-name="ce270" office:value-type="string" calcext:value-type="string">
            <text:p>PGS</text:p>
          </table:table-cell>
          <table:table-cell/>
          <table:table-cell table:style-name="ce566" table:formula="of:=[.T14]+1" office:value-type="float" office:value="52" calcext:value-type="float" table:number-columns-spanned="1" table:number-rows-spanned="2">
            <text:p>52</text:p>
          </table:table-cell>
          <table:table-cell table:style-name="ce575" table:formula="of:=[.K29]" office:value-type="string" office:string-value="Balene" calcext:value-type="string">
            <text:p>Balene</text:p>
          </table:table-cell>
          <table:table-cell table:style-name="ce590"/>
          <table:table-cell table:style-name="ce598" office:value-type="string" calcext:value-type="string">
            <text:p>1F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228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76" table:formula="of:=VLOOKUP(ROW()-18&amp;RIGHT([.K$18];1);B_CLASSIFICA_GIRONE_D;5;0)" office:value-type="float" office:value="3" calcext:value-type="float">
            <text:p>3</text:p>
          </table:table-cell>
          <table:table-cell table:style-name="ce476" table:formula="of:=VLOOKUP(ROW()-18&amp;RIGHT([.K$18];1);B_CLASSIFICA_GIRONE_D;6;0)" office:value-type="float" office:value="2" calcext:value-type="float">
            <text:p>2</text:p>
          </table:table-cell>
          <table:table-cell table:style-name="ce476" table:formula="of:=VLOOKUP(ROW()-18&amp;RIGHT([.K$18];1);B_CLASSIFICA_GIRONE_D;7;0)" office:value-type="float" office:value="1" calcext:value-type="float">
            <text:p>1</text:p>
          </table:table-cell>
          <table:table-cell table:style-name="ce476" table:formula="of:=VLOOKUP(ROW()-18&amp;RIGHT([.K$18];1);B_CLASSIFICA_GIRONE_D;8;0)" office:value-type="float" office:value="0" calcext:value-type="float">
            <text:p>0</text:p>
          </table:table-cell>
          <table:table-cell table:style-name="ce476" table:formula="of:=VLOOKUP(ROW()-18&amp;RIGHT([.K$18];1);B_CLASSIFICA_GIRONE_D;9;0)" office:value-type="float" office:value="5" calcext:value-type="float">
            <text:p>5</text:p>
          </table:table-cell>
          <table:table-cell table:style-name="ce476" table:formula="of:=VLOOKUP(ROW()-18&amp;RIGHT([.K$18];1);B_CLASSIFICA_GIRONE_D;10;0)" office:value-type="float" office:value="218" calcext:value-type="float">
            <text:p>218</text:p>
          </table:table-cell>
          <table:table-cell table:style-name="ce476" table:formula="of:=VLOOKUP(ROW()-18&amp;RIGHT([.K$18];1);B_CLASSIFICA_GIRONE_D;11;0)" office:value-type="float" office:value="206" calcext:value-type="float">
            <text:p>206</text:p>
          </table:table-cell>
          <table:table-cell/>
          <table:covered-table-cell table:style-name="ce567"/>
          <table:table-cell table:style-name="ce578" table:formula="of:=[.K40]" office:value-type="string" office:string-value="Piranha" calcext:value-type="string">
            <text:p>Piranha</text:p>
          </table:table-cell>
          <table:table-cell table:style-name="ce591"/>
          <table:table-cell table:style-name="ce595" office:value-type="string" calcext:value-type="string">
            <text:p>2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D28]+1" office:value-type="float" office:value="63" calcext:value-type="float" table:number-columns-spanned="1" table:number-rows-spanned="2">
            <text:p>63</text:p>
          </table:table-cell>
          <table:table-cell table:style-name="ce604" table:formula="of:=IF([.AF12]&amp;[.AF13]=&quot;&quot;;&quot;Vincente &quot;&amp;[.AD12];IF([.AF12]&gt;[.AF13];[.AE12];[.AE13]))" office:value-type="string" office:string-value="Vincente 61" calcext:value-type="string">
            <text:p>Vincente 61</text:p>
          </table:table-cell>
          <table:table-cell table:style-name="ce670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229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77" table:formula="of:=VLOOKUP(ROW()-18&amp;RIGHT([.K$18];1);B_CLASSIFICA_GIRONE_D;5;0)" office:value-type="float" office:value="3" calcext:value-type="float">
            <text:p>3</text:p>
          </table:table-cell>
          <table:table-cell table:style-name="ce515" table:formula="of:=VLOOKUP(ROW()-18&amp;RIGHT([.K$18];1);B_CLASSIFICA_GIRONE_D;6;0)" office:value-type="float" office:value="2" calcext:value-type="float">
            <text:p>2</text:p>
          </table:table-cell>
          <table:table-cell table:style-name="ce515" table:formula="of:=VLOOKUP(ROW()-18&amp;RIGHT([.K$18];1);B_CLASSIFICA_GIRONE_D;7;0)" office:value-type="float" office:value="1" calcext:value-type="float">
            <text:p>1</text:p>
          </table:table-cell>
          <table:table-cell table:style-name="ce515" table:formula="of:=VLOOKUP(ROW()-18&amp;RIGHT([.K$18];1);B_CLASSIFICA_GIRONE_D;8;0)" office:value-type="float" office:value="0" calcext:value-type="float">
            <text:p>0</text:p>
          </table:table-cell>
          <table:table-cell table:style-name="ce515" table:formula="of:=VLOOKUP(ROW()-18&amp;RIGHT([.K$18];1);B_CLASSIFICA_GIRONE_D;9;0)" office:value-type="float" office:value="5" calcext:value-type="float">
            <text:p>5</text:p>
          </table:table-cell>
          <table:table-cell table:style-name="ce515" table:formula="of:=VLOOKUP(ROW()-18&amp;RIGHT([.K$18];1);B_CLASSIFICA_GIRONE_D;10;0)" office:value-type="float" office:value="154" calcext:value-type="float">
            <text:p>154</text:p>
          </table:table-cell>
          <table:table-cell table:style-name="ce515" table:formula="of:=VLOOKUP(ROW()-18&amp;RIGHT([.K$18];1);B_CLASSIFICA_GIRONE_D;11;0)" office:value-type="float" office:value="140" calcext:value-type="float">
            <text:p>140</text:p>
          </table:table-cell>
          <table:table-cell/>
          <table:table-cell table:style-name="ce564"/>
          <table:table-cell table:style-name="ce33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F28]&amp;[.AF29]=&quot;&quot;;&quot;Vincente &quot;&amp;[.AD28];IF([.AF28]&gt;[.AF29];[.AE28];[.AE29]))" office:value-type="string" office:string-value="Vincente 62" calcext:value-type="string">
            <text:p>Vincente 62</text:p>
          </table:table-cell>
          <table:table-cell table:style-name="ce671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30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78" table:formula="of:=VLOOKUP(ROW()-18&amp;RIGHT([.K$18];1);B_CLASSIFICA_GIRONE_D;5;0)" office:value-type="float" office:value="3" calcext:value-type="float">
            <text:p>3</text:p>
          </table:table-cell>
          <table:table-cell table:style-name="ce516" table:formula="of:=VLOOKUP(ROW()-18&amp;RIGHT([.K$18];1);B_CLASSIFICA_GIRONE_D;6;0)" office:value-type="float" office:value="1" calcext:value-type="float">
            <text:p>1</text:p>
          </table:table-cell>
          <table:table-cell table:style-name="ce531" table:formula="of:=VLOOKUP(ROW()-18&amp;RIGHT([.K$18];1);B_CLASSIFICA_GIRONE_D;7;0)" office:value-type="float" office:value="2" calcext:value-type="float">
            <text:p>2</text:p>
          </table:table-cell>
          <table:table-cell table:style-name="ce536" table:formula="of:=VLOOKUP(ROW()-18&amp;RIGHT([.K$18];1);B_CLASSIFICA_GIRONE_D;8;0)" office:value-type="float" office:value="0" calcext:value-type="float">
            <text:p>0</text:p>
          </table:table-cell>
          <table:table-cell table:style-name="ce536" table:formula="of:=VLOOKUP(ROW()-18&amp;RIGHT([.K$18];1);B_CLASSIFICA_GIRONE_D;9;0)" office:value-type="float" office:value="4" calcext:value-type="float">
            <text:p>4</text:p>
          </table:table-cell>
          <table:table-cell table:style-name="ce536" table:formula="of:=VLOOKUP(ROW()-18&amp;RIGHT([.K$18];1);B_CLASSIFICA_GIRONE_D;10;0)" office:value-type="float" office:value="171" calcext:value-type="float">
            <text:p>171</text:p>
          </table:table-cell>
          <table:table-cell table:style-name="ce536" table:formula="of:=VLOOKUP(ROW()-18&amp;RIGHT([.K$18];1);B_CLASSIFICA_GIRONE_D;11;0)" office:value-type="float" office:value="161" calcext:value-type="float">
            <text:p>161</text:p>
          </table:table-cell>
          <table:table-cell/>
          <table:table-cell table:style-name="ce568" office:value-type="string" calcext:value-type="string">
            <text:p>26 Giu <text:s/>h. 18</text:p>
          </table:table-cell>
          <table:table-cell table:style-name="ce334"/>
          <table:table-cell table:style-name="ce594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30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86" table:formula="of:=VLOOKUP(ROW()-18&amp;RIGHT([.K$18];1);B_CLASSIFICA_GIRONE_D;5;0)" office:value-type="float" office:value="3" calcext:value-type="float">
            <text:p>3</text:p>
          </table:table-cell>
          <table:table-cell table:style-name="ce517" table:formula="of:=VLOOKUP(ROW()-18&amp;RIGHT([.K$18];1);B_CLASSIFICA_GIRONE_D;6;0)" office:value-type="float" office:value="1" calcext:value-type="float">
            <text:p>1</text:p>
          </table:table-cell>
          <table:table-cell table:style-name="ce531" table:formula="of:=VLOOKUP(ROW()-18&amp;RIGHT([.K$18];1);B_CLASSIFICA_GIRONE_D;7;0)" office:value-type="float" office:value="2" calcext:value-type="float">
            <text:p>2</text:p>
          </table:table-cell>
          <table:table-cell table:style-name="ce536" table:formula="of:=VLOOKUP(ROW()-18&amp;RIGHT([.K$18];1);B_CLASSIFICA_GIRONE_D;8;0)" office:value-type="float" office:value="0" calcext:value-type="float">
            <text:p>0</text:p>
          </table:table-cell>
          <table:table-cell table:style-name="ce536" table:formula="of:=VLOOKUP(ROW()-18&amp;RIGHT([.K$18];1);B_CLASSIFICA_GIRONE_D;9;0)" office:value-type="float" office:value="4" calcext:value-type="float">
            <text:p>4</text:p>
          </table:table-cell>
          <table:table-cell table:style-name="ce536" table:formula="of:=VLOOKUP(ROW()-18&amp;RIGHT([.K$18];1);B_CLASSIFICA_GIRONE_D;10;0)" office:value-type="float" office:value="173" calcext:value-type="float">
            <text:p>173</text:p>
          </table:table-cell>
          <table:table-cell table:style-name="ce536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[.T18]+1" office:value-type="float" office:value="53" calcext:value-type="float" table:number-columns-spanned="1" table:number-rows-spanned="2">
            <text:p>53</text:p>
          </table:table-cell>
          <table:table-cell table:style-name="ce575" table:formula="of:=[.K39]" office:value-type="string" office:string-value="Scorpioni" calcext:value-type="string">
            <text:p>Scorpioni</text:p>
          </table:table-cell>
          <table:table-cell table:style-name="ce590"/>
          <table:table-cell table:style-name="ce595" office:value-type="string" calcext:value-type="string">
            <text:p>1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231" office:value-type="string" calcext:value-type="string">
            <text:p>Girone E</text:p>
          </table:table-cell>
          <table:table-cell table:style-name="ce275" office:value-type="string" calcext:value-type="string">
            <text:p>G</text:p>
          </table:table-cell>
          <table:table-cell table:style-name="ce305" office:value-type="string" calcext:value-type="string">
            <text:p>V</text:p>
          </table:table-cell>
          <table:table-cell table:style-name="ce305" office:value-type="string" calcext:value-type="string">
            <text:p>P</text:p>
          </table:table-cell>
          <table:table-cell table:style-name="ce305" office:value-type="string" calcext:value-type="string">
            <text:p>F</text:p>
          </table:table-cell>
          <table:table-cell table:style-name="ce305" office:value-type="string" calcext:value-type="string">
            <text:p>PC</text:p>
          </table:table-cell>
          <table:table-cell table:style-name="ce305" office:value-type="string" calcext:value-type="string">
            <text:p>PGF</text:p>
          </table:table-cell>
          <table:table-cell table:style-name="ce305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[.K30]" office:value-type="string" office:string-value="Gabbiani" calcext:value-type="string">
            <text:p>Gabbiani</text:p>
          </table:table-cell>
          <table:table-cell table:style-name="ce591"/>
          <table:table-cell table:style-name="ce596" office:value-type="string" calcext:value-type="string">
            <text:p>2F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232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88" table:formula="of:=VLOOKUP(ROW()-23&amp;RIGHT([.K$23];1);B_CLASSIFICA_GIRONE_E;5;0)" office:value-type="float" office:value="3" calcext:value-type="float">
            <text:p>3</text:p>
          </table:table-cell>
          <table:table-cell table:style-name="ce488" table:formula="of:=VLOOKUP(ROW()-23&amp;RIGHT([.K$23];1);B_CLASSIFICA_GIRONE_E;6;0)" office:value-type="float" office:value="3" calcext:value-type="float">
            <text:p>3</text:p>
          </table:table-cell>
          <table:table-cell table:style-name="ce488" table:formula="of:=VLOOKUP(ROW()-23&amp;RIGHT([.K$23];1);B_CLASSIFICA_GIRONE_E;7;0)" office:value-type="float" office:value="0" calcext:value-type="float">
            <text:p>0</text:p>
          </table:table-cell>
          <table:table-cell table:style-name="ce488" table:formula="of:=VLOOKUP(ROW()-23&amp;RIGHT([.K$23];1);B_CLASSIFICA_GIRONE_E;8;0)" office:value-type="float" office:value="0" calcext:value-type="float">
            <text:p>0</text:p>
          </table:table-cell>
          <table:table-cell table:style-name="ce488" table:formula="of:=VLOOKUP(ROW()-23&amp;RIGHT([.K$23];1);B_CLASSIFICA_GIRONE_E;9;0)" office:value-type="float" office:value="6" calcext:value-type="float">
            <text:p>6</text:p>
          </table:table-cell>
          <table:table-cell table:style-name="ce488" table:formula="of:=VLOOKUP(ROW()-23&amp;RIGHT([.K$23];1);B_CLASSIFICA_GIRONE_E;10;0)" office:value-type="float" office:value="122" calcext:value-type="float">
            <text:p>122</text:p>
          </table:table-cell>
          <table:table-cell table:style-name="ce488" table:formula="of:=VLOOKUP(ROW()-23&amp;RIGHT([.K$23];1);B_CLASSIFICA_GIRONE_E;11;0)" office:value-type="float" office:value="42" calcext:value-type="float">
            <text:p>42</text:p>
          </table:table-cell>
          <table:table-cell/>
          <table:table-cell table:style-name="ce564"/>
          <table:table-cell table:style-name="ce334"/>
          <table:table-cell table:style-name="ce592"/>
          <table:table-cell table:style-name="ce599"/>
          <table:table-cell table:style-name="ce455"/>
          <table:table-cell table:style-name="ce602" table:formula="of:=[.Y16]+1" office:value-type="float" office:value="59" calcext:value-type="float" table:number-columns-spanned="1" table:number-rows-spanned="2">
            <text:p>59</text:p>
          </table:table-cell>
          <table:table-cell table:style-name="ce604" table:formula="of:=IF([.V22]&amp;[.V23]=&quot;&quot;;&quot;Vincente &quot;&amp;[.T22];IF([.V22]&gt;[.V23];[.U22];[.U23]))" office:value-type="string" office:string-value="Vincente 53" calcext:value-type="string">
            <text:p>Vincente 53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33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89" table:formula="of:=VLOOKUP(ROW()-23&amp;RIGHT([.K$23];1);B_CLASSIFICA_GIRONE_E;5;0)" office:value-type="float" office:value="3" calcext:value-type="float">
            <text:p>3</text:p>
          </table:table-cell>
          <table:table-cell table:style-name="ce519" table:formula="of:=VLOOKUP(ROW()-23&amp;RIGHT([.K$23];1);B_CLASSIFICA_GIRONE_E;6;0)" office:value-type="float" office:value="1" calcext:value-type="float">
            <text:p>1</text:p>
          </table:table-cell>
          <table:table-cell table:style-name="ce519" table:formula="of:=VLOOKUP(ROW()-23&amp;RIGHT([.K$23];1);B_CLASSIFICA_GIRONE_E;7;0)" office:value-type="float" office:value="2" calcext:value-type="float">
            <text:p>2</text:p>
          </table:table-cell>
          <table:table-cell table:style-name="ce519" table:formula="of:=VLOOKUP(ROW()-23&amp;RIGHT([.K$23];1);B_CLASSIFICA_GIRONE_E;8;0)" office:value-type="float" office:value="0" calcext:value-type="float">
            <text:p>0</text:p>
          </table:table-cell>
          <table:table-cell table:style-name="ce519" table:formula="of:=VLOOKUP(ROW()-23&amp;RIGHT([.K$23];1);B_CLASSIFICA_GIRONE_E;9;0)" office:value-type="float" office:value="4" calcext:value-type="float">
            <text:p>4</text:p>
          </table:table-cell>
          <table:table-cell table:style-name="ce519" table:formula="of:=VLOOKUP(ROW()-23&amp;RIGHT([.K$23];1);B_CLASSIFICA_GIRONE_E;10;0)" office:value-type="float" office:value="148" calcext:value-type="float">
            <text:p>148</text:p>
          </table:table-cell>
          <table:table-cell table:style-name="ce519" table:formula="of:=VLOOKUP(ROW()-23&amp;RIGHT([.K$23];1);B_CLASSIFICA_GIRONE_E;11;0)" office:value-type="float" office:value="179" calcext:value-type="float">
            <text:p>179</text:p>
          </table:table-cell>
          <table:table-cell/>
          <table:table-cell table:style-name="ce568" office:value-type="string" calcext:value-type="string">
            <text:p>27 Giu <text:s/>h. 18</text:p>
          </table:table-cell>
          <table:table-cell table:style-name="ce334"/>
          <table:table-cell table:style-name="ce355"/>
          <table:table-cell table:style-name="ce599"/>
          <table:table-cell table:style-name="ce601"/>
          <table:covered-table-cell table:style-name="ce603"/>
          <table:table-cell table:style-name="ce607" table:formula="of:=IF([.V26]&amp;[.V27]=&quot;&quot;;&quot;Vincente &quot;&amp;[.T26];IF([.V26]&gt;[.V27];[.U26];[.U27]))" office:value-type="string" office:string-value="Vincente 54" calcext:value-type="string">
            <text:p>Vincente 54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34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93" table:formula="of:=VLOOKUP(ROW()-23&amp;RIGHT([.K$23];1);B_CLASSIFICA_GIRONE_E;5;0)" office:value-type="float" office:value="3" calcext:value-type="float">
            <text:p>3</text:p>
          </table:table-cell>
          <table:table-cell table:style-name="ce520" table:formula="of:=VLOOKUP(ROW()-23&amp;RIGHT([.K$23];1);B_CLASSIFICA_GIRONE_E;6;0)" office:value-type="float" office:value="2" calcext:value-type="float">
            <text:p>2</text:p>
          </table:table-cell>
          <table:table-cell table:style-name="ce532" table:formula="of:=VLOOKUP(ROW()-23&amp;RIGHT([.K$23];1);B_CLASSIFICA_GIRONE_E;7;0)" office:value-type="float" office:value="0" calcext:value-type="float">
            <text:p>0</text:p>
          </table:table-cell>
          <table:table-cell table:style-name="ce537" table:formula="of:=VLOOKUP(ROW()-23&amp;RIGHT([.K$23];1);B_CLASSIFICA_GIRONE_E;8;0)" office:value-type="float" office:value="1" calcext:value-type="float">
            <text:p>1</text:p>
          </table:table-cell>
          <table:table-cell table:style-name="ce537" table:formula="of:=VLOOKUP(ROW()-23&amp;RIGHT([.K$23];1);B_CLASSIFICA_GIRONE_E;9;0)" office:value-type="float" office:value="4" calcext:value-type="float">
            <text:p>4</text:p>
          </table:table-cell>
          <table:table-cell table:style-name="ce537" table:formula="of:=VLOOKUP(ROW()-23&amp;RIGHT([.K$23];1);B_CLASSIFICA_GIRONE_E;10;0)" office:value-type="float" office:value="163" calcext:value-type="float">
            <text:p>163</text:p>
          </table:table-cell>
          <table:table-cell table:style-name="ce537" table:formula="of:=VLOOKUP(ROW()-23&amp;RIGHT([.K$23];1);B_CLASSIFICA_GIRONE_E;11;0)" office:value-type="float" office:value="155" calcext:value-type="float">
            <text:p>155</text:p>
          </table:table-cell>
          <table:table-cell/>
          <table:table-cell table:style-name="ce566" table:formula="of:=[.T22]+1" office:value-type="float" office:value="54" calcext:value-type="float" table:number-columns-spanned="1" table:number-rows-spanned="2">
            <text:p>54</text:p>
          </table:table-cell>
          <table:table-cell table:style-name="ce580" table:formula="of:=[.K34]" office:value-type="string" office:string-value="Istrici" calcext:value-type="string">
            <text:p>Istrici</text:p>
          </table:table-cell>
          <table:table-cell table:style-name="ce590"/>
          <table:table-cell table:style-name="ce598" office:value-type="strin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234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94" table:formula="of:=VLOOKUP(ROW()-23&amp;RIGHT([.K$23];1);B_CLASSIFICA_GIRONE_E;5;0)" office:value-type="float" office:value="3" calcext:value-type="float">
            <text:p>3</text:p>
          </table:table-cell>
          <table:table-cell table:style-name="ce521" table:formula="of:=VLOOKUP(ROW()-23&amp;RIGHT([.K$23];1);B_CLASSIFICA_GIRONE_E;6;0)" office:value-type="float" office:value="0" calcext:value-type="float">
            <text:p>0</text:p>
          </table:table-cell>
          <table:table-cell table:style-name="ce532" table:formula="of:=VLOOKUP(ROW()-23&amp;RIGHT([.K$23];1);B_CLASSIFICA_GIRONE_E;7;0)" office:value-type="float" office:value="1" calcext:value-type="float">
            <text:p>1</text:p>
          </table:table-cell>
          <table:table-cell table:style-name="ce537" table:formula="of:=VLOOKUP(ROW()-23&amp;RIGHT([.K$23];1);B_CLASSIFICA_GIRONE_E;8;0)" office:value-type="float" office:value="2" calcext:value-type="float">
            <text:p>2</text:p>
          </table:table-cell>
          <table:table-cell table:style-name="ce537" table:formula="of:=VLOOKUP(ROW()-23&amp;RIGHT([.K$23];1);B_CLASSIFICA_GIRONE_E;9;0)" office:value-type="float" office:value="1" calcext:value-type="float">
            <text:p>1</text:p>
          </table:table-cell>
          <table:table-cell table:style-name="ce537" table:formula="of:=VLOOKUP(ROW()-23&amp;RIGHT([.K$23];1);B_CLASSIFICA_GIRONE_E;10;0)" office:value-type="float" office:value="49" calcext:value-type="float">
            <text:p>49</text:p>
          </table:table-cell>
          <table:table-cell table:style-name="ce537" table:formula="of:=VLOOKUP(ROW()-23&amp;RIGHT([.K$23];1);B_CLASSIFICA_GIRONE_E;11;0)" office:value-type="float" office:value="106" calcext:value-type="float">
            <text:p>106</text:p>
          </table:table-cell>
          <table:table-cell/>
          <table:covered-table-cell table:style-name="ce567"/>
          <table:table-cell table:style-name="ce581" table:formula="of:=[.K25]" office:value-type="string" office:string-value="Bisonti" calcext:value-type="string">
            <text:p>Bisonti</text:p>
          </table:table-cell>
          <table:table-cell table:style-name="ce591"/>
          <table:table-cell table:style-name="ce595" office:value-type="string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235" office:value-type="string" calcext:value-type="string">
            <text:p>Girone F</text:p>
          </table:table-cell>
          <table:table-cell table:style-name="ce283" office:value-type="string" calcext:value-type="string">
            <text:p>G</text:p>
          </table:table-cell>
          <table:table-cell table:style-name="ce283" office:value-type="string" calcext:value-type="string">
            <text:p>V</text:p>
          </table:table-cell>
          <table:table-cell table:style-name="ce283" office:value-type="string" calcext:value-type="string">
            <text:p>P</text:p>
          </table:table-cell>
          <table:table-cell table:style-name="ce283" office:value-type="string" calcext:value-type="string">
            <text:p>F</text:p>
          </table:table-cell>
          <table:table-cell table:style-name="ce283" office:value-type="string" calcext:value-type="string">
            <text:p>PC</text:p>
          </table:table-cell>
          <table:table-cell table:style-name="ce283" office:value-type="string" calcext:value-type="string">
            <text:p>PGF</text:p>
          </table:table-cell>
          <table:table-cell table:style-name="ce283" office:value-type="string" calcext:value-type="string">
            <text:p>PGS</text:p>
          </table:table-cell>
          <table:table-cell/>
          <table:table-cell table:style-name="ce564"/>
          <table:table-cell table:style-name="ce33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D12]+1" office:value-type="float" office:value="62" calcext:value-type="float" table:number-columns-spanned="1" table:number-rows-spanned="2">
            <text:p>62</text:p>
          </table:table-cell>
          <table:table-cell table:style-name="ce604" table:formula="of:=IF([.AA24]&amp;[.AA25]=&quot;&quot;;&quot;Vincente &quot;&amp;[.Y24];IF([.AA24]&gt;[.AA25];[.Z24];[.Z25]))" office:value-type="string" office:string-value="Vincente 59" calcext:value-type="string">
            <text:p>Vincente 59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36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96" table:formula="of:=VLOOKUP(ROW()-28&amp;RIGHT([.K$28];1);B_CLASSIFICA_GIRONE_F;5;0)" office:value-type="float" office:value="3" calcext:value-type="float">
            <text:p>3</text:p>
          </table:table-cell>
          <table:table-cell table:style-name="ce496" table:formula="of:=VLOOKUP(ROW()-28&amp;RIGHT([.K$28];1);B_CLASSIFICA_GIRONE_F;6;0)" office:value-type="float" office:value="3" calcext:value-type="float">
            <text:p>3</text:p>
          </table:table-cell>
          <table:table-cell table:style-name="ce496" table:formula="of:=VLOOKUP(ROW()-28&amp;RIGHT([.K$28];1);B_CLASSIFICA_GIRONE_F;7;0)" office:value-type="float" office:value="0" calcext:value-type="float">
            <text:p>0</text:p>
          </table:table-cell>
          <table:table-cell table:style-name="ce496" table:formula="of:=VLOOKUP(ROW()-28&amp;RIGHT([.K$28];1);B_CLASSIFICA_GIRONE_F;8;0)" office:value-type="float" office:value="0" calcext:value-type="float">
            <text:p>0</text:p>
          </table:table-cell>
          <table:table-cell table:style-name="ce496" table:formula="of:=VLOOKUP(ROW()-28&amp;RIGHT([.K$28];1);B_CLASSIFICA_GIRONE_F;9;0)" office:value-type="float" office:value="6" calcext:value-type="float">
            <text:p>6</text:p>
          </table:table-cell>
          <table:table-cell table:style-name="ce496" table:formula="of:=VLOOKUP(ROW()-28&amp;RIGHT([.K$28];1);B_CLASSIFICA_GIRONE_F;10;0)" office:value-type="float" office:value="149" calcext:value-type="float">
            <text:p>149</text:p>
          </table:table-cell>
          <table:table-cell table:style-name="ce496" table:formula="of:=VLOOKUP(ROW()-28&amp;RIGHT([.K$28];1);B_CLASSIFICA_GIRONE_F;11;0)" office:value-type="float" office:value="88" calcext:value-type="float">
            <text:p>88</text:p>
          </table:table-cell>
          <table:table-cell/>
          <table:table-cell table:style-name="ce568" office:value-type="string" calcext:value-type="string">
            <text:p>26 Giu <text:s/>h. 15</text:p>
          </table:table-cell>
          <table:table-cell table:style-name="ce334"/>
          <table:table-cell table:style-name="ce355"/>
          <table:table-cell table:style-name="ce595"/>
          <table:table-cell table:style-name="ce455" table:number-columns-repeated="3"/>
          <table:table-cell table:style-name="ce355"/>
          <table:table-cell table:style-name="ce597"/>
          <table:table-cell table:style-name="ce619"/>
          <table:covered-table-cell table:style-name="ce621"/>
          <table:table-cell table:style-name="ce625" table:formula="of:=IF([.AA32]&amp;[.AA33]=&quot;&quot;;&quot;Vincente &quot;&amp;[.Y32];IF([.AA32]&gt;[.AA33];[.Z32];[.Z33]))" office:value-type="string" office:string-value="Vincente 60" calcext:value-type="string">
            <text:p>Vincente 60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37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99" table:formula="of:=VLOOKUP(ROW()-28&amp;RIGHT([.K$28];1);B_CLASSIFICA_GIRONE_F;5;0)" office:value-type="float" office:value="3" calcext:value-type="float">
            <text:p>3</text:p>
          </table:table-cell>
          <table:table-cell table:style-name="ce499" table:formula="of:=VLOOKUP(ROW()-28&amp;RIGHT([.K$28];1);B_CLASSIFICA_GIRONE_F;6;0)" office:value-type="float" office:value="2" calcext:value-type="float">
            <text:p>2</text:p>
          </table:table-cell>
          <table:table-cell table:style-name="ce499" table:formula="of:=VLOOKUP(ROW()-28&amp;RIGHT([.K$28];1);B_CLASSIFICA_GIRONE_F;7;0)" office:value-type="float" office:value="1" calcext:value-type="float">
            <text:p>1</text:p>
          </table:table-cell>
          <table:table-cell table:style-name="ce499" table:formula="of:=VLOOKUP(ROW()-28&amp;RIGHT([.K$28];1);B_CLASSIFICA_GIRONE_F;8;0)" office:value-type="float" office:value="0" calcext:value-type="float">
            <text:p>0</text:p>
          </table:table-cell>
          <table:table-cell table:style-name="ce499" table:formula="of:=VLOOKUP(ROW()-28&amp;RIGHT([.K$28];1);B_CLASSIFICA_GIRONE_F;9;0)" office:value-type="float" office:value="5" calcext:value-type="float">
            <text:p>5</text:p>
          </table:table-cell>
          <table:table-cell table:style-name="ce499" table:formula="of:=VLOOKUP(ROW()-28&amp;RIGHT([.K$28];1);B_CLASSIFICA_GIRONE_F;10;0)" office:value-type="float" office:value="176" calcext:value-type="float">
            <text:p>176</text:p>
          </table:table-cell>
          <table:table-cell table:style-name="ce499" table:formula="of:=VLOOKUP(ROW()-28&amp;RIGHT([.K$28];1);B_CLASSIFICA_GIRONE_F;11;0)" office:value-type="float" office:value="134" calcext:value-type="float">
            <text:p>134</text:p>
          </table:table-cell>
          <table:table-cell/>
          <table:table-cell table:style-name="ce566" table:formula="of:=[.T26]+1" office:value-type="float" office:value="55" calcext:value-type="float" table:number-columns-spanned="1" table:number-rows-spanned="2">
            <text:p>55</text:p>
          </table:table-cell>
          <table:table-cell table:style-name="ce575" table:formula="of:=[.K19]" office:value-type="string" office:string-value="Pitoni" calcext:value-type="string">
            <text:p>Pitoni</text:p>
          </table:table-cell>
          <table:table-cell table:style-name="ce590"/>
          <table:table-cell table:style-name="ce595" office:value-type="string" calcext:value-type="string">
            <text:p>1D</text:p>
          </table:table-cell>
          <table:table-cell table:style-name="ce455" table:number-columns-repeated="3"/>
          <table:table-cell table:style-name="ce355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238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500" table:formula="of:=VLOOKUP(ROW()-28&amp;RIGHT([.K$28];1);B_CLASSIFICA_GIRONE_F;5;0)" office:value-type="float" office:value="3" calcext:value-type="float">
            <text:p>3</text:p>
          </table:table-cell>
          <table:table-cell table:style-name="ce522" table:formula="of:=VLOOKUP(ROW()-28&amp;RIGHT([.K$28];1);B_CLASSIFICA_GIRONE_F;6;0)" office:value-type="float" office:value="1" calcext:value-type="float">
            <text:p>1</text:p>
          </table:table-cell>
          <table:table-cell table:style-name="ce522" table:formula="of:=VLOOKUP(ROW()-28&amp;RIGHT([.K$28];1);B_CLASSIFICA_GIRONE_F;7;0)" office:value-type="float" office:value="2" calcext:value-type="float">
            <text:p>2</text:p>
          </table:table-cell>
          <table:table-cell table:style-name="ce522" table:formula="of:=VLOOKUP(ROW()-28&amp;RIGHT([.K$28];1);B_CLASSIFICA_GIRONE_F;8;0)" office:value-type="float" office:value="0" calcext:value-type="float">
            <text:p>0</text:p>
          </table:table-cell>
          <table:table-cell table:style-name="ce522" table:formula="of:=VLOOKUP(ROW()-28&amp;RIGHT([.K$28];1);B_CLASSIFICA_GIRONE_F;9;0)" office:value-type="float" office:value="4" calcext:value-type="float">
            <text:p>4</text:p>
          </table:table-cell>
          <table:table-cell table:style-name="ce522" table:formula="of:=VLOOKUP(ROW()-28&amp;RIGHT([.K$28];1);B_CLASSIFICA_GIRONE_F;10;0)" office:value-type="float" office:value="134" calcext:value-type="float">
            <text:p>134</text:p>
          </table:table-cell>
          <table:table-cell table:style-name="ce522" table:formula="of:=VLOOKUP(ROW()-28&amp;RIGHT([.K$28];1);B_CLASSIFICA_GIRONE_F;11;0)" office:value-type="float" office:value="204" calcext:value-type="float">
            <text:p>204</text:p>
          </table:table-cell>
          <table:table-cell/>
          <table:covered-table-cell table:style-name="ce567"/>
          <table:table-cell table:style-name="ce582" table:formula="of:=[.K10]" office:value-type="string" office:string-value="Serval" calcext:value-type="string">
            <text:p>Serval</text:p>
          </table:table-cell>
          <table:table-cell table:style-name="ce591"/>
          <table:table-cell table:style-name="ce596" office:value-type="string" calcext:value-type="string">
            <text:p>2B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355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238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501" table:formula="of:=VLOOKUP(ROW()-28&amp;RIGHT([.K$28];1);B_CLASSIFICA_GIRONE_F;5;0)" office:value-type="float" office:value="3" calcext:value-type="float">
            <text:p>3</text:p>
          </table:table-cell>
          <table:table-cell table:style-name="ce522" table:formula="of:=VLOOKUP(ROW()-28&amp;RIGHT([.K$28];1);B_CLASSIFICA_GIRONE_F;6;0)" office:value-type="float" office:value="0" calcext:value-type="float">
            <text:p>0</text:p>
          </table:table-cell>
          <table:table-cell table:style-name="ce522" table:formula="of:=VLOOKUP(ROW()-28&amp;RIGHT([.K$28];1);B_CLASSIFICA_GIRONE_F;7;0)" office:value-type="float" office:value="3" calcext:value-type="float">
            <text:p>3</text:p>
          </table:table-cell>
          <table:table-cell table:style-name="ce522" table:formula="of:=VLOOKUP(ROW()-28&amp;RIGHT([.K$28];1);B_CLASSIFICA_GIRONE_F;8;0)" office:value-type="float" office:value="0" calcext:value-type="float">
            <text:p>0</text:p>
          </table:table-cell>
          <table:table-cell table:style-name="ce522" table:formula="of:=VLOOKUP(ROW()-28&amp;RIGHT([.K$28];1);B_CLASSIFICA_GIRONE_F;9;0)" office:value-type="float" office:value="3" calcext:value-type="float">
            <text:p>3</text:p>
          </table:table-cell>
          <table:table-cell table:style-name="ce522" table:formula="of:=VLOOKUP(ROW()-28&amp;RIGHT([.K$28];1);B_CLASSIFICA_GIRONE_F;10;0)" office:value-type="float" office:value="104" calcext:value-type="float">
            <text:p>104</text:p>
          </table:table-cell>
          <table:table-cell table:style-name="ce522" table:formula="of:=VLOOKUP(ROW()-28&amp;RIGHT([.K$28];1);B_CLASSIFICA_GIRONE_F;11;0)" office:value-type="float" office:value="137" calcext:value-type="float">
            <text:p>137</text:p>
          </table:table-cell>
          <table:table-cell/>
          <table:table-cell table:style-name="ce564"/>
          <table:table-cell table:style-name="ce334"/>
          <table:table-cell table:style-name="ce592"/>
          <table:table-cell table:style-name="ce599"/>
          <table:table-cell table:style-name="ce455"/>
          <table:table-cell table:style-name="ce602" table:formula="of:=[.Y24]+1" office:value-type="float" office:value="60" calcext:value-type="float" table:number-columns-spanned="1" table:number-rows-spanned="2">
            <text:p>60</text:p>
          </table:table-cell>
          <table:table-cell table:style-name="ce604" table:formula="of:=IF([.V30]&amp;[.V31]=&quot;&quot;;&quot;Vincente &quot;&amp;[.T30];IF([.V30]&gt;[.V31];[.U30];[.U31]))" office:value-type="string" office:string-value="Vincente 55" calcext:value-type="string">
            <text:p>Vincente 55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39" office:value-type="string" calcext:value-type="string">
            <text:p>Girone G</text:p>
          </table:table-cell>
          <table:table-cell table:style-name="ce288" office:value-type="string" calcext:value-type="string">
            <text:p>G</text:p>
          </table:table-cell>
          <table:table-cell table:style-name="ce310" office:value-type="string" calcext:value-type="string">
            <text:p>V</text:p>
          </table:table-cell>
          <table:table-cell table:style-name="ce310" office:value-type="string" calcext:value-type="string">
            <text:p>P</text:p>
          </table:table-cell>
          <table:table-cell table:style-name="ce310" office:value-type="string" calcext:value-type="string">
            <text:p>F</text:p>
          </table:table-cell>
          <table:table-cell table:style-name="ce310" office:value-type="string" calcext:value-type="string">
            <text:p>PC</text:p>
          </table:table-cell>
          <table:table-cell table:style-name="ce310" office:value-type="string" calcext:value-type="string">
            <text:p>PGF</text:p>
          </table:table-cell>
          <table:table-cell table:style-name="ce310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7 Giu <text:s/>h. 21</text:p>
          </table:table-cell>
          <table:table-cell table:style-name="ce334"/>
          <table:table-cell table:style-name="ce355"/>
          <table:table-cell table:style-name="ce599"/>
          <table:table-cell table:style-name="ce601"/>
          <table:covered-table-cell table:style-name="ce603"/>
          <table:table-cell table:style-name="ce608" table:formula="of:=IF([.V34]&amp;[.V35]=&quot;&quot;;&quot;Vincente &quot;&amp;[.T34];IF([.V34]&gt;[.V35];[.U34];[.U35]))" office:value-type="string" office:string-value="Vincente 56" calcext:value-type="string">
            <text:p>Vincente 56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36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96" table:formula="of:=VLOOKUP(ROW()-33&amp;RIGHT([.K$33];1);B_CLASSIFICA_GIRONE_G;5;0)" office:value-type="float" office:value="3" calcext:value-type="float">
            <text:p>3</text:p>
          </table:table-cell>
          <table:table-cell table:style-name="ce496" table:formula="of:=VLOOKUP(ROW()-33&amp;RIGHT([.K$33];1);B_CLASSIFICA_GIRONE_G;6;0)" office:value-type="float" office:value="3" calcext:value-type="float">
            <text:p>3</text:p>
          </table:table-cell>
          <table:table-cell table:style-name="ce496" table:formula="of:=VLOOKUP(ROW()-33&amp;RIGHT([.K$33];1);B_CLASSIFICA_GIRONE_G;7;0)" office:value-type="float" office:value="0" calcext:value-type="float">
            <text:p>0</text:p>
          </table:table-cell>
          <table:table-cell table:style-name="ce496" table:formula="of:=VLOOKUP(ROW()-33&amp;RIGHT([.K$33];1);B_CLASSIFICA_GIRONE_G;8;0)" office:value-type="float" office:value="0" calcext:value-type="float">
            <text:p>0</text:p>
          </table:table-cell>
          <table:table-cell table:style-name="ce496" table:formula="of:=VLOOKUP(ROW()-33&amp;RIGHT([.K$33];1);B_CLASSIFICA_GIRONE_G;9;0)" office:value-type="float" office:value="6" calcext:value-type="float">
            <text:p>6</text:p>
          </table:table-cell>
          <table:table-cell table:style-name="ce496" table:formula="of:=VLOOKUP(ROW()-33&amp;RIGHT([.K$33];1);B_CLASSIFICA_GIRONE_G;10;0)" office:value-type="float" office:value="137" calcext:value-type="float">
            <text:p>137</text:p>
          </table:table-cell>
          <table:table-cell table:style-name="ce496" table:formula="of:=VLOOKUP(ROW()-33&amp;RIGHT([.K$33];1);B_CLASSIFICA_GIRONE_G;11;0)" office:value-type="float" office:value="122" calcext:value-type="float">
            <text:p>122</text:p>
          </table:table-cell>
          <table:table-cell/>
          <table:table-cell table:style-name="ce566" table:formula="of:=[.T30]+1" office:value-type="float" office:value="56" calcext:value-type="float" table:number-columns-spanned="1" table:number-rows-spanned="2">
            <text:p>56</text:p>
          </table:table-cell>
          <table:table-cell table:style-name="ce583" table:formula="of:=[.K14]" office:value-type="string" office:string-value="Giraffe" calcext:value-type="string">
            <text:p>Giraffe</text:p>
          </table:table-cell>
          <table:table-cell table:style-name="ce590"/>
          <table:table-cell table:style-name="ce598" office:value-type="string" calcext:value-type="string">
            <text:p>1C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237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99" table:formula="of:=VLOOKUP(ROW()-33&amp;RIGHT([.K$33];1);B_CLASSIFICA_GIRONE_G;5;0)" office:value-type="float" office:value="3" calcext:value-type="float">
            <text:p>3</text:p>
          </table:table-cell>
          <table:table-cell table:style-name="ce499" table:formula="of:=VLOOKUP(ROW()-33&amp;RIGHT([.K$33];1);B_CLASSIFICA_GIRONE_G;6;0)" office:value-type="float" office:value="2" calcext:value-type="float">
            <text:p>2</text:p>
          </table:table-cell>
          <table:table-cell table:style-name="ce499" table:formula="of:=VLOOKUP(ROW()-33&amp;RIGHT([.K$33];1);B_CLASSIFICA_GIRONE_G;7;0)" office:value-type="float" office:value="1" calcext:value-type="float">
            <text:p>1</text:p>
          </table:table-cell>
          <table:table-cell table:style-name="ce499" table:formula="of:=VLOOKUP(ROW()-33&amp;RIGHT([.K$33];1);B_CLASSIFICA_GIRONE_G;8;0)" office:value-type="float" office:value="0" calcext:value-type="float">
            <text:p>0</text:p>
          </table:table-cell>
          <table:table-cell table:style-name="ce499" table:formula="of:=VLOOKUP(ROW()-33&amp;RIGHT([.K$33];1);B_CLASSIFICA_GIRONE_G;9;0)" office:value-type="float" office:value="5" calcext:value-type="float">
            <text:p>5</text:p>
          </table:table-cell>
          <table:table-cell table:style-name="ce499" table:formula="of:=VLOOKUP(ROW()-33&amp;RIGHT([.K$33];1);B_CLASSIFICA_GIRONE_G;10;0)" office:value-type="float" office:value="183" calcext:value-type="float">
            <text:p>183</text:p>
          </table:table-cell>
          <table:table-cell table:style-name="ce499" table:formula="of:=VLOOKUP(ROW()-33&amp;RIGHT([.K$33];1);B_CLASSIFICA_GIRONE_G;11;0)" office:value-type="float" office:value="131" calcext:value-type="float">
            <text:p>131</text:p>
          </table:table-cell>
          <table:table-cell/>
          <table:covered-table-cell table:style-name="ce567"/>
          <table:table-cell table:style-name="ce584" table:formula="of:=[.K5]" office:value-type="string" office:string-value="Pantere" calcext:value-type="string">
            <text:p>Pantere</text:p>
          </table:table-cell>
          <table:table-cell table:style-name="ce591"/>
          <table:table-cell table:style-name="ce595" office:value-type="string" calcext:value-type="string">
            <text:p>2A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238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500" table:formula="of:=VLOOKUP(ROW()-33&amp;RIGHT([.K$33];1);B_CLASSIFICA_GIRONE_G;5;0)" office:value-type="float" office:value="3" calcext:value-type="float">
            <text:p>3</text:p>
          </table:table-cell>
          <table:table-cell table:style-name="ce522" table:formula="of:=VLOOKUP(ROW()-33&amp;RIGHT([.K$33];1);B_CLASSIFICA_GIRONE_G;6;0)" office:value-type="float" office:value="1" calcext:value-type="float">
            <text:p>1</text:p>
          </table:table-cell>
          <table:table-cell table:style-name="ce522" table:formula="of:=VLOOKUP(ROW()-33&amp;RIGHT([.K$33];1);B_CLASSIFICA_GIRONE_G;7;0)" office:value-type="float" office:value="2" calcext:value-type="float">
            <text:p>2</text:p>
          </table:table-cell>
          <table:table-cell table:style-name="ce522" table:formula="of:=VLOOKUP(ROW()-33&amp;RIGHT([.K$33];1);B_CLASSIFICA_GIRONE_G;8;0)" office:value-type="float" office:value="0" calcext:value-type="float">
            <text:p>0</text:p>
          </table:table-cell>
          <table:table-cell table:style-name="ce522" table:formula="of:=VLOOKUP(ROW()-33&amp;RIGHT([.K$33];1);B_CLASSIFICA_GIRONE_G;9;0)" office:value-type="float" office:value="4" calcext:value-type="float">
            <text:p>4</text:p>
          </table:table-cell>
          <table:table-cell table:style-name="ce522" table:formula="of:=VLOOKUP(ROW()-33&amp;RIGHT([.K$33];1);B_CLASSIFICA_GIRONE_G;10;0)" office:value-type="float" office:value="143" calcext:value-type="float">
            <text:p>143</text:p>
          </table:table-cell>
          <table:table-cell table:style-name="ce522" table:formula="of:=VLOOKUP(ROW()-33&amp;RIGHT([.K$33];1);B_CLASSIFICA_GIRONE_G;11;0)" office:value-type="float" office:value="192" calcext:value-type="float">
            <text:p>192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38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501" table:formula="of:=VLOOKUP(ROW()-33&amp;RIGHT([.K$33];1);B_CLASSIFICA_GIRONE_G;5;0)" office:value-type="float" office:value="3" calcext:value-type="float">
            <text:p>3</text:p>
          </table:table-cell>
          <table:table-cell table:style-name="ce522" table:formula="of:=VLOOKUP(ROW()-33&amp;RIGHT([.K$33];1);B_CLASSIFICA_GIRONE_G;6;0)" office:value-type="float" office:value="0" calcext:value-type="float">
            <text:p>0</text:p>
          </table:table-cell>
          <table:table-cell table:style-name="ce522" table:formula="of:=VLOOKUP(ROW()-33&amp;RIGHT([.K$33];1);B_CLASSIFICA_GIRONE_G;7;0)" office:value-type="float" office:value="3" calcext:value-type="float">
            <text:p>3</text:p>
          </table:table-cell>
          <table:table-cell table:style-name="ce522" table:formula="of:=VLOOKUP(ROW()-33&amp;RIGHT([.K$33];1);B_CLASSIFICA_GIRONE_G;8;0)" office:value-type="float" office:value="0" calcext:value-type="float">
            <text:p>0</text:p>
          </table:table-cell>
          <table:table-cell table:style-name="ce522" table:formula="of:=VLOOKUP(ROW()-33&amp;RIGHT([.K$33];1);B_CLASSIFICA_GIRONE_G;9;0)" office:value-type="float" office:value="3" calcext:value-type="float">
            <text:p>3</text:p>
          </table:table-cell>
          <table:table-cell table:style-name="ce522" table:formula="of:=VLOOKUP(ROW()-33&amp;RIGHT([.K$33];1);B_CLASSIFICA_GIRONE_G;10;0)" office:value-type="float" office:value="161" calcext:value-type="float">
            <text:p>161</text:p>
          </table:table-cell>
          <table:table-cell table:style-name="ce522" table:formula="of:=VLOOKUP(ROW()-33&amp;RIGHT([.K$33];1);B_CLASSIFICA_GIRONE_G;11;0)" office:value-type="float" office:value="179" calcext:value-type="float">
            <text:p>179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40" office:value-type="string" calcext:value-type="string">
            <text:p>Girone H</text:p>
          </table:table-cell>
          <table:table-cell table:style-name="ce289" office:value-type="string" calcext:value-type="string">
            <text:p>G</text:p>
          </table:table-cell>
          <table:table-cell table:style-name="ce289" office:value-type="string" calcext:value-type="string">
            <text:p>V</text:p>
          </table:table-cell>
          <table:table-cell table:style-name="ce289" office:value-type="string" calcext:value-type="string">
            <text:p>P</text:p>
          </table:table-cell>
          <table:table-cell table:style-name="ce289" office:value-type="string" calcext:value-type="string">
            <text:p>F</text:p>
          </table:table-cell>
          <table:table-cell table:style-name="ce289" office:value-type="string" calcext:value-type="string">
            <text:p>PC</text:p>
          </table:table-cell>
          <table:table-cell table:style-name="ce289" office:value-type="string" calcext:value-type="string">
            <text:p>PGF</text:p>
          </table:table-cell>
          <table:table-cell table:style-name="ce289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236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96" table:formula="of:=VLOOKUP(ROW()-38&amp;RIGHT([.K$38];1);B_CLASSIFICA_GIRONE_H;5;0)" office:value-type="float" office:value="3" calcext:value-type="float">
            <text:p>3</text:p>
          </table:table-cell>
          <table:table-cell table:style-name="ce496" table:formula="of:=VLOOKUP(ROW()-38&amp;RIGHT([.K$38];1);B_CLASSIFICA_GIRONE_H;6;0)" office:value-type="float" office:value="2" calcext:value-type="float">
            <text:p>2</text:p>
          </table:table-cell>
          <table:table-cell table:style-name="ce496" table:formula="of:=VLOOKUP(ROW()-38&amp;RIGHT([.K$38];1);B_CLASSIFICA_GIRONE_H;7;0)" office:value-type="float" office:value="1" calcext:value-type="float">
            <text:p>1</text:p>
          </table:table-cell>
          <table:table-cell table:style-name="ce496" table:formula="of:=VLOOKUP(ROW()-38&amp;RIGHT([.K$38];1);B_CLASSIFICA_GIRONE_H;8;0)" office:value-type="float" office:value="0" calcext:value-type="float">
            <text:p>0</text:p>
          </table:table-cell>
          <table:table-cell table:style-name="ce496" table:formula="of:=VLOOKUP(ROW()-38&amp;RIGHT([.K$38];1);B_CLASSIFICA_GIRONE_H;9;0)" office:value-type="float" office:value="5" calcext:value-type="float">
            <text:p>5</text:p>
          </table:table-cell>
          <table:table-cell table:style-name="ce496" table:formula="of:=VLOOKUP(ROW()-38&amp;RIGHT([.K$38];1);B_CLASSIFICA_GIRONE_H;10;0)" office:value-type="float" office:value="214" calcext:value-type="float">
            <text:p>214</text:p>
          </table:table-cell>
          <table:table-cell table:style-name="ce496" table:formula="of:=VLOOKUP(ROW()-38&amp;RIGHT([.K$38];1);B_CLASSIFICA_GIRONE_H;11;0)" office:value-type="float" office:value="183" calcext:value-type="float">
            <text:p>183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237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99" table:formula="of:=VLOOKUP(ROW()-38&amp;RIGHT([.K$38];1);B_CLASSIFICA_GIRONE_H;5;0)" office:value-type="float" office:value="3" calcext:value-type="float">
            <text:p>3</text:p>
          </table:table-cell>
          <table:table-cell table:style-name="ce499" table:formula="of:=VLOOKUP(ROW()-38&amp;RIGHT([.K$38];1);B_CLASSIFICA_GIRONE_H;6;0)" office:value-type="float" office:value="2" calcext:value-type="float">
            <text:p>2</text:p>
          </table:table-cell>
          <table:table-cell table:style-name="ce499" table:formula="of:=VLOOKUP(ROW()-38&amp;RIGHT([.K$38];1);B_CLASSIFICA_GIRONE_H;7;0)" office:value-type="float" office:value="1" calcext:value-type="float">
            <text:p>1</text:p>
          </table:table-cell>
          <table:table-cell table:style-name="ce499" table:formula="of:=VLOOKUP(ROW()-38&amp;RIGHT([.K$38];1);B_CLASSIFICA_GIRONE_H;8;0)" office:value-type="float" office:value="0" calcext:value-type="float">
            <text:p>0</text:p>
          </table:table-cell>
          <table:table-cell table:style-name="ce499" table:formula="of:=VLOOKUP(ROW()-38&amp;RIGHT([.K$38];1);B_CLASSIFICA_GIRONE_H;9;0)" office:value-type="float" office:value="5" calcext:value-type="float">
            <text:p>5</text:p>
          </table:table-cell>
          <table:table-cell table:style-name="ce499" table:formula="of:=VLOOKUP(ROW()-38&amp;RIGHT([.K$38];1);B_CLASSIFICA_GIRONE_H;10;0)" office:value-type="float" office:value="189" calcext:value-type="float">
            <text:p>189</text:p>
          </table:table-cell>
          <table:table-cell table:style-name="ce499" table:formula="of:=VLOOKUP(ROW()-38&amp;RIGHT([.K$38];1);B_CLASSIFICA_GIRONE_H;11;0)" office:value-type="float" office:value="215" calcext:value-type="float">
            <text:p>215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241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504" table:formula="of:=VLOOKUP(ROW()-38&amp;RIGHT([.K$38];1);B_CLASSIFICA_GIRONE_H;5;0)" office:value-type="float" office:value="3" calcext:value-type="float">
            <text:p>3</text:p>
          </table:table-cell>
          <table:table-cell table:style-name="ce524" table:formula="of:=VLOOKUP(ROW()-38&amp;RIGHT([.K$38];1);B_CLASSIFICA_GIRONE_H;6;0)" office:value-type="float" office:value="1" calcext:value-type="float">
            <text:p>1</text:p>
          </table:table-cell>
          <table:table-cell table:style-name="ce524" table:formula="of:=VLOOKUP(ROW()-38&amp;RIGHT([.K$38];1);B_CLASSIFICA_GIRONE_H;7;0)" office:value-type="float" office:value="2" calcext:value-type="float">
            <text:p>2</text:p>
          </table:table-cell>
          <table:table-cell table:style-name="ce524" table:formula="of:=VLOOKUP(ROW()-38&amp;RIGHT([.K$38];1);B_CLASSIFICA_GIRONE_H;8;0)" office:value-type="float" office:value="0" calcext:value-type="float">
            <text:p>0</text:p>
          </table:table-cell>
          <table:table-cell table:style-name="ce524" table:formula="of:=VLOOKUP(ROW()-38&amp;RIGHT([.K$38];1);B_CLASSIFICA_GIRONE_H;9;0)" office:value-type="float" office:value="4" calcext:value-type="float">
            <text:p>4</text:p>
          </table:table-cell>
          <table:table-cell table:style-name="ce524" table:formula="of:=VLOOKUP(ROW()-38&amp;RIGHT([.K$38];1);B_CLASSIFICA_GIRONE_H;10;0)" office:value-type="float" office:value="185" calcext:value-type="float">
            <text:p>185</text:p>
          </table:table-cell>
          <table:table-cell table:style-name="ce524" table:formula="of:=VLOOKUP(ROW()-38&amp;RIGHT([.K$38];1);B_CLASSIFICA_GIRONE_H;11;0)" office:value-type="float" office:value="183" calcext:value-type="float">
            <text:p>183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334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242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291" table:formula="of:=VLOOKUP(ROW()-38&amp;RIGHT([.K$38];1);B_CLASSIFICA_GIRONE_H;5;0)" office:value-type="float" office:value="3" calcext:value-type="float">
            <text:p>3</text:p>
          </table:table-cell>
          <table:table-cell table:style-name="ce312" table:formula="of:=VLOOKUP(ROW()-38&amp;RIGHT([.K$38];1);B_CLASSIFICA_GIRONE_H;6;0)" office:value-type="float" office:value="1" calcext:value-type="float">
            <text:p>1</text:p>
          </table:table-cell>
          <table:table-cell table:style-name="ce312" table:formula="of:=VLOOKUP(ROW()-38&amp;RIGHT([.K$38];1);B_CLASSIFICA_GIRONE_H;7;0)" office:value-type="float" office:value="2" calcext:value-type="float">
            <text:p>2</text:p>
          </table:table-cell>
          <table:table-cell table:style-name="ce312" table:formula="of:=VLOOKUP(ROW()-38&amp;RIGHT([.K$38];1);B_CLASSIFICA_GIRONE_H;8;0)" office:value-type="float" office:value="0" calcext:value-type="float">
            <text:p>0</text:p>
          </table:table-cell>
          <table:table-cell table:style-name="ce312" table:formula="of:=VLOOKUP(ROW()-38&amp;RIGHT([.K$38];1);B_CLASSIFICA_GIRONE_H;9;0)" office:value-type="float" office:value="4" calcext:value-type="float">
            <text:p>4</text:p>
          </table:table-cell>
          <table:table-cell table:style-name="ce312" table:formula="of:=VLOOKUP(ROW()-38&amp;RIGHT([.K$38];1);B_CLASSIFICA_GIRONE_H;10;0)" office:value-type="float" office:value="216" calcext:value-type="float">
            <text:p>216</text:p>
          </table:table-cell>
          <table:table-cell table:style-name="ce312" table:formula="of:=VLOOKUP(ROW()-38&amp;RIGHT([.K$38];1);B_CLASSIFICA_GIRONE_H;11;0)" office:value-type="float" office:value="223" calcext:value-type="float">
            <text:p>223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334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39:C_OUTPUT.K39 C_OUTPUT.K29:C_OUTPUT.K2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  <calcext:conditional-format calcext:target-range-address="C_OUTPUT.Z8:C_OUTPUT.Z8 C_OUTPUT.Z16:C_OUTPUT.Z16 C_OUTPUT.Z24:C_OUTPUT.Z24 C_OUTPUT.Z32:C_OUTPUT.Z32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Q$6"/>
        <table:named-range table:name="B_CLASSIFICA_GIRONE_B" table:base-cell-address="$B_ELABORAZIONE.$Y$7" table:cell-range-address="$B_ELABORAZIONE.$Y$7:.$AQ$10"/>
        <table:named-range table:name="B_CLASSIFICA_GIRONE_C" table:base-cell-address="$B_ELABORAZIONE.$Y$11" table:cell-range-address="$B_ELABORAZIONE.$Y$11:.$AQ$14"/>
        <table:named-range table:name="B_CLASSIFICA_GIRONE_D" table:base-cell-address="$B_ELABORAZIONE.$Y$15" table:cell-range-address="$B_ELABORAZIONE.$Y$15:.$AQ$18"/>
        <table:named-range table:name="B_CLASSIFICA_GIRONE_E" table:base-cell-address="$B_ELABORAZIONE.$Y$19" table:cell-range-address="$B_ELABORAZIONE.$Y$19:.$AQ$22"/>
        <table:named-range table:name="B_CLASSIFICA_GIRONE_F" table:base-cell-address="$B_ELABORAZIONE.$Y$23" table:cell-range-address="$B_ELABORAZIONE.$Y$23:.$AQ$26"/>
        <table:named-range table:name="B_CLASSIFICA_GIRONE_G" table:base-cell-address="$B_ELABORAZIONE.$Y$27" table:cell-range-address="$B_ELABORAZIONE.$Y$27:.$AQ$30"/>
        <table:named-range table:name="B_CLASSIFICA_GIRONE_H" table:base-cell-address="$B_ELABORAZIONE.$Y$31" table:cell-range-address="$B_ELABORAZIONE.$Y$31:.$AQ$34"/>
        <table:named-range table:name="B_COEFF_GIRONE_A" table:base-cell-address="$B_ELABORAZIONE.$AQ$3" table:cell-range-address="$B_ELABORAZIONE.$AQ$3:.$AQ$6"/>
        <table:named-range table:name="B_COEFF_GIRONE_B" table:base-cell-address="$B_ELABORAZIONE.$AQ$7" table:cell-range-address="$B_ELABORAZIONE.$AQ$7:.$AQ$10"/>
        <table:named-range table:name="B_COEFF_GIRONE_C" table:base-cell-address="$B_ELABORAZIONE.$AQ$11" table:cell-range-address="$B_ELABORAZIONE.$AQ$11:.$AQ$14"/>
        <table:named-range table:name="B_COEFF_GIRONE_D" table:base-cell-address="$B_ELABORAZIONE.$AQ$15" table:cell-range-address="$B_ELABORAZIONE.$AQ$15:.$AQ$18"/>
        <table:named-range table:name="B_COEFF_GIRONE_E" table:base-cell-address="$B_ELABORAZIONE.$AQ$19" table:cell-range-address="$B_ELABORAZIONE.$AQ$19:.$AQ$22"/>
        <table:named-range table:name="B_COEFF_GIRONE_F" table:base-cell-address="$B_ELABORAZIONE.$AQ$23" table:cell-range-address="$B_ELABORAZIONE.$AQ$23:.$AQ$26"/>
        <table:named-range table:name="B_COEFF_GIRONE_G" table:base-cell-address="$B_ELABORAZIONE.$AQ$27" table:cell-range-address="$B_ELABORAZIONE.$AQ$27:.$AQ$30"/>
        <table:named-range table:name="B_COEFF_GIRONE_H" table:base-cell-address="$B_ELABORAZIONE.$AQ$31" table:cell-range-address="$B_ELABORAZIONE.$AQ$31:.$AQ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2:49:36.8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7-24T13:36:01.501000000</dc:date>
    <meta:editing-duration>PT6H46M42S</meta:editing-duration>
    <meta:editing-cycles>97</meta:editing-cycles>
    <meta:document-statistic meta:table-count="3" meta:cell-count="3620" meta:object-count="0"/>
  </office:meta>
</office:document-meta>
</file>